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25in"/>
    </style:style>
    <style:style style:name="co2" style:family="table-column">
      <style:table-column-properties fo:break-before="auto" style:column-width="0.752in"/>
    </style:style>
    <style:style style:name="co3" style:family="table-column">
      <style:table-column-properties fo:break-before="auto" style:column-width="0.5654in"/>
    </style:style>
    <style:style style:name="co4" style:family="table-column">
      <style:table-column-properties fo:break-before="auto" style:column-width="0.6374in"/>
    </style:style>
    <style:style style:name="co5" style:family="table-column">
      <style:table-column-properties fo:break-before="auto" style:column-width="0.7102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368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ntitled 1" table:style-name="ta1">
        <table:shapes>
          <draw:frame draw:z-index="0" draw:style-name="gr1" draw:text-style-name="P1" svg:width="14.4724in" svg:height="7.8535in" svg:x="2.7492in" svg:y="0.0417in">
            <draw:object draw:notify-on-update-of-ranges="'Untitled 1'.C1:'Untitled 1'.C421 'Untitled 1'.D1:'Untitled 1'.D421 'Untitled 1'.E1:'Untitled 1'.E4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5.347" calcext:value-type="float">
            <text:p>-5.347</text:p>
          </table:table-cell>
          <table:table-cell office:value-type="float" office:value="-1.1307" calcext:value-type="float">
            <text:p>-1.1307</text:p>
          </table:table-cell>
          <table:table-cell office:value-type="float" office:value="-6.8085" calcext:value-type="float">
            <text:p>-6.80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8920664" calcext:value-type="float">
            <text:p>4892066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5.5743" calcext:value-type="float">
            <text:p>-5.5743</text:p>
          </table:table-cell>
          <table:table-cell office:value-type="float" office:value="-0.5785" calcext:value-type="float">
            <text:p>-0.5785</text:p>
          </table:table-cell>
          <table:table-cell office:value-type="float" office:value="-7.2754" calcext:value-type="float">
            <text:p>-7.27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8932851" calcext:value-type="float">
            <text:p>489328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7.8783" calcext:value-type="float">
            <text:p>-7.8783</text:p>
          </table:table-cell>
          <table:table-cell office:value-type="float" office:value="-0.203" calcext:value-type="float">
            <text:p>-0.203</text:p>
          </table:table-cell>
          <table:table-cell office:value-type="float" office:value="-9.0923" calcext:value-type="float">
            <text:p>-9.09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8945039" calcext:value-type="float">
            <text:p>4894503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9.1369" calcext:value-type="float">
            <text:p>-9.1369</text:p>
          </table:table-cell>
          <table:table-cell office:value-type="float" office:value="0.1299" calcext:value-type="float">
            <text:p>0.1299</text:p>
          </table:table-cell>
          <table:table-cell office:value-type="float" office:value="-8.6132" calcext:value-type="float">
            <text:p>-8.61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8957226" calcext:value-type="float">
            <text:p>489572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6.0838" calcext:value-type="float">
            <text:p>-6.0838</text:p>
          </table:table-cell>
          <table:table-cell office:value-type="float" office:value="0.4689" calcext:value-type="float">
            <text:p>0.4689</text:p>
          </table:table-cell>
          <table:table-cell office:value-type="float" office:value="-7.6388" calcext:value-type="float">
            <text:p>-7.63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8968945" calcext:value-type="float">
            <text:p>489689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0.7856" calcext:value-type="float">
            <text:p>0.7856</text:p>
          </table:table-cell>
          <table:table-cell office:value-type="float" office:value="-1.2545" calcext:value-type="float">
            <text:p>-1.2545</text:p>
          </table:table-cell>
          <table:table-cell office:value-type="float" office:value="-11.6176" calcext:value-type="float">
            <text:p>-11.61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150351" calcext:value-type="float">
            <text:p>491503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1.0739" calcext:value-type="float">
            <text:p>1.0739</text:p>
          </table:table-cell>
          <table:table-cell office:value-type="float" office:value="-1.352" calcext:value-type="float">
            <text:p>-1.352</text:p>
          </table:table-cell>
          <table:table-cell office:value-type="float" office:value="-11.8165" calcext:value-type="float">
            <text:p>-11.81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162539" calcext:value-type="float">
            <text:p>4916253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1.3215" calcext:value-type="float">
            <text:p>1.3215</text:p>
          </table:table-cell>
          <table:table-cell office:value-type="float" office:value="-1.3134" calcext:value-type="float">
            <text:p>-1.3134</text:p>
          </table:table-cell>
          <table:table-cell office:value-type="float" office:value="-10.6472" calcext:value-type="float">
            <text:p>-10.64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174726" calcext:value-type="float">
            <text:p>491747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1.4758" calcext:value-type="float">
            <text:p>1.4758</text:p>
          </table:table-cell>
          <table:table-cell office:value-type="float" office:value="-1.1408" calcext:value-type="float">
            <text:p>-1.1408</text:p>
          </table:table-cell>
          <table:table-cell office:value-type="float" office:value="-7.5698" calcext:value-type="float">
            <text:p>-7.56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186914" calcext:value-type="float">
            <text:p>4918691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1.2484" calcext:value-type="float">
            <text:p>1.2484</text:p>
          </table:table-cell>
          <table:table-cell office:value-type="float" office:value="-0.9886" calcext:value-type="float">
            <text:p>-0.9886</text:p>
          </table:table-cell>
          <table:table-cell office:value-type="float" office:value="-7.6652" calcext:value-type="float">
            <text:p>-7.66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199102" calcext:value-type="float">
            <text:p>4919910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1.9001" calcext:value-type="float">
            <text:p>1.9001</text:p>
          </table:table-cell>
          <table:table-cell office:value-type="float" office:value="-1.4514" calcext:value-type="float">
            <text:p>-1.4514</text:p>
          </table:table-cell>
          <table:table-cell office:value-type="float" office:value="-8.7837" calcext:value-type="float">
            <text:p>-8.78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210820" calcext:value-type="float">
            <text:p>492108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9.6952" calcext:value-type="float">
            <text:p>-9.6952</text:p>
          </table:table-cell>
          <table:table-cell office:value-type="float" office:value="-0.1583" calcext:value-type="float">
            <text:p>-0.1583</text:p>
          </table:table-cell>
          <table:table-cell office:value-type="float" office:value="-7.0988" calcext:value-type="float">
            <text:p>-7.09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392227" calcext:value-type="float">
            <text:p>4939222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8.3128" calcext:value-type="float">
            <text:p>-8.3128</text:p>
          </table:table-cell>
          <table:table-cell office:value-type="float" office:value="-0.3674" calcext:value-type="float">
            <text:p>-0.3674</text:p>
          </table:table-cell>
          <table:table-cell office:value-type="float" office:value="-5.5946" calcext:value-type="float">
            <text:p>-5.59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404414" calcext:value-type="float">
            <text:p>4940441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7.8601" calcext:value-type="float">
            <text:p>-7.8601</text:p>
          </table:table-cell>
          <table:table-cell office:value-type="float" office:value="-0.1969" calcext:value-type="float">
            <text:p>-0.1969</text:p>
          </table:table-cell>
          <table:table-cell office:value-type="float" office:value="-4.0904" calcext:value-type="float">
            <text:p>-4.09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416601" calcext:value-type="float">
            <text:p>494166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8.597" calcext:value-type="float">
            <text:p>-8.597</text:p>
          </table:table-cell>
          <table:table-cell office:value-type="float" office:value="-0.2131" calcext:value-type="float">
            <text:p>-0.2131</text:p>
          </table:table-cell>
          <table:table-cell office:value-type="float" office:value="-3.9848" calcext:value-type="float">
            <text:p>-3.98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428789" calcext:value-type="float">
            <text:p>4942878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0.292" calcext:value-type="float">
            <text:p>-10.292</text:p>
          </table:table-cell>
          <table:table-cell office:value-type="float" office:value="0.1421" calcext:value-type="float">
            <text:p>0.1421</text:p>
          </table:table-cell>
          <table:table-cell office:value-type="float" office:value="-5.1155" calcext:value-type="float">
            <text:p>-5.11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440976" calcext:value-type="float">
            <text:p>494409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9.3846" calcext:value-type="float">
            <text:p>-9.3846</text:p>
          </table:table-cell>
          <table:table-cell office:value-type="float" office:value="0.0223" calcext:value-type="float">
            <text:p>0.0223</text:p>
          </table:table-cell>
          <table:table-cell office:value-type="float" office:value="-4.5289" calcext:value-type="float">
            <text:p>-4.52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452695" calcext:value-type="float">
            <text:p>494526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2.5679" calcext:value-type="float">
            <text:p>-2.5679</text:p>
          </table:table-cell>
          <table:table-cell office:value-type="float" office:value="-1.691" calcext:value-type="float">
            <text:p>-1.691</text:p>
          </table:table-cell>
          <table:table-cell office:value-type="float" office:value="-12.6508" calcext:value-type="float">
            <text:p>-12.65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634101" calcext:value-type="float">
            <text:p>496341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2.2228" calcext:value-type="float">
            <text:p>-2.2228</text:p>
          </table:table-cell>
          <table:table-cell office:value-type="float" office:value="-1.5103" calcext:value-type="float">
            <text:p>-1.5103</text:p>
          </table:table-cell>
          <table:table-cell office:value-type="float" office:value="-10.1073" calcext:value-type="float">
            <text:p>-10.10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646289" calcext:value-type="float">
            <text:p>4964628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4453" calcext:value-type="float">
            <text:p>-1.4453</text:p>
          </table:table-cell>
          <table:table-cell office:value-type="float" office:value="-1.421" calcext:value-type="float">
            <text:p>-1.421</text:p>
          </table:table-cell>
          <table:table-cell office:value-type="float" office:value="-7.4744" calcext:value-type="float">
            <text:p>-7.47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658476" calcext:value-type="float">
            <text:p>496584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5387" calcext:value-type="float">
            <text:p>-1.5387</text:p>
          </table:table-cell>
          <table:table-cell office:value-type="float" office:value="-1.3987" calcext:value-type="float">
            <text:p>-1.3987</text:p>
          </table:table-cell>
          <table:table-cell office:value-type="float" office:value="-7.5414" calcext:value-type="float">
            <text:p>-7.54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670664" calcext:value-type="float">
            <text:p>4967066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6179" calcext:value-type="float">
            <text:p>-1.6179</text:p>
          </table:table-cell>
          <table:table-cell office:value-type="float" office:value="-1.9833" calcext:value-type="float">
            <text:p>-1.9833</text:p>
          </table:table-cell>
          <table:table-cell office:value-type="float" office:value="-8.9339" calcext:value-type="float">
            <text:p>-8.93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682852" calcext:value-type="float">
            <text:p>4968285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2.3873" calcext:value-type="float">
            <text:p>-2.3873</text:p>
          </table:table-cell>
          <table:table-cell office:value-type="float" office:value="-1.1977" calcext:value-type="float">
            <text:p>-1.1977</text:p>
          </table:table-cell>
          <table:table-cell office:value-type="float" office:value="-12.2326" calcext:value-type="float">
            <text:p>-12.23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694570" calcext:value-type="float">
            <text:p>496945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1.9833" calcext:value-type="float">
            <text:p>1.9833</text:p>
          </table:table-cell>
          <table:table-cell office:value-type="float" office:value="-2.0685" calcext:value-type="float">
            <text:p>-2.0685</text:p>
          </table:table-cell>
          <table:table-cell office:value-type="float" office:value="-10.2778" calcext:value-type="float">
            <text:p>-10.27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875976" calcext:value-type="float">
            <text:p>498759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0.7105" calcext:value-type="float">
            <text:p>0.7105</text:p>
          </table:table-cell>
          <table:table-cell office:value-type="float" office:value="-2.0137" calcext:value-type="float">
            <text:p>-2.0137</text:p>
          </table:table-cell>
          <table:table-cell office:value-type="float" office:value="-7.5921" calcext:value-type="float">
            <text:p>-7.59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888164" calcext:value-type="float">
            <text:p>4988816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0.0934" calcext:value-type="float">
            <text:p>0.0934</text:p>
          </table:table-cell>
          <table:table-cell office:value-type="float" office:value="-2.3629" calcext:value-type="float">
            <text:p>-2.3629</text:p>
          </table:table-cell>
          <table:table-cell office:value-type="float" office:value="-7.5312" calcext:value-type="float">
            <text:p>-7.53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900351" calcext:value-type="float">
            <text:p>499003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0231" calcext:value-type="float">
            <text:p>-1.0231</text:p>
          </table:table-cell>
          <table:table-cell office:value-type="float" office:value="-2.3852" calcext:value-type="float">
            <text:p>-2.3852</text:p>
          </table:table-cell>
          <table:table-cell office:value-type="float" office:value="-10.1154" calcext:value-type="float">
            <text:p>-10.11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912539" calcext:value-type="float">
            <text:p>4991253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0.5562" calcext:value-type="float">
            <text:p>0.5562</text:p>
          </table:table-cell>
          <table:table-cell office:value-type="float" office:value="1.9569" calcext:value-type="float">
            <text:p>1.9569</text:p>
          </table:table-cell>
          <table:table-cell office:value-type="float" office:value="-13.5704" calcext:value-type="float">
            <text:p>-13.57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924726" calcext:value-type="float">
            <text:p>499247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1835" calcext:value-type="float">
            <text:p>-1.1835</text:p>
          </table:table-cell>
          <table:table-cell office:value-type="float" office:value="-0.5968" calcext:value-type="float">
            <text:p>-0.5968</text:p>
          </table:table-cell>
          <table:table-cell office:value-type="float" office:value="-10.0788" calcext:value-type="float">
            <text:p>-10.07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117851" calcext:value-type="float">
            <text:p>501178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322" calcext:value-type="float">
            <text:p>-1.2322</text:p>
          </table:table-cell>
          <table:table-cell office:value-type="float" office:value="-0.6882" calcext:value-type="float">
            <text:p>-0.6882</text:p>
          </table:table-cell>
          <table:table-cell office:value-type="float" office:value="-9.9205" calcext:value-type="float">
            <text:p>-9.92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130039" calcext:value-type="float">
            <text:p>5013003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87" calcext:value-type="float">
            <text:p>-1.287</text:p>
          </table:table-cell>
          <table:table-cell office:value-type="float" office:value="-0.611" calcext:value-type="float">
            <text:p>-0.611</text:p>
          </table:table-cell>
          <table:table-cell office:value-type="float" office:value="-10.1296" calcext:value-type="float">
            <text:p>-10.12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142226" calcext:value-type="float">
            <text:p>501422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1794" calcext:value-type="float">
            <text:p>-1.1794</text:p>
          </table:table-cell>
          <table:table-cell office:value-type="float" office:value="-0.2334" calcext:value-type="float">
            <text:p>-0.2334</text:p>
          </table:table-cell>
          <table:table-cell office:value-type="float" office:value="-9.9997" calcext:value-type="float">
            <text:p>-9.99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154414" calcext:value-type="float">
            <text:p>5015441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601" calcext:value-type="float">
            <text:p>-1.3601</text:p>
          </table:table-cell>
          <table:table-cell office:value-type="float" office:value="-1.3256" calcext:value-type="float">
            <text:p>-1.3256</text:p>
          </table:table-cell>
          <table:table-cell office:value-type="float" office:value="-10.1438" calcext:value-type="float">
            <text:p>-10.14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166601" calcext:value-type="float">
            <text:p>501666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972" calcext:value-type="float">
            <text:p>-1.2972</text:p>
          </table:table-cell>
          <table:table-cell office:value-type="float" office:value="-0.5481" calcext:value-type="float">
            <text:p>-0.5481</text:p>
          </table:table-cell>
          <table:table-cell office:value-type="float" office:value="-10.087" calcext:value-type="float">
            <text:p>-10.0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347539" calcext:value-type="float">
            <text:p>5034753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662" calcext:value-type="float">
            <text:p>-1.3662</text:p>
          </table:table-cell>
          <table:table-cell office:value-type="float" office:value="-0.3979" calcext:value-type="float">
            <text:p>-0.3979</text:p>
          </table:table-cell>
          <table:table-cell office:value-type="float" office:value="-9.9712" calcext:value-type="float">
            <text:p>-9.97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359726" calcext:value-type="float">
            <text:p>503597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54" calcext:value-type="float">
            <text:p>-1.354</text:p>
          </table:table-cell>
          <table:table-cell office:value-type="float" office:value="-0.8851" calcext:value-type="float">
            <text:p>-0.8851</text:p>
          </table:table-cell>
          <table:table-cell office:value-type="float" office:value="-10.0443" calcext:value-type="float">
            <text:p>-10.04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371914" calcext:value-type="float">
            <text:p>5037191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093" calcext:value-type="float">
            <text:p>-1.3093</text:p>
          </table:table-cell>
          <table:table-cell office:value-type="float" office:value="-0.5968" calcext:value-type="float">
            <text:p>-0.5968</text:p>
          </table:table-cell>
          <table:table-cell office:value-type="float" office:value="-10.0321" calcext:value-type="float">
            <text:p>-10.03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384101" calcext:value-type="float">
            <text:p>503841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844" calcext:value-type="float">
            <text:p>-1.3844</text:p>
          </table:table-cell>
          <table:table-cell office:value-type="float" office:value="-0.6049" calcext:value-type="float">
            <text:p>-0.6049</text:p>
          </table:table-cell>
          <table:table-cell office:value-type="float" office:value="-10.0585" calcext:value-type="float">
            <text:p>-10.05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396289" calcext:value-type="float">
            <text:p>5039628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256" calcext:value-type="float">
            <text:p>-1.3256</text:p>
          </table:table-cell>
          <table:table-cell office:value-type="float" office:value="-0.5907" calcext:value-type="float">
            <text:p>-0.5907</text:p>
          </table:table-cell>
          <table:table-cell office:value-type="float" office:value="-10.1539" calcext:value-type="float">
            <text:p>-10.15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408008" calcext:value-type="float">
            <text:p>5040800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743" calcext:value-type="float">
            <text:p>-1.3743</text:p>
          </table:table-cell>
          <table:table-cell office:value-type="float" office:value="-0.5806" calcext:value-type="float">
            <text:p>-0.5806</text:p>
          </table:table-cell>
          <table:table-cell office:value-type="float" office:value="-9.9997" calcext:value-type="float">
            <text:p>-9.99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420195" calcext:value-type="float">
            <text:p>504201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4047" calcext:value-type="float">
            <text:p>-1.4047</text:p>
          </table:table-cell>
          <table:table-cell office:value-type="float" office:value="-0.607" calcext:value-type="float">
            <text:p>-0.607</text:p>
          </table:table-cell>
          <table:table-cell office:value-type="float" office:value="-9.9997" calcext:value-type="float">
            <text:p>-9.99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432382" calcext:value-type="float">
            <text:p>5043238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499" calcext:value-type="float">
            <text:p>-1.3499</text:p>
          </table:table-cell>
          <table:table-cell office:value-type="float" office:value="-0.6374" calcext:value-type="float">
            <text:p>-0.6374</text:p>
          </table:table-cell>
          <table:table-cell office:value-type="float" office:value="-9.9773" calcext:value-type="float">
            <text:p>-9.97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444570" calcext:value-type="float">
            <text:p>504445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4332" calcext:value-type="float">
            <text:p>-1.4332</text:p>
          </table:table-cell>
          <table:table-cell office:value-type="float" office:value="-0.6273" calcext:value-type="float">
            <text:p>-0.6273</text:p>
          </table:table-cell>
          <table:table-cell office:value-type="float" office:value="-10.1174" calcext:value-type="float">
            <text:p>-10.117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456758" calcext:value-type="float">
            <text:p>5045675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626" calcext:value-type="float">
            <text:p>-1.2626</text:p>
          </table:table-cell>
          <table:table-cell office:value-type="float" office:value="-0.5907" calcext:value-type="float">
            <text:p>-0.5907</text:p>
          </table:table-cell>
          <table:table-cell office:value-type="float" office:value="-10.1438" calcext:value-type="float">
            <text:p>-10.14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468476" calcext:value-type="float">
            <text:p>504684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54" calcext:value-type="float">
            <text:p>-1.354</text:p>
          </table:table-cell>
          <table:table-cell office:value-type="float" office:value="-0.5684" calcext:value-type="float">
            <text:p>-0.5684</text:p>
          </table:table-cell>
          <table:table-cell office:value-type="float" office:value="-10.1296" calcext:value-type="float">
            <text:p>-10.12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480664" calcext:value-type="float">
            <text:p>5048066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931" calcext:value-type="float">
            <text:p>-1.2931</text:p>
          </table:table-cell>
          <table:table-cell office:value-type="float" office:value="-0.6009" calcext:value-type="float">
            <text:p>-0.6009</text:p>
          </table:table-cell>
          <table:table-cell office:value-type="float" office:value="-10.0646" calcext:value-type="float">
            <text:p>-10.06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492851" calcext:value-type="float">
            <text:p>504928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444" calcext:value-type="float">
            <text:p>-1.2444</text:p>
          </table:table-cell>
          <table:table-cell office:value-type="float" office:value="-0.475" calcext:value-type="float">
            <text:p>-0.475</text:p>
          </table:table-cell>
          <table:table-cell office:value-type="float" office:value="-9.9449" calcext:value-type="float">
            <text:p>-9.94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505039" calcext:value-type="float">
            <text:p>5050503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885" calcext:value-type="float">
            <text:p>-1.3885</text:p>
          </table:table-cell>
          <table:table-cell office:value-type="float" office:value="-0.814" calcext:value-type="float">
            <text:p>-0.814</text:p>
          </table:table-cell>
          <table:table-cell office:value-type="float" office:value="-10.1052" calcext:value-type="float">
            <text:p>-10.10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517226" calcext:value-type="float">
            <text:p>505172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459" calcext:value-type="float">
            <text:p>-1.3459</text:p>
          </table:table-cell>
          <table:table-cell office:value-type="float" office:value="-0.6131" calcext:value-type="float">
            <text:p>-0.6131</text:p>
          </table:table-cell>
          <table:table-cell office:value-type="float" office:value="-10.1235" calcext:value-type="float">
            <text:p>-10.12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528945" calcext:value-type="float">
            <text:p>505289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54" calcext:value-type="float">
            <text:p>-1.354</text:p>
          </table:table-cell>
          <table:table-cell office:value-type="float" office:value="-0.5258" calcext:value-type="float">
            <text:p>-0.5258</text:p>
          </table:table-cell>
          <table:table-cell office:value-type="float" office:value="-10.0788" calcext:value-type="float">
            <text:p>-10.07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541133" calcext:value-type="float">
            <text:p>5054113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438" calcext:value-type="float">
            <text:p>-1.3438</text:p>
          </table:table-cell>
          <table:table-cell office:value-type="float" office:value="-0.6597" calcext:value-type="float">
            <text:p>-0.6597</text:p>
          </table:table-cell>
          <table:table-cell office:value-type="float" office:value="-10.0058" calcext:value-type="float">
            <text:p>-10.005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553320" calcext:value-type="float">
            <text:p>505533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687" calcext:value-type="float">
            <text:p>-1.2687</text:p>
          </table:table-cell>
          <table:table-cell office:value-type="float" office:value="-0.6191" calcext:value-type="float">
            <text:p>-0.6191</text:p>
          </table:table-cell>
          <table:table-cell office:value-type="float" office:value="-10.0524" calcext:value-type="float">
            <text:p>-10.05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565508" calcext:value-type="float">
            <text:p>5056550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114" calcext:value-type="float">
            <text:p>-1.3114</text:p>
          </table:table-cell>
          <table:table-cell office:value-type="float" office:value="-0.5725" calcext:value-type="float">
            <text:p>-0.5725</text:p>
          </table:table-cell>
          <table:table-cell office:value-type="float" office:value="-10.1844" calcext:value-type="float">
            <text:p>-10.18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577695" calcext:value-type="float">
            <text:p>505776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134" calcext:value-type="float">
            <text:p>-1.3134</text:p>
          </table:table-cell>
          <table:table-cell office:value-type="float" office:value="-0.5379" calcext:value-type="float">
            <text:p>-0.5379</text:p>
          </table:table-cell>
          <table:table-cell office:value-type="float" office:value="-9.9063" calcext:value-type="float">
            <text:p>-9.90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662070" calcext:value-type="float">
            <text:p>506620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134" calcext:value-type="float">
            <text:p>-1.3134</text:p>
          </table:table-cell>
          <table:table-cell office:value-type="float" office:value="-0.5664" calcext:value-type="float">
            <text:p>-0.5664</text:p>
          </table:table-cell>
          <table:table-cell office:value-type="float" office:value="-9.9103" calcext:value-type="float">
            <text:p>-9.91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674258" calcext:value-type="float">
            <text:p>5067425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032" calcext:value-type="float">
            <text:p>-1.3032</text:p>
          </table:table-cell>
          <table:table-cell office:value-type="float" office:value="-0.1746" calcext:value-type="float">
            <text:p>-0.1746</text:p>
          </table:table-cell>
          <table:table-cell office:value-type="float" office:value="-10.0261" calcext:value-type="float">
            <text:p>-10.02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686445" calcext:value-type="float">
            <text:p>506864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1551" calcext:value-type="float">
            <text:p>-1.1551</text:p>
          </table:table-cell>
          <table:table-cell office:value-type="float" office:value="-0.4608" calcext:value-type="float">
            <text:p>-0.4608</text:p>
          </table:table-cell>
          <table:table-cell office:value-type="float" office:value="-10.0362" calcext:value-type="float">
            <text:p>-10.03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698633" calcext:value-type="float">
            <text:p>5069863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256" calcext:value-type="float">
            <text:p>-1.3256</text:p>
          </table:table-cell>
          <table:table-cell office:value-type="float" office:value="-0.5867" calcext:value-type="float">
            <text:p>-0.5867</text:p>
          </table:table-cell>
          <table:table-cell office:value-type="float" office:value="-10.1154" calcext:value-type="float">
            <text:p>-10.11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710351" calcext:value-type="float">
            <text:p>507103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012" calcext:value-type="float">
            <text:p>-1.3012</text:p>
          </table:table-cell>
          <table:table-cell office:value-type="float" office:value="-0.5684" calcext:value-type="float">
            <text:p>-0.5684</text:p>
          </table:table-cell>
          <table:table-cell office:value-type="float" office:value="-9.955" calcext:value-type="float">
            <text:p>-9.9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722539" calcext:value-type="float">
            <text:p>5072253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499" calcext:value-type="float">
            <text:p>-1.3499</text:p>
          </table:table-cell>
          <table:table-cell office:value-type="float" office:value="-0.6638" calcext:value-type="float">
            <text:p>-0.6638</text:p>
          </table:table-cell>
          <table:table-cell office:value-type="float" office:value="-9.9895" calcext:value-type="float">
            <text:p>-9.98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734726" calcext:value-type="float">
            <text:p>507347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52" calcext:value-type="float">
            <text:p>-1.352</text:p>
          </table:table-cell>
          <table:table-cell office:value-type="float" office:value="-0.5785" calcext:value-type="float">
            <text:p>-0.5785</text:p>
          </table:table-cell>
          <table:table-cell office:value-type="float" office:value="-9.8921" calcext:value-type="float">
            <text:p>-9.89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746914" calcext:value-type="float">
            <text:p>5074691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053" calcext:value-type="float">
            <text:p>-1.3053</text:p>
          </table:table-cell>
          <table:table-cell office:value-type="float" office:value="-0.5481" calcext:value-type="float">
            <text:p>-0.5481</text:p>
          </table:table-cell>
          <table:table-cell office:value-type="float" office:value="-10.0951" calcext:value-type="float">
            <text:p>-10.09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759101" calcext:value-type="float">
            <text:p>507591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748" calcext:value-type="float">
            <text:p>-1.2748</text:p>
          </table:table-cell>
          <table:table-cell office:value-type="float" office:value="-0.6273" calcext:value-type="float">
            <text:p>-0.6273</text:p>
          </table:table-cell>
          <table:table-cell office:value-type="float" office:value="-10.1539" calcext:value-type="float">
            <text:p>-10.15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770820" calcext:value-type="float">
            <text:p>507708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4027" calcext:value-type="float">
            <text:p>-1.4027</text:p>
          </table:table-cell>
          <table:table-cell office:value-type="float" office:value="-0.6394" calcext:value-type="float">
            <text:p>-0.6394</text:p>
          </table:table-cell>
          <table:table-cell office:value-type="float" office:value="-9.9773" calcext:value-type="float">
            <text:p>-9.97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783007" calcext:value-type="float">
            <text:p>5078300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905" calcext:value-type="float">
            <text:p>-1.3905</text:p>
          </table:table-cell>
          <table:table-cell office:value-type="float" office:value="-0.6658" calcext:value-type="float">
            <text:p>-0.6658</text:p>
          </table:table-cell>
          <table:table-cell office:value-type="float" office:value="-9.8779" calcext:value-type="float">
            <text:p>-9.87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795195" calcext:value-type="float">
            <text:p>507951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398" calcext:value-type="float">
            <text:p>-1.3398</text:p>
          </table:table-cell>
          <table:table-cell office:value-type="float" office:value="-0.7024" calcext:value-type="float">
            <text:p>-0.7024</text:p>
          </table:table-cell>
          <table:table-cell office:value-type="float" office:value="-10.0971" calcext:value-type="float">
            <text:p>-10.09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807383" calcext:value-type="float">
            <text:p>5080738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601" calcext:value-type="float">
            <text:p>-1.3601</text:p>
          </table:table-cell>
          <table:table-cell office:value-type="float" office:value="-0.5867" calcext:value-type="float">
            <text:p>-0.5867</text:p>
          </table:table-cell>
          <table:table-cell office:value-type="float" office:value="-10.1377" calcext:value-type="float">
            <text:p>-10.13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819570" calcext:value-type="float">
            <text:p>508195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418" calcext:value-type="float">
            <text:p>-1.3418</text:p>
          </table:table-cell>
          <table:table-cell office:value-type="float" office:value="-0.544" calcext:value-type="float">
            <text:p>-0.544</text:p>
          </table:table-cell>
          <table:table-cell office:value-type="float" office:value="-10.0159" calcext:value-type="float">
            <text:p>-10.015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891758" calcext:value-type="float">
            <text:p>5089175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809" calcext:value-type="float">
            <text:p>-1.2809</text:p>
          </table:table-cell>
          <table:table-cell office:value-type="float" office:value="-0.5075" calcext:value-type="float">
            <text:p>-0.5075</text:p>
          </table:table-cell>
          <table:table-cell office:value-type="float" office:value="-9.9489" calcext:value-type="float">
            <text:p>-9.94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903945" calcext:value-type="float">
            <text:p>509039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053" calcext:value-type="float">
            <text:p>-1.3053</text:p>
          </table:table-cell>
          <table:table-cell office:value-type="float" office:value="-0.5765" calcext:value-type="float">
            <text:p>-0.5765</text:p>
          </table:table-cell>
          <table:table-cell office:value-type="float" office:value="-10.089" calcext:value-type="float">
            <text:p>-10.0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916133" calcext:value-type="float">
            <text:p>5091613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56" calcext:value-type="float">
            <text:p>-1.356</text:p>
          </table:table-cell>
          <table:table-cell office:value-type="float" office:value="-0.6191" calcext:value-type="float">
            <text:p>-0.6191</text:p>
          </table:table-cell>
          <table:table-cell office:value-type="float" office:value="-10.1377" calcext:value-type="float">
            <text:p>-10.13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928320" calcext:value-type="float">
            <text:p>509283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423" calcext:value-type="float">
            <text:p>-1.423</text:p>
          </table:table-cell>
          <table:table-cell office:value-type="float" office:value="-0.5704" calcext:value-type="float">
            <text:p>-0.5704</text:p>
          </table:table-cell>
          <table:table-cell office:value-type="float" office:value="-10.089" calcext:value-type="float">
            <text:p>-10.0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940508" calcext:value-type="float">
            <text:p>5094050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012" calcext:value-type="float">
            <text:p>-1.3012</text:p>
          </table:table-cell>
          <table:table-cell office:value-type="float" office:value="-0.4953" calcext:value-type="float">
            <text:p>-0.4953</text:p>
          </table:table-cell>
          <table:table-cell office:value-type="float" office:value="-10.0748" calcext:value-type="float">
            <text:p>-10.07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952226" calcext:value-type="float">
            <text:p>509522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261" calcext:value-type="float">
            <text:p>-1.2261</text:p>
          </table:table-cell>
          <table:table-cell office:value-type="float" office:value="-0.5765" calcext:value-type="float">
            <text:p>-0.5765</text:p>
          </table:table-cell>
          <table:table-cell office:value-type="float" office:value="-10.0464" calcext:value-type="float">
            <text:p>-10.04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964414" calcext:value-type="float">
            <text:p>5096441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662" calcext:value-type="float">
            <text:p>-1.3662</text:p>
          </table:table-cell>
          <table:table-cell office:value-type="float" office:value="-0.5237" calcext:value-type="float">
            <text:p>-0.5237</text:p>
          </table:table-cell>
          <table:table-cell office:value-type="float" office:value="-9.8738" calcext:value-type="float">
            <text:p>-9.87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976601" calcext:value-type="float">
            <text:p>509766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093" calcext:value-type="float">
            <text:p>-1.3093</text:p>
          </table:table-cell>
          <table:table-cell office:value-type="float" office:value="-0.6049" calcext:value-type="float">
            <text:p>-0.6049</text:p>
          </table:table-cell>
          <table:table-cell office:value-type="float" office:value="-9.9956" calcext:value-type="float">
            <text:p>-9.99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988789" calcext:value-type="float">
            <text:p>5098878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804" calcext:value-type="float">
            <text:p>-1.3804</text:p>
          </table:table-cell>
          <table:table-cell office:value-type="float" office:value="-0.5887" calcext:value-type="float">
            <text:p>-0.5887</text:p>
          </table:table-cell>
          <table:table-cell office:value-type="float" office:value="-10.1174" calcext:value-type="float">
            <text:p>-10.117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000976" calcext:value-type="float">
            <text:p>510009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093" calcext:value-type="float">
            <text:p>-1.3093</text:p>
          </table:table-cell>
          <table:table-cell office:value-type="float" office:value="-0.6009" calcext:value-type="float">
            <text:p>-0.6009</text:p>
          </table:table-cell>
          <table:table-cell office:value-type="float" office:value="-10.0464" calcext:value-type="float">
            <text:p>-10.04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012695" calcext:value-type="float">
            <text:p>510126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444" calcext:value-type="float">
            <text:p>-1.2444</text:p>
          </table:table-cell>
          <table:table-cell office:value-type="float" office:value="-0.5928" calcext:value-type="float">
            <text:p>-0.5928</text:p>
          </table:table-cell>
          <table:table-cell office:value-type="float" office:value="-9.9185" calcext:value-type="float">
            <text:p>-9.91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024883" calcext:value-type="float">
            <text:p>5102488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809" calcext:value-type="float">
            <text:p>-1.2809</text:p>
          </table:table-cell>
          <table:table-cell office:value-type="float" office:value="-0.5745" calcext:value-type="float">
            <text:p>-0.5745</text:p>
          </table:table-cell>
          <table:table-cell office:value-type="float" office:value="-9.9834" calcext:value-type="float">
            <text:p>-9.98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037070" calcext:value-type="float">
            <text:p>510370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215" calcext:value-type="float">
            <text:p>-1.3215</text:p>
          </table:table-cell>
          <table:table-cell office:value-type="float" office:value="-0.5116" calcext:value-type="float">
            <text:p>-0.5116</text:p>
          </table:table-cell>
          <table:table-cell office:value-type="float" office:value="-9.9489" calcext:value-type="float">
            <text:p>-9.94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049257" calcext:value-type="float">
            <text:p>5104925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769" calcext:value-type="float">
            <text:p>-1.2769</text:p>
          </table:table-cell>
          <table:table-cell office:value-type="float" office:value="-0.5887" calcext:value-type="float">
            <text:p>-0.5887</text:p>
          </table:table-cell>
          <table:table-cell office:value-type="float" office:value="-9.9997" calcext:value-type="float">
            <text:p>-9.99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133633" calcext:value-type="float">
            <text:p>5113363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4839" calcext:value-type="float">
            <text:p>-1.4839</text:p>
          </table:table-cell>
          <table:table-cell office:value-type="float" office:value="-0.6597" calcext:value-type="float">
            <text:p>-0.6597</text:p>
          </table:table-cell>
          <table:table-cell office:value-type="float" office:value="-9.957" calcext:value-type="float">
            <text:p>-9.9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145820" calcext:value-type="float">
            <text:p>511458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763" calcext:value-type="float">
            <text:p>-1.3763</text:p>
          </table:table-cell>
          <table:table-cell office:value-type="float" office:value="-0.6577" calcext:value-type="float">
            <text:p>-0.6577</text:p>
          </table:table-cell>
          <table:table-cell office:value-type="float" office:value="-9.9976" calcext:value-type="float">
            <text:p>-9.99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158008" calcext:value-type="float">
            <text:p>5115800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647" calcext:value-type="float">
            <text:p>-1.2647</text:p>
          </table:table-cell>
          <table:table-cell office:value-type="float" office:value="-0.2964" calcext:value-type="float">
            <text:p>-0.2964</text:p>
          </table:table-cell>
          <table:table-cell office:value-type="float" office:value="-10.0403" calcext:value-type="float">
            <text:p>-10.04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170195" calcext:value-type="float">
            <text:p>511701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038" calcext:value-type="float">
            <text:p>-1.2038</text:p>
          </table:table-cell>
          <table:table-cell office:value-type="float" office:value="-0.544" calcext:value-type="float">
            <text:p>-0.544</text:p>
          </table:table-cell>
          <table:table-cell office:value-type="float" office:value="-10.16" calcext:value-type="float">
            <text:p>-10.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182383" calcext:value-type="float">
            <text:p>5118238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784" calcext:value-type="float">
            <text:p>-1.3784</text:p>
          </table:table-cell>
          <table:table-cell office:value-type="float" office:value="-0.4872" calcext:value-type="float">
            <text:p>-0.4872</text:p>
          </table:table-cell>
          <table:table-cell office:value-type="float" office:value="-10.0524" calcext:value-type="float">
            <text:p>-10.05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194101" calcext:value-type="float">
            <text:p>511941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804" calcext:value-type="float">
            <text:p>-1.3804</text:p>
          </table:table-cell>
          <table:table-cell office:value-type="float" office:value="-0.5217" calcext:value-type="float">
            <text:p>-0.5217</text:p>
          </table:table-cell>
          <table:table-cell office:value-type="float" office:value="-10.0017" calcext:value-type="float">
            <text:p>-10.00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206289" calcext:value-type="float">
            <text:p>5120628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276" calcext:value-type="float">
            <text:p>-1.3276</text:p>
          </table:table-cell>
          <table:table-cell office:value-type="float" office:value="-0.5501" calcext:value-type="float">
            <text:p>-0.5501</text:p>
          </table:table-cell>
          <table:table-cell office:value-type="float" office:value="-9.9246" calcext:value-type="float">
            <text:p>-9.92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218476" calcext:value-type="float">
            <text:p>512184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4596" calcext:value-type="float">
            <text:p>-1.4596</text:p>
          </table:table-cell>
          <table:table-cell office:value-type="float" office:value="-0.6131" calcext:value-type="float">
            <text:p>-0.6131</text:p>
          </table:table-cell>
          <table:table-cell office:value-type="float" office:value="-10.093" calcext:value-type="float">
            <text:p>-10.0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230664" calcext:value-type="float">
            <text:p>5123066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905" calcext:value-type="float">
            <text:p>-1.3905</text:p>
          </table:table-cell>
          <table:table-cell office:value-type="float" office:value="-0.5725" calcext:value-type="float">
            <text:p>-0.5725</text:p>
          </table:table-cell>
          <table:table-cell office:value-type="float" office:value="-10.1377" calcext:value-type="float">
            <text:p>-10.13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242851" calcext:value-type="float">
            <text:p>512428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4819" calcext:value-type="float">
            <text:p>-1.4819</text:p>
          </table:table-cell>
          <table:table-cell office:value-type="float" office:value="-0.5095" calcext:value-type="float">
            <text:p>-0.5095</text:p>
          </table:table-cell>
          <table:table-cell office:value-type="float" office:value="-10.0301" calcext:value-type="float">
            <text:p>-10.03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254570" calcext:value-type="float">
            <text:p>512545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4027" calcext:value-type="float">
            <text:p>-1.4027</text:p>
          </table:table-cell>
          <table:table-cell office:value-type="float" office:value="-0.542" calcext:value-type="float">
            <text:p>-0.542</text:p>
          </table:table-cell>
          <table:table-cell office:value-type="float" office:value="-9.9144" calcext:value-type="float">
            <text:p>-9.91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266758" calcext:value-type="float">
            <text:p>5126675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926" calcext:value-type="float">
            <text:p>-1.3926</text:p>
          </table:table-cell>
          <table:table-cell office:value-type="float" office:value="-0.5095" calcext:value-type="float">
            <text:p>-0.5095</text:p>
          </table:table-cell>
          <table:table-cell office:value-type="float" office:value="-10.0687" calcext:value-type="float">
            <text:p>-10.06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278945" calcext:value-type="float">
            <text:p>512789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4068" calcext:value-type="float">
            <text:p>-1.4068</text:p>
          </table:table-cell>
          <table:table-cell office:value-type="float" office:value="-0.5339" calcext:value-type="float">
            <text:p>-0.5339</text:p>
          </table:table-cell>
          <table:table-cell office:value-type="float" office:value="-10.0849" calcext:value-type="float">
            <text:p>-10.08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291133" calcext:value-type="float">
            <text:p>5129113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053" calcext:value-type="float">
            <text:p>-1.3053</text:p>
          </table:table-cell>
          <table:table-cell office:value-type="float" office:value="-0.4791" calcext:value-type="float">
            <text:p>-0.4791</text:p>
          </table:table-cell>
          <table:table-cell office:value-type="float" office:value="-10.02" calcext:value-type="float">
            <text:p>-10.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375508" calcext:value-type="float">
            <text:p>5137550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459" calcext:value-type="float">
            <text:p>-1.3459</text:p>
          </table:table-cell>
          <table:table-cell office:value-type="float" office:value="-0.5582" calcext:value-type="float">
            <text:p>-0.5582</text:p>
          </table:table-cell>
          <table:table-cell office:value-type="float" office:value="-9.888" calcext:value-type="float">
            <text:p>-9.8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387695" calcext:value-type="float">
            <text:p>513876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053" calcext:value-type="float">
            <text:p>-1.3053</text:p>
          </table:table-cell>
          <table:table-cell office:value-type="float" office:value="-0.6374" calcext:value-type="float">
            <text:p>-0.6374</text:p>
          </table:table-cell>
          <table:table-cell office:value-type="float" office:value="-10.0829" calcext:value-type="float">
            <text:p>-10.08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399883" calcext:value-type="float">
            <text:p>5139988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804" calcext:value-type="float">
            <text:p>-1.3804</text:p>
          </table:table-cell>
          <table:table-cell office:value-type="float" office:value="-0.5522" calcext:value-type="float">
            <text:p>-0.5522</text:p>
          </table:table-cell>
          <table:table-cell office:value-type="float" office:value="-9.9936" calcext:value-type="float">
            <text:p>-9.99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412070" calcext:value-type="float">
            <text:p>514120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4494" calcext:value-type="float">
            <text:p>-1.4494</text:p>
          </table:table-cell>
          <table:table-cell office:value-type="float" office:value="-0.5725" calcext:value-type="float">
            <text:p>-0.5725</text:p>
          </table:table-cell>
          <table:table-cell office:value-type="float" office:value="-10.2189" calcext:value-type="float">
            <text:p>-10.21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423789" calcext:value-type="float">
            <text:p>5142378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789" calcext:value-type="float">
            <text:p>-1.2789</text:p>
          </table:table-cell>
          <table:table-cell office:value-type="float" office:value="-0.6009" calcext:value-type="float">
            <text:p>-0.6009</text:p>
          </table:table-cell>
          <table:table-cell office:value-type="float" office:value="-10.0118" calcext:value-type="float">
            <text:p>-10.01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435976" calcext:value-type="float">
            <text:p>514359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276" calcext:value-type="float">
            <text:p>-1.3276</text:p>
          </table:table-cell>
          <table:table-cell office:value-type="float" office:value="-0.5623" calcext:value-type="float">
            <text:p>-0.5623</text:p>
          </table:table-cell>
          <table:table-cell office:value-type="float" office:value="-10.0179" calcext:value-type="float">
            <text:p>-10.01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448164" calcext:value-type="float">
            <text:p>5144816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946" calcext:value-type="float">
            <text:p>-1.3946</text:p>
          </table:table-cell>
          <table:table-cell office:value-type="float" office:value="-0.4994" calcext:value-type="float">
            <text:p>-0.4994</text:p>
          </table:table-cell>
          <table:table-cell office:value-type="float" office:value="-9.9773" calcext:value-type="float">
            <text:p>-9.97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460352" calcext:value-type="float">
            <text:p>5146035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87" calcext:value-type="float">
            <text:p>-1.287</text:p>
          </table:table-cell>
          <table:table-cell office:value-type="float" office:value="-0.5481" calcext:value-type="float">
            <text:p>-0.5481</text:p>
          </table:table-cell>
          <table:table-cell office:value-type="float" office:value="-10.022" calcext:value-type="float">
            <text:p>-10.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472539" calcext:value-type="float">
            <text:p>5147253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885" calcext:value-type="float">
            <text:p>-1.3885</text:p>
          </table:table-cell>
          <table:table-cell office:value-type="float" office:value="-0.5339" calcext:value-type="float">
            <text:p>-0.5339</text:p>
          </table:table-cell>
          <table:table-cell office:value-type="float" office:value="-10.0118" calcext:value-type="float">
            <text:p>-10.01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484258" calcext:value-type="float">
            <text:p>5148425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763" calcext:value-type="float">
            <text:p>-1.3763</text:p>
          </table:table-cell>
          <table:table-cell office:value-type="float" office:value="-0.4953" calcext:value-type="float">
            <text:p>-0.4953</text:p>
          </table:table-cell>
          <table:table-cell office:value-type="float" office:value="-9.9408" calcext:value-type="float">
            <text:p>-9.94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496445" calcext:value-type="float">
            <text:p>514964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4514" calcext:value-type="float">
            <text:p>-1.4514</text:p>
          </table:table-cell>
          <table:table-cell office:value-type="float" office:value="-0.54" calcext:value-type="float">
            <text:p>-0.54</text:p>
          </table:table-cell>
          <table:table-cell office:value-type="float" office:value="-10.0382" calcext:value-type="float">
            <text:p>-10.03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508633" calcext:value-type="float">
            <text:p>5150863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4575" calcext:value-type="float">
            <text:p>-1.4575</text:p>
          </table:table-cell>
          <table:table-cell office:value-type="float" office:value="-0.5522" calcext:value-type="float">
            <text:p>-0.5522</text:p>
          </table:table-cell>
          <table:table-cell office:value-type="float" office:value="-9.9875" calcext:value-type="float">
            <text:p>-9.98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520820" calcext:value-type="float">
            <text:p>515208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525" calcext:value-type="float">
            <text:p>-1.2525</text:p>
          </table:table-cell>
          <table:table-cell office:value-type="float" office:value="-0.544" calcext:value-type="float">
            <text:p>-0.544</text:p>
          </table:table-cell>
          <table:table-cell office:value-type="float" office:value="-9.9936" calcext:value-type="float">
            <text:p>-9.99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533008" calcext:value-type="float">
            <text:p>5153300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419" calcext:value-type="float">
            <text:p>-1.419</text:p>
          </table:table-cell>
          <table:table-cell office:value-type="float" office:value="-0.6293" calcext:value-type="float">
            <text:p>-0.6293</text:p>
          </table:table-cell>
          <table:table-cell office:value-type="float" office:value="-10.0139" calcext:value-type="float">
            <text:p>-10.01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617383" calcext:value-type="float">
            <text:p>5161738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992" calcext:value-type="float">
            <text:p>-1.2992</text:p>
          </table:table-cell>
          <table:table-cell office:value-type="float" office:value="-0.5481" calcext:value-type="float">
            <text:p>-0.5481</text:p>
          </table:table-cell>
          <table:table-cell office:value-type="float" office:value="-9.9367" calcext:value-type="float">
            <text:p>-9.93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629570" calcext:value-type="float">
            <text:p>516295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56" calcext:value-type="float">
            <text:p>-1.356</text:p>
          </table:table-cell>
          <table:table-cell office:value-type="float" office:value="-0.5359" calcext:value-type="float">
            <text:p>-0.5359</text:p>
          </table:table-cell>
          <table:table-cell office:value-type="float" office:value="-9.9652" calcext:value-type="float">
            <text:p>-9.96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641757" calcext:value-type="float">
            <text:p>5164175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824" calcext:value-type="float">
            <text:p>-1.3824</text:p>
          </table:table-cell>
          <table:table-cell office:value-type="float" office:value="-0.4953" calcext:value-type="float">
            <text:p>-0.4953</text:p>
          </table:table-cell>
          <table:table-cell office:value-type="float" office:value="-9.9692" calcext:value-type="float">
            <text:p>-9.96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653945" calcext:value-type="float">
            <text:p>516539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256" calcext:value-type="float">
            <text:p>-1.3256</text:p>
          </table:table-cell>
          <table:table-cell office:value-type="float" office:value="-0.5562" calcext:value-type="float">
            <text:p>-0.5562</text:p>
          </table:table-cell>
          <table:table-cell office:value-type="float" office:value="-10.1824" calcext:value-type="float">
            <text:p>-10.18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665664" calcext:value-type="float">
            <text:p>5166566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261" calcext:value-type="float">
            <text:p>-1.2261</text:p>
          </table:table-cell>
          <table:table-cell office:value-type="float" office:value="-0.5116" calcext:value-type="float">
            <text:p>-0.5116</text:p>
          </table:table-cell>
          <table:table-cell office:value-type="float" office:value="-10.0321" calcext:value-type="float">
            <text:p>-10.03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677851" calcext:value-type="float">
            <text:p>516778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966" calcext:value-type="float">
            <text:p>-1.3966</text:p>
          </table:table-cell>
          <table:table-cell office:value-type="float" office:value="-0.5745" calcext:value-type="float">
            <text:p>-0.5745</text:p>
          </table:table-cell>
          <table:table-cell office:value-type="float" office:value="-9.9611" calcext:value-type="float">
            <text:p>-9.96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690039" calcext:value-type="float">
            <text:p>5169003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972" calcext:value-type="float">
            <text:p>-1.2972</text:p>
          </table:table-cell>
          <table:table-cell office:value-type="float" office:value="-0.5887" calcext:value-type="float">
            <text:p>-0.5887</text:p>
          </table:table-cell>
          <table:table-cell office:value-type="float" office:value="-9.9976" calcext:value-type="float">
            <text:p>-9.99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702226" calcext:value-type="float">
            <text:p>517022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195" calcext:value-type="float">
            <text:p>-1.3195</text:p>
          </table:table-cell>
          <table:table-cell office:value-type="float" office:value="-0.5562" calcext:value-type="float">
            <text:p>-0.5562</text:p>
          </table:table-cell>
          <table:table-cell office:value-type="float" office:value="-10.0321" calcext:value-type="float">
            <text:p>-10.03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714414" calcext:value-type="float">
            <text:p>5171441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093" calcext:value-type="float">
            <text:p>-1.3093</text:p>
          </table:table-cell>
          <table:table-cell office:value-type="float" office:value="-0.5481" calcext:value-type="float">
            <text:p>-0.5481</text:p>
          </table:table-cell>
          <table:table-cell office:value-type="float" office:value="-9.9997" calcext:value-type="float">
            <text:p>-9.99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726133" calcext:value-type="float">
            <text:p>5172613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4129" calcext:value-type="float">
            <text:p>-1.4129</text:p>
          </table:table-cell>
          <table:table-cell office:value-type="float" office:value="-0.5176" calcext:value-type="float">
            <text:p>-0.5176</text:p>
          </table:table-cell>
          <table:table-cell office:value-type="float" office:value="-10.0017" calcext:value-type="float">
            <text:p>-10.00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738320" calcext:value-type="float">
            <text:p>517383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235" calcext:value-type="float">
            <text:p>-1.3235</text:p>
          </table:table-cell>
          <table:table-cell office:value-type="float" office:value="-0.5501" calcext:value-type="float">
            <text:p>-0.5501</text:p>
          </table:table-cell>
          <table:table-cell office:value-type="float" office:value="-9.8596" calcext:value-type="float">
            <text:p>-9.85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750508" calcext:value-type="float">
            <text:p>5175050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4393" calcext:value-type="float">
            <text:p>-1.4393</text:p>
          </table:table-cell>
          <table:table-cell office:value-type="float" office:value="-0.5725" calcext:value-type="float">
            <text:p>-0.5725</text:p>
          </table:table-cell>
          <table:table-cell office:value-type="float" office:value="-9.9773" calcext:value-type="float">
            <text:p>-9.97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762695" calcext:value-type="float">
            <text:p>517626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073" calcext:value-type="float">
            <text:p>-1.3073</text:p>
          </table:table-cell>
          <table:table-cell office:value-type="float" office:value="-0.5582" calcext:value-type="float">
            <text:p>-0.5582</text:p>
          </table:table-cell>
          <table:table-cell office:value-type="float" office:value="-10.1722" calcext:value-type="float">
            <text:p>-10.17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774883" calcext:value-type="float">
            <text:p>5177488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357" calcext:value-type="float">
            <text:p>-1.3357</text:p>
          </table:table-cell>
          <table:table-cell office:value-type="float" office:value="-0.5806" calcext:value-type="float">
            <text:p>-0.5806</text:p>
          </table:table-cell>
          <table:table-cell office:value-type="float" office:value="-10.0687" calcext:value-type="float">
            <text:p>-10.06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859258" calcext:value-type="float">
            <text:p>5185925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337" calcext:value-type="float">
            <text:p>-1.3337</text:p>
          </table:table-cell>
          <table:table-cell office:value-type="float" office:value="-0.5623" calcext:value-type="float">
            <text:p>-0.5623</text:p>
          </table:table-cell>
          <table:table-cell office:value-type="float" office:value="-9.9367" calcext:value-type="float">
            <text:p>-9.93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871445" calcext:value-type="float">
            <text:p>518714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626" calcext:value-type="float">
            <text:p>-1.2626</text:p>
          </table:table-cell>
          <table:table-cell office:value-type="float" office:value="-0.477" calcext:value-type="float">
            <text:p>-0.477</text:p>
          </table:table-cell>
          <table:table-cell office:value-type="float" office:value="-9.957" calcext:value-type="float">
            <text:p>-9.9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883633" calcext:value-type="float">
            <text:p>5188363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54" calcext:value-type="float">
            <text:p>-1.354</text:p>
          </table:table-cell>
          <table:table-cell office:value-type="float" office:value="-0.544" calcext:value-type="float">
            <text:p>-0.544</text:p>
          </table:table-cell>
          <table:table-cell office:value-type="float" office:value="-10.1052" calcext:value-type="float">
            <text:p>-10.10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895820" calcext:value-type="float">
            <text:p>518958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499" calcext:value-type="float">
            <text:p>-1.3499</text:p>
          </table:table-cell>
          <table:table-cell office:value-type="float" office:value="-0.607" calcext:value-type="float">
            <text:p>-0.607</text:p>
          </table:table-cell>
          <table:table-cell office:value-type="float" office:value="-10.2006" calcext:value-type="float">
            <text:p>-10.20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907539" calcext:value-type="float">
            <text:p>5190753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667" calcext:value-type="float">
            <text:p>-1.2667</text:p>
          </table:table-cell>
          <table:table-cell office:value-type="float" office:value="-0.5379" calcext:value-type="float">
            <text:p>-0.5379</text:p>
          </table:table-cell>
          <table:table-cell office:value-type="float" office:value="-9.9976" calcext:value-type="float">
            <text:p>-9.99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919727" calcext:value-type="float">
            <text:p>5191972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4007" calcext:value-type="float">
            <text:p>-1.4007</text:p>
          </table:table-cell>
          <table:table-cell office:value-type="float" office:value="-0.5664" calcext:value-type="float">
            <text:p>-0.5664</text:p>
          </table:table-cell>
          <table:table-cell office:value-type="float" office:value="-10.0017" calcext:value-type="float">
            <text:p>-10.00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931914" calcext:value-type="float">
            <text:p>5193191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769" calcext:value-type="float">
            <text:p>-1.2769</text:p>
          </table:table-cell>
          <table:table-cell office:value-type="float" office:value="-0.5461" calcext:value-type="float">
            <text:p>-0.5461</text:p>
          </table:table-cell>
          <table:table-cell office:value-type="float" office:value="-9.9103" calcext:value-type="float">
            <text:p>-9.91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944102" calcext:value-type="float">
            <text:p>5194410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383" calcext:value-type="float">
            <text:p>-1.2383</text:p>
          </table:table-cell>
          <table:table-cell office:value-type="float" office:value="-0.5481" calcext:value-type="float">
            <text:p>-0.5481</text:p>
          </table:table-cell>
          <table:table-cell office:value-type="float" office:value="-10.1377" calcext:value-type="float">
            <text:p>-10.13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956289" calcext:value-type="float">
            <text:p>5195628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54" calcext:value-type="float">
            <text:p>-1.354</text:p>
          </table:table-cell>
          <table:table-cell office:value-type="float" office:value="-0.5075" calcext:value-type="float">
            <text:p>-0.5075</text:p>
          </table:table-cell>
          <table:table-cell office:value-type="float" office:value="-10.0667" calcext:value-type="float">
            <text:p>-10.06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968008" calcext:value-type="float">
            <text:p>5196800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911" calcext:value-type="float">
            <text:p>-1.2911</text:p>
          </table:table-cell>
          <table:table-cell office:value-type="float" office:value="-0.5359" calcext:value-type="float">
            <text:p>-0.5359</text:p>
          </table:table-cell>
          <table:table-cell office:value-type="float" office:value="-9.9712" calcext:value-type="float">
            <text:p>-9.97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980195" calcext:value-type="float">
            <text:p>519801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601" calcext:value-type="float">
            <text:p>-1.3601</text:p>
          </table:table-cell>
          <table:table-cell office:value-type="float" office:value="-0.5562" calcext:value-type="float">
            <text:p>-0.5562</text:p>
          </table:table-cell>
          <table:table-cell office:value-type="float" office:value="-9.9652" calcext:value-type="float">
            <text:p>-9.96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992383" calcext:value-type="float">
            <text:p>5199238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931" calcext:value-type="float">
            <text:p>-1.2931</text:p>
          </table:table-cell>
          <table:table-cell office:value-type="float" office:value="-0.4405" calcext:value-type="float">
            <text:p>-0.4405</text:p>
          </table:table-cell>
          <table:table-cell office:value-type="float" office:value="-9.9509" calcext:value-type="float">
            <text:p>-9.95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2004570" calcext:value-type="float">
            <text:p>520045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378" calcext:value-type="float">
            <text:p>-1.3378</text:p>
          </table:table-cell>
          <table:table-cell office:value-type="float" office:value="-0.5055" calcext:value-type="float">
            <text:p>-0.5055</text:p>
          </table:table-cell>
          <table:table-cell office:value-type="float" office:value="-10.0565" calcext:value-type="float">
            <text:p>-10.05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2016758" calcext:value-type="float">
            <text:p>5201675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322" calcext:value-type="float">
            <text:p>-1.2322</text:p>
          </table:table-cell>
          <table:table-cell office:value-type="float" office:value="-0.5582" calcext:value-type="float">
            <text:p>-0.5582</text:p>
          </table:table-cell>
          <table:table-cell office:value-type="float" office:value="-9.9286" calcext:value-type="float">
            <text:p>-9.92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3479726" calcext:value-type="float">
            <text:p>534797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687" calcext:value-type="float">
            <text:p>-1.2687</text:p>
          </table:table-cell>
          <table:table-cell office:value-type="float" office:value="-0.5359" calcext:value-type="float">
            <text:p>-0.5359</text:p>
          </table:table-cell>
          <table:table-cell office:value-type="float" office:value="-10.0748" calcext:value-type="float">
            <text:p>-10.07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575351" calcext:value-type="float">
            <text:p>565753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708" calcext:value-type="float">
            <text:p>-1.2708</text:p>
          </table:table-cell>
          <table:table-cell office:value-type="float" office:value="-0.5339" calcext:value-type="float">
            <text:p>-0.5339</text:p>
          </table:table-cell>
          <table:table-cell office:value-type="float" office:value="-10.1864" calcext:value-type="float">
            <text:p>-10.18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037695" calcext:value-type="float">
            <text:p>740376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093" calcext:value-type="float">
            <text:p>-1.3093</text:p>
          </table:table-cell>
          <table:table-cell office:value-type="float" office:value="-0.6191" calcext:value-type="float">
            <text:p>-0.6191</text:p>
          </table:table-cell>
          <table:table-cell office:value-type="float" office:value="-9.9895" calcext:value-type="float">
            <text:p>-9.98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049883" calcext:value-type="float">
            <text:p>7404988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687" calcext:value-type="float">
            <text:p>-1.2687</text:p>
          </table:table-cell>
          <table:table-cell office:value-type="float" office:value="-0.5319" calcext:value-type="float">
            <text:p>-0.5319</text:p>
          </table:table-cell>
          <table:table-cell office:value-type="float" office:value="-10.0545" calcext:value-type="float">
            <text:p>-10.05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062070" calcext:value-type="float">
            <text:p>740620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647" calcext:value-type="float">
            <text:p>-1.2647</text:p>
          </table:table-cell>
          <table:table-cell office:value-type="float" office:value="-0.4872" calcext:value-type="float">
            <text:p>-0.4872</text:p>
          </table:table-cell>
          <table:table-cell office:value-type="float" office:value="-9.9631" calcext:value-type="float">
            <text:p>-9.96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074258" calcext:value-type="float">
            <text:p>7407425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89" calcext:value-type="float">
            <text:p>-1.289</text:p>
          </table:table-cell>
          <table:table-cell office:value-type="float" office:value="-0.5623" calcext:value-type="float">
            <text:p>-0.5623</text:p>
          </table:table-cell>
          <table:table-cell office:value-type="float" office:value="-10.022" calcext:value-type="float">
            <text:p>-10.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086445" calcext:value-type="float">
            <text:p>740864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032" calcext:value-type="float">
            <text:p>-1.3032</text:p>
          </table:table-cell>
          <table:table-cell office:value-type="float" office:value="-0.5095" calcext:value-type="float">
            <text:p>-0.5095</text:p>
          </table:table-cell>
          <table:table-cell office:value-type="float" office:value="-10.0037" calcext:value-type="float">
            <text:p>-10.00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170820" calcext:value-type="float">
            <text:p>741708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525" calcext:value-type="float">
            <text:p>-1.2525</text:p>
          </table:table-cell>
          <table:table-cell office:value-type="float" office:value="-0.5643" calcext:value-type="float">
            <text:p>-0.5643</text:p>
          </table:table-cell>
          <table:table-cell office:value-type="float" office:value="-10.1377" calcext:value-type="float">
            <text:p>-10.13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183008" calcext:value-type="float">
            <text:p>7418300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56" calcext:value-type="float">
            <text:p>-1.356</text:p>
          </table:table-cell>
          <table:table-cell office:value-type="float" office:value="-0.5725" calcext:value-type="float">
            <text:p>-0.5725</text:p>
          </table:table-cell>
          <table:table-cell office:value-type="float" office:value="-9.9489" calcext:value-type="float">
            <text:p>-9.94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195195" calcext:value-type="float">
            <text:p>741951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743" calcext:value-type="float">
            <text:p>-1.3743</text:p>
          </table:table-cell>
          <table:table-cell office:value-type="float" office:value="-0.5481" calcext:value-type="float">
            <text:p>-0.5481</text:p>
          </table:table-cell>
          <table:table-cell office:value-type="float" office:value="-10.0382" calcext:value-type="float">
            <text:p>-10.03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207383" calcext:value-type="float">
            <text:p>7420738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1551" calcext:value-type="float">
            <text:p>-1.1551</text:p>
          </table:table-cell>
          <table:table-cell office:value-type="float" office:value="-0.4872" calcext:value-type="float">
            <text:p>-0.4872</text:p>
          </table:table-cell>
          <table:table-cell office:value-type="float" office:value="-10.1255" calcext:value-type="float">
            <text:p>-10.12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219101" calcext:value-type="float">
            <text:p>742191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723" calcext:value-type="float">
            <text:p>-1.3723</text:p>
          </table:table-cell>
          <table:table-cell office:value-type="float" office:value="-0.5846" calcext:value-type="float">
            <text:p>-0.5846</text:p>
          </table:table-cell>
          <table:table-cell office:value-type="float" office:value="-9.9753" calcext:value-type="float">
            <text:p>-9.97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231289" calcext:value-type="float">
            <text:p>7423128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012" calcext:value-type="float">
            <text:p>-1.3012</text:p>
          </table:table-cell>
          <table:table-cell office:value-type="float" office:value="-0.5684" calcext:value-type="float">
            <text:p>-0.5684</text:p>
          </table:table-cell>
          <table:table-cell office:value-type="float" office:value="-9.9144" calcext:value-type="float">
            <text:p>-9.91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243476" calcext:value-type="float">
            <text:p>742434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337" calcext:value-type="float">
            <text:p>-1.3337</text:p>
          </table:table-cell>
          <table:table-cell office:value-type="float" office:value="-0.5136" calcext:value-type="float">
            <text:p>-0.5136</text:p>
          </table:table-cell>
          <table:table-cell office:value-type="float" office:value="-10.0301" calcext:value-type="float">
            <text:p>-10.03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255664" calcext:value-type="float">
            <text:p>7425566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357" calcext:value-type="float">
            <text:p>-1.3357</text:p>
          </table:table-cell>
          <table:table-cell office:value-type="float" office:value="-0.611" calcext:value-type="float">
            <text:p>-0.611</text:p>
          </table:table-cell>
          <table:table-cell office:value-type="float" office:value="-10.1133" calcext:value-type="float">
            <text:p>-10.11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267851" calcext:value-type="float">
            <text:p>742678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18" calcext:value-type="float">
            <text:p>-1.218</text:p>
          </table:table-cell>
          <table:table-cell office:value-type="float" office:value="-0.5826" calcext:value-type="float">
            <text:p>-0.5826</text:p>
          </table:table-cell>
          <table:table-cell office:value-type="float" office:value="-10.0017" calcext:value-type="float">
            <text:p>-10.00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279570" calcext:value-type="float">
            <text:p>742795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1794" calcext:value-type="float">
            <text:p>-1.1794</text:p>
          </table:table-cell>
          <table:table-cell office:value-type="float" office:value="-0.5095" calcext:value-type="float">
            <text:p>-0.5095</text:p>
          </table:table-cell>
          <table:table-cell office:value-type="float" office:value="-9.9611" calcext:value-type="float">
            <text:p>-9.96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291758" calcext:value-type="float">
            <text:p>7429175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403" calcext:value-type="float">
            <text:p>-1.2403</text:p>
          </table:table-cell>
          <table:table-cell office:value-type="float" office:value="-0.5197" calcext:value-type="float">
            <text:p>-0.5197</text:p>
          </table:table-cell>
          <table:table-cell office:value-type="float" office:value="-9.9753" calcext:value-type="float">
            <text:p>-9.97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303945" calcext:value-type="float">
            <text:p>743039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438" calcext:value-type="float">
            <text:p>-1.3438</text:p>
          </table:table-cell>
          <table:table-cell office:value-type="float" office:value="-0.5278" calcext:value-type="float">
            <text:p>-0.5278</text:p>
          </table:table-cell>
          <table:table-cell office:value-type="float" office:value="-10.1073" calcext:value-type="float">
            <text:p>-10.10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316133" calcext:value-type="float">
            <text:p>7431613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708" calcext:value-type="float">
            <text:p>-1.2708</text:p>
          </table:table-cell>
          <table:table-cell office:value-type="float" office:value="-0.5461" calcext:value-type="float">
            <text:p>-0.5461</text:p>
          </table:table-cell>
          <table:table-cell office:value-type="float" office:value="-10.158" calcext:value-type="float">
            <text:p>-10.15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328320" calcext:value-type="float">
            <text:p>743283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175" calcext:value-type="float">
            <text:p>-1.3175</text:p>
          </table:table-cell>
          <table:table-cell office:value-type="float" office:value="-0.5237" calcext:value-type="float">
            <text:p>-0.5237</text:p>
          </table:table-cell>
          <table:table-cell office:value-type="float" office:value="-10.0037" calcext:value-type="float">
            <text:p>-10.00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376601" calcext:value-type="float">
            <text:p>743766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1997" calcext:value-type="float">
            <text:p>-1.1997</text:p>
          </table:table-cell>
          <table:table-cell office:value-type="float" office:value="-0.4831" calcext:value-type="float">
            <text:p>-0.4831</text:p>
          </table:table-cell>
          <table:table-cell office:value-type="float" office:value="-9.955" calcext:value-type="float">
            <text:p>-9.9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412695" calcext:value-type="float">
            <text:p>744126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1855" calcext:value-type="float">
            <text:p>-1.1855</text:p>
          </table:table-cell>
          <table:table-cell office:value-type="float" office:value="-0.4304" calcext:value-type="float">
            <text:p>-0.4304</text:p>
          </table:table-cell>
          <table:table-cell office:value-type="float" office:value="-10.0179" calcext:value-type="float">
            <text:p>-10.01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424883" calcext:value-type="float">
            <text:p>7442488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1469" calcext:value-type="float">
            <text:p>-1.1469</text:p>
          </table:table-cell>
          <table:table-cell office:value-type="float" office:value="-0.4608" calcext:value-type="float">
            <text:p>-0.4608</text:p>
          </table:table-cell>
          <table:table-cell office:value-type="float" office:value="-10.0017" calcext:value-type="float">
            <text:p>-10.00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437070" calcext:value-type="float">
            <text:p>744370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0759" calcext:value-type="float">
            <text:p>-1.0759</text:p>
          </table:table-cell>
          <table:table-cell office:value-type="float" office:value="-0.4527" calcext:value-type="float">
            <text:p>-0.4527</text:p>
          </table:table-cell>
          <table:table-cell office:value-type="float" office:value="-10.0667" calcext:value-type="float">
            <text:p>-10.06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449258" calcext:value-type="float">
            <text:p>7444925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647" calcext:value-type="float">
            <text:p>-1.2647</text:p>
          </table:table-cell>
          <table:table-cell office:value-type="float" office:value="-0.4466" calcext:value-type="float">
            <text:p>-0.4466</text:p>
          </table:table-cell>
          <table:table-cell office:value-type="float" office:value="-10.0606" calcext:value-type="float">
            <text:p>-10.06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460976" calcext:value-type="float">
            <text:p>744609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1165" calcext:value-type="float">
            <text:p>-1.1165</text:p>
          </table:table-cell>
          <table:table-cell office:value-type="float" office:value="-0.5379" calcext:value-type="float">
            <text:p>-0.5379</text:p>
          </table:table-cell>
          <table:table-cell office:value-type="float" office:value="-10.0058" calcext:value-type="float">
            <text:p>-10.005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473164" calcext:value-type="float">
            <text:p>7447316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972" calcext:value-type="float">
            <text:p>-1.2972</text:p>
          </table:table-cell>
          <table:table-cell office:value-type="float" office:value="-0.475" calcext:value-type="float">
            <text:p>-0.475</text:p>
          </table:table-cell>
          <table:table-cell office:value-type="float" office:value="-10.0585" calcext:value-type="float">
            <text:p>-10.05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485351" calcext:value-type="float">
            <text:p>744853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1632" calcext:value-type="float">
            <text:p>-1.1632</text:p>
          </table:table-cell>
          <table:table-cell office:value-type="float" office:value="-0.5298" calcext:value-type="float">
            <text:p>-0.5298</text:p>
          </table:table-cell>
          <table:table-cell office:value-type="float" office:value="-9.9814" calcext:value-type="float">
            <text:p>-9.98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497539" calcext:value-type="float">
            <text:p>7449753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363" calcext:value-type="float">
            <text:p>-1.2363</text:p>
          </table:table-cell>
          <table:table-cell office:value-type="float" office:value="-0.5988" calcext:value-type="float">
            <text:p>-0.5988</text:p>
          </table:table-cell>
          <table:table-cell office:value-type="float" office:value="-10.1296" calcext:value-type="float">
            <text:p>-10.12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509726" calcext:value-type="float">
            <text:p>745097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058" calcext:value-type="float">
            <text:p>-1.2058</text:p>
          </table:table-cell>
          <table:table-cell office:value-type="float" office:value="-0.4892" calcext:value-type="float">
            <text:p>-0.4892</text:p>
          </table:table-cell>
          <table:table-cell office:value-type="float" office:value="-10.0727" calcext:value-type="float">
            <text:p>-10.07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521445" calcext:value-type="float">
            <text:p>745214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032" calcext:value-type="float">
            <text:p>-1.3032</text:p>
          </table:table-cell>
          <table:table-cell office:value-type="float" office:value="-0.5501" calcext:value-type="float">
            <text:p>-0.5501</text:p>
          </table:table-cell>
          <table:table-cell office:value-type="float" office:value="-9.9327" calcext:value-type="float">
            <text:p>-9.93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533633" calcext:value-type="float">
            <text:p>7453363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017" calcext:value-type="float">
            <text:p>-1.2017</text:p>
          </table:table-cell>
          <table:table-cell office:value-type="float" office:value="-0.5136" calcext:value-type="float">
            <text:p>-0.5136</text:p>
          </table:table-cell>
          <table:table-cell office:value-type="float" office:value="-10.0118" calcext:value-type="float">
            <text:p>-10.01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545820" calcext:value-type="float">
            <text:p>745458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1875" calcext:value-type="float">
            <text:p>-1.1875</text:p>
          </table:table-cell>
          <table:table-cell office:value-type="float" office:value="-0.473" calcext:value-type="float">
            <text:p>-0.473</text:p>
          </table:table-cell>
          <table:table-cell office:value-type="float" office:value="-10.0118" calcext:value-type="float">
            <text:p>-10.01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558008" calcext:value-type="float">
            <text:p>7455800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444" calcext:value-type="float">
            <text:p>-1.2444</text:p>
          </table:table-cell>
          <table:table-cell office:value-type="float" office:value="-0.4669" calcext:value-type="float">
            <text:p>-0.4669</text:p>
          </table:table-cell>
          <table:table-cell office:value-type="float" office:value="-10.0545" calcext:value-type="float">
            <text:p>-10.05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570195" calcext:value-type="float">
            <text:p>745701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2" calcext:value-type="float">
            <text:p>-1.22</text:p>
          </table:table-cell>
          <table:table-cell office:value-type="float" office:value="-0.5217" calcext:value-type="float">
            <text:p>-0.5217</text:p>
          </table:table-cell>
          <table:table-cell office:value-type="float" office:value="-10.0159" calcext:value-type="float">
            <text:p>-10.015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654570" calcext:value-type="float">
            <text:p>746545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586" calcext:value-type="float">
            <text:p>-1.2586</text:p>
          </table:table-cell>
          <table:table-cell office:value-type="float" office:value="-0.5136" calcext:value-type="float">
            <text:p>-0.5136</text:p>
          </table:table-cell>
          <table:table-cell office:value-type="float" office:value="-10.0261" calcext:value-type="float">
            <text:p>-10.02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666758" calcext:value-type="float">
            <text:p>7466675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606" calcext:value-type="float">
            <text:p>-1.2606</text:p>
          </table:table-cell>
          <table:table-cell office:value-type="float" office:value="-0.4486" calcext:value-type="float">
            <text:p>-0.4486</text:p>
          </table:table-cell>
          <table:table-cell office:value-type="float" office:value="-10.0261" calcext:value-type="float">
            <text:p>-10.02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678945" calcext:value-type="float">
            <text:p>746789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606" calcext:value-type="float">
            <text:p>-1.2606</text:p>
          </table:table-cell>
          <table:table-cell office:value-type="float" office:value="-0.4243" calcext:value-type="float">
            <text:p>-0.4243</text:p>
          </table:table-cell>
          <table:table-cell office:value-type="float" office:value="-10.0829" calcext:value-type="float">
            <text:p>-10.08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691133" calcext:value-type="float">
            <text:p>7469113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586" calcext:value-type="float">
            <text:p>-1.2586</text:p>
          </table:table-cell>
          <table:table-cell office:value-type="float" office:value="-0.4121" calcext:value-type="float">
            <text:p>-0.4121</text:p>
          </table:table-cell>
          <table:table-cell office:value-type="float" office:value="-10.1418" calcext:value-type="float">
            <text:p>-10.14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702851" calcext:value-type="float">
            <text:p>747028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444" calcext:value-type="float">
            <text:p>-1.2444</text:p>
          </table:table-cell>
          <table:table-cell office:value-type="float" office:value="-0.4608" calcext:value-type="float">
            <text:p>-0.4608</text:p>
          </table:table-cell>
          <table:table-cell office:value-type="float" office:value="-9.9692" calcext:value-type="float">
            <text:p>-9.96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715039" calcext:value-type="float">
            <text:p>7471503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078" calcext:value-type="float">
            <text:p>-1.2078</text:p>
          </table:table-cell>
          <table:table-cell office:value-type="float" office:value="-0.5359" calcext:value-type="float">
            <text:p>-0.5359</text:p>
          </table:table-cell>
          <table:table-cell office:value-type="float" office:value="-10.0159" calcext:value-type="float">
            <text:p>-10.015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727226" calcext:value-type="float">
            <text:p>747272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322" calcext:value-type="float">
            <text:p>-1.2322</text:p>
          </table:table-cell>
          <table:table-cell office:value-type="float" office:value="-0.4831" calcext:value-type="float">
            <text:p>-0.4831</text:p>
          </table:table-cell>
          <table:table-cell office:value-type="float" office:value="-9.9895" calcext:value-type="float">
            <text:p>-9.98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739414" calcext:value-type="float">
            <text:p>7473941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911" calcext:value-type="float">
            <text:p>-1.2911</text:p>
          </table:table-cell>
          <table:table-cell office:value-type="float" office:value="-0.4385" calcext:value-type="float">
            <text:p>-0.4385</text:p>
          </table:table-cell>
          <table:table-cell office:value-type="float" office:value="-10.1194" calcext:value-type="float">
            <text:p>-10.11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751602" calcext:value-type="float">
            <text:p>7475160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099" calcext:value-type="float">
            <text:p>-1.2099</text:p>
          </table:table-cell>
          <table:table-cell office:value-type="float" office:value="-0.473" calcext:value-type="float">
            <text:p>-0.473</text:p>
          </table:table-cell>
          <table:table-cell office:value-type="float" office:value="-10.0768" calcext:value-type="float">
            <text:p>-10.07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763320" calcext:value-type="float">
            <text:p>747633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829" calcext:value-type="float">
            <text:p>-1.2829</text:p>
          </table:table-cell>
          <table:table-cell office:value-type="float" office:value="-0.4791" calcext:value-type="float">
            <text:p>-0.4791</text:p>
          </table:table-cell>
          <table:table-cell office:value-type="float" office:value="-9.9692" calcext:value-type="float">
            <text:p>-9.96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775508" calcext:value-type="float">
            <text:p>7477550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012" calcext:value-type="float">
            <text:p>-1.3012</text:p>
          </table:table-cell>
          <table:table-cell office:value-type="float" office:value="-0.4811" calcext:value-type="float">
            <text:p>-0.4811</text:p>
          </table:table-cell>
          <table:table-cell office:value-type="float" office:value="-10.0524" calcext:value-type="float">
            <text:p>-10.05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787695" calcext:value-type="float">
            <text:p>747876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22" calcext:value-type="float">
            <text:p>-1.222</text:p>
          </table:table-cell>
          <table:table-cell office:value-type="float" office:value="-0.5197" calcext:value-type="float">
            <text:p>-0.5197</text:p>
          </table:table-cell>
          <table:table-cell office:value-type="float" office:value="-9.9652" calcext:value-type="float">
            <text:p>-9.96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799883" calcext:value-type="float">
            <text:p>7479988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363" calcext:value-type="float">
            <text:p>-1.2363</text:p>
          </table:table-cell>
          <table:table-cell office:value-type="float" office:value="-0.5461" calcext:value-type="float">
            <text:p>-0.5461</text:p>
          </table:table-cell>
          <table:table-cell office:value-type="float" office:value="-10.0585" calcext:value-type="float">
            <text:p>-10.05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812070" calcext:value-type="float">
            <text:p>748120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1957" calcext:value-type="float">
            <text:p>-1.1957</text:p>
          </table:table-cell>
          <table:table-cell office:value-type="float" office:value="-0.4486" calcext:value-type="float">
            <text:p>-0.4486</text:p>
          </table:table-cell>
          <table:table-cell office:value-type="float" office:value="-10.0464" calcext:value-type="float">
            <text:p>-10.04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884258" calcext:value-type="float">
            <text:p>7488425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1855" calcext:value-type="float">
            <text:p>-1.1855</text:p>
          </table:table-cell>
          <table:table-cell office:value-type="float" office:value="-0.5379" calcext:value-type="float">
            <text:p>-0.5379</text:p>
          </table:table-cell>
          <table:table-cell office:value-type="float" office:value="-9.9428" calcext:value-type="float">
            <text:p>-9.94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896445" calcext:value-type="float">
            <text:p>748964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484" calcext:value-type="float">
            <text:p>-1.2484</text:p>
          </table:table-cell>
          <table:table-cell office:value-type="float" office:value="-0.5116" calcext:value-type="float">
            <text:p>-0.5116</text:p>
          </table:table-cell>
          <table:table-cell office:value-type="float" office:value="-10.1479" calcext:value-type="float">
            <text:p>-10.14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908633" calcext:value-type="float">
            <text:p>7490863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87" calcext:value-type="float">
            <text:p>-1.287</text:p>
          </table:table-cell>
          <table:table-cell office:value-type="float" office:value="-0.4588" calcext:value-type="float">
            <text:p>-0.4588</text:p>
          </table:table-cell>
          <table:table-cell office:value-type="float" office:value="-10.0464" calcext:value-type="float">
            <text:p>-10.04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920820" calcext:value-type="float">
            <text:p>749208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931" calcext:value-type="float">
            <text:p>-1.2931</text:p>
          </table:table-cell>
          <table:table-cell office:value-type="float" office:value="-0.5095" calcext:value-type="float">
            <text:p>-0.5095</text:p>
          </table:table-cell>
          <table:table-cell office:value-type="float" office:value="-10.0991" calcext:value-type="float">
            <text:p>-10.09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933008" calcext:value-type="float">
            <text:p>7493300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403" calcext:value-type="float">
            <text:p>-1.2403</text:p>
          </table:table-cell>
          <table:table-cell office:value-type="float" office:value="-0.4263" calcext:value-type="float">
            <text:p>-0.4263</text:p>
          </table:table-cell>
          <table:table-cell office:value-type="float" office:value="-10.1012" calcext:value-type="float">
            <text:p>-10.10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944726" calcext:value-type="float">
            <text:p>749447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0.8242" calcext:value-type="float">
            <text:p>-0.8242</text:p>
          </table:table-cell>
          <table:table-cell office:value-type="float" office:value="-0.6618" calcext:value-type="float">
            <text:p>-0.6618</text:p>
          </table:table-cell>
          <table:table-cell office:value-type="float" office:value="-8.8304" calcext:value-type="float">
            <text:p>-8.83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295820" calcext:value-type="float">
            <text:p>7529582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4.7968" calcext:value-type="float">
            <text:p>-4.7968</text:p>
          </table:table-cell>
          <table:table-cell office:value-type="float" office:value="0.3573" calcext:value-type="float">
            <text:p>0.3573</text:p>
          </table:table-cell>
          <table:table-cell office:value-type="float" office:value="-12.0134" calcext:value-type="float">
            <text:p>-12.01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307539" calcext:value-type="float">
            <text:p>7530753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4.5918" calcext:value-type="float">
            <text:p>-4.5918</text:p>
          </table:table-cell>
          <table:table-cell office:value-type="float" office:value="-0.9581" calcext:value-type="float">
            <text:p>-0.9581</text:p>
          </table:table-cell>
          <table:table-cell office:value-type="float" office:value="-10.9822" calcext:value-type="float">
            <text:p>-10.98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319727" calcext:value-type="float">
            <text:p>7531972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7.3018" calcext:value-type="float">
            <text:p>-7.3018</text:p>
          </table:table-cell>
          <table:table-cell office:value-type="float" office:value="0.1177" calcext:value-type="float">
            <text:p>0.1177</text:p>
          </table:table-cell>
          <table:table-cell office:value-type="float" office:value="-9.139" calcext:value-type="float">
            <text:p>-9.1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331914" calcext:value-type="float">
            <text:p>7533191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6.2868" calcext:value-type="float">
            <text:p>-6.2868</text:p>
          </table:table-cell>
          <table:table-cell office:value-type="float" office:value="-0.4994" calcext:value-type="float">
            <text:p>-0.4994</text:p>
          </table:table-cell>
          <table:table-cell office:value-type="float" office:value="-5.6738" calcext:value-type="float">
            <text:p>-5.67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344101" calcext:value-type="float">
            <text:p>753441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6.6908" calcext:value-type="float">
            <text:p>-6.6908</text:p>
          </table:table-cell>
          <table:table-cell office:value-type="float" office:value="-1.1754" calcext:value-type="float">
            <text:p>-1.1754</text:p>
          </table:table-cell>
          <table:table-cell office:value-type="float" office:value="-4.5492" calcext:value-type="float">
            <text:p>-4.54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356289" calcext:value-type="float">
            <text:p>7535628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8838" calcext:value-type="float">
            <text:p>-1.8838</text:p>
          </table:table-cell>
          <table:table-cell office:value-type="float" office:value="-0.6841" calcext:value-type="float">
            <text:p>-0.6841</text:p>
          </table:table-cell>
          <table:table-cell office:value-type="float" office:value="-10.1052" calcext:value-type="float">
            <text:p>-10.10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537227" calcext:value-type="float">
            <text:p>7553722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5671" calcext:value-type="float">
            <text:p>-1.5671</text:p>
          </table:table-cell>
          <table:table-cell office:value-type="float" office:value="-0.6577" calcext:value-type="float">
            <text:p>-0.6577</text:p>
          </table:table-cell>
          <table:table-cell office:value-type="float" office:value="-9.9712" calcext:value-type="float">
            <text:p>-9.97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549414" calcext:value-type="float">
            <text:p>7554941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5956" calcext:value-type="float">
            <text:p>-1.5956</text:p>
          </table:table-cell>
          <table:table-cell office:value-type="float" office:value="-0.6516" calcext:value-type="float">
            <text:p>-0.6516</text:p>
          </table:table-cell>
          <table:table-cell office:value-type="float" office:value="-10.0118" calcext:value-type="float">
            <text:p>-10.01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561601" calcext:value-type="float">
            <text:p>755616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4717" calcext:value-type="float">
            <text:p>-1.4717</text:p>
          </table:table-cell>
          <table:table-cell office:value-type="float" office:value="-0.6882" calcext:value-type="float">
            <text:p>-0.6882</text:p>
          </table:table-cell>
          <table:table-cell office:value-type="float" office:value="-9.9672" calcext:value-type="float">
            <text:p>-9.96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573789" calcext:value-type="float">
            <text:p>7557378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492" calcext:value-type="float">
            <text:p>-1.492</text:p>
          </table:table-cell>
          <table:table-cell office:value-type="float" office:value="-0.6658" calcext:value-type="float">
            <text:p>-0.6658</text:p>
          </table:table-cell>
          <table:table-cell office:value-type="float" office:value="-10.0321" calcext:value-type="float">
            <text:p>-10.03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585976" calcext:value-type="float">
            <text:p>755859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4433" calcext:value-type="float">
            <text:p>-1.4433</text:p>
          </table:table-cell>
          <table:table-cell office:value-type="float" office:value="-0.5826" calcext:value-type="float">
            <text:p>-0.5826</text:p>
          </table:table-cell>
          <table:table-cell office:value-type="float" office:value="-10.0667" calcext:value-type="float">
            <text:p>-10.06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597695" calcext:value-type="float">
            <text:p>7559769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4088" calcext:value-type="float">
            <text:p>-1.4088</text:p>
          </table:table-cell>
          <table:table-cell office:value-type="float" office:value="-0.7714" calcext:value-type="float">
            <text:p>-0.7714</text:p>
          </table:table-cell>
          <table:table-cell office:value-type="float" office:value="-9.9611" calcext:value-type="float">
            <text:p>-9.96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779101" calcext:value-type="float">
            <text:p>7577910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479" calcext:value-type="float">
            <text:p>-1.3479</text:p>
          </table:table-cell>
          <table:table-cell office:value-type="float" office:value="-0.747" calcext:value-type="float">
            <text:p>-0.747</text:p>
          </table:table-cell>
          <table:table-cell office:value-type="float" office:value="-9.9753" calcext:value-type="float">
            <text:p>-9.97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791289" calcext:value-type="float">
            <text:p>7579128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337" calcext:value-type="float">
            <text:p>-1.3337</text:p>
          </table:table-cell>
          <table:table-cell office:value-type="float" office:value="-0.743" calcext:value-type="float">
            <text:p>-0.743</text:p>
          </table:table-cell>
          <table:table-cell office:value-type="float" office:value="-9.9956" calcext:value-type="float">
            <text:p>-9.99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803476" calcext:value-type="float">
            <text:p>758034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728" calcext:value-type="float">
            <text:p>-1.2728</text:p>
          </table:table-cell>
          <table:table-cell office:value-type="float" office:value="-0.68" calcext:value-type="float">
            <text:p>-0.68</text:p>
          </table:table-cell>
          <table:table-cell office:value-type="float" office:value="-10.022" calcext:value-type="float">
            <text:p>-10.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815664" calcext:value-type="float">
            <text:p>7581566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438" calcext:value-type="float">
            <text:p>-1.3438</text:p>
          </table:table-cell>
          <table:table-cell office:value-type="float" office:value="-0.6516" calcext:value-type="float">
            <text:p>-0.6516</text:p>
          </table:table-cell>
          <table:table-cell office:value-type="float" office:value="-10.1742" calcext:value-type="float">
            <text:p>-10.17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827851" calcext:value-type="float">
            <text:p>7582785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829" calcext:value-type="float">
            <text:p>-1.2829</text:p>
          </table:table-cell>
          <table:table-cell office:value-type="float" office:value="-0.7247" calcext:value-type="float">
            <text:p>-0.7247</text:p>
          </table:table-cell>
          <table:table-cell office:value-type="float" office:value="-9.9692" calcext:value-type="float">
            <text:p>-9.96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839570" calcext:value-type="float">
            <text:p>7583957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54" calcext:value-type="float">
            <text:p>-1.354</text:p>
          </table:table-cell>
          <table:table-cell office:value-type="float" office:value="-0.7227" calcext:value-type="float">
            <text:p>-0.7227</text:p>
          </table:table-cell>
          <table:table-cell office:value-type="float" office:value="-10.0443" calcext:value-type="float">
            <text:p>-10.04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020976" calcext:value-type="float">
            <text:p>7602097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621" calcext:value-type="float">
            <text:p>-1.3621</text:p>
          </table:table-cell>
          <table:table-cell office:value-type="float" office:value="-0.7836" calcext:value-type="float">
            <text:p>-0.7836</text:p>
          </table:table-cell>
          <table:table-cell office:value-type="float" office:value="-10.0078" calcext:value-type="float">
            <text:p>-10.00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033164" calcext:value-type="float">
            <text:p>7603316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403" calcext:value-type="float">
            <text:p>-1.2403</text:p>
          </table:table-cell>
          <table:table-cell office:value-type="float" office:value="-0.6821" calcext:value-type="float">
            <text:p>-0.6821</text:p>
          </table:table-cell>
          <table:table-cell office:value-type="float" office:value="-9.9794" calcext:value-type="float">
            <text:p>-9.97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045352" calcext:value-type="float">
            <text:p>7604535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3621" calcext:value-type="float">
            <text:p>-1.3621</text:p>
          </table:table-cell>
          <table:table-cell office:value-type="float" office:value="-0.7064" calcext:value-type="float">
            <text:p>-0.7064</text:p>
          </table:table-cell>
          <table:table-cell office:value-type="float" office:value="-10.0118" calcext:value-type="float">
            <text:p>-10.01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057539" calcext:value-type="float">
            <text:p>7605753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281" calcext:value-type="float">
            <text:p>-1.2281</text:p>
          </table:table-cell>
          <table:table-cell office:value-type="float" office:value="-0.7389" calcext:value-type="float">
            <text:p>-0.7389</text:p>
          </table:table-cell>
          <table:table-cell office:value-type="float" office:value="-10.0565" calcext:value-type="float">
            <text:p>-10.05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069726" calcext:value-type="float">
            <text:p>7606972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7EF5A6</text:p>
          </table:table-cell>
          <table:table-cell office:value-type="float" office:value="-1.2667" calcext:value-type="float">
            <text:p>-1.2667</text:p>
          </table:table-cell>
          <table:table-cell office:value-type="float" office:value="-0.743" calcext:value-type="float">
            <text:p>-0.743</text:p>
          </table:table-cell>
          <table:table-cell office:value-type="float" office:value="-10.0565" calcext:value-type="float">
            <text:p>-10.05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081445" calcext:value-type="float">
            <text:p>7608144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43" calcext:value-type="float">
            <text:p>-1.3043</text:p>
          </table:table-cell>
          <table:table-cell office:value-type="float" office:value="0.8331" calcext:value-type="float">
            <text:p>0.8331</text:p>
          </table:table-cell>
          <table:table-cell office:value-type="float" office:value="-9.7144" calcext:value-type="float">
            <text:p>-9.7144</text:p>
          </table:table-cell>
          <table:table-cell office:value-type="float" office:value="-7.619" calcext:value-type="float">
            <text:p>-7.619</text:p>
          </table:table-cell>
          <table:table-cell office:value-type="float" office:value="4.8615" calcext:value-type="float">
            <text:p>4.8615</text:p>
          </table:table-cell>
          <table:table-cell office:value-type="float" office:value="-80.9528" calcext:value-type="float">
            <text:p>-80.9528</text:p>
          </table:table-cell>
          <table:table-cell office:value-type="float" office:value="-660.4761" calcext:value-type="float">
            <text:p>-660.4761</text:p>
          </table:table-cell>
          <table:table-cell office:value-type="float" office:value="649.4458" calcext:value-type="float">
            <text:p>649.4458</text:p>
          </table:table-cell>
          <table:table-cell office:value-type="float" office:value="-953.811" calcext:value-type="float">
            <text:p>-953.811</text:p>
          </table:table-cell>
          <table:table-cell office:value-type="float" office:value="48996743" calcext:value-type="float">
            <text:p>489967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18" calcext:value-type="float">
            <text:p>-1.3018</text:p>
          </table:table-cell>
          <table:table-cell office:value-type="float" office:value="0.8331" calcext:value-type="float">
            <text:p>0.8331</text:p>
          </table:table-cell>
          <table:table-cell office:value-type="float" office:value="-9.7144" calcext:value-type="float">
            <text:p>-9.7144</text:p>
          </table:table-cell>
          <table:table-cell office:value-type="float" office:value="-7.6025" calcext:value-type="float">
            <text:p>-7.6025</text:p>
          </table:table-cell>
          <table:table-cell office:value-type="float" office:value="4.856" calcext:value-type="float">
            <text:p>4.856</text:p>
          </table:table-cell>
          <table:table-cell office:value-type="float" office:value="-80.9692" calcext:value-type="float">
            <text:p>-80.9692</text:p>
          </table:table-cell>
          <table:table-cell office:value-type="float" office:value="-660.4102" calcext:value-type="float">
            <text:p>-660.4102</text:p>
          </table:table-cell>
          <table:table-cell office:value-type="float" office:value="649.4238" calcext:value-type="float">
            <text:p>649.4238</text:p>
          </table:table-cell>
          <table:table-cell office:value-type="float" office:value="-953.877" calcext:value-type="float">
            <text:p>-953.877</text:p>
          </table:table-cell>
          <table:table-cell office:value-type="float" office:value="49009399" calcext:value-type="float">
            <text:p>4900939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92" calcext:value-type="float">
            <text:p>-1.3092</text:p>
          </table:table-cell>
          <table:table-cell office:value-type="float" office:value="0.8356" calcext:value-type="float">
            <text:p>0.8356</text:p>
          </table:table-cell>
          <table:table-cell office:value-type="float" office:value="-9.7226" calcext:value-type="float">
            <text:p>-9.7226</text:p>
          </table:table-cell>
          <table:table-cell office:value-type="float" office:value="-7.641" calcext:value-type="float">
            <text:p>-7.641</text:p>
          </table:table-cell>
          <table:table-cell office:value-type="float" office:value="4.8669" calcext:value-type="float">
            <text:p>4.8669</text:p>
          </table:table-cell>
          <table:table-cell office:value-type="float" office:value="-80.9253" calcext:value-type="float">
            <text:p>-80.9253</text:p>
          </table:table-cell>
          <table:table-cell office:value-type="float" office:value="-660.564" calcext:value-type="float">
            <text:p>-660.564</text:p>
          </table:table-cell>
          <table:table-cell office:value-type="float" office:value="649.4678" calcext:value-type="float">
            <text:p>649.4678</text:p>
          </table:table-cell>
          <table:table-cell office:value-type="float" office:value="-953.7012" calcext:value-type="float">
            <text:p>-953.7012</text:p>
          </table:table-cell>
          <table:table-cell office:value-type="float" office:value="49022055" calcext:value-type="float">
            <text:p>4902205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25" calcext:value-type="float">
            <text:p>-1.3125</text:p>
          </table:table-cell>
          <table:table-cell office:value-type="float" office:value="0.8364" calcext:value-type="float">
            <text:p>0.8364</text:p>
          </table:table-cell>
          <table:table-cell office:value-type="float" office:value="-9.7094" calcext:value-type="float">
            <text:p>-9.7094</text:p>
          </table:table-cell>
          <table:table-cell office:value-type="float" office:value="-7.674" calcext:value-type="float">
            <text:p>-7.674</text:p>
          </table:table-cell>
          <table:table-cell office:value-type="float" office:value="4.8779" calcext:value-type="float">
            <text:p>4.8779</text:p>
          </table:table-cell>
          <table:table-cell office:value-type="float" office:value="-80.8978" calcext:value-type="float">
            <text:p>-80.8978</text:p>
          </table:table-cell>
          <table:table-cell office:value-type="float" office:value="-660.6958" calcext:value-type="float">
            <text:p>-660.6958</text:p>
          </table:table-cell>
          <table:table-cell office:value-type="float" office:value="649.5117" calcext:value-type="float">
            <text:p>649.5117</text:p>
          </table:table-cell>
          <table:table-cell office:value-type="float" office:value="-953.5913" calcext:value-type="float">
            <text:p>-953.5913</text:p>
          </table:table-cell>
          <table:table-cell office:value-type="float" office:value="49034711" calcext:value-type="float">
            <text:p>4903471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2969" calcext:value-type="float">
            <text:p>-1.2969</text:p>
          </table:table-cell>
          <table:table-cell office:value-type="float" office:value="0.8397" calcext:value-type="float">
            <text:p>0.8397</text:p>
          </table:table-cell>
          <table:table-cell office:value-type="float" office:value="-9.7062" calcext:value-type="float">
            <text:p>-9.7062</text:p>
          </table:table-cell>
          <table:table-cell office:value-type="float" office:value="-7.5806" calcext:value-type="float">
            <text:p>-7.5806</text:p>
          </table:table-cell>
          <table:table-cell office:value-type="float" office:value="4.8999" calcext:value-type="float">
            <text:p>4.8999</text:p>
          </table:table-cell>
          <table:table-cell office:value-type="float" office:value="-80.9583" calcext:value-type="float">
            <text:p>-80.9583</text:p>
          </table:table-cell>
          <table:table-cell office:value-type="float" office:value="-660.3223" calcext:value-type="float">
            <text:p>-660.3223</text:p>
          </table:table-cell>
          <table:table-cell office:value-type="float" office:value="649.5996" calcext:value-type="float">
            <text:p>649.5996</text:p>
          </table:table-cell>
          <table:table-cell office:value-type="float" office:value="-953.833" calcext:value-type="float">
            <text:p>-953.833</text:p>
          </table:table-cell>
          <table:table-cell office:value-type="float" office:value="49047368" calcext:value-type="float">
            <text:p>490473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35" calcext:value-type="float">
            <text:p>-1.3035</text:p>
          </table:table-cell>
          <table:table-cell office:value-type="float" office:value="0.8413" calcext:value-type="float">
            <text:p>0.8413</text:p>
          </table:table-cell>
          <table:table-cell office:value-type="float" office:value="-9.6971" calcext:value-type="float">
            <text:p>-9.6971</text:p>
          </table:table-cell>
          <table:table-cell office:value-type="float" office:value="-7.6245" calcext:value-type="float">
            <text:p>-7.6245</text:p>
          </table:table-cell>
          <table:table-cell office:value-type="float" office:value="4.9164" calcext:value-type="float">
            <text:p>4.9164</text:p>
          </table:table-cell>
          <table:table-cell office:value-type="float" office:value="-80.9143" calcext:value-type="float">
            <text:p>-80.9143</text:p>
          </table:table-cell>
          <table:table-cell office:value-type="float" office:value="-660.498" calcext:value-type="float">
            <text:p>-660.498</text:p>
          </table:table-cell>
          <table:table-cell office:value-type="float" office:value="649.6655" calcext:value-type="float">
            <text:p>649.6655</text:p>
          </table:table-cell>
          <table:table-cell office:value-type="float" office:value="-953.6572" calcext:value-type="float">
            <text:p>-953.6572</text:p>
          </table:table-cell>
          <table:table-cell office:value-type="float" office:value="49111118" calcext:value-type="float">
            <text:p>491111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76" calcext:value-type="float">
            <text:p>-1.3076</text:p>
          </table:table-cell>
          <table:table-cell office:value-type="float" office:value="0.8463" calcext:value-type="float">
            <text:p>0.8463</text:p>
          </table:table-cell>
          <table:table-cell office:value-type="float" office:value="-9.7152" calcext:value-type="float">
            <text:p>-9.7152</text:p>
          </table:table-cell>
          <table:table-cell office:value-type="float" office:value="-7.6355" calcext:value-type="float">
            <text:p>-7.6355</text:p>
          </table:table-cell>
          <table:table-cell office:value-type="float" office:value="4.9329" calcext:value-type="float">
            <text:p>4.9329</text:p>
          </table:table-cell>
          <table:table-cell office:value-type="float" office:value="-80.8978" calcext:value-type="float">
            <text:p>-80.8978</text:p>
          </table:table-cell>
          <table:table-cell office:value-type="float" office:value="-660.542" calcext:value-type="float">
            <text:p>-660.542</text:p>
          </table:table-cell>
          <table:table-cell office:value-type="float" office:value="649.7314" calcext:value-type="float">
            <text:p>649.7314</text:p>
          </table:table-cell>
          <table:table-cell office:value-type="float" office:value="-953.5913" calcext:value-type="float">
            <text:p>-953.5913</text:p>
          </table:table-cell>
          <table:table-cell office:value-type="float" office:value="49124243" calcext:value-type="float">
            <text:p>491242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2961" calcext:value-type="float">
            <text:p>-1.2961</text:p>
          </table:table-cell>
          <table:table-cell office:value-type="float" office:value="0.8372" calcext:value-type="float">
            <text:p>0.8372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-7.5806" calcext:value-type="float">
            <text:p>-7.5806</text:p>
          </table:table-cell>
          <table:table-cell office:value-type="float" office:value="4.8834" calcext:value-type="float">
            <text:p>4.8834</text:p>
          </table:table-cell>
          <table:table-cell office:value-type="float" office:value="-80.9692" calcext:value-type="float">
            <text:p>-80.9692</text:p>
          </table:table-cell>
          <table:table-cell office:value-type="float" office:value="-660.3223" calcext:value-type="float">
            <text:p>-660.3223</text:p>
          </table:table-cell>
          <table:table-cell office:value-type="float" office:value="649.5337" calcext:value-type="float">
            <text:p>649.5337</text:p>
          </table:table-cell>
          <table:table-cell office:value-type="float" office:value="-953.877" calcext:value-type="float">
            <text:p>-953.877</text:p>
          </table:table-cell>
          <table:table-cell office:value-type="float" office:value="49136899" calcext:value-type="float">
            <text:p>4913689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1" calcext:value-type="float">
            <text:p>-1.301</text:p>
          </table:table-cell>
          <table:table-cell office:value-type="float" office:value="0.8225" calcext:value-type="float">
            <text:p>0.8225</text:p>
          </table:table-cell>
          <table:table-cell office:value-type="float" office:value="-9.6979" calcext:value-type="float">
            <text:p>-9.6979</text:p>
          </table:table-cell>
          <table:table-cell office:value-type="float" office:value="-7.6135" calcext:value-type="float">
            <text:p>-7.6135</text:p>
          </table:table-cell>
          <table:table-cell office:value-type="float" office:value="4.801" calcext:value-type="float">
            <text:p>4.801</text:p>
          </table:table-cell>
          <table:table-cell office:value-type="float" office:value="-80.9857" calcext:value-type="float">
            <text:p>-80.9857</text:p>
          </table:table-cell>
          <table:table-cell office:value-type="float" office:value="-660.4541" calcext:value-type="float">
            <text:p>-660.4541</text:p>
          </table:table-cell>
          <table:table-cell office:value-type="float" office:value="649.2041" calcext:value-type="float">
            <text:p>649.2041</text:p>
          </table:table-cell>
          <table:table-cell office:value-type="float" office:value="-953.9429" calcext:value-type="float">
            <text:p>-953.9429</text:p>
          </table:table-cell>
          <table:table-cell office:value-type="float" office:value="49149555" calcext:value-type="float">
            <text:p>4914955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58" calcext:value-type="float">
            <text:p>-1.3158</text:p>
          </table:table-cell>
          <table:table-cell office:value-type="float" office:value="0.8216" calcext:value-type="float">
            <text:p>0.8216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-7.6959" calcext:value-type="float">
            <text:p>-7.6959</text:p>
          </table:table-cell>
          <table:table-cell office:value-type="float" office:value="4.7955" calcext:value-type="float">
            <text:p>4.7955</text:p>
          </table:table-cell>
          <table:table-cell office:value-type="float" office:value="-80.9253" calcext:value-type="float">
            <text:p>-80.9253</text:p>
          </table:table-cell>
          <table:table-cell office:value-type="float" office:value="-660.7837" calcext:value-type="float">
            <text:p>-660.7837</text:p>
          </table:table-cell>
          <table:table-cell office:value-type="float" office:value="649.1821" calcext:value-type="float">
            <text:p>649.1821</text:p>
          </table:table-cell>
          <table:table-cell office:value-type="float" office:value="-953.7012" calcext:value-type="float">
            <text:p>-953.7012</text:p>
          </table:table-cell>
          <table:table-cell office:value-type="float" office:value="49162211" calcext:value-type="float">
            <text:p>4916221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2944" calcext:value-type="float">
            <text:p>-1.2944</text:p>
          </table:table-cell>
          <table:table-cell office:value-type="float" office:value="0.82" calcext:value-type="float">
            <text:p>0.82</text:p>
          </table:table-cell>
          <table:table-cell office:value-type="float" office:value="-9.6979" calcext:value-type="float">
            <text:p>-9.6979</text:p>
          </table:table-cell>
          <table:table-cell office:value-type="float" office:value="-7.5751" calcext:value-type="float">
            <text:p>-7.5751</text:p>
          </table:table-cell>
          <table:table-cell office:value-type="float" office:value="4.79" calcext:value-type="float">
            <text:p>4.79</text:p>
          </table:table-cell>
          <table:table-cell office:value-type="float" office:value="-81.0242" calcext:value-type="float">
            <text:p>-81.0242</text:p>
          </table:table-cell>
          <table:table-cell office:value-type="float" office:value="-660.3003" calcext:value-type="float">
            <text:p>-660.3003</text:p>
          </table:table-cell>
          <table:table-cell office:value-type="float" office:value="649.1602" calcext:value-type="float">
            <text:p>649.1602</text:p>
          </table:table-cell>
          <table:table-cell office:value-type="float" office:value="-954.0967" calcext:value-type="float">
            <text:p>-954.0967</text:p>
          </table:table-cell>
          <table:table-cell office:value-type="float" office:value="49174868" calcext:value-type="float">
            <text:p>491748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02" calcext:value-type="float">
            <text:p>-1.3002</text:p>
          </table:table-cell>
          <table:table-cell office:value-type="float" office:value="0.8216" calcext:value-type="float">
            <text:p>0.8216</text:p>
          </table:table-cell>
          <table:table-cell office:value-type="float" office:value="-9.7103" calcext:value-type="float">
            <text:p>-9.7103</text:p>
          </table:table-cell>
          <table:table-cell office:value-type="float" office:value="-7.597" calcext:value-type="float">
            <text:p>-7.597</text:p>
          </table:table-cell>
          <table:table-cell office:value-type="float" office:value="4.7955" calcext:value-type="float">
            <text:p>4.7955</text:p>
          </table:table-cell>
          <table:table-cell office:value-type="float" office:value="-81.0077" calcext:value-type="float">
            <text:p>-81.0077</text:p>
          </table:table-cell>
          <table:table-cell office:value-type="float" office:value="-660.3882" calcext:value-type="float">
            <text:p>-660.3882</text:p>
          </table:table-cell>
          <table:table-cell office:value-type="float" office:value="649.1821" calcext:value-type="float">
            <text:p>649.1821</text:p>
          </table:table-cell>
          <table:table-cell office:value-type="float" office:value="-954.0308" calcext:value-type="float">
            <text:p>-954.0308</text:p>
          </table:table-cell>
          <table:table-cell office:value-type="float" office:value="49187993" calcext:value-type="float">
            <text:p>491879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17" calcext:value-type="float">
            <text:p>-1.3117</text:p>
          </table:table-cell>
          <table:table-cell office:value-type="float" office:value="0.8381" calcext:value-type="float">
            <text:p>0.8381</text:p>
          </table:table-cell>
          <table:table-cell office:value-type="float" office:value="-9.7094" calcext:value-type="float">
            <text:p>-9.7094</text:p>
          </table:table-cell>
          <table:table-cell office:value-type="float" office:value="-7.663" calcext:value-type="float">
            <text:p>-7.663</text:p>
          </table:table-cell>
          <table:table-cell office:value-type="float" office:value="4.8889" calcext:value-type="float">
            <text:p>4.8889</text:p>
          </table:table-cell>
          <table:table-cell office:value-type="float" office:value="-80.8978" calcext:value-type="float">
            <text:p>-80.8978</text:p>
          </table:table-cell>
          <table:table-cell office:value-type="float" office:value="-660.6519" calcext:value-type="float">
            <text:p>-660.6519</text:p>
          </table:table-cell>
          <table:table-cell office:value-type="float" office:value="649.5557" calcext:value-type="float">
            <text:p>649.5557</text:p>
          </table:table-cell>
          <table:table-cell office:value-type="float" office:value="-953.5913" calcext:value-type="float">
            <text:p>-953.5913</text:p>
          </table:table-cell>
          <table:table-cell office:value-type="float" office:value="49200649" calcext:value-type="float">
            <text:p>4920064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35" calcext:value-type="float">
            <text:p>-1.3035</text:p>
          </table:table-cell>
          <table:table-cell office:value-type="float" office:value="0.8315" calcext:value-type="float">
            <text:p>0.8315</text:p>
          </table:table-cell>
          <table:table-cell office:value-type="float" office:value="-9.7111" calcext:value-type="float">
            <text:p>-9.7111</text:p>
          </table:table-cell>
          <table:table-cell office:value-type="float" office:value="-7.619" calcext:value-type="float">
            <text:p>-7.619</text:p>
          </table:table-cell>
          <table:table-cell office:value-type="float" office:value="4.8505" calcext:value-type="float">
            <text:p>4.8505</text:p>
          </table:table-cell>
          <table:table-cell office:value-type="float" office:value="-80.9583" calcext:value-type="float">
            <text:p>-80.9583</text:p>
          </table:table-cell>
          <table:table-cell office:value-type="float" office:value="-660.4761" calcext:value-type="float">
            <text:p>-660.4761</text:p>
          </table:table-cell>
          <table:table-cell office:value-type="float" office:value="649.4019" calcext:value-type="float">
            <text:p>649.4019</text:p>
          </table:table-cell>
          <table:table-cell office:value-type="float" office:value="-953.833" calcext:value-type="float">
            <text:p>-953.833</text:p>
          </table:table-cell>
          <table:table-cell office:value-type="float" office:value="49213305" calcext:value-type="float">
            <text:p>4921330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59" calcext:value-type="float">
            <text:p>-1.3059</text:p>
          </table:table-cell>
          <table:table-cell office:value-type="float" office:value="0.8126" calcext:value-type="float">
            <text:p>0.8126</text:p>
          </table:table-cell>
          <table:table-cell office:value-type="float" office:value="-9.7135" calcext:value-type="float">
            <text:p>-9.7135</text:p>
          </table:table-cell>
          <table:table-cell office:value-type="float" office:value="-7.63" calcext:value-type="float">
            <text:p>-7.63</text:p>
          </table:table-cell>
          <table:table-cell office:value-type="float" office:value="4.7406" calcext:value-type="float">
            <text:p>4.7406</text:p>
          </table:table-cell>
          <table:table-cell office:value-type="float" office:value="-81.0077" calcext:value-type="float">
            <text:p>-81.0077</text:p>
          </table:table-cell>
          <table:table-cell office:value-type="float" office:value="-660.52" calcext:value-type="float">
            <text:p>-660.52</text:p>
          </table:table-cell>
          <table:table-cell office:value-type="float" office:value="648.9624" calcext:value-type="float">
            <text:p>648.9624</text:p>
          </table:table-cell>
          <table:table-cell office:value-type="float" office:value="-954.0308" calcext:value-type="float">
            <text:p>-954.0308</text:p>
          </table:table-cell>
          <table:table-cell office:value-type="float" office:value="49225962" calcext:value-type="float">
            <text:p>492259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59" calcext:value-type="float">
            <text:p>-1.3059</text:p>
          </table:table-cell>
          <table:table-cell office:value-type="float" office:value="0.8266" calcext:value-type="float">
            <text:p>0.8266</text:p>
          </table:table-cell>
          <table:table-cell office:value-type="float" office:value="-9.7037" calcext:value-type="float">
            <text:p>-9.7037</text:p>
          </table:table-cell>
          <table:table-cell office:value-type="float" office:value="-7.6355" calcext:value-type="float">
            <text:p>-7.6355</text:p>
          </table:table-cell>
          <table:table-cell office:value-type="float" office:value="4.823" calcext:value-type="float">
            <text:p>4.823</text:p>
          </table:table-cell>
          <table:table-cell office:value-type="float" office:value="-80.9583" calcext:value-type="float">
            <text:p>-80.9583</text:p>
          </table:table-cell>
          <table:table-cell office:value-type="float" office:value="-660.542" calcext:value-type="float">
            <text:p>-660.542</text:p>
          </table:table-cell>
          <table:table-cell office:value-type="float" office:value="649.292" calcext:value-type="float">
            <text:p>649.292</text:p>
          </table:table-cell>
          <table:table-cell office:value-type="float" office:value="-953.833" calcext:value-type="float">
            <text:p>-953.833</text:p>
          </table:table-cell>
          <table:table-cell office:value-type="float" office:value="49239086" calcext:value-type="float">
            <text:p>4923908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59" calcext:value-type="float">
            <text:p>-1.3059</text:p>
          </table:table-cell>
          <table:table-cell office:value-type="float" office:value="0.8282" calcext:value-type="float">
            <text:p>0.8282</text:p>
          </table:table-cell>
          <table:table-cell office:value-type="float" office:value="-9.7127" calcext:value-type="float">
            <text:p>-9.7127</text:p>
          </table:table-cell>
          <table:table-cell office:value-type="float" office:value="-7.63" calcext:value-type="float">
            <text:p>-7.63</text:p>
          </table:table-cell>
          <table:table-cell office:value-type="float" office:value="4.8285" calcext:value-type="float">
            <text:p>4.8285</text:p>
          </table:table-cell>
          <table:table-cell office:value-type="float" office:value="-80.9583" calcext:value-type="float">
            <text:p>-80.9583</text:p>
          </table:table-cell>
          <table:table-cell office:value-type="float" office:value="-660.52" calcext:value-type="float">
            <text:p>-660.52</text:p>
          </table:table-cell>
          <table:table-cell office:value-type="float" office:value="649.314" calcext:value-type="float">
            <text:p>649.314</text:p>
          </table:table-cell>
          <table:table-cell office:value-type="float" office:value="-953.833" calcext:value-type="float">
            <text:p>-953.833</text:p>
          </table:table-cell>
          <table:table-cell office:value-type="float" office:value="49251743" calcext:value-type="float">
            <text:p>492517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26" calcext:value-type="float">
            <text:p>-1.3026</text:p>
          </table:table-cell>
          <table:table-cell office:value-type="float" office:value="0.8315" calcext:value-type="float">
            <text:p>0.8315</text:p>
          </table:table-cell>
          <table:table-cell office:value-type="float" office:value="-9.7103" calcext:value-type="float">
            <text:p>-9.7103</text:p>
          </table:table-cell>
          <table:table-cell office:value-type="float" office:value="-7.6135" calcext:value-type="float">
            <text:p>-7.6135</text:p>
          </table:table-cell>
          <table:table-cell office:value-type="float" office:value="4.8505" calcext:value-type="float">
            <text:p>4.8505</text:p>
          </table:table-cell>
          <table:table-cell office:value-type="float" office:value="-80.9583" calcext:value-type="float">
            <text:p>-80.9583</text:p>
          </table:table-cell>
          <table:table-cell office:value-type="float" office:value="-660.4541" calcext:value-type="float">
            <text:p>-660.4541</text:p>
          </table:table-cell>
          <table:table-cell office:value-type="float" office:value="649.4019" calcext:value-type="float">
            <text:p>649.4019</text:p>
          </table:table-cell>
          <table:table-cell office:value-type="float" office:value="-953.833" calcext:value-type="float">
            <text:p>-953.833</text:p>
          </table:table-cell>
          <table:table-cell office:value-type="float" office:value="49264399" calcext:value-type="float">
            <text:p>4926439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02" calcext:value-type="float">
            <text:p>-1.3002</text:p>
          </table:table-cell>
          <table:table-cell office:value-type="float" office:value="0.8413" calcext:value-type="float">
            <text:p>0.8413</text:p>
          </table:table-cell>
          <table:table-cell office:value-type="float" office:value="-9.7062" calcext:value-type="float">
            <text:p>-9.7062</text:p>
          </table:table-cell>
          <table:table-cell office:value-type="float" office:value="-7.6025" calcext:value-type="float">
            <text:p>-7.6025</text:p>
          </table:table-cell>
          <table:table-cell office:value-type="float" office:value="4.9109" calcext:value-type="float">
            <text:p>4.9109</text:p>
          </table:table-cell>
          <table:table-cell office:value-type="float" office:value="-80.9363" calcext:value-type="float">
            <text:p>-80.9363</text:p>
          </table:table-cell>
          <table:table-cell office:value-type="float" office:value="-660.4102" calcext:value-type="float">
            <text:p>-660.4102</text:p>
          </table:table-cell>
          <table:table-cell office:value-type="float" office:value="649.6436" calcext:value-type="float">
            <text:p>649.6436</text:p>
          </table:table-cell>
          <table:table-cell office:value-type="float" office:value="-953.7451" calcext:value-type="float">
            <text:p>-953.7451</text:p>
          </table:table-cell>
          <table:table-cell office:value-type="float" office:value="49277055" calcext:value-type="float">
            <text:p>4927705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" calcext:value-type="float">
            <text:p>-1.31</text:p>
          </table:table-cell>
          <table:table-cell office:value-type="float" office:value="0.8339" calcext:value-type="float">
            <text:p>0.8339</text:p>
          </table:table-cell>
          <table:table-cell office:value-type="float" office:value="-9.7144" calcext:value-type="float">
            <text:p>-9.7144</text:p>
          </table:table-cell>
          <table:table-cell office:value-type="float" office:value="-7.6575" calcext:value-type="float">
            <text:p>-7.6575</text:p>
          </table:table-cell>
          <table:table-cell office:value-type="float" office:value="4.8615" calcext:value-type="float">
            <text:p>4.8615</text:p>
          </table:table-cell>
          <table:table-cell office:value-type="float" office:value="-80.9198" calcext:value-type="float">
            <text:p>-80.9198</text:p>
          </table:table-cell>
          <table:table-cell office:value-type="float" office:value="-660.6299" calcext:value-type="float">
            <text:p>-660.6299</text:p>
          </table:table-cell>
          <table:table-cell office:value-type="float" office:value="649.4458" calcext:value-type="float">
            <text:p>649.4458</text:p>
          </table:table-cell>
          <table:table-cell office:value-type="float" office:value="-953.6792" calcext:value-type="float">
            <text:p>-953.6792</text:p>
          </table:table-cell>
          <table:table-cell office:value-type="float" office:value="49289711" calcext:value-type="float">
            <text:p>4928971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2985" calcext:value-type="float">
            <text:p>-1.2985</text:p>
          </table:table-cell>
          <table:table-cell office:value-type="float" office:value="0.8298" calcext:value-type="float">
            <text:p>0.8298</text:p>
          </table:table-cell>
          <table:table-cell office:value-type="float" office:value="-9.7127" calcext:value-type="float">
            <text:p>-9.7127</text:p>
          </table:table-cell>
          <table:table-cell office:value-type="float" office:value="-7.5861" calcext:value-type="float">
            <text:p>-7.5861</text:p>
          </table:table-cell>
          <table:table-cell office:value-type="float" office:value="4.8395" calcext:value-type="float">
            <text:p>4.8395</text:p>
          </table:table-cell>
          <table:table-cell office:value-type="float" office:value="-80.9857" calcext:value-type="float">
            <text:p>-80.9857</text:p>
          </table:table-cell>
          <table:table-cell office:value-type="float" office:value="-660.3442" calcext:value-type="float">
            <text:p>-660.3442</text:p>
          </table:table-cell>
          <table:table-cell office:value-type="float" office:value="649.3579" calcext:value-type="float">
            <text:p>649.3579</text:p>
          </table:table-cell>
          <table:table-cell office:value-type="float" office:value="-953.9429" calcext:value-type="float">
            <text:p>-953.9429</text:p>
          </table:table-cell>
          <table:table-cell office:value-type="float" office:value="49353461" calcext:value-type="float">
            <text:p>4935346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67" calcext:value-type="float">
            <text:p>-1.3067</text:p>
          </table:table-cell>
          <table:table-cell office:value-type="float" office:value="0.8454" calcext:value-type="float">
            <text:p>0.8454</text:p>
          </table:table-cell>
          <table:table-cell office:value-type="float" office:value="-9.7053" calcext:value-type="float">
            <text:p>-9.7053</text:p>
          </table:table-cell>
          <table:table-cell office:value-type="float" office:value="-7.641" calcext:value-type="float">
            <text:p>-7.641</text:p>
          </table:table-cell>
          <table:table-cell office:value-type="float" office:value="4.9384" calcext:value-type="float">
            <text:p>4.9384</text:p>
          </table:table-cell>
          <table:table-cell office:value-type="float" office:value="-80.8923" calcext:value-type="float">
            <text:p>-80.8923</text:p>
          </table:table-cell>
          <table:table-cell office:value-type="float" office:value="-660.564" calcext:value-type="float">
            <text:p>-660.564</text:p>
          </table:table-cell>
          <table:table-cell office:value-type="float" office:value="649.7534" calcext:value-type="float">
            <text:p>649.7534</text:p>
          </table:table-cell>
          <table:table-cell office:value-type="float" office:value="-953.5693" calcext:value-type="float">
            <text:p>-953.5693</text:p>
          </table:table-cell>
          <table:table-cell office:value-type="float" office:value="49366586" calcext:value-type="float">
            <text:p>4936658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35" calcext:value-type="float">
            <text:p>-1.3035</text:p>
          </table:table-cell>
          <table:table-cell office:value-type="float" office:value="0.8249" calcext:value-type="float">
            <text:p>0.8249</text:p>
          </table:table-cell>
          <table:table-cell office:value-type="float" office:value="-9.7119" calcext:value-type="float">
            <text:p>-9.7119</text:p>
          </table:table-cell>
          <table:table-cell office:value-type="float" office:value="-7.619" calcext:value-type="float">
            <text:p>-7.619</text:p>
          </table:table-cell>
          <table:table-cell office:value-type="float" office:value="4.812" calcext:value-type="float">
            <text:p>4.812</text:p>
          </table:table-cell>
          <table:table-cell office:value-type="float" office:value="-80.9747" calcext:value-type="float">
            <text:p>-80.9747</text:p>
          </table:table-cell>
          <table:table-cell office:value-type="float" office:value="-660.4761" calcext:value-type="float">
            <text:p>-660.4761</text:p>
          </table:table-cell>
          <table:table-cell office:value-type="float" office:value="649.248" calcext:value-type="float">
            <text:p>649.248</text:p>
          </table:table-cell>
          <table:table-cell office:value-type="float" office:value="-953.8989" calcext:value-type="float">
            <text:p>-953.8989</text:p>
          </table:table-cell>
          <table:table-cell office:value-type="float" office:value="49379242" calcext:value-type="float">
            <text:p>4937924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1" calcext:value-type="float">
            <text:p>-1.301</text:p>
          </table:table-cell>
          <table:table-cell office:value-type="float" office:value="0.8257" calcext:value-type="float">
            <text:p>0.8257</text:p>
          </table:table-cell>
          <table:table-cell office:value-type="float" office:value="-9.707" calcext:value-type="float">
            <text:p>-9.707</text:p>
          </table:table-cell>
          <table:table-cell office:value-type="float" office:value="-7.608" calcext:value-type="float">
            <text:p>-7.608</text:p>
          </table:table-cell>
          <table:table-cell office:value-type="float" office:value="4.823" calcext:value-type="float">
            <text:p>4.823</text:p>
          </table:table-cell>
          <table:table-cell office:value-type="float" office:value="-80.9857" calcext:value-type="float">
            <text:p>-80.9857</text:p>
          </table:table-cell>
          <table:table-cell office:value-type="float" office:value="-660.4321" calcext:value-type="float">
            <text:p>-660.4321</text:p>
          </table:table-cell>
          <table:table-cell office:value-type="float" office:value="649.292" calcext:value-type="float">
            <text:p>649.292</text:p>
          </table:table-cell>
          <table:table-cell office:value-type="float" office:value="-953.9429" calcext:value-type="float">
            <text:p>-953.9429</text:p>
          </table:table-cell>
          <table:table-cell office:value-type="float" office:value="49391899" calcext:value-type="float">
            <text:p>4939189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43" calcext:value-type="float">
            <text:p>-1.3043</text:p>
          </table:table-cell>
          <table:table-cell office:value-type="float" office:value="0.8339" calcext:value-type="float">
            <text:p>0.8339</text:p>
          </table:table-cell>
          <table:table-cell office:value-type="float" office:value="-9.707" calcext:value-type="float">
            <text:p>-9.707</text:p>
          </table:table-cell>
          <table:table-cell office:value-type="float" office:value="-7.6245" calcext:value-type="float">
            <text:p>-7.6245</text:p>
          </table:table-cell>
          <table:table-cell office:value-type="float" office:value="4.8669" calcext:value-type="float">
            <text:p>4.8669</text:p>
          </table:table-cell>
          <table:table-cell office:value-type="float" office:value="-80.9363" calcext:value-type="float">
            <text:p>-80.9363</text:p>
          </table:table-cell>
          <table:table-cell office:value-type="float" office:value="-660.498" calcext:value-type="float">
            <text:p>-660.498</text:p>
          </table:table-cell>
          <table:table-cell office:value-type="float" office:value="649.4678" calcext:value-type="float">
            <text:p>649.4678</text:p>
          </table:table-cell>
          <table:table-cell office:value-type="float" office:value="-953.7451" calcext:value-type="float">
            <text:p>-953.7451</text:p>
          </table:table-cell>
          <table:table-cell office:value-type="float" office:value="49404555" calcext:value-type="float">
            <text:p>4940455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84" calcext:value-type="float">
            <text:p>-1.3084</text:p>
          </table:table-cell>
          <table:table-cell office:value-type="float" office:value="0.8381" calcext:value-type="float">
            <text:p>0.8381</text:p>
          </table:table-cell>
          <table:table-cell office:value-type="float" office:value="-9.7144" calcext:value-type="float">
            <text:p>-9.7144</text:p>
          </table:table-cell>
          <table:table-cell office:value-type="float" office:value="-7.641" calcext:value-type="float">
            <text:p>-7.641</text:p>
          </table:table-cell>
          <table:table-cell office:value-type="float" office:value="4.8889" calcext:value-type="float">
            <text:p>4.8889</text:p>
          </table:table-cell>
          <table:table-cell office:value-type="float" office:value="-80.9143" calcext:value-type="float">
            <text:p>-80.9143</text:p>
          </table:table-cell>
          <table:table-cell office:value-type="float" office:value="-660.564" calcext:value-type="float">
            <text:p>-660.564</text:p>
          </table:table-cell>
          <table:table-cell office:value-type="float" office:value="649.5557" calcext:value-type="float">
            <text:p>649.5557</text:p>
          </table:table-cell>
          <table:table-cell office:value-type="float" office:value="-953.6572" calcext:value-type="float">
            <text:p>-953.6572</text:p>
          </table:table-cell>
          <table:table-cell office:value-type="float" office:value="49417680" calcext:value-type="float">
            <text:p>4941768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2969" calcext:value-type="float">
            <text:p>-1.2969</text:p>
          </table:table-cell>
          <table:table-cell office:value-type="float" office:value="0.8397" calcext:value-type="float">
            <text:p>0.8397</text:p>
          </table:table-cell>
          <table:table-cell office:value-type="float" office:value="-9.7012" calcext:value-type="float">
            <text:p>-9.7012</text:p>
          </table:table-cell>
          <table:table-cell office:value-type="float" office:value="-7.5861" calcext:value-type="float">
            <text:p>-7.5861</text:p>
          </table:table-cell>
          <table:table-cell office:value-type="float" office:value="4.9054" calcext:value-type="float">
            <text:p>4.9054</text:p>
          </table:table-cell>
          <table:table-cell office:value-type="float" office:value="-80.9528" calcext:value-type="float">
            <text:p>-80.9528</text:p>
          </table:table-cell>
          <table:table-cell office:value-type="float" office:value="-660.3442" calcext:value-type="float">
            <text:p>-660.3442</text:p>
          </table:table-cell>
          <table:table-cell office:value-type="float" office:value="649.6216" calcext:value-type="float">
            <text:p>649.6216</text:p>
          </table:table-cell>
          <table:table-cell office:value-type="float" office:value="-953.811" calcext:value-type="float">
            <text:p>-953.811</text:p>
          </table:table-cell>
          <table:table-cell office:value-type="float" office:value="49430336" calcext:value-type="float">
            <text:p>4943033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35" calcext:value-type="float">
            <text:p>-1.3035</text:p>
          </table:table-cell>
          <table:table-cell office:value-type="float" office:value="0.8274" calcext:value-type="float">
            <text:p>0.8274</text:p>
          </table:table-cell>
          <table:table-cell office:value-type="float" office:value="-9.7168" calcext:value-type="float">
            <text:p>-9.7168</text:p>
          </table:table-cell>
          <table:table-cell office:value-type="float" office:value="-7.619" calcext:value-type="float">
            <text:p>-7.619</text:p>
          </table:table-cell>
          <table:table-cell office:value-type="float" office:value="4.823" calcext:value-type="float">
            <text:p>4.823</text:p>
          </table:table-cell>
          <table:table-cell office:value-type="float" office:value="-80.9747" calcext:value-type="float">
            <text:p>-80.9747</text:p>
          </table:table-cell>
          <table:table-cell office:value-type="float" office:value="-660.4761" calcext:value-type="float">
            <text:p>-660.4761</text:p>
          </table:table-cell>
          <table:table-cell office:value-type="float" office:value="649.292" calcext:value-type="float">
            <text:p>649.292</text:p>
          </table:table-cell>
          <table:table-cell office:value-type="float" office:value="-953.8989" calcext:value-type="float">
            <text:p>-953.8989</text:p>
          </table:table-cell>
          <table:table-cell office:value-type="float" office:value="49442993" calcext:value-type="float">
            <text:p>494429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84" calcext:value-type="float">
            <text:p>-1.3084</text:p>
          </table:table-cell>
          <table:table-cell office:value-type="float" office:value="0.829" calcext:value-type="float">
            <text:p>0.829</text:p>
          </table:table-cell>
          <table:table-cell office:value-type="float" office:value="-9.7127" calcext:value-type="float">
            <text:p>-9.7127</text:p>
          </table:table-cell>
          <table:table-cell office:value-type="float" office:value="-7.6465" calcext:value-type="float">
            <text:p>-7.6465</text:p>
          </table:table-cell>
          <table:table-cell office:value-type="float" office:value="4.834" calcext:value-type="float">
            <text:p>4.834</text:p>
          </table:table-cell>
          <table:table-cell office:value-type="float" office:value="-80.9473" calcext:value-type="float">
            <text:p>-80.9473</text:p>
          </table:table-cell>
          <table:table-cell office:value-type="float" office:value="-660.5859" calcext:value-type="float">
            <text:p>-660.5859</text:p>
          </table:table-cell>
          <table:table-cell office:value-type="float" office:value="649.3359" calcext:value-type="float">
            <text:p>649.3359</text:p>
          </table:table-cell>
          <table:table-cell office:value-type="float" office:value="-953.7891" calcext:value-type="float">
            <text:p>-953.7891</text:p>
          </table:table-cell>
          <table:table-cell office:value-type="float" office:value="49455649" calcext:value-type="float">
            <text:p>4945564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59" calcext:value-type="float">
            <text:p>-1.3059</text:p>
          </table:table-cell>
          <table:table-cell office:value-type="float" office:value="0.8323" calcext:value-type="float">
            <text:p>0.8323</text:p>
          </table:table-cell>
          <table:table-cell office:value-type="float" office:value="-9.7062" calcext:value-type="float">
            <text:p>-9.7062</text:p>
          </table:table-cell>
          <table:table-cell office:value-type="float" office:value="-7.6355" calcext:value-type="float">
            <text:p>-7.6355</text:p>
          </table:table-cell>
          <table:table-cell office:value-type="float" office:value="4.8615" calcext:value-type="float">
            <text:p>4.8615</text:p>
          </table:table-cell>
          <table:table-cell office:value-type="float" office:value="-80.9363" calcext:value-type="float">
            <text:p>-80.9363</text:p>
          </table:table-cell>
          <table:table-cell office:value-type="float" office:value="-660.542" calcext:value-type="float">
            <text:p>-660.542</text:p>
          </table:table-cell>
          <table:table-cell office:value-type="float" office:value="649.4458" calcext:value-type="float">
            <text:p>649.4458</text:p>
          </table:table-cell>
          <table:table-cell office:value-type="float" office:value="-953.7451" calcext:value-type="float">
            <text:p>-953.7451</text:p>
          </table:table-cell>
          <table:table-cell office:value-type="float" office:value="49468305" calcext:value-type="float">
            <text:p>4946830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35" calcext:value-type="float">
            <text:p>-1.3035</text:p>
          </table:table-cell>
          <table:table-cell office:value-type="float" office:value="0.8339" calcext:value-type="float">
            <text:p>0.8339</text:p>
          </table:table-cell>
          <table:table-cell office:value-type="float" office:value="-9.7144" calcext:value-type="float">
            <text:p>-9.7144</text:p>
          </table:table-cell>
          <table:table-cell office:value-type="float" office:value="-7.6135" calcext:value-type="float">
            <text:p>-7.6135</text:p>
          </table:table-cell>
          <table:table-cell office:value-type="float" office:value="4.8615" calcext:value-type="float">
            <text:p>4.8615</text:p>
          </table:table-cell>
          <table:table-cell office:value-type="float" office:value="-80.9583" calcext:value-type="float">
            <text:p>-80.9583</text:p>
          </table:table-cell>
          <table:table-cell office:value-type="float" office:value="-660.4541" calcext:value-type="float">
            <text:p>-660.4541</text:p>
          </table:table-cell>
          <table:table-cell office:value-type="float" office:value="649.4458" calcext:value-type="float">
            <text:p>649.4458</text:p>
          </table:table-cell>
          <table:table-cell office:value-type="float" office:value="-953.833" calcext:value-type="float">
            <text:p>-953.833</text:p>
          </table:table-cell>
          <table:table-cell office:value-type="float" office:value="49481430" calcext:value-type="float">
            <text:p>4948143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2985" calcext:value-type="float">
            <text:p>-1.2985</text:p>
          </table:table-cell>
          <table:table-cell office:value-type="float" office:value="0.8479" calcext:value-type="float">
            <text:p>0.8479</text:p>
          </table:table-cell>
          <table:table-cell office:value-type="float" office:value="-9.7103" calcext:value-type="float">
            <text:p>-9.7103</text:p>
          </table:table-cell>
          <table:table-cell office:value-type="float" office:value="-7.5861" calcext:value-type="float">
            <text:p>-7.5861</text:p>
          </table:table-cell>
          <table:table-cell office:value-type="float" office:value="4.9438" calcext:value-type="float">
            <text:p>4.9438</text:p>
          </table:table-cell>
          <table:table-cell office:value-type="float" office:value="-80.9253" calcext:value-type="float">
            <text:p>-80.9253</text:p>
          </table:table-cell>
          <table:table-cell office:value-type="float" office:value="-660.3442" calcext:value-type="float">
            <text:p>-660.3442</text:p>
          </table:table-cell>
          <table:table-cell office:value-type="float" office:value="649.7754" calcext:value-type="float">
            <text:p>649.7754</text:p>
          </table:table-cell>
          <table:table-cell office:value-type="float" office:value="-953.7012" calcext:value-type="float">
            <text:p>-953.7012</text:p>
          </table:table-cell>
          <table:table-cell office:value-type="float" office:value="49494087" calcext:value-type="float">
            <text:p>494940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35" calcext:value-type="float">
            <text:p>-1.3035</text:p>
          </table:table-cell>
          <table:table-cell office:value-type="float" office:value="0.8487" calcext:value-type="float">
            <text:p>0.8487</text:p>
          </table:table-cell>
          <table:table-cell office:value-type="float" office:value="-9.7119" calcext:value-type="float">
            <text:p>-9.7119</text:p>
          </table:table-cell>
          <table:table-cell office:value-type="float" office:value="-7.6135" calcext:value-type="float">
            <text:p>-7.6135</text:p>
          </table:table-cell>
          <table:table-cell office:value-type="float" office:value="4.9493" calcext:value-type="float">
            <text:p>4.9493</text:p>
          </table:table-cell>
          <table:table-cell office:value-type="float" office:value="-80.9088" calcext:value-type="float">
            <text:p>-80.9088</text:p>
          </table:table-cell>
          <table:table-cell office:value-type="float" office:value="-660.4541" calcext:value-type="float">
            <text:p>-660.4541</text:p>
          </table:table-cell>
          <table:table-cell office:value-type="float" office:value="649.7974" calcext:value-type="float">
            <text:p>649.7974</text:p>
          </table:table-cell>
          <table:table-cell office:value-type="float" office:value="-953.6353" calcext:value-type="float">
            <text:p>-953.6353</text:p>
          </table:table-cell>
          <table:table-cell office:value-type="float" office:value="49506743" calcext:value-type="float">
            <text:p>495067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2977" calcext:value-type="float">
            <text:p>-1.2977</text:p>
          </table:table-cell>
          <table:table-cell office:value-type="float" office:value="0.8438" calcext:value-type="float">
            <text:p>0.8438</text:p>
          </table:table-cell>
          <table:table-cell office:value-type="float" office:value="-9.7086" calcext:value-type="float">
            <text:p>-9.7086</text:p>
          </table:table-cell>
          <table:table-cell office:value-type="float" office:value="-7.5861" calcext:value-type="float">
            <text:p>-7.5861</text:p>
          </table:table-cell>
          <table:table-cell office:value-type="float" office:value="4.9219" calcext:value-type="float">
            <text:p>4.9219</text:p>
          </table:table-cell>
          <table:table-cell office:value-type="float" office:value="-80.9418" calcext:value-type="float">
            <text:p>-80.9418</text:p>
          </table:table-cell>
          <table:table-cell office:value-type="float" office:value="-660.3442" calcext:value-type="float">
            <text:p>-660.3442</text:p>
          </table:table-cell>
          <table:table-cell office:value-type="float" office:value="649.6875" calcext:value-type="float">
            <text:p>649.6875</text:p>
          </table:table-cell>
          <table:table-cell office:value-type="float" office:value="-953.7671" calcext:value-type="float">
            <text:p>-953.7671</text:p>
          </table:table-cell>
          <table:table-cell office:value-type="float" office:value="49519399" calcext:value-type="float">
            <text:p>4951939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18" calcext:value-type="float">
            <text:p>-1.3018</text:p>
          </table:table-cell>
          <table:table-cell office:value-type="float" office:value="0.8479" calcext:value-type="float">
            <text:p>0.8479</text:p>
          </table:table-cell>
          <table:table-cell office:value-type="float" office:value="-9.7078" calcext:value-type="float">
            <text:p>-9.7078</text:p>
          </table:table-cell>
          <table:table-cell office:value-type="float" office:value="-7.608" calcext:value-type="float">
            <text:p>-7.608</text:p>
          </table:table-cell>
          <table:table-cell office:value-type="float" office:value="4.9493" calcext:value-type="float">
            <text:p>4.9493</text:p>
          </table:table-cell>
          <table:table-cell office:value-type="float" office:value="-80.9143" calcext:value-type="float">
            <text:p>-80.9143</text:p>
          </table:table-cell>
          <table:table-cell office:value-type="float" office:value="-660.4321" calcext:value-type="float">
            <text:p>-660.4321</text:p>
          </table:table-cell>
          <table:table-cell office:value-type="float" office:value="649.7974" calcext:value-type="float">
            <text:p>649.7974</text:p>
          </table:table-cell>
          <table:table-cell office:value-type="float" office:value="-953.6572" calcext:value-type="float">
            <text:p>-953.6572</text:p>
          </table:table-cell>
          <table:table-cell office:value-type="float" office:value="49532055" calcext:value-type="float">
            <text:p>4953205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1" calcext:value-type="float">
            <text:p>-1.301</text:p>
          </table:table-cell>
          <table:table-cell office:value-type="float" office:value="0.8274" calcext:value-type="float">
            <text:p>0.8274</text:p>
          </table:table-cell>
          <table:table-cell office:value-type="float" office:value="-9.7144" calcext:value-type="float">
            <text:p>-9.7144</text:p>
          </table:table-cell>
          <table:table-cell office:value-type="float" office:value="-7.6025" calcext:value-type="float">
            <text:p>-7.6025</text:p>
          </table:table-cell>
          <table:table-cell office:value-type="float" office:value="4.8285" calcext:value-type="float">
            <text:p>4.8285</text:p>
          </table:table-cell>
          <table:table-cell office:value-type="float" office:value="-80.9857" calcext:value-type="float">
            <text:p>-80.9857</text:p>
          </table:table-cell>
          <table:table-cell office:value-type="float" office:value="-660.4102" calcext:value-type="float">
            <text:p>-660.4102</text:p>
          </table:table-cell>
          <table:table-cell office:value-type="float" office:value="649.314" calcext:value-type="float">
            <text:p>649.314</text:p>
          </table:table-cell>
          <table:table-cell office:value-type="float" office:value="-953.9429" calcext:value-type="float">
            <text:p>-953.9429</text:p>
          </table:table-cell>
          <table:table-cell office:value-type="float" office:value="49595805" calcext:value-type="float">
            <text:p>4959580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25" calcext:value-type="float">
            <text:p>-1.3125</text:p>
          </table:table-cell>
          <table:table-cell office:value-type="float" office:value="0.8298" calcext:value-type="float">
            <text:p>0.8298</text:p>
          </table:table-cell>
          <table:table-cell office:value-type="float" office:value="-9.7226" calcext:value-type="float">
            <text:p>-9.7226</text:p>
          </table:table-cell>
          <table:table-cell office:value-type="float" office:value="-7.663" calcext:value-type="float">
            <text:p>-7.663</text:p>
          </table:table-cell>
          <table:table-cell office:value-type="float" office:value="4.8395" calcext:value-type="float">
            <text:p>4.8395</text:p>
          </table:table-cell>
          <table:table-cell office:value-type="float" office:value="-80.9253" calcext:value-type="float">
            <text:p>-80.9253</text:p>
          </table:table-cell>
          <table:table-cell office:value-type="float" office:value="-660.6519" calcext:value-type="float">
            <text:p>-660.6519</text:p>
          </table:table-cell>
          <table:table-cell office:value-type="float" office:value="649.3579" calcext:value-type="float">
            <text:p>649.3579</text:p>
          </table:table-cell>
          <table:table-cell office:value-type="float" office:value="-953.7012" calcext:value-type="float">
            <text:p>-953.7012</text:p>
          </table:table-cell>
          <table:table-cell office:value-type="float" office:value="49608930" calcext:value-type="float">
            <text:p>4960893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1" calcext:value-type="float">
            <text:p>-1.301</text:p>
          </table:table-cell>
          <table:table-cell office:value-type="float" office:value="0.8274" calcext:value-type="float">
            <text:p>0.8274</text:p>
          </table:table-cell>
          <table:table-cell office:value-type="float" office:value="-9.7029" calcext:value-type="float">
            <text:p>-9.7029</text:p>
          </table:table-cell>
          <table:table-cell office:value-type="float" office:value="-7.6135" calcext:value-type="float">
            <text:p>-7.6135</text:p>
          </table:table-cell>
          <table:table-cell office:value-type="float" office:value="4.8285" calcext:value-type="float">
            <text:p>4.8285</text:p>
          </table:table-cell>
          <table:table-cell office:value-type="float" office:value="-80.9692" calcext:value-type="float">
            <text:p>-80.9692</text:p>
          </table:table-cell>
          <table:table-cell office:value-type="float" office:value="-660.4541" calcext:value-type="float">
            <text:p>-660.4541</text:p>
          </table:table-cell>
          <table:table-cell office:value-type="float" office:value="649.314" calcext:value-type="float">
            <text:p>649.314</text:p>
          </table:table-cell>
          <table:table-cell office:value-type="float" office:value="-953.877" calcext:value-type="float">
            <text:p>-953.877</text:p>
          </table:table-cell>
          <table:table-cell office:value-type="float" office:value="49621586" calcext:value-type="float">
            <text:p>4962158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49" calcext:value-type="float">
            <text:p>-1.3149</text:p>
          </table:table-cell>
          <table:table-cell office:value-type="float" office:value="0.82" calcext:value-type="float">
            <text:p>0.82</text:p>
          </table:table-cell>
          <table:table-cell office:value-type="float" office:value="-9.7119" calcext:value-type="float">
            <text:p>-9.7119</text:p>
          </table:table-cell>
          <table:table-cell office:value-type="float" office:value="-7.6849" calcext:value-type="float">
            <text:p>-7.6849</text:p>
          </table:table-cell>
          <table:table-cell office:value-type="float" office:value="4.7845" calcext:value-type="float">
            <text:p>4.7845</text:p>
          </table:table-cell>
          <table:table-cell office:value-type="float" office:value="-80.9363" calcext:value-type="float">
            <text:p>-80.9363</text:p>
          </table:table-cell>
          <table:table-cell office:value-type="float" office:value="-660.7397" calcext:value-type="float">
            <text:p>-660.7397</text:p>
          </table:table-cell>
          <table:table-cell office:value-type="float" office:value="649.1382" calcext:value-type="float">
            <text:p>649.1382</text:p>
          </table:table-cell>
          <table:table-cell office:value-type="float" office:value="-953.7451" calcext:value-type="float">
            <text:p>-953.7451</text:p>
          </table:table-cell>
          <table:table-cell office:value-type="float" office:value="49634242" calcext:value-type="float">
            <text:p>4963424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51" calcext:value-type="float">
            <text:p>-1.3051</text:p>
          </table:table-cell>
          <table:table-cell office:value-type="float" office:value="0.8167" calcext:value-type="float">
            <text:p>0.8167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-7.6355" calcext:value-type="float">
            <text:p>-7.6355</text:p>
          </table:table-cell>
          <table:table-cell office:value-type="float" office:value="4.7681" calcext:value-type="float">
            <text:p>4.7681</text:p>
          </table:table-cell>
          <table:table-cell office:value-type="float" office:value="-80.9857" calcext:value-type="float">
            <text:p>-80.9857</text:p>
          </table:table-cell>
          <table:table-cell office:value-type="float" office:value="-660.542" calcext:value-type="float">
            <text:p>-660.542</text:p>
          </table:table-cell>
          <table:table-cell office:value-type="float" office:value="649.0723" calcext:value-type="float">
            <text:p>649.0723</text:p>
          </table:table-cell>
          <table:table-cell office:value-type="float" office:value="-953.9429" calcext:value-type="float">
            <text:p>-953.9429</text:p>
          </table:table-cell>
          <table:table-cell office:value-type="float" office:value="49646899" calcext:value-type="float">
            <text:p>4964689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18" calcext:value-type="float">
            <text:p>-1.3018</text:p>
          </table:table-cell>
          <table:table-cell office:value-type="float" office:value="0.8348" calcext:value-type="float">
            <text:p>0.8348</text:p>
          </table:table-cell>
          <table:table-cell office:value-type="float" office:value="-9.7086" calcext:value-type="float">
            <text:p>-9.7086</text:p>
          </table:table-cell>
          <table:table-cell office:value-type="float" office:value="-7.608" calcext:value-type="float">
            <text:p>-7.608</text:p>
          </table:table-cell>
          <table:table-cell office:value-type="float" office:value="4.8724" calcext:value-type="float">
            <text:p>4.8724</text:p>
          </table:table-cell>
          <table:table-cell office:value-type="float" office:value="-80.9473" calcext:value-type="float">
            <text:p>-80.9473</text:p>
          </table:table-cell>
          <table:table-cell office:value-type="float" office:value="-660.4321" calcext:value-type="float">
            <text:p>-660.4321</text:p>
          </table:table-cell>
          <table:table-cell office:value-type="float" office:value="649.4897" calcext:value-type="float">
            <text:p>649.4897</text:p>
          </table:table-cell>
          <table:table-cell office:value-type="float" office:value="-953.7891" calcext:value-type="float">
            <text:p>-953.7891</text:p>
          </table:table-cell>
          <table:table-cell office:value-type="float" office:value="49660024" calcext:value-type="float">
            <text:p>4966002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43" calcext:value-type="float">
            <text:p>-1.3043</text:p>
          </table:table-cell>
          <table:table-cell office:value-type="float" office:value="0.8446" calcext:value-type="float">
            <text:p>0.8446</text:p>
          </table:table-cell>
          <table:table-cell office:value-type="float" office:value="-9.7176" calcext:value-type="float">
            <text:p>-9.7176</text:p>
          </table:table-cell>
          <table:table-cell office:value-type="float" office:value="-7.619" calcext:value-type="float">
            <text:p>-7.619</text:p>
          </table:table-cell>
          <table:table-cell office:value-type="float" office:value="4.9274" calcext:value-type="float">
            <text:p>4.9274</text:p>
          </table:table-cell>
          <table:table-cell office:value-type="float" office:value="-80.9143" calcext:value-type="float">
            <text:p>-80.9143</text:p>
          </table:table-cell>
          <table:table-cell office:value-type="float" office:value="-660.4761" calcext:value-type="float">
            <text:p>-660.4761</text:p>
          </table:table-cell>
          <table:table-cell office:value-type="float" office:value="649.7095" calcext:value-type="float">
            <text:p>649.7095</text:p>
          </table:table-cell>
          <table:table-cell office:value-type="float" office:value="-953.6572" calcext:value-type="float">
            <text:p>-953.6572</text:p>
          </table:table-cell>
          <table:table-cell office:value-type="float" office:value="49672680" calcext:value-type="float">
            <text:p>4967268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2944" calcext:value-type="float">
            <text:p>-1.2944</text:p>
          </table:table-cell>
          <table:table-cell office:value-type="float" office:value="0.8438" calcext:value-type="float">
            <text:p>0.8438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-7.5751" calcext:value-type="float">
            <text:p>-7.5751</text:p>
          </table:table-cell>
          <table:table-cell office:value-type="float" office:value="4.9274" calcext:value-type="float">
            <text:p>4.9274</text:p>
          </table:table-cell>
          <table:table-cell office:value-type="float" office:value="-80.9473" calcext:value-type="float">
            <text:p>-80.9473</text:p>
          </table:table-cell>
          <table:table-cell office:value-type="float" office:value="-660.3003" calcext:value-type="float">
            <text:p>-660.3003</text:p>
          </table:table-cell>
          <table:table-cell office:value-type="float" office:value="649.7095" calcext:value-type="float">
            <text:p>649.7095</text:p>
          </table:table-cell>
          <table:table-cell office:value-type="float" office:value="-953.7891" calcext:value-type="float">
            <text:p>-953.7891</text:p>
          </table:table-cell>
          <table:table-cell office:value-type="float" office:value="49685337" calcext:value-type="float">
            <text:p>4968533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51" calcext:value-type="float">
            <text:p>-1.3051</text:p>
          </table:table-cell>
          <table:table-cell office:value-type="float" office:value="0.8249" calcext:value-type="float">
            <text:p>0.8249</text:p>
          </table:table-cell>
          <table:table-cell office:value-type="float" office:value="-9.7111" calcext:value-type="float">
            <text:p>-9.7111</text:p>
          </table:table-cell>
          <table:table-cell office:value-type="float" office:value="-7.6245" calcext:value-type="float">
            <text:p>-7.6245</text:p>
          </table:table-cell>
          <table:table-cell office:value-type="float" office:value="4.812" calcext:value-type="float">
            <text:p>4.812</text:p>
          </table:table-cell>
          <table:table-cell office:value-type="float" office:value="-80.9692" calcext:value-type="float">
            <text:p>-80.9692</text:p>
          </table:table-cell>
          <table:table-cell office:value-type="float" office:value="-660.498" calcext:value-type="float">
            <text:p>-660.498</text:p>
          </table:table-cell>
          <table:table-cell office:value-type="float" office:value="649.248" calcext:value-type="float">
            <text:p>649.248</text:p>
          </table:table-cell>
          <table:table-cell office:value-type="float" office:value="-953.877" calcext:value-type="float">
            <text:p>-953.877</text:p>
          </table:table-cell>
          <table:table-cell office:value-type="float" office:value="49697993" calcext:value-type="float">
            <text:p>496979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92" calcext:value-type="float">
            <text:p>-1.3092</text:p>
          </table:table-cell>
          <table:table-cell office:value-type="float" office:value="0.8184" calcext:value-type="float">
            <text:p>0.8184</text:p>
          </table:table-cell>
          <table:table-cell office:value-type="float" office:value="-9.7193" calcext:value-type="float">
            <text:p>-9.7193</text:p>
          </table:table-cell>
          <table:table-cell office:value-type="float" office:value="-7.6465" calcext:value-type="float">
            <text:p>-7.6465</text:p>
          </table:table-cell>
          <table:table-cell office:value-type="float" office:value="4.7736" calcext:value-type="float">
            <text:p>4.7736</text:p>
          </table:table-cell>
          <table:table-cell office:value-type="float" office:value="-80.9747" calcext:value-type="float">
            <text:p>-80.9747</text:p>
          </table:table-cell>
          <table:table-cell office:value-type="float" office:value="-660.5859" calcext:value-type="float">
            <text:p>-660.5859</text:p>
          </table:table-cell>
          <table:table-cell office:value-type="float" office:value="649.0942" calcext:value-type="float">
            <text:p>649.0942</text:p>
          </table:table-cell>
          <table:table-cell office:value-type="float" office:value="-953.8989" calcext:value-type="float">
            <text:p>-953.8989</text:p>
          </table:table-cell>
          <table:table-cell office:value-type="float" office:value="49710649" calcext:value-type="float">
            <text:p>4971064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1" calcext:value-type="float">
            <text:p>-1.301</text:p>
          </table:table-cell>
          <table:table-cell office:value-type="float" office:value="0.8257" calcext:value-type="float">
            <text:p>0.8257</text:p>
          </table:table-cell>
          <table:table-cell office:value-type="float" office:value="-9.7094" calcext:value-type="float">
            <text:p>-9.7094</text:p>
          </table:table-cell>
          <table:table-cell office:value-type="float" office:value="-7.608" calcext:value-type="float">
            <text:p>-7.608</text:p>
          </table:table-cell>
          <table:table-cell office:value-type="float" office:value="4.8175" calcext:value-type="float">
            <text:p>4.8175</text:p>
          </table:table-cell>
          <table:table-cell office:value-type="float" office:value="-80.9857" calcext:value-type="float">
            <text:p>-80.9857</text:p>
          </table:table-cell>
          <table:table-cell office:value-type="float" office:value="-660.4321" calcext:value-type="float">
            <text:p>-660.4321</text:p>
          </table:table-cell>
          <table:table-cell office:value-type="float" office:value="649.27" calcext:value-type="float">
            <text:p>649.27</text:p>
          </table:table-cell>
          <table:table-cell office:value-type="float" office:value="-953.9429" calcext:value-type="float">
            <text:p>-953.9429</text:p>
          </table:table-cell>
          <table:table-cell office:value-type="float" office:value="49723774" calcext:value-type="float">
            <text:p>4972377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67" calcext:value-type="float">
            <text:p>-1.3067</text:p>
          </table:table-cell>
          <table:table-cell office:value-type="float" office:value="0.8348" calcext:value-type="float">
            <text:p>0.8348</text:p>
          </table:table-cell>
          <table:table-cell office:value-type="float" office:value="-9.716" calcext:value-type="float">
            <text:p>-9.716</text:p>
          </table:table-cell>
          <table:table-cell office:value-type="float" office:value="-7.6355" calcext:value-type="float">
            <text:p>-7.6355</text:p>
          </table:table-cell>
          <table:table-cell office:value-type="float" office:value="4.8669" calcext:value-type="float">
            <text:p>4.8669</text:p>
          </table:table-cell>
          <table:table-cell office:value-type="float" office:value="-80.9363" calcext:value-type="float">
            <text:p>-80.9363</text:p>
          </table:table-cell>
          <table:table-cell office:value-type="float" office:value="-660.542" calcext:value-type="float">
            <text:p>-660.542</text:p>
          </table:table-cell>
          <table:table-cell office:value-type="float" office:value="649.4678" calcext:value-type="float">
            <text:p>649.4678</text:p>
          </table:table-cell>
          <table:table-cell office:value-type="float" office:value="-953.7451" calcext:value-type="float">
            <text:p>-953.7451</text:p>
          </table:table-cell>
          <table:table-cell office:value-type="float" office:value="49736430" calcext:value-type="float">
            <text:p>4973643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51" calcext:value-type="float">
            <text:p>-1.3051</text:p>
          </table:table-cell>
          <table:table-cell office:value-type="float" office:value="0.8446" calcext:value-type="float">
            <text:p>0.8446</text:p>
          </table:table-cell>
          <table:table-cell office:value-type="float" office:value="-9.7053" calcext:value-type="float">
            <text:p>-9.7053</text:p>
          </table:table-cell>
          <table:table-cell office:value-type="float" office:value="-7.63" calcext:value-type="float">
            <text:p>-7.63</text:p>
          </table:table-cell>
          <table:table-cell office:value-type="float" office:value="4.9274" calcext:value-type="float">
            <text:p>4.9274</text:p>
          </table:table-cell>
          <table:table-cell office:value-type="float" office:value="-80.9033" calcext:value-type="float">
            <text:p>-80.9033</text:p>
          </table:table-cell>
          <table:table-cell office:value-type="float" office:value="-660.52" calcext:value-type="float">
            <text:p>-660.52</text:p>
          </table:table-cell>
          <table:table-cell office:value-type="float" office:value="649.7095" calcext:value-type="float">
            <text:p>649.7095</text:p>
          </table:table-cell>
          <table:table-cell office:value-type="float" office:value="-953.6133" calcext:value-type="float">
            <text:p>-953.6133</text:p>
          </table:table-cell>
          <table:table-cell office:value-type="float" office:value="49749086" calcext:value-type="float">
            <text:p>4974908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1" calcext:value-type="float">
            <text:p>-1.301</text:p>
          </table:table-cell>
          <table:table-cell office:value-type="float" office:value="0.8315" calcext:value-type="float">
            <text:p>0.8315</text:p>
          </table:table-cell>
          <table:table-cell office:value-type="float" office:value="-9.7152" calcext:value-type="float">
            <text:p>-9.7152</text:p>
          </table:table-cell>
          <table:table-cell office:value-type="float" office:value="-7.6025" calcext:value-type="float">
            <text:p>-7.6025</text:p>
          </table:table-cell>
          <table:table-cell office:value-type="float" office:value="4.845" calcext:value-type="float">
            <text:p>4.845</text:p>
          </table:table-cell>
          <table:table-cell office:value-type="float" office:value="-80.9747" calcext:value-type="float">
            <text:p>-80.9747</text:p>
          </table:table-cell>
          <table:table-cell office:value-type="float" office:value="-660.4102" calcext:value-type="float">
            <text:p>-660.4102</text:p>
          </table:table-cell>
          <table:table-cell office:value-type="float" office:value="649.3799" calcext:value-type="float">
            <text:p>649.3799</text:p>
          </table:table-cell>
          <table:table-cell office:value-type="float" office:value="-953.8989" calcext:value-type="float">
            <text:p>-953.8989</text:p>
          </table:table-cell>
          <table:table-cell office:value-type="float" office:value="49761743" calcext:value-type="float">
            <text:p>497617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17" calcext:value-type="float">
            <text:p>-1.3117</text:p>
          </table:table-cell>
          <table:table-cell office:value-type="float" office:value="0.8225" calcext:value-type="float">
            <text:p>0.8225</text:p>
          </table:table-cell>
          <table:table-cell office:value-type="float" office:value="-9.7078" calcext:value-type="float">
            <text:p>-9.7078</text:p>
          </table:table-cell>
          <table:table-cell office:value-type="float" office:value="-7.663" calcext:value-type="float">
            <text:p>-7.663</text:p>
          </table:table-cell>
          <table:table-cell office:value-type="float" office:value="4.7955" calcext:value-type="float">
            <text:p>4.7955</text:p>
          </table:table-cell>
          <table:table-cell office:value-type="float" office:value="-80.9473" calcext:value-type="float">
            <text:p>-80.9473</text:p>
          </table:table-cell>
          <table:table-cell office:value-type="float" office:value="-660.6519" calcext:value-type="float">
            <text:p>-660.6519</text:p>
          </table:table-cell>
          <table:table-cell office:value-type="float" office:value="649.1821" calcext:value-type="float">
            <text:p>649.1821</text:p>
          </table:table-cell>
          <table:table-cell office:value-type="float" office:value="-953.7891" calcext:value-type="float">
            <text:p>-953.7891</text:p>
          </table:table-cell>
          <table:table-cell office:value-type="float" office:value="49774399" calcext:value-type="float">
            <text:p>4977439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43" calcext:value-type="float">
            <text:p>-1.3043</text:p>
          </table:table-cell>
          <table:table-cell office:value-type="float" office:value="0.8356" calcext:value-type="float">
            <text:p>0.8356</text:p>
          </table:table-cell>
          <table:table-cell office:value-type="float" office:value="-9.7094" calcext:value-type="float">
            <text:p>-9.7094</text:p>
          </table:table-cell>
          <table:table-cell office:value-type="float" office:value="-7.6245" calcext:value-type="float">
            <text:p>-7.6245</text:p>
          </table:table-cell>
          <table:table-cell office:value-type="float" office:value="4.8779" calcext:value-type="float">
            <text:p>4.8779</text:p>
          </table:table-cell>
          <table:table-cell office:value-type="float" office:value="-80.9363" calcext:value-type="float">
            <text:p>-80.9363</text:p>
          </table:table-cell>
          <table:table-cell office:value-type="float" office:value="-660.498" calcext:value-type="float">
            <text:p>-660.498</text:p>
          </table:table-cell>
          <table:table-cell office:value-type="float" office:value="649.5117" calcext:value-type="float">
            <text:p>649.5117</text:p>
          </table:table-cell>
          <table:table-cell office:value-type="float" office:value="-953.7451" calcext:value-type="float">
            <text:p>-953.7451</text:p>
          </table:table-cell>
          <table:table-cell office:value-type="float" office:value="49838618" calcext:value-type="float">
            <text:p>498386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43" calcext:value-type="float">
            <text:p>-1.3043</text:p>
          </table:table-cell>
          <table:table-cell office:value-type="float" office:value="0.8208" calcext:value-type="float">
            <text:p>0.8208</text:p>
          </table:table-cell>
          <table:table-cell office:value-type="float" office:value="-9.7193" calcext:value-type="float">
            <text:p>-9.7193</text:p>
          </table:table-cell>
          <table:table-cell office:value-type="float" office:value="-7.619" calcext:value-type="float">
            <text:p>-7.619</text:p>
          </table:table-cell>
          <table:table-cell office:value-type="float" office:value="4.7845" calcext:value-type="float">
            <text:p>4.7845</text:p>
          </table:table-cell>
          <table:table-cell office:value-type="float" office:value="-80.9912" calcext:value-type="float">
            <text:p>-80.9912</text:p>
          </table:table-cell>
          <table:table-cell office:value-type="float" office:value="-660.4761" calcext:value-type="float">
            <text:p>-660.4761</text:p>
          </table:table-cell>
          <table:table-cell office:value-type="float" office:value="649.1382" calcext:value-type="float">
            <text:p>649.1382</text:p>
          </table:table-cell>
          <table:table-cell office:value-type="float" office:value="-953.9648" calcext:value-type="float">
            <text:p>-953.9648</text:p>
          </table:table-cell>
          <table:table-cell office:value-type="float" office:value="49851274" calcext:value-type="float">
            <text:p>4985127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" calcext:value-type="float">
            <text:p>-1.31</text:p>
          </table:table-cell>
          <table:table-cell office:value-type="float" office:value="0.8184" calcext:value-type="float">
            <text:p>0.8184</text:p>
          </table:table-cell>
          <table:table-cell office:value-type="float" office:value="-9.716" calcext:value-type="float">
            <text:p>-9.716</text:p>
          </table:table-cell>
          <table:table-cell office:value-type="float" office:value="-7.6575" calcext:value-type="float">
            <text:p>-7.6575</text:p>
          </table:table-cell>
          <table:table-cell office:value-type="float" office:value="4.7736" calcext:value-type="float">
            <text:p>4.7736</text:p>
          </table:table-cell>
          <table:table-cell office:value-type="float" office:value="-80.9692" calcext:value-type="float">
            <text:p>-80.9692</text:p>
          </table:table-cell>
          <table:table-cell office:value-type="float" office:value="-660.6299" calcext:value-type="float">
            <text:p>-660.6299</text:p>
          </table:table-cell>
          <table:table-cell office:value-type="float" office:value="649.0942" calcext:value-type="float">
            <text:p>649.0942</text:p>
          </table:table-cell>
          <table:table-cell office:value-type="float" office:value="-953.877" calcext:value-type="float">
            <text:p>-953.877</text:p>
          </table:table-cell>
          <table:table-cell office:value-type="float" office:value="49863930" calcext:value-type="float">
            <text:p>4986393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" calcext:value-type="float">
            <text:p>-1.31</text:p>
          </table:table-cell>
          <table:table-cell office:value-type="float" office:value="0.8274" calcext:value-type="float">
            <text:p>0.8274</text:p>
          </table:table-cell>
          <table:table-cell office:value-type="float" office:value="-9.7094" calcext:value-type="float">
            <text:p>-9.7094</text:p>
          </table:table-cell>
          <table:table-cell office:value-type="float" office:value="-7.6575" calcext:value-type="float">
            <text:p>-7.6575</text:p>
          </table:table-cell>
          <table:table-cell office:value-type="float" office:value="4.8285" calcext:value-type="float">
            <text:p>4.8285</text:p>
          </table:table-cell>
          <table:table-cell office:value-type="float" office:value="-80.9363" calcext:value-type="float">
            <text:p>-80.9363</text:p>
          </table:table-cell>
          <table:table-cell office:value-type="float" office:value="-660.6299" calcext:value-type="float">
            <text:p>-660.6299</text:p>
          </table:table-cell>
          <table:table-cell office:value-type="float" office:value="649.314" calcext:value-type="float">
            <text:p>649.314</text:p>
          </table:table-cell>
          <table:table-cell office:value-type="float" office:value="-953.7451" calcext:value-type="float">
            <text:p>-953.7451</text:p>
          </table:table-cell>
          <table:table-cell office:value-type="float" office:value="49876586" calcext:value-type="float">
            <text:p>4987658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18" calcext:value-type="float">
            <text:p>-1.3018</text:p>
          </table:table-cell>
          <table:table-cell office:value-type="float" office:value="0.829" calcext:value-type="float">
            <text:p>0.829</text:p>
          </table:table-cell>
          <table:table-cell office:value-type="float" office:value="-9.7094" calcext:value-type="float">
            <text:p>-9.7094</text:p>
          </table:table-cell>
          <table:table-cell office:value-type="float" office:value="-7.608" calcext:value-type="float">
            <text:p>-7.608</text:p>
          </table:table-cell>
          <table:table-cell office:value-type="float" office:value="4.8395" calcext:value-type="float">
            <text:p>4.8395</text:p>
          </table:table-cell>
          <table:table-cell office:value-type="float" office:value="-80.9692" calcext:value-type="float">
            <text:p>-80.9692</text:p>
          </table:table-cell>
          <table:table-cell office:value-type="float" office:value="-660.4321" calcext:value-type="float">
            <text:p>-660.4321</text:p>
          </table:table-cell>
          <table:table-cell office:value-type="float" office:value="649.3579" calcext:value-type="float">
            <text:p>649.3579</text:p>
          </table:table-cell>
          <table:table-cell office:value-type="float" office:value="-953.877" calcext:value-type="float">
            <text:p>-953.877</text:p>
          </table:table-cell>
          <table:table-cell office:value-type="float" office:value="49889243" calcext:value-type="float">
            <text:p>498892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26" calcext:value-type="float">
            <text:p>-1.3026</text:p>
          </table:table-cell>
          <table:table-cell office:value-type="float" office:value="0.8389" calcext:value-type="float">
            <text:p>0.8389</text:p>
          </table:table-cell>
          <table:table-cell office:value-type="float" office:value="-9.7119" calcext:value-type="float">
            <text:p>-9.7119</text:p>
          </table:table-cell>
          <table:table-cell office:value-type="float" office:value="-7.608" calcext:value-type="float">
            <text:p>-7.608</text:p>
          </table:table-cell>
          <table:table-cell office:value-type="float" office:value="4.8944" calcext:value-type="float">
            <text:p>4.8944</text:p>
          </table:table-cell>
          <table:table-cell office:value-type="float" office:value="-80.9418" calcext:value-type="float">
            <text:p>-80.9418</text:p>
          </table:table-cell>
          <table:table-cell office:value-type="float" office:value="-660.4321" calcext:value-type="float">
            <text:p>-660.4321</text:p>
          </table:table-cell>
          <table:table-cell office:value-type="float" office:value="649.5776" calcext:value-type="float">
            <text:p>649.5776</text:p>
          </table:table-cell>
          <table:table-cell office:value-type="float" office:value="-953.7671" calcext:value-type="float">
            <text:p>-953.7671</text:p>
          </table:table-cell>
          <table:table-cell office:value-type="float" office:value="49902368" calcext:value-type="float">
            <text:p>499023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76" calcext:value-type="float">
            <text:p>-1.3076</text:p>
          </table:table-cell>
          <table:table-cell office:value-type="float" office:value="0.8372" calcext:value-type="float">
            <text:p>0.8372</text:p>
          </table:table-cell>
          <table:table-cell office:value-type="float" office:value="-9.7094" calcext:value-type="float">
            <text:p>-9.7094</text:p>
          </table:table-cell>
          <table:table-cell office:value-type="float" office:value="-7.641" calcext:value-type="float">
            <text:p>-7.641</text:p>
          </table:table-cell>
          <table:table-cell office:value-type="float" office:value="4.8889" calcext:value-type="float">
            <text:p>4.8889</text:p>
          </table:table-cell>
          <table:table-cell office:value-type="float" office:value="-80.9198" calcext:value-type="float">
            <text:p>-80.9198</text:p>
          </table:table-cell>
          <table:table-cell office:value-type="float" office:value="-660.564" calcext:value-type="float">
            <text:p>-660.564</text:p>
          </table:table-cell>
          <table:table-cell office:value-type="float" office:value="649.5557" calcext:value-type="float">
            <text:p>649.5557</text:p>
          </table:table-cell>
          <table:table-cell office:value-type="float" office:value="-953.6792" calcext:value-type="float">
            <text:p>-953.6792</text:p>
          </table:table-cell>
          <table:table-cell office:value-type="float" office:value="49915024" calcext:value-type="float">
            <text:p>4991502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76" calcext:value-type="float">
            <text:p>-1.3076</text:p>
          </table:table-cell>
          <table:table-cell office:value-type="float" office:value="0.8175" calcext:value-type="float">
            <text:p>0.8175</text:p>
          </table:table-cell>
          <table:table-cell office:value-type="float" office:value="-9.7242" calcext:value-type="float">
            <text:p>-9.7242</text:p>
          </table:table-cell>
          <table:table-cell office:value-type="float" office:value="-7.6355" calcext:value-type="float">
            <text:p>-7.6355</text:p>
          </table:table-cell>
          <table:table-cell office:value-type="float" office:value="4.7626" calcext:value-type="float">
            <text:p>4.7626</text:p>
          </table:table-cell>
          <table:table-cell office:value-type="float" office:value="-80.9912" calcext:value-type="float">
            <text:p>-80.9912</text:p>
          </table:table-cell>
          <table:table-cell office:value-type="float" office:value="-660.542" calcext:value-type="float">
            <text:p>-660.542</text:p>
          </table:table-cell>
          <table:table-cell office:value-type="float" office:value="649.0503" calcext:value-type="float">
            <text:p>649.0503</text:p>
          </table:table-cell>
          <table:table-cell office:value-type="float" office:value="-953.9648" calcext:value-type="float">
            <text:p>-953.9648</text:p>
          </table:table-cell>
          <table:table-cell office:value-type="float" office:value="49927680" calcext:value-type="float">
            <text:p>4992768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67" calcext:value-type="float">
            <text:p>-1.3067</text:p>
          </table:table-cell>
          <table:table-cell office:value-type="float" office:value="0.8233" calcext:value-type="float">
            <text:p>0.8233</text:p>
          </table:table-cell>
          <table:table-cell office:value-type="float" office:value="-9.707" calcext:value-type="float">
            <text:p>-9.707</text:p>
          </table:table-cell>
          <table:table-cell office:value-type="float" office:value="-7.641" calcext:value-type="float">
            <text:p>-7.641</text:p>
          </table:table-cell>
          <table:table-cell office:value-type="float" office:value="4.801" calcext:value-type="float">
            <text:p>4.801</text:p>
          </table:table-cell>
          <table:table-cell office:value-type="float" office:value="-80.9583" calcext:value-type="float">
            <text:p>-80.9583</text:p>
          </table:table-cell>
          <table:table-cell office:value-type="float" office:value="-660.564" calcext:value-type="float">
            <text:p>-660.564</text:p>
          </table:table-cell>
          <table:table-cell office:value-type="float" office:value="649.2041" calcext:value-type="float">
            <text:p>649.2041</text:p>
          </table:table-cell>
          <table:table-cell office:value-type="float" office:value="-953.833" calcext:value-type="float">
            <text:p>-953.833</text:p>
          </table:table-cell>
          <table:table-cell office:value-type="float" office:value="49940336" calcext:value-type="float">
            <text:p>4994033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59" calcext:value-type="float">
            <text:p>-1.3059</text:p>
          </table:table-cell>
          <table:table-cell office:value-type="float" office:value="0.8397" calcext:value-type="float">
            <text:p>0.8397</text:p>
          </table:table-cell>
          <table:table-cell office:value-type="float" office:value="-9.7103" calcext:value-type="float">
            <text:p>-9.7103</text:p>
          </table:table-cell>
          <table:table-cell office:value-type="float" office:value="-7.63" calcext:value-type="float">
            <text:p>-7.63</text:p>
          </table:table-cell>
          <table:table-cell office:value-type="float" office:value="4.8999" calcext:value-type="float">
            <text:p>4.8999</text:p>
          </table:table-cell>
          <table:table-cell office:value-type="float" office:value="-80.9198" calcext:value-type="float">
            <text:p>-80.9198</text:p>
          </table:table-cell>
          <table:table-cell office:value-type="float" office:value="-660.52" calcext:value-type="float">
            <text:p>-660.52</text:p>
          </table:table-cell>
          <table:table-cell office:value-type="float" office:value="649.5996" calcext:value-type="float">
            <text:p>649.5996</text:p>
          </table:table-cell>
          <table:table-cell office:value-type="float" office:value="-953.6792" calcext:value-type="float">
            <text:p>-953.6792</text:p>
          </table:table-cell>
          <table:table-cell office:value-type="float" office:value="49952993" calcext:value-type="float">
            <text:p>499529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2961" calcext:value-type="float">
            <text:p>-1.2961</text:p>
          </table:table-cell>
          <table:table-cell office:value-type="float" office:value="0.8487" calcext:value-type="float">
            <text:p>0.8487</text:p>
          </table:table-cell>
          <table:table-cell office:value-type="float" office:value="-9.7127" calcext:value-type="float">
            <text:p>-9.7127</text:p>
          </table:table-cell>
          <table:table-cell office:value-type="float" office:value="-7.5751" calcext:value-type="float">
            <text:p>-7.5751</text:p>
          </table:table-cell>
          <table:table-cell office:value-type="float" office:value="4.9548" calcext:value-type="float">
            <text:p>4.9548</text:p>
          </table:table-cell>
          <table:table-cell office:value-type="float" office:value="-80.9363" calcext:value-type="float">
            <text:p>-80.9363</text:p>
          </table:table-cell>
          <table:table-cell office:value-type="float" office:value="-660.3003" calcext:value-type="float">
            <text:p>-660.3003</text:p>
          </table:table-cell>
          <table:table-cell office:value-type="float" office:value="649.8193" calcext:value-type="float">
            <text:p>649.8193</text:p>
          </table:table-cell>
          <table:table-cell office:value-type="float" office:value="-953.7451" calcext:value-type="float">
            <text:p>-953.7451</text:p>
          </table:table-cell>
          <table:table-cell office:value-type="float" office:value="49966118" calcext:value-type="float">
            <text:p>499661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2994" calcext:value-type="float">
            <text:p>-1.2994</text:p>
          </table:table-cell>
          <table:table-cell office:value-type="float" office:value="0.8438" calcext:value-type="float">
            <text:p>0.8438</text:p>
          </table:table-cell>
          <table:table-cell office:value-type="float" office:value="-9.7094" calcext:value-type="float">
            <text:p>-9.7094</text:p>
          </table:table-cell>
          <table:table-cell office:value-type="float" office:value="-7.5916" calcext:value-type="float">
            <text:p>-7.5916</text:p>
          </table:table-cell>
          <table:table-cell office:value-type="float" office:value="4.9274" calcext:value-type="float">
            <text:p>4.9274</text:p>
          </table:table-cell>
          <table:table-cell office:value-type="float" office:value="-80.9363" calcext:value-type="float">
            <text:p>-80.9363</text:p>
          </table:table-cell>
          <table:table-cell office:value-type="float" office:value="-660.3662" calcext:value-type="float">
            <text:p>-660.3662</text:p>
          </table:table-cell>
          <table:table-cell office:value-type="float" office:value="649.7095" calcext:value-type="float">
            <text:p>649.7095</text:p>
          </table:table-cell>
          <table:table-cell office:value-type="float" office:value="-953.7451" calcext:value-type="float">
            <text:p>-953.7451</text:p>
          </table:table-cell>
          <table:table-cell office:value-type="float" office:value="49978774" calcext:value-type="float">
            <text:p>4997877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43" calcext:value-type="float">
            <text:p>-1.3043</text:p>
          </table:table-cell>
          <table:table-cell office:value-type="float" office:value="0.8323" calcext:value-type="float">
            <text:p>0.8323</text:p>
          </table:table-cell>
          <table:table-cell office:value-type="float" office:value="-9.7119" calcext:value-type="float">
            <text:p>-9.7119</text:p>
          </table:table-cell>
          <table:table-cell office:value-type="float" office:value="-7.619" calcext:value-type="float">
            <text:p>-7.619</text:p>
          </table:table-cell>
          <table:table-cell office:value-type="float" office:value="4.856" calcext:value-type="float">
            <text:p>4.856</text:p>
          </table:table-cell>
          <table:table-cell office:value-type="float" office:value="-80.9528" calcext:value-type="float">
            <text:p>-80.9528</text:p>
          </table:table-cell>
          <table:table-cell office:value-type="float" office:value="-660.4761" calcext:value-type="float">
            <text:p>-660.4761</text:p>
          </table:table-cell>
          <table:table-cell office:value-type="float" office:value="649.4238" calcext:value-type="float">
            <text:p>649.4238</text:p>
          </table:table-cell>
          <table:table-cell office:value-type="float" office:value="-953.811" calcext:value-type="float">
            <text:p>-953.811</text:p>
          </table:table-cell>
          <table:table-cell office:value-type="float" office:value="49991430" calcext:value-type="float">
            <text:p>4999143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18" calcext:value-type="float">
            <text:p>-1.3018</text:p>
          </table:table-cell>
          <table:table-cell office:value-type="float" office:value="0.82" calcext:value-type="float">
            <text:p>0.82</text:p>
          </table:table-cell>
          <table:table-cell office:value-type="float" office:value="-9.7045" calcext:value-type="float">
            <text:p>-9.7045</text:p>
          </table:table-cell>
          <table:table-cell office:value-type="float" office:value="-7.6135" calcext:value-type="float">
            <text:p>-7.6135</text:p>
          </table:table-cell>
          <table:table-cell office:value-type="float" office:value="4.79" calcext:value-type="float">
            <text:p>4.79</text:p>
          </table:table-cell>
          <table:table-cell office:value-type="float" office:value="-80.9967" calcext:value-type="float">
            <text:p>-80.9967</text:p>
          </table:table-cell>
          <table:table-cell office:value-type="float" office:value="-660.4541" calcext:value-type="float">
            <text:p>-660.4541</text:p>
          </table:table-cell>
          <table:table-cell office:value-type="float" office:value="649.1602" calcext:value-type="float">
            <text:p>649.1602</text:p>
          </table:table-cell>
          <table:table-cell office:value-type="float" office:value="-953.9868" calcext:value-type="float">
            <text:p>-953.9868</text:p>
          </table:table-cell>
          <table:table-cell office:value-type="float" office:value="50004087" calcext:value-type="float">
            <text:p>50004087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26" calcext:value-type="float">
            <text:p>-1.3026</text:p>
          </table:table-cell>
          <table:table-cell office:value-type="float" office:value="0.8339" calcext:value-type="float">
            <text:p>0.8339</text:p>
          </table:table-cell>
          <table:table-cell office:value-type="float" office:value="-9.7103" calcext:value-type="float">
            <text:p>-9.7103</text:p>
          </table:table-cell>
          <table:table-cell office:value-type="float" office:value="-7.6135" calcext:value-type="float">
            <text:p>-7.6135</text:p>
          </table:table-cell>
          <table:table-cell office:value-type="float" office:value="4.8615" calcext:value-type="float">
            <text:p>4.8615</text:p>
          </table:table-cell>
          <table:table-cell office:value-type="float" office:value="-80.9528" calcext:value-type="float">
            <text:p>-80.9528</text:p>
          </table:table-cell>
          <table:table-cell office:value-type="float" office:value="-660.4541" calcext:value-type="float">
            <text:p>-660.4541</text:p>
          </table:table-cell>
          <table:table-cell office:value-type="float" office:value="649.4458" calcext:value-type="float">
            <text:p>649.4458</text:p>
          </table:table-cell>
          <table:table-cell office:value-type="float" office:value="-953.811" calcext:value-type="float">
            <text:p>-953.811</text:p>
          </table:table-cell>
          <table:table-cell office:value-type="float" office:value="50067836" calcext:value-type="float">
            <text:p>5006783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76" calcext:value-type="float">
            <text:p>-1.3076</text:p>
          </table:table-cell>
          <table:table-cell office:value-type="float" office:value="0.8315" calcext:value-type="float">
            <text:p>0.8315</text:p>
          </table:table-cell>
          <table:table-cell office:value-type="float" office:value="-9.7168" calcext:value-type="float">
            <text:p>-9.7168</text:p>
          </table:table-cell>
          <table:table-cell office:value-type="float" office:value="-7.6355" calcext:value-type="float">
            <text:p>-7.6355</text:p>
          </table:table-cell>
          <table:table-cell office:value-type="float" office:value="4.845" calcext:value-type="float">
            <text:p>4.845</text:p>
          </table:table-cell>
          <table:table-cell office:value-type="float" office:value="-80.9418" calcext:value-type="float">
            <text:p>-80.9418</text:p>
          </table:table-cell>
          <table:table-cell office:value-type="float" office:value="-660.542" calcext:value-type="float">
            <text:p>-660.542</text:p>
          </table:table-cell>
          <table:table-cell office:value-type="float" office:value="649.3799" calcext:value-type="float">
            <text:p>649.3799</text:p>
          </table:table-cell>
          <table:table-cell office:value-type="float" office:value="-953.7671" calcext:value-type="float">
            <text:p>-953.7671</text:p>
          </table:table-cell>
          <table:table-cell office:value-type="float" office:value="50080961" calcext:value-type="float">
            <text:p>5008096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18" calcext:value-type="float">
            <text:p>-1.3018</text:p>
          </table:table-cell>
          <table:table-cell office:value-type="float" office:value="0.8315" calcext:value-type="float">
            <text:p>0.8315</text:p>
          </table:table-cell>
          <table:table-cell office:value-type="float" office:value="-9.7086" calcext:value-type="float">
            <text:p>-9.7086</text:p>
          </table:table-cell>
          <table:table-cell office:value-type="float" office:value="-7.6135" calcext:value-type="float">
            <text:p>-7.6135</text:p>
          </table:table-cell>
          <table:table-cell office:value-type="float" office:value="4.8505" calcext:value-type="float">
            <text:p>4.8505</text:p>
          </table:table-cell>
          <table:table-cell office:value-type="float" office:value="-80.9583" calcext:value-type="float">
            <text:p>-80.9583</text:p>
          </table:table-cell>
          <table:table-cell office:value-type="float" office:value="-660.4541" calcext:value-type="float">
            <text:p>-660.4541</text:p>
          </table:table-cell>
          <table:table-cell office:value-type="float" office:value="649.4019" calcext:value-type="float">
            <text:p>649.4019</text:p>
          </table:table-cell>
          <table:table-cell office:value-type="float" office:value="-953.833" calcext:value-type="float">
            <text:p>-953.833</text:p>
          </table:table-cell>
          <table:table-cell office:value-type="float" office:value="50093618" calcext:value-type="float">
            <text:p>500936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35" calcext:value-type="float">
            <text:p>-1.3035</text:p>
          </table:table-cell>
          <table:table-cell office:value-type="float" office:value="0.8298" calcext:value-type="float">
            <text:p>0.8298</text:p>
          </table:table-cell>
          <table:table-cell office:value-type="float" office:value="-9.7094" calcext:value-type="float">
            <text:p>-9.7094</text:p>
          </table:table-cell>
          <table:table-cell office:value-type="float" office:value="-7.619" calcext:value-type="float">
            <text:p>-7.619</text:p>
          </table:table-cell>
          <table:table-cell office:value-type="float" office:value="4.8395" calcext:value-type="float">
            <text:p>4.8395</text:p>
          </table:table-cell>
          <table:table-cell office:value-type="float" office:value="-80.9583" calcext:value-type="float">
            <text:p>-80.9583</text:p>
          </table:table-cell>
          <table:table-cell office:value-type="float" office:value="-660.4761" calcext:value-type="float">
            <text:p>-660.4761</text:p>
          </table:table-cell>
          <table:table-cell office:value-type="float" office:value="649.3579" calcext:value-type="float">
            <text:p>649.3579</text:p>
          </table:table-cell>
          <table:table-cell office:value-type="float" office:value="-953.833" calcext:value-type="float">
            <text:p>-953.833</text:p>
          </table:table-cell>
          <table:table-cell office:value-type="float" office:value="50106274" calcext:value-type="float">
            <text:p>5010627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59" calcext:value-type="float">
            <text:p>-1.3059</text:p>
          </table:table-cell>
          <table:table-cell office:value-type="float" office:value="0.8315" calcext:value-type="float">
            <text:p>0.8315</text:p>
          </table:table-cell>
          <table:table-cell office:value-type="float" office:value="-9.7135" calcext:value-type="float">
            <text:p>-9.7135</text:p>
          </table:table-cell>
          <table:table-cell office:value-type="float" office:value="-7.63" calcext:value-type="float">
            <text:p>-7.63</text:p>
          </table:table-cell>
          <table:table-cell office:value-type="float" office:value="4.8505" calcext:value-type="float">
            <text:p>4.8505</text:p>
          </table:table-cell>
          <table:table-cell office:value-type="float" office:value="-80.9473" calcext:value-type="float">
            <text:p>-80.9473</text:p>
          </table:table-cell>
          <table:table-cell office:value-type="float" office:value="-660.52" calcext:value-type="float">
            <text:p>-660.52</text:p>
          </table:table-cell>
          <table:table-cell office:value-type="float" office:value="649.4019" calcext:value-type="float">
            <text:p>649.4019</text:p>
          </table:table-cell>
          <table:table-cell office:value-type="float" office:value="-953.7891" calcext:value-type="float">
            <text:p>-953.7891</text:p>
          </table:table-cell>
          <table:table-cell office:value-type="float" office:value="50118930" calcext:value-type="float">
            <text:p>5011893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02" calcext:value-type="float">
            <text:p>-1.3002</text:p>
          </table:table-cell>
          <table:table-cell office:value-type="float" office:value="0.8331" calcext:value-type="float">
            <text:p>0.8331</text:p>
          </table:table-cell>
          <table:table-cell office:value-type="float" office:value="-9.7086" calcext:value-type="float">
            <text:p>-9.7086</text:p>
          </table:table-cell>
          <table:table-cell office:value-type="float" office:value="-7.597" calcext:value-type="float">
            <text:p>-7.597</text:p>
          </table:table-cell>
          <table:table-cell office:value-type="float" office:value="4.8615" calcext:value-type="float">
            <text:p>4.8615</text:p>
          </table:table-cell>
          <table:table-cell office:value-type="float" office:value="-80.9692" calcext:value-type="float">
            <text:p>-80.9692</text:p>
          </table:table-cell>
          <table:table-cell office:value-type="float" office:value="-660.3882" calcext:value-type="float">
            <text:p>-660.3882</text:p>
          </table:table-cell>
          <table:table-cell office:value-type="float" office:value="649.4458" calcext:value-type="float">
            <text:p>649.4458</text:p>
          </table:table-cell>
          <table:table-cell office:value-type="float" office:value="-953.877" calcext:value-type="float">
            <text:p>-953.877</text:p>
          </table:table-cell>
          <table:table-cell office:value-type="float" office:value="50131586" calcext:value-type="float">
            <text:p>5013158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76" calcext:value-type="float">
            <text:p>-1.3076</text:p>
          </table:table-cell>
          <table:table-cell office:value-type="float" office:value="0.8323" calcext:value-type="float">
            <text:p>0.8323</text:p>
          </table:table-cell>
          <table:table-cell office:value-type="float" office:value="-9.7144" calcext:value-type="float">
            <text:p>-9.7144</text:p>
          </table:table-cell>
          <table:table-cell office:value-type="float" office:value="-7.641" calcext:value-type="float">
            <text:p>-7.641</text:p>
          </table:table-cell>
          <table:table-cell office:value-type="float" office:value="4.8505" calcext:value-type="float">
            <text:p>4.8505</text:p>
          </table:table-cell>
          <table:table-cell office:value-type="float" office:value="-80.9363" calcext:value-type="float">
            <text:p>-80.9363</text:p>
          </table:table-cell>
          <table:table-cell office:value-type="float" office:value="-660.564" calcext:value-type="float">
            <text:p>-660.564</text:p>
          </table:table-cell>
          <table:table-cell office:value-type="float" office:value="649.4019" calcext:value-type="float">
            <text:p>649.4019</text:p>
          </table:table-cell>
          <table:table-cell office:value-type="float" office:value="-953.7451" calcext:value-type="float">
            <text:p>-953.7451</text:p>
          </table:table-cell>
          <table:table-cell office:value-type="float" office:value="50144711" calcext:value-type="float">
            <text:p>5014471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35" calcext:value-type="float">
            <text:p>-1.3035</text:p>
          </table:table-cell>
          <table:table-cell office:value-type="float" office:value="0.8348" calcext:value-type="float">
            <text:p>0.8348</text:p>
          </table:table-cell>
          <table:table-cell office:value-type="float" office:value="-9.7103" calcext:value-type="float">
            <text:p>-9.7103</text:p>
          </table:table-cell>
          <table:table-cell office:value-type="float" office:value="-7.619" calcext:value-type="float">
            <text:p>-7.619</text:p>
          </table:table-cell>
          <table:table-cell office:value-type="float" office:value="4.8724" calcext:value-type="float">
            <text:p>4.8724</text:p>
          </table:table-cell>
          <table:table-cell office:value-type="float" office:value="-80.9473" calcext:value-type="float">
            <text:p>-80.9473</text:p>
          </table:table-cell>
          <table:table-cell office:value-type="float" office:value="-660.4761" calcext:value-type="float">
            <text:p>-660.4761</text:p>
          </table:table-cell>
          <table:table-cell office:value-type="float" office:value="649.4897" calcext:value-type="float">
            <text:p>649.4897</text:p>
          </table:table-cell>
          <table:table-cell office:value-type="float" office:value="-953.7891" calcext:value-type="float">
            <text:p>-953.7891</text:p>
          </table:table-cell>
          <table:table-cell office:value-type="float" office:value="50157368" calcext:value-type="float">
            <text:p>501573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67" calcext:value-type="float">
            <text:p>-1.3067</text:p>
          </table:table-cell>
          <table:table-cell office:value-type="float" office:value="0.8348" calcext:value-type="float">
            <text:p>0.8348</text:p>
          </table:table-cell>
          <table:table-cell office:value-type="float" office:value="-9.7127" calcext:value-type="float">
            <text:p>-9.7127</text:p>
          </table:table-cell>
          <table:table-cell office:value-type="float" office:value="-7.6355" calcext:value-type="float">
            <text:p>-7.6355</text:p>
          </table:table-cell>
          <table:table-cell office:value-type="float" office:value="4.8669" calcext:value-type="float">
            <text:p>4.8669</text:p>
          </table:table-cell>
          <table:table-cell office:value-type="float" office:value="-80.9363" calcext:value-type="float">
            <text:p>-80.9363</text:p>
          </table:table-cell>
          <table:table-cell office:value-type="float" office:value="-660.542" calcext:value-type="float">
            <text:p>-660.542</text:p>
          </table:table-cell>
          <table:table-cell office:value-type="float" office:value="649.4678" calcext:value-type="float">
            <text:p>649.4678</text:p>
          </table:table-cell>
          <table:table-cell office:value-type="float" office:value="-953.7451" calcext:value-type="float">
            <text:p>-953.7451</text:p>
          </table:table-cell>
          <table:table-cell office:value-type="float" office:value="50170024" calcext:value-type="float">
            <text:p>5017002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67" calcext:value-type="float">
            <text:p>-1.3067</text:p>
          </table:table-cell>
          <table:table-cell office:value-type="float" office:value="0.8339" calcext:value-type="float">
            <text:p>0.8339</text:p>
          </table:table-cell>
          <table:table-cell office:value-type="float" office:value="-9.7168" calcext:value-type="float">
            <text:p>-9.7168</text:p>
          </table:table-cell>
          <table:table-cell office:value-type="float" office:value="-7.6355" calcext:value-type="float">
            <text:p>-7.6355</text:p>
          </table:table-cell>
          <table:table-cell office:value-type="float" office:value="4.8615" calcext:value-type="float">
            <text:p>4.8615</text:p>
          </table:table-cell>
          <table:table-cell office:value-type="float" office:value="-80.9363" calcext:value-type="float">
            <text:p>-80.9363</text:p>
          </table:table-cell>
          <table:table-cell office:value-type="float" office:value="-660.542" calcext:value-type="float">
            <text:p>-660.542</text:p>
          </table:table-cell>
          <table:table-cell office:value-type="float" office:value="649.4458" calcext:value-type="float">
            <text:p>649.4458</text:p>
          </table:table-cell>
          <table:table-cell office:value-type="float" office:value="-953.7451" calcext:value-type="float">
            <text:p>-953.7451</text:p>
          </table:table-cell>
          <table:table-cell office:value-type="float" office:value="50182680" calcext:value-type="float">
            <text:p>5018268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0.2643" calcext:value-type="float">
            <text:p>-0.2643</text:p>
          </table:table-cell>
          <table:table-cell office:value-type="float" office:value="0.3759" calcext:value-type="float">
            <text:p>0.3759</text:p>
          </table:table-cell>
          <table:table-cell office:value-type="float" office:value="-9.9762" calcext:value-type="float">
            <text:p>-9.9762</text:p>
          </table:table-cell>
          <table:table-cell office:value-type="float" office:value="-1.5161" calcext:value-type="float">
            <text:p>-1.5161</text:p>
          </table:table-cell>
          <table:table-cell office:value-type="float" office:value="2.1588" calcext:value-type="float">
            <text:p>2.1588</text:p>
          </table:table-cell>
          <table:table-cell office:value-type="float" office:value="-87.3633" calcext:value-type="float">
            <text:p>-87.3633</text:p>
          </table:table-cell>
          <table:table-cell office:value-type="float" office:value="-636.0645" calcext:value-type="float">
            <text:p>-636.0645</text:p>
          </table:table-cell>
          <table:table-cell office:value-type="float" office:value="638.6353" calcext:value-type="float">
            <text:p>638.6353</text:p>
          </table:table-cell>
          <table:table-cell office:value-type="float" office:value="-979.4531" calcext:value-type="float">
            <text:p>-979.4531</text:p>
          </table:table-cell>
          <table:table-cell office:value-type="float" office:value="50195336" calcext:value-type="float">
            <text:p>5019533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2.6012" calcext:value-type="float">
            <text:p>-2.6012</text:p>
          </table:table-cell>
          <table:table-cell office:value-type="float" office:value="0.4276" calcext:value-type="float">
            <text:p>0.4276</text:p>
          </table:table-cell>
          <table:table-cell office:value-type="float" office:value="-9.4394" calcext:value-type="float">
            <text:p>-9.4394</text:p>
          </table:table-cell>
          <table:table-cell office:value-type="float" office:value="-15.3918" calcext:value-type="float">
            <text:p>-15.3918</text:p>
          </table:table-cell>
          <table:table-cell office:value-type="float" office:value="2.4994" calcext:value-type="float">
            <text:p>2.4994</text:p>
          </table:table-cell>
          <table:table-cell office:value-type="float" office:value="-74.3994" calcext:value-type="float">
            <text:p>-74.3994</text:p>
          </table:table-cell>
          <table:table-cell office:value-type="float" office:value="-691.5674" calcext:value-type="float">
            <text:p>-691.5674</text:p>
          </table:table-cell>
          <table:table-cell office:value-type="float" office:value="639.9976" calcext:value-type="float">
            <text:p>639.9976</text:p>
          </table:table-cell>
          <table:table-cell office:value-type="float" office:value="-927.5977" calcext:value-type="float">
            <text:p>-927.5977</text:p>
          </table:table-cell>
          <table:table-cell office:value-type="float" office:value="50208461" calcext:value-type="float">
            <text:p>5020846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3.3777" calcext:value-type="float">
            <text:p>-3.3777</text:p>
          </table:table-cell>
          <table:table-cell office:value-type="float" office:value="0.8947" calcext:value-type="float">
            <text:p>0.8947</text:p>
          </table:table-cell>
          <table:table-cell office:value-type="float" office:value="-11.5448" calcext:value-type="float">
            <text:p>-11.5448</text:p>
          </table:table-cell>
          <table:table-cell office:value-type="float" office:value="-16.2653" calcext:value-type="float">
            <text:p>-16.2653</text:p>
          </table:table-cell>
          <table:table-cell office:value-type="float" office:value="4.2572" calcext:value-type="float">
            <text:p>4.2572</text:p>
          </table:table-cell>
          <table:table-cell office:value-type="float" office:value="-73.1635" calcext:value-type="float">
            <text:p>-73.1635</text:p>
          </table:table-cell>
          <table:table-cell office:value-type="float" office:value="-695.061" calcext:value-type="float">
            <text:p>-695.061</text:p>
          </table:table-cell>
          <table:table-cell office:value-type="float" office:value="647.0288" calcext:value-type="float">
            <text:p>647.0288</text:p>
          </table:table-cell>
          <table:table-cell office:value-type="float" office:value="-922.6538" calcext:value-type="float">
            <text:p>-922.6538</text:p>
          </table:table-cell>
          <table:table-cell office:value-type="float" office:value="50221118" calcext:value-type="float">
            <text:p>502211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2.9311" calcext:value-type="float">
            <text:p>-2.9311</text:p>
          </table:table-cell>
          <table:table-cell office:value-type="float" office:value="0.5475" calcext:value-type="float">
            <text:p>0.5475</text:p>
          </table:table-cell>
          <table:table-cell office:value-type="float" office:value="-9.3721" calcext:value-type="float">
            <text:p>-9.3721</text:p>
          </table:table-cell>
          <table:table-cell office:value-type="float" office:value="-17.3419" calcext:value-type="float">
            <text:p>-17.3419</text:p>
          </table:table-cell>
          <table:table-cell office:value-type="float" office:value="3.186" calcext:value-type="float">
            <text:p>3.186</text:p>
          </table:table-cell>
          <table:table-cell office:value-type="float" office:value="-72.356" calcext:value-type="float">
            <text:p>-72.356</text:p>
          </table:table-cell>
          <table:table-cell office:value-type="float" office:value="-699.3677" calcext:value-type="float">
            <text:p>-699.3677</text:p>
          </table:table-cell>
          <table:table-cell office:value-type="float" office:value="642.7441" calcext:value-type="float">
            <text:p>642.7441</text:p>
          </table:table-cell>
          <table:table-cell office:value-type="float" office:value="-919.4238" calcext:value-type="float">
            <text:p>-919.4238</text:p>
          </table:table-cell>
          <table:table-cell office:value-type="float" office:value="50233774" calcext:value-type="float">
            <text:p>5023377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2.776" calcext:value-type="float">
            <text:p>-2.776</text:p>
          </table:table-cell>
          <table:table-cell office:value-type="float" office:value="0.527" calcext:value-type="float">
            <text:p>0.527</text:p>
          </table:table-cell>
          <table:table-cell office:value-type="float" office:value="-7.6147" calcext:value-type="float">
            <text:p>-7.6147</text:p>
          </table:table-cell>
          <table:table-cell office:value-type="float" office:value="-19.9512" calcext:value-type="float">
            <text:p>-19.9512</text:p>
          </table:table-cell>
          <table:table-cell office:value-type="float" office:value="3.7134" calcext:value-type="float">
            <text:p>3.7134</text:p>
          </table:table-cell>
          <table:table-cell office:value-type="float" office:value="-69.6863" calcext:value-type="float">
            <text:p>-69.6863</text:p>
          </table:table-cell>
          <table:table-cell office:value-type="float" office:value="-709.8047" calcext:value-type="float">
            <text:p>-709.8047</text:p>
          </table:table-cell>
          <table:table-cell office:value-type="float" office:value="644.8535" calcext:value-type="float">
            <text:p>644.8535</text:p>
          </table:table-cell>
          <table:table-cell office:value-type="float" office:value="-908.7451" calcext:value-type="float">
            <text:p>-908.7451</text:p>
          </table:table-cell>
          <table:table-cell office:value-type="float" office:value="50246430" calcext:value-type="float">
            <text:p>5024643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2.7809" calcext:value-type="float">
            <text:p>-2.7809</text:p>
          </table:table-cell>
          <table:table-cell office:value-type="float" office:value="-0.44" calcext:value-type="float">
            <text:p>-0.44</text:p>
          </table:table-cell>
          <table:table-cell office:value-type="float" office:value="-6.5206" calcext:value-type="float">
            <text:p>-6.5206</text:p>
          </table:table-cell>
          <table:table-cell office:value-type="float" office:value="-23.0548" calcext:value-type="float">
            <text:p>-23.0548</text:p>
          </table:table-cell>
          <table:table-cell office:value-type="float" office:value="-3.5541" calcext:value-type="float">
            <text:p>-3.5541</text:p>
          </table:table-cell>
          <table:table-cell office:value-type="float" office:value="-66.6486" calcext:value-type="float">
            <text:p>-66.6486</text:p>
          </table:table-cell>
          <table:table-cell office:value-type="float" office:value="-722.2192" calcext:value-type="float">
            <text:p>-722.2192</text:p>
          </table:table-cell>
          <table:table-cell office:value-type="float" office:value="604.5018" calcext:value-type="float">
            <text:p>604.5018</text:p>
          </table:table-cell>
          <table:table-cell office:value-type="float" office:value="-896.5942" calcext:value-type="float">
            <text:p>-896.5942</text:p>
          </table:table-cell>
          <table:table-cell office:value-type="float" office:value="50310180" calcext:value-type="float">
            <text:p>5031018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3.0543" calcext:value-type="float">
            <text:p>-3.0543</text:p>
          </table:table-cell>
          <table:table-cell office:value-type="float" office:value="0.188" calcext:value-type="float">
            <text:p>0.188</text:p>
          </table:table-cell>
          <table:table-cell office:value-type="float" office:value="-8.4544" calcext:value-type="float">
            <text:p>-8.4544</text:p>
          </table:table-cell>
          <table:table-cell office:value-type="float" office:value="-19.8578" calcext:value-type="float">
            <text:p>-19.8578</text:p>
          </table:table-cell>
          <table:table-cell office:value-type="float" office:value="1.1975" calcext:value-type="float">
            <text:p>1.1975</text:p>
          </table:table-cell>
          <table:table-cell office:value-type="float" office:value="-70.1093" calcext:value-type="float">
            <text:p>-70.1093</text:p>
          </table:table-cell>
          <table:table-cell office:value-type="float" office:value="-709.4312" calcext:value-type="float">
            <text:p>-709.4312</text:p>
          </table:table-cell>
          <table:table-cell office:value-type="float" office:value="622.4065" calcext:value-type="float">
            <text:p>622.4065</text:p>
          </table:table-cell>
          <table:table-cell office:value-type="float" office:value="-910.437" calcext:value-type="float">
            <text:p>-910.437</text:p>
          </table:table-cell>
          <table:table-cell office:value-type="float" office:value="50323305" calcext:value-type="float">
            <text:p>5032330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3.596" calcext:value-type="float">
            <text:p>-3.596</text:p>
          </table:table-cell>
          <table:table-cell office:value-type="float" office:value="0.0804" calcext:value-type="float">
            <text:p>0.0804</text:p>
          </table:table-cell>
          <table:table-cell office:value-type="float" office:value="-10.7699" calcext:value-type="float">
            <text:p>-10.7699</text:p>
          </table:table-cell>
          <table:table-cell office:value-type="float" office:value="-18.4625" calcext:value-type="float">
            <text:p>-18.4625</text:p>
          </table:table-cell>
          <table:table-cell office:value-type="float" office:value="0.401" calcext:value-type="float">
            <text:p>0.401</text:p>
          </table:table-cell>
          <table:table-cell office:value-type="float" office:value="-71.5375" calcext:value-type="float">
            <text:p>-71.5375</text:p>
          </table:table-cell>
          <table:table-cell office:value-type="float" office:value="-703.8501" calcext:value-type="float">
            <text:p>-703.8501</text:p>
          </table:table-cell>
          <table:table-cell office:value-type="float" office:value="623.7771" calcext:value-type="float">
            <text:p>623.7771</text:p>
          </table:table-cell>
          <table:table-cell office:value-type="float" office:value="-916.1499" calcext:value-type="float">
            <text:p>-916.1499</text:p>
          </table:table-cell>
          <table:table-cell office:value-type="float" office:value="50335962" calcext:value-type="float">
            <text:p>503359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2.3787" calcext:value-type="float">
            <text:p>-2.3787</text:p>
          </table:table-cell>
          <table:table-cell office:value-type="float" office:value="-0.1092" calcext:value-type="float">
            <text:p>-0.1092</text:p>
          </table:table-cell>
          <table:table-cell office:value-type="float" office:value="-11.0876" calcext:value-type="float">
            <text:p>-11.0876</text:p>
          </table:table-cell>
          <table:table-cell office:value-type="float" office:value="-12.1069" calcext:value-type="float">
            <text:p>-12.1069</text:p>
          </table:table-cell>
          <table:table-cell office:value-type="float" office:value="-0.5493" calcext:value-type="float">
            <text:p>-0.5493</text:p>
          </table:table-cell>
          <table:table-cell office:value-type="float" office:value="-77.8821" calcext:value-type="float">
            <text:p>-77.8821</text:p>
          </table:table-cell>
          <table:table-cell office:value-type="float" office:value="-678.4277" calcext:value-type="float">
            <text:p>-678.4277</text:p>
          </table:table-cell>
          <table:table-cell office:value-type="float" office:value="617.2015" calcext:value-type="float">
            <text:p>617.2015</text:p>
          </table:table-cell>
          <table:table-cell office:value-type="float" office:value="-941.5283" calcext:value-type="float">
            <text:p>-941.5283</text:p>
          </table:table-cell>
          <table:table-cell office:value-type="float" office:value="50348618" calcext:value-type="float">
            <text:p>503486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0.9563" calcext:value-type="float">
            <text:p>-0.9563</text:p>
          </table:table-cell>
          <table:table-cell office:value-type="float" office:value="-0.2405" calcext:value-type="float">
            <text:p>-0.2405</text:p>
          </table:table-cell>
          <table:table-cell office:value-type="float" office:value="-9.7078" calcext:value-type="float">
            <text:p>-9.7078</text:p>
          </table:table-cell>
          <table:table-cell office:value-type="float" office:value="-5.625" calcext:value-type="float">
            <text:p>-5.625</text:p>
          </table:table-cell>
          <table:table-cell office:value-type="float" office:value="-1.4117" calcext:value-type="float">
            <text:p>-1.4117</text:p>
          </table:table-cell>
          <table:table-cell office:value-type="float" office:value="-84.2047" calcext:value-type="float">
            <text:p>-84.2047</text:p>
          </table:table-cell>
          <table:table-cell office:value-type="float" office:value="-652.5" calcext:value-type="float">
            <text:p>-652.5</text:p>
          </table:table-cell>
          <table:table-cell office:value-type="float" office:value="612.0503" calcext:value-type="float">
            <text:p>612.0503</text:p>
          </table:table-cell>
          <table:table-cell office:value-type="float" office:value="-966.8188" calcext:value-type="float">
            <text:p>-966.8188</text:p>
          </table:table-cell>
          <table:table-cell office:value-type="float" office:value="50361274" calcext:value-type="float">
            <text:p>5036127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0.3874" calcext:value-type="float">
            <text:p>-0.3874</text:p>
          </table:table-cell>
          <table:table-cell office:value-type="float" office:value="-0.1765" calcext:value-type="float">
            <text:p>-0.1765</text:p>
          </table:table-cell>
          <table:table-cell office:value-type="float" office:value="-8.5168" calcext:value-type="float">
            <text:p>-8.5168</text:p>
          </table:table-cell>
          <table:table-cell office:value-type="float" office:value="-2.6038" calcext:value-type="float">
            <text:p>-2.6038</text:p>
          </table:table-cell>
          <table:table-cell office:value-type="float" office:value="-1.181" calcext:value-type="float">
            <text:p>-1.181</text:p>
          </table:table-cell>
          <table:table-cell office:value-type="float" office:value="-87.1436" calcext:value-type="float">
            <text:p>-87.1436</text:p>
          </table:table-cell>
          <table:table-cell office:value-type="float" office:value="-640.415" calcext:value-type="float">
            <text:p>-640.415</text:p>
          </table:table-cell>
          <table:table-cell office:value-type="float" office:value="605.0942" calcext:value-type="float">
            <text:p>605.0942</text:p>
          </table:table-cell>
          <table:table-cell office:value-type="float" office:value="-978.5742" calcext:value-type="float">
            <text:p>-978.5742</text:p>
          </table:table-cell>
          <table:table-cell office:value-type="float" office:value="50373930" calcext:value-type="float">
            <text:p>5037393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0.096" calcext:value-type="float">
            <text:p>0.096</text:p>
          </table:table-cell>
          <table:table-cell office:value-type="float" office:value="-0.3973" calcext:value-type="float">
            <text:p>-0.3973</text:p>
          </table:table-cell>
          <table:table-cell office:value-type="float" office:value="-8.5143" calcext:value-type="float">
            <text:p>-8.5143</text:p>
          </table:table-cell>
          <table:table-cell office:value-type="float" office:value="0.6427" calcext:value-type="float">
            <text:p>0.6427</text:p>
          </table:table-cell>
          <table:table-cell office:value-type="float" office:value="-2.6697" calcext:value-type="float">
            <text:p>-2.6697</text:p>
          </table:table-cell>
          <table:table-cell office:value-type="float" office:value="-87.2534" calcext:value-type="float">
            <text:p>-87.2534</text:p>
          </table:table-cell>
          <table:table-cell office:value-type="float" office:value="-623.957" calcext:value-type="float">
            <text:p>-623.957</text:p>
          </table:table-cell>
          <table:table-cell office:value-type="float" office:value="592.6335" calcext:value-type="float">
            <text:p>592.6335</text:p>
          </table:table-cell>
          <table:table-cell office:value-type="float" office:value="-979.0137" calcext:value-type="float">
            <text:p>-979.0137</text:p>
          </table:table-cell>
          <table:table-cell office:value-type="float" office:value="50387055" calcext:value-type="float">
            <text:p>5038705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0.6665" calcext:value-type="float">
            <text:p>0.6665</text:p>
          </table:table-cell>
          <table:table-cell office:value-type="float" office:value="-0.6493" calcext:value-type="float">
            <text:p>-0.6493</text:p>
          </table:table-cell>
          <table:table-cell office:value-type="float" office:value="-8.9806" calcext:value-type="float">
            <text:p>-8.9806</text:p>
          </table:table-cell>
          <table:table-cell office:value-type="float" office:value="4.2352" calcext:value-type="float">
            <text:p>4.2352</text:p>
          </table:table-cell>
          <table:table-cell office:value-type="float" office:value="-4.1254" calcext:value-type="float">
            <text:p>-4.1254</text:p>
          </table:table-cell>
          <table:table-cell office:value-type="float" office:value="-84.0839" calcext:value-type="float">
            <text:p>-84.0839</text:p>
          </table:table-cell>
          <table:table-cell office:value-type="float" office:value="-599.1932" calcext:value-type="float">
            <text:p>-599.1932</text:p>
          </table:table-cell>
          <table:table-cell office:value-type="float" office:value="570.4937" calcext:value-type="float">
            <text:p>570.4937</text:p>
          </table:table-cell>
          <table:table-cell office:value-type="float" office:value="-966.3354" calcext:value-type="float">
            <text:p>-966.3354</text:p>
          </table:table-cell>
          <table:table-cell office:value-type="float" office:value="50399711" calcext:value-type="float">
            <text:p>5039971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1.0958" calcext:value-type="float">
            <text:p>1.0958</text:p>
          </table:table-cell>
          <table:table-cell office:value-type="float" office:value="0.5081" calcext:value-type="float">
            <text:p>0.5081</text:p>
          </table:table-cell>
          <table:table-cell office:value-type="float" office:value="-9.6569" calcext:value-type="float">
            <text:p>-9.6569</text:p>
          </table:table-cell>
          <table:table-cell office:value-type="float" office:value="6.4655" calcext:value-type="float">
            <text:p>6.4655</text:p>
          </table:table-cell>
          <table:table-cell office:value-type="float" office:value="2.9938" calcext:value-type="float">
            <text:p>2.9938</text:p>
          </table:table-cell>
          <table:table-cell office:value-type="float" office:value="-82.9248" calcext:value-type="float">
            <text:p>-82.9248</text:p>
          </table:table-cell>
          <table:table-cell office:value-type="float" office:value="-569.1967" calcext:value-type="float">
            <text:p>-569.1967</text:p>
          </table:table-cell>
          <table:table-cell office:value-type="float" office:value="606.4972" calcext:value-type="float">
            <text:p>606.4972</text:p>
          </table:table-cell>
          <table:table-cell office:value-type="float" office:value="-961.6992" calcext:value-type="float">
            <text:p>-961.6992</text:p>
          </table:table-cell>
          <table:table-cell office:value-type="float" office:value="50412368" calcext:value-type="float">
            <text:p>504123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1.5571" calcext:value-type="float">
            <text:p>1.5571</text:p>
          </table:table-cell>
          <table:table-cell office:value-type="float" office:value="-0.0566" calcext:value-type="float">
            <text:p>-0.0566</text:p>
          </table:table-cell>
          <table:table-cell office:value-type="float" office:value="-10.1084" calcext:value-type="float">
            <text:p>-10.1084</text:p>
          </table:table-cell>
          <table:table-cell office:value-type="float" office:value="8.7561" calcext:value-type="float">
            <text:p>8.7561</text:p>
          </table:table-cell>
          <table:table-cell office:value-type="float" office:value="-0.3186" calcext:value-type="float">
            <text:p>-0.3186</text:p>
          </table:table-cell>
          <table:table-cell office:value-type="float" office:value="-81.2329" calcext:value-type="float">
            <text:p>-81.2329</text:p>
          </table:table-cell>
          <table:table-cell office:value-type="float" office:value="-531.4661" calcext:value-type="float">
            <text:p>-531.4661</text:p>
          </table:table-cell>
          <table:table-cell office:value-type="float" office:value="597.9427" calcext:value-type="float">
            <text:p>597.9427</text:p>
          </table:table-cell>
          <table:table-cell office:value-type="float" office:value="-954.9316" calcext:value-type="float">
            <text:p>-954.9316</text:p>
          </table:table-cell>
          <table:table-cell office:value-type="float" office:value="50425024" calcext:value-type="float">
            <text:p>5042502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1.7139" calcext:value-type="float">
            <text:p>1.7139</text:p>
          </table:table-cell>
          <table:table-cell office:value-type="float" office:value="-0.3735" calcext:value-type="float">
            <text:p>-0.3735</text:p>
          </table:table-cell>
          <table:table-cell office:value-type="float" office:value="-9.9918" calcext:value-type="float">
            <text:p>-9.9918</text:p>
          </table:table-cell>
          <table:table-cell office:value-type="float" office:value="9.7284" calcext:value-type="float">
            <text:p>9.7284</text:p>
          </table:table-cell>
          <table:table-cell office:value-type="float" office:value="-2.1094" calcext:value-type="float">
            <text:p>-2.1094</text:p>
          </table:table-cell>
          <table:table-cell office:value-type="float" office:value="-80.0409" calcext:value-type="float">
            <text:p>-80.0409</text:p>
          </table:table-cell>
          <table:table-cell office:value-type="float" office:value="-486.4581" calcext:value-type="float">
            <text:p>-486.4581</text:p>
          </table:table-cell>
          <table:table-cell office:value-type="float" office:value="587.1747" calcext:value-type="float">
            <text:p>587.1747</text:p>
          </table:table-cell>
          <table:table-cell office:value-type="float" office:value="-950.1636" calcext:value-type="float">
            <text:p>-950.1636</text:p>
          </table:table-cell>
          <table:table-cell office:value-type="float" office:value="50438149" calcext:value-type="float">
            <text:p>5043814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1.6597" calcext:value-type="float">
            <text:p>1.6597</text:p>
          </table:table-cell>
          <table:table-cell office:value-type="float" office:value="-0.5828" calcext:value-type="float">
            <text:p>-0.5828</text:p>
          </table:table-cell>
          <table:table-cell office:value-type="float" office:value="-8.6407" calcext:value-type="float">
            <text:p>-8.6407</text:p>
          </table:table-cell>
          <table:table-cell office:value-type="float" office:value="10.849" calcext:value-type="float">
            <text:p>10.849</text:p>
          </table:table-cell>
          <table:table-cell office:value-type="float" office:value="-3.7903" calcext:value-type="float">
            <text:p>-3.7903</text:p>
          </table:table-cell>
          <table:table-cell office:value-type="float" office:value="-78.4918" calcext:value-type="float">
            <text:p>-78.4918</text:p>
          </table:table-cell>
          <table:table-cell office:value-type="float" office:value="-434.4489" calcext:value-type="float">
            <text:p>-434.4489</text:p>
          </table:table-cell>
          <table:table-cell office:value-type="float" office:value="564.8376" calcext:value-type="float">
            <text:p>564.8376</text:p>
          </table:table-cell>
          <table:table-cell office:value-type="float" office:value="-943.9673" calcext:value-type="float">
            <text:p>-943.9673</text:p>
          </table:table-cell>
          <table:table-cell office:value-type="float" office:value="50450805" calcext:value-type="float">
            <text:p>5045080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2.1079" calcext:value-type="float">
            <text:p>2.1079</text:p>
          </table:table-cell>
          <table:table-cell office:value-type="float" office:value="-0.7625" calcext:value-type="float">
            <text:p>-0.7625</text:p>
          </table:table-cell>
          <table:table-cell office:value-type="float" office:value="-7.9455" calcext:value-type="float">
            <text:p>-7.9455</text:p>
          </table:table-cell>
          <table:table-cell office:value-type="float" office:value="14.7931" calcext:value-type="float">
            <text:p>14.7931</text:p>
          </table:table-cell>
          <table:table-cell office:value-type="float" office:value="-5.3009" calcext:value-type="float">
            <text:p>-5.3009</text:p>
          </table:table-cell>
          <table:table-cell office:value-type="float" office:value="-74.2456" calcext:value-type="float">
            <text:p>-74.2456</text:p>
          </table:table-cell>
          <table:table-cell office:value-type="float" office:value="-358.3584" calcext:value-type="float">
            <text:p>-358.3584</text:p>
          </table:table-cell>
          <table:table-cell office:value-type="float" office:value="539.9574" calcext:value-type="float">
            <text:p>539.9574</text:p>
          </table:table-cell>
          <table:table-cell office:value-type="float" office:value="-926.9824" calcext:value-type="float">
            <text:p>-926.9824</text:p>
          </table:table-cell>
          <table:table-cell office:value-type="float" office:value="50463461" calcext:value-type="float">
            <text:p>5046346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1.9576" calcext:value-type="float">
            <text:p>1.9576</text:p>
          </table:table-cell>
          <table:table-cell office:value-type="float" office:value="0.1371" calcext:value-type="float">
            <text:p>0.1371</text:p>
          </table:table-cell>
          <table:table-cell office:value-type="float" office:value="-10.2881" calcext:value-type="float">
            <text:p>-10.2881</text:p>
          </table:table-cell>
          <table:table-cell office:value-type="float" office:value="10.7721" calcext:value-type="float">
            <text:p>10.7721</text:p>
          </table:table-cell>
          <table:table-cell office:value-type="float" office:value="0.7471" calcext:value-type="float">
            <text:p>0.7471</text:p>
          </table:table-cell>
          <table:table-cell office:value-type="float" office:value="-79.2004" calcext:value-type="float">
            <text:p>-79.2004</text:p>
          </table:table-cell>
          <table:table-cell office:value-type="float" office:value="-329.8513" calcext:value-type="float">
            <text:p>-329.8513</text:p>
          </table:table-cell>
          <table:table-cell office:value-type="float" office:value="567.3217" calcext:value-type="float">
            <text:p>567.3217</text:p>
          </table:table-cell>
          <table:table-cell office:value-type="float" office:value="-946.8018" calcext:value-type="float">
            <text:p>-946.8018</text:p>
          </table:table-cell>
          <table:table-cell office:value-type="float" office:value="50476118" calcext:value-type="float">
            <text:p>504761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1.5505" calcext:value-type="float">
            <text:p>1.5505</text:p>
          </table:table-cell>
          <table:table-cell office:value-type="float" office:value="0.2471" calcext:value-type="float">
            <text:p>0.2471</text:p>
          </table:table-cell>
          <table:table-cell office:value-type="float" office:value="-9.6512" calcext:value-type="float">
            <text:p>-9.6512</text:p>
          </table:table-cell>
          <table:table-cell office:value-type="float" office:value="9.1241" calcext:value-type="float">
            <text:p>9.1241</text:p>
          </table:table-cell>
          <table:table-cell office:value-type="float" office:value="1.4447" calcext:value-type="float">
            <text:p>1.4447</text:p>
          </table:table-cell>
          <table:table-cell office:value-type="float" office:value="-80.7605" calcext:value-type="float">
            <text:p>-80.7605</text:p>
          </table:table-cell>
          <table:table-cell office:value-type="float" office:value="-296.922" calcext:value-type="float">
            <text:p>-296.922</text:p>
          </table:table-cell>
          <table:table-cell office:value-type="float" office:value="575.5109" calcext:value-type="float">
            <text:p>575.5109</text:p>
          </table:table-cell>
          <table:table-cell office:value-type="float" office:value="-953.042" calcext:value-type="float">
            <text:p>-953.042</text:p>
          </table:table-cell>
          <table:table-cell office:value-type="float" office:value="50488774" calcext:value-type="float">
            <text:p>5048877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1.1771" calcext:value-type="float">
            <text:p>1.1771</text:p>
          </table:table-cell>
          <table:table-cell office:value-type="float" office:value="0.096" calcext:value-type="float">
            <text:p>0.096</text:p>
          </table:table-cell>
          <table:table-cell office:value-type="float" office:value="-11.3223" calcext:value-type="float">
            <text:p>-11.3223</text:p>
          </table:table-cell>
          <table:table-cell office:value-type="float" office:value="5.9326" calcext:value-type="float">
            <text:p>5.9326</text:p>
          </table:table-cell>
          <table:table-cell office:value-type="float" office:value="0.4834" calcext:value-type="float">
            <text:p>0.4834</text:p>
          </table:table-cell>
          <table:table-cell office:value-type="float" office:value="-84.0454" calcext:value-type="float">
            <text:p>-84.0454</text:p>
          </table:table-cell>
          <table:table-cell office:value-type="float" office:value="-285.8266" calcext:value-type="float">
            <text:p>-285.8266</text:p>
          </table:table-cell>
          <table:table-cell office:value-type="float" office:value="571.4868" calcext:value-type="float">
            <text:p>571.4868</text:p>
          </table:table-cell>
          <table:table-cell office:value-type="float" office:value="-966.1816" calcext:value-type="float">
            <text:p>-966.1816</text:p>
          </table:table-cell>
          <table:table-cell office:value-type="float" office:value="50501899" calcext:value-type="float">
            <text:p>5050189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1.2247" calcext:value-type="float">
            <text:p>1.2247</text:p>
          </table:table-cell>
          <table:table-cell office:value-type="float" office:value="-0.4424" calcext:value-type="float">
            <text:p>-0.4424</text:p>
          </table:table-cell>
          <table:table-cell office:value-type="float" office:value="-9.2834" calcext:value-type="float">
            <text:p>-9.2834</text:p>
          </table:table-cell>
          <table:table-cell office:value-type="float" office:value="7.5092" calcext:value-type="float">
            <text:p>7.5092</text:p>
          </table:table-cell>
          <table:table-cell office:value-type="float" office:value="-2.7081" calcext:value-type="float">
            <text:p>-2.7081</text:p>
          </table:table-cell>
          <table:table-cell office:value-type="float" office:value="-82.0129" calcext:value-type="float">
            <text:p>-82.0129</text:p>
          </table:table-cell>
          <table:table-cell office:value-type="float" office:value="-250.3526" calcext:value-type="float">
            <text:p>-250.3526</text:p>
          </table:table-cell>
          <table:table-cell office:value-type="float" office:value="553.2528" calcext:value-type="float">
            <text:p>553.2528</text:p>
          </table:table-cell>
          <table:table-cell office:value-type="float" office:value="-958.0518" calcext:value-type="float">
            <text:p>-958.0518</text:p>
          </table:table-cell>
          <table:table-cell office:value-type="float" office:value="50514555" calcext:value-type="float">
            <text:p>5051455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1.5259" calcext:value-type="float">
            <text:p>1.5259</text:p>
          </table:table-cell>
          <table:table-cell office:value-type="float" office:value="-0.4334" calcext:value-type="float">
            <text:p>-0.4334</text:p>
          </table:table-cell>
          <table:table-cell office:value-type="float" office:value="-8.282" calcext:value-type="float">
            <text:p>-8.282</text:p>
          </table:table-cell>
          <table:table-cell office:value-type="float" office:value="10.426" calcext:value-type="float">
            <text:p>10.426</text:p>
          </table:table-cell>
          <table:table-cell office:value-type="float" office:value="-2.9443" calcext:value-type="float">
            <text:p>-2.9443</text:p>
          </table:table-cell>
          <table:table-cell office:value-type="float" office:value="-79.1565" calcext:value-type="float">
            <text:p>-79.1565</text:p>
          </table:table-cell>
          <table:table-cell office:value-type="float" office:value="-200.8136" calcext:value-type="float">
            <text:p>-200.8136</text:p>
          </table:table-cell>
          <table:table-cell office:value-type="float" office:value="540.2936" calcext:value-type="float">
            <text:p>540.2936</text:p>
          </table:table-cell>
          <table:table-cell office:value-type="float" office:value="-946.626" calcext:value-type="float">
            <text:p>-946.626</text:p>
          </table:table-cell>
          <table:table-cell office:value-type="float" office:value="50527212" calcext:value-type="float">
            <text:p>5052721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1.828" calcext:value-type="float">
            <text:p>1.828</text:p>
          </table:table-cell>
          <table:table-cell office:value-type="float" office:value="-0.6082" calcext:value-type="float">
            <text:p>-0.6082</text:p>
          </table:table-cell>
          <table:table-cell office:value-type="float" office:value="-8.9329" calcext:value-type="float">
            <text:p>-8.9329</text:p>
          </table:table-cell>
          <table:table-cell office:value-type="float" office:value="11.5356" calcext:value-type="float">
            <text:p>11.5356</text:p>
          </table:table-cell>
          <table:table-cell office:value-type="float" office:value="-3.8177" calcext:value-type="float">
            <text:p>-3.8177</text:p>
          </table:table-cell>
          <table:table-cell office:value-type="float" office:value="-77.8326" calcext:value-type="float">
            <text:p>-77.8326</text:p>
          </table:table-cell>
          <table:table-cell office:value-type="float" office:value="-146.2297" calcext:value-type="float">
            <text:p>-146.2297</text:p>
          </table:table-cell>
          <table:table-cell office:value-type="float" office:value="523.8685" calcext:value-type="float">
            <text:p>523.8685</text:p>
          </table:table-cell>
          <table:table-cell office:value-type="float" office:value="-941.3306" calcext:value-type="float">
            <text:p>-941.3306</text:p>
          </table:table-cell>
          <table:table-cell office:value-type="float" office:value="50539868" calcext:value-type="float">
            <text:p>505398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2.1161" calcext:value-type="float">
            <text:p>2.1161</text:p>
          </table:table-cell>
          <table:table-cell office:value-type="float" office:value="-0.3956" calcext:value-type="float">
            <text:p>-0.3956</text:p>
          </table:table-cell>
          <table:table-cell office:value-type="float" office:value="-10.8487" calcext:value-type="float">
            <text:p>-10.8487</text:p>
          </table:table-cell>
          <table:table-cell office:value-type="float" office:value="11.0303" calcext:value-type="float">
            <text:p>11.0303</text:p>
          </table:table-cell>
          <table:table-cell office:value-type="float" office:value="-2.049" calcext:value-type="float">
            <text:p>-2.049</text:p>
          </table:table-cell>
          <table:table-cell office:value-type="float" office:value="-78.7775" calcext:value-type="float">
            <text:p>-78.7775</text:p>
          </table:table-cell>
          <table:table-cell office:value-type="float" office:value="-104.3811" calcext:value-type="float">
            <text:p>-104.3811</text:p>
          </table:table-cell>
          <table:table-cell office:value-type="float" office:value="520.8269" calcext:value-type="float">
            <text:p>520.8269</text:p>
          </table:table-cell>
          <table:table-cell office:value-type="float" office:value="-945.1099" calcext:value-type="float">
            <text:p>-945.1099</text:p>
          </table:table-cell>
          <table:table-cell office:value-type="float" office:value="50552524" calcext:value-type="float">
            <text:p>5055252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1.8633" calcext:value-type="float">
            <text:p>1.8633</text:p>
          </table:table-cell>
          <table:table-cell office:value-type="float" office:value="-0.6805" calcext:value-type="float">
            <text:p>-0.6805</text:p>
          </table:table-cell>
          <table:table-cell office:value-type="float" office:value="-10.1272" calcext:value-type="float">
            <text:p>-10.1272</text:p>
          </table:table-cell>
          <table:table-cell office:value-type="float" office:value="10.415" calcext:value-type="float">
            <text:p>10.415</text:p>
          </table:table-cell>
          <table:table-cell office:value-type="float" office:value="-3.7903" calcext:value-type="float">
            <text:p>-3.7903</text:p>
          </table:table-cell>
          <table:table-cell office:value-type="float" office:value="-78.9258" calcext:value-type="float">
            <text:p>-78.9258</text:p>
          </table:table-cell>
          <table:table-cell office:value-type="float" office:value="-58.6923" calcext:value-type="float">
            <text:p>-58.6923</text:p>
          </table:table-cell>
          <table:table-cell office:value-type="float" office:value="498.6461" calcext:value-type="float">
            <text:p>498.6461</text:p>
          </table:table-cell>
          <table:table-cell office:value-type="float" office:value="-945.7031" calcext:value-type="float">
            <text:p>-945.7031</text:p>
          </table:table-cell>
          <table:table-cell office:value-type="float" office:value="50565649" calcext:value-type="float">
            <text:p>5056564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1.9691" calcext:value-type="float">
            <text:p>1.9691</text:p>
          </table:table-cell>
          <table:table-cell office:value-type="float" office:value="-0.2947" calcext:value-type="float">
            <text:p>-0.2947</text:p>
          </table:table-cell>
          <table:table-cell office:value-type="float" office:value="-10.2011" calcext:value-type="float">
            <text:p>-10.2011</text:p>
          </table:table-cell>
          <table:table-cell office:value-type="float" office:value="10.9204" calcext:value-type="float">
            <text:p>10.9204</text:p>
          </table:table-cell>
          <table:table-cell office:value-type="float" office:value="-1.626" calcext:value-type="float">
            <text:p>-1.626</text:p>
          </table:table-cell>
          <table:table-cell office:value-type="float" office:value="-78.9532" calcext:value-type="float">
            <text:p>-78.9532</text:p>
          </table:table-cell>
          <table:table-cell office:value-type="float" office:value="-13.6947" calcext:value-type="float">
            <text:p>-13.6947</text:p>
          </table:table-cell>
          <table:table-cell office:value-type="float" office:value="499.7071" calcext:value-type="float">
            <text:p>499.7071</text:p>
          </table:table-cell>
          <table:table-cell office:value-type="float" office:value="-945.813" calcext:value-type="float">
            <text:p>-945.813</text:p>
          </table:table-cell>
          <table:table-cell office:value-type="float" office:value="50578305" calcext:value-type="float">
            <text:p>5057830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2.1571" calcext:value-type="float">
            <text:p>2.1571</text:p>
          </table:table-cell>
          <table:table-cell office:value-type="float" office:value="-0.4982" calcext:value-type="float">
            <text:p>-0.4982</text:p>
          </table:table-cell>
          <table:table-cell office:value-type="float" office:value="-8.1039" calcext:value-type="float">
            <text:p>-8.1039</text:p>
          </table:table-cell>
          <table:table-cell office:value-type="float" office:value="14.881" calcext:value-type="float">
            <text:p>14.881</text:p>
          </table:table-cell>
          <table:table-cell office:value-type="float" office:value="-3.4003" calcext:value-type="float">
            <text:p>-3.4003</text:p>
          </table:table-cell>
          <table:table-cell office:value-type="float" office:value="-74.718" calcext:value-type="float">
            <text:p>-74.718</text:p>
          </table:table-cell>
          <table:table-cell office:value-type="float" office:value="57.4783" calcext:value-type="float">
            <text:p>57.4783</text:p>
          </table:table-cell>
          <table:table-cell office:value-type="float" office:value="481.7722" calcext:value-type="float">
            <text:p>481.7722</text:p>
          </table:table-cell>
          <table:table-cell office:value-type="float" office:value="-928.8721" calcext:value-type="float">
            <text:p>-928.8721</text:p>
          </table:table-cell>
          <table:table-cell office:value-type="float" office:value="50590961" calcext:value-type="float">
            <text:p>5059096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2.1817" calcext:value-type="float">
            <text:p>2.1817</text:p>
          </table:table-cell>
          <table:table-cell office:value-type="float" office:value="-0.3382" calcext:value-type="float">
            <text:p>-0.3382</text:p>
          </table:table-cell>
          <table:table-cell office:value-type="float" office:value="-8.0974" calcext:value-type="float">
            <text:p>-8.0974</text:p>
          </table:table-cell>
          <table:table-cell office:value-type="float" office:value="15.0677" calcext:value-type="float">
            <text:p>15.0677</text:p>
          </table:table-cell>
          <table:table-cell office:value-type="float" office:value="-2.3071" calcext:value-type="float">
            <text:p>-2.3071</text:p>
          </table:table-cell>
          <table:table-cell office:value-type="float" office:value="-74.751" calcext:value-type="float">
            <text:p>-74.751</text:p>
          </table:table-cell>
          <table:table-cell office:value-type="float" office:value="121.7291" calcext:value-type="float">
            <text:p>121.7291</text:p>
          </table:table-cell>
          <table:table-cell office:value-type="float" office:value="475.9126" calcext:value-type="float">
            <text:p>475.9126</text:p>
          </table:table-cell>
          <table:table-cell office:value-type="float" office:value="-929.0039" calcext:value-type="float">
            <text:p>-929.0039</text:p>
          </table:table-cell>
          <table:table-cell office:value-type="float" office:value="50603618" calcext:value-type="float">
            <text:p>506036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1.8042" calcext:value-type="float">
            <text:p>1.8042</text:p>
          </table:table-cell>
          <table:table-cell office:value-type="float" office:value="-0.7634" calcext:value-type="float">
            <text:p>-0.7634</text:p>
          </table:table-cell>
          <table:table-cell office:value-type="float" office:value="-9.5469" calcext:value-type="float">
            <text:p>-9.5469</text:p>
          </table:table-cell>
          <table:table-cell office:value-type="float" office:value="10.6677" calcext:value-type="float">
            <text:p>10.6677</text:p>
          </table:table-cell>
          <table:table-cell office:value-type="float" office:value="-4.4934" calcext:value-type="float">
            <text:p>-4.4934</text:p>
          </table:table-cell>
          <table:table-cell office:value-type="float" office:value="-78.4039" calcext:value-type="float">
            <text:p>-78.4039</text:p>
          </table:table-cell>
          <table:table-cell office:value-type="float" office:value="154.6609" calcext:value-type="float">
            <text:p>154.6609</text:p>
          </table:table-cell>
          <table:table-cell office:value-type="float" office:value="450.1178" calcext:value-type="float">
            <text:p>450.1178</text:p>
          </table:table-cell>
          <table:table-cell office:value-type="float" office:value="-943.6157" calcext:value-type="float">
            <text:p>-943.6157</text:p>
          </table:table-cell>
          <table:table-cell office:value-type="float" office:value="50616743" calcext:value-type="float">
            <text:p>506167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1.4635" calcext:value-type="float">
            <text:p>1.4635</text:p>
          </table:table-cell>
          <table:table-cell office:value-type="float" office:value="-0.3259" calcext:value-type="float">
            <text:p>-0.3259</text:p>
          </table:table-cell>
          <table:table-cell office:value-type="float" office:value="-10.1502" calcext:value-type="float">
            <text:p>-10.1502</text:p>
          </table:table-cell>
          <table:table-cell office:value-type="float" office:value="8.2013" calcext:value-type="float">
            <text:p>8.2013</text:p>
          </table:table-cell>
          <table:table-cell office:value-type="float" office:value="-1.8237" calcext:value-type="float">
            <text:p>-1.8237</text:p>
          </table:table-cell>
          <table:table-cell office:value-type="float" office:value="-81.5955" calcext:value-type="float">
            <text:p>-81.5955</text:p>
          </table:table-cell>
          <table:table-cell office:value-type="float" office:value="177.8159" calcext:value-type="float">
            <text:p>177.8159</text:p>
          </table:table-cell>
          <table:table-cell office:value-type="float" office:value="456.0439" calcext:value-type="float">
            <text:p>456.0439</text:p>
          </table:table-cell>
          <table:table-cell office:value-type="float" office:value="-956.3818" calcext:value-type="float">
            <text:p>-956.3818</text:p>
          </table:table-cell>
          <table:table-cell office:value-type="float" office:value="50629399" calcext:value-type="float">
            <text:p>5062939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1.1007" calcext:value-type="float">
            <text:p>1.1007</text:p>
          </table:table-cell>
          <table:table-cell office:value-type="float" office:value="-0.4941" calcext:value-type="float">
            <text:p>-0.4941</text:p>
          </table:table-cell>
          <table:table-cell office:value-type="float" office:value="-10.3874" calcext:value-type="float">
            <text:p>-10.3874</text:p>
          </table:table-cell>
          <table:table-cell office:value-type="float" office:value="6.0645" calcext:value-type="float">
            <text:p>6.0645</text:p>
          </table:table-cell>
          <table:table-cell office:value-type="float" office:value="-2.7081" calcext:value-type="float">
            <text:p>-2.7081</text:p>
          </table:table-cell>
          <table:table-cell office:value-type="float" office:value="-83.3313" calcext:value-type="float">
            <text:p>-83.3313</text:p>
          </table:table-cell>
          <table:table-cell office:value-type="float" office:value="201.2627" calcext:value-type="float">
            <text:p>201.2627</text:p>
          </table:table-cell>
          <table:table-cell office:value-type="float" office:value="444.1198" calcext:value-type="float">
            <text:p>444.1198</text:p>
          </table:table-cell>
          <table:table-cell office:value-type="float" office:value="-963.3252" calcext:value-type="float">
            <text:p>-963.3252</text:p>
          </table:table-cell>
          <table:table-cell office:value-type="float" office:value="50642055" calcext:value-type="float">
            <text:p>5064205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3.6173" calcext:value-type="float">
            <text:p>-3.6173</text:p>
          </table:table-cell>
          <table:table-cell office:value-type="float" office:value="0.0074" calcext:value-type="float">
            <text:p>0.0074</text:p>
          </table:table-cell>
          <table:table-cell office:value-type="float" office:value="-8.1482" calcext:value-type="float">
            <text:p>-8.1482</text:p>
          </table:table-cell>
          <table:table-cell office:value-type="float" office:value="-23.9392" calcext:value-type="float">
            <text:p>-23.9392</text:p>
          </table:table-cell>
          <table:table-cell office:value-type="float" office:value="0.0439" calcext:value-type="float">
            <text:p>0.0439</text:p>
          </table:table-cell>
          <table:table-cell office:value-type="float" office:value="-66.0608" calcext:value-type="float">
            <text:p>-66.0608</text:p>
          </table:table-cell>
          <table:table-cell office:value-type="float" office:value="-69.8401" calcext:value-type="float">
            <text:p>-69.8401</text:p>
          </table:table-cell>
          <table:table-cell office:value-type="float" office:value="418.9466" calcext:value-type="float">
            <text:p>418.9466</text:p>
          </table:table-cell>
          <table:table-cell office:value-type="float" office:value="-894.2432" calcext:value-type="float">
            <text:p>-894.2432</text:p>
          </table:table-cell>
          <table:table-cell office:value-type="float" office:value="50744243" calcext:value-type="float">
            <text:p>507442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4.5473" calcext:value-type="float">
            <text:p>-4.5473</text:p>
          </table:table-cell>
          <table:table-cell office:value-type="float" office:value="-0.3792" calcext:value-type="float">
            <text:p>-0.3792</text:p>
          </table:table-cell>
          <table:table-cell office:value-type="float" office:value="-7.7247" calcext:value-type="float">
            <text:p>-7.7247</text:p>
          </table:table-cell>
          <table:table-cell office:value-type="float" office:value="-30.4541" calcext:value-type="float">
            <text:p>-30.4541</text:p>
          </table:table-cell>
          <table:table-cell office:value-type="float" office:value="-2.4225" calcext:value-type="float">
            <text:p>-2.4225</text:p>
          </table:table-cell>
          <table:table-cell office:value-type="float" office:value="-59.436" calcext:value-type="float">
            <text:p>-59.436</text:p>
          </table:table-cell>
          <table:table-cell office:value-type="float" office:value="-212.5193" calcext:value-type="float">
            <text:p>-212.5193</text:p>
          </table:table-cell>
          <table:table-cell office:value-type="float" office:value="401.675" calcext:value-type="float">
            <text:p>401.675</text:p>
          </table:table-cell>
          <table:table-cell office:value-type="float" office:value="-867.7441" calcext:value-type="float">
            <text:p>-867.7441</text:p>
          </table:table-cell>
          <table:table-cell office:value-type="float" office:value="50756899" calcext:value-type="float">
            <text:p>5075689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5.7547" calcext:value-type="float">
            <text:p>-5.7547</text:p>
          </table:table-cell>
          <table:table-cell office:value-type="float" office:value="-0.0468" calcext:value-type="float">
            <text:p>-0.0468</text:p>
          </table:table-cell>
          <table:table-cell office:value-type="float" office:value="-9.3237" calcext:value-type="float">
            <text:p>-9.3237</text:p>
          </table:table-cell>
          <table:table-cell office:value-type="float" office:value="-31.6846" calcext:value-type="float">
            <text:p>-31.6846</text:p>
          </table:table-cell>
          <table:table-cell office:value-type="float" office:value="-0.2472" calcext:value-type="float">
            <text:p>-0.2472</text:p>
          </table:table-cell>
          <table:table-cell office:value-type="float" office:value="-58.3154" calcext:value-type="float">
            <text:p>-58.3154</text:p>
          </table:table-cell>
          <table:table-cell office:value-type="float" office:value="-355.0441" calcext:value-type="float">
            <text:p>-355.0441</text:p>
          </table:table-cell>
          <table:table-cell office:value-type="float" office:value="407.0078" calcext:value-type="float">
            <text:p>407.0078</text:p>
          </table:table-cell>
          <table:table-cell office:value-type="float" office:value="-863.2617" calcext:value-type="float">
            <text:p>-863.2617</text:p>
          </table:table-cell>
          <table:table-cell office:value-type="float" office:value="50769555" calcext:value-type="float">
            <text:p>5076955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5.6579" calcext:value-type="float">
            <text:p>-5.6579</text:p>
          </table:table-cell>
          <table:table-cell office:value-type="float" office:value="-0.2733" calcext:value-type="float">
            <text:p>-0.2733</text:p>
          </table:table-cell>
          <table:table-cell office:value-type="float" office:value="-8.7105" calcext:value-type="float">
            <text:p>-8.7105</text:p>
          </table:table-cell>
          <table:table-cell office:value-type="float" office:value="-32.9919" calcext:value-type="float">
            <text:p>-32.9919</text:p>
          </table:table-cell>
          <table:table-cell office:value-type="float" office:value="-1.5106" calcext:value-type="float">
            <text:p>-1.5106</text:p>
          </table:table-cell>
          <table:table-cell office:value-type="float" office:value="-56.9641" calcext:value-type="float">
            <text:p>-56.9641</text:p>
          </table:table-cell>
          <table:table-cell office:value-type="float" office:value="-496.348" calcext:value-type="float">
            <text:p>-496.348</text:p>
          </table:table-cell>
          <table:table-cell office:value-type="float" office:value="394.3751" calcext:value-type="float">
            <text:p>394.3751</text:p>
          </table:table-cell>
          <table:table-cell office:value-type="float" office:value="-857.8564" calcext:value-type="float">
            <text:p>-857.8564</text:p>
          </table:table-cell>
          <table:table-cell office:value-type="float" office:value="50782211" calcext:value-type="float">
            <text:p>5078221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2.295" calcext:value-type="float">
            <text:p>-2.295</text:p>
          </table:table-cell>
          <table:table-cell office:value-type="float" office:value="0.1716" calcext:value-type="float">
            <text:p>0.1716</text:p>
          </table:table-cell>
          <table:table-cell office:value-type="float" office:value="-9.8859" calcext:value-type="float">
            <text:p>-9.8859</text:p>
          </table:table-cell>
          <table:table-cell office:value-type="float" office:value="-13.0682" calcext:value-type="float">
            <text:p>-13.0682</text:p>
          </table:table-cell>
          <table:table-cell office:value-type="float" office:value="0.9723" calcext:value-type="float">
            <text:p>0.9723</text:p>
          </table:table-cell>
          <table:table-cell office:value-type="float" office:value="-76.8988" calcext:value-type="float">
            <text:p>-76.8988</text:p>
          </table:table-cell>
          <table:table-cell office:value-type="float" office:value="-682.2729" calcext:value-type="float">
            <text:p>-682.2729</text:p>
          </table:table-cell>
          <table:table-cell office:value-type="float" office:value="308.8839" calcext:value-type="float">
            <text:p>308.8839</text:p>
          </table:table-cell>
          <table:table-cell office:value-type="float" office:value="-937.5952" calcext:value-type="float">
            <text:p>-937.5952</text:p>
          </table:table-cell>
          <table:table-cell office:value-type="float" office:value="50973930" calcext:value-type="float">
            <text:p>5097393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2723" calcext:value-type="float">
            <text:p>-1.2723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9.7521" calcext:value-type="float">
            <text:p>-9.7521</text:p>
          </table:table-cell>
          <table:table-cell office:value-type="float" office:value="-7.4323" calcext:value-type="float">
            <text:p>-7.4323</text:p>
          </table:table-cell>
          <table:table-cell office:value-type="float" office:value="-0.0769" calcext:value-type="float">
            <text:p>-0.0769</text:p>
          </table:table-cell>
          <table:table-cell office:value-type="float" office:value="-82.5732" calcext:value-type="float">
            <text:p>-82.5732</text:p>
          </table:table-cell>
          <table:table-cell office:value-type="float" office:value="-659.729" calcext:value-type="float">
            <text:p>-659.729</text:p>
          </table:table-cell>
          <table:table-cell office:value-type="float" office:value="310.8875" calcext:value-type="float">
            <text:p>310.8875</text:p>
          </table:table-cell>
          <table:table-cell office:value-type="float" office:value="-960.293" calcext:value-type="float">
            <text:p>-960.293</text:p>
          </table:table-cell>
          <table:table-cell office:value-type="float" office:value="50986586" calcext:value-type="float">
            <text:p>5098658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0.3168" calcext:value-type="float">
            <text:p>0.3168</text:p>
          </table:table-cell>
          <table:table-cell office:value-type="float" office:value="-0.1264" calcext:value-type="float">
            <text:p>-0.1264</text:p>
          </table:table-cell>
          <table:table-cell office:value-type="float" office:value="-11.5899" calcext:value-type="float">
            <text:p>-11.5899</text:p>
          </table:table-cell>
          <table:table-cell office:value-type="float" office:value="1.5656" calcext:value-type="float">
            <text:p>1.5656</text:p>
          </table:table-cell>
          <table:table-cell office:value-type="float" office:value="-0.6262" calcext:value-type="float">
            <text:p>-0.6262</text:p>
          </table:table-cell>
          <table:table-cell office:value-type="float" office:value="-88.3136" calcext:value-type="float">
            <text:p>-88.3136</text:p>
          </table:table-cell>
          <table:table-cell office:value-type="float" office:value="-622.094" calcext:value-type="float">
            <text:p>-622.094</text:p>
          </table:table-cell>
          <table:table-cell office:value-type="float" office:value="308.2058" calcext:value-type="float">
            <text:p>308.2058</text:p>
          </table:table-cell>
          <table:table-cell office:value-type="float" office:value="-983.2544" calcext:value-type="float">
            <text:p>-983.2544</text:p>
          </table:table-cell>
          <table:table-cell office:value-type="float" office:value="50999243" calcext:value-type="float">
            <text:p>509992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1.072" calcext:value-type="float">
            <text:p>1.072</text:p>
          </table:table-cell>
          <table:table-cell office:value-type="float" office:value="-0.9776" calcext:value-type="float">
            <text:p>-0.9776</text:p>
          </table:table-cell>
          <table:table-cell office:value-type="float" office:value="-8.2311" calcext:value-type="float">
            <text:p>-8.2311</text:p>
          </table:table-cell>
          <table:table-cell office:value-type="float" office:value="7.3718" calcext:value-type="float">
            <text:p>7.3718</text:p>
          </table:table-cell>
          <table:table-cell office:value-type="float" office:value="-6.7181" calcext:value-type="float">
            <text:p>-6.7181</text:p>
          </table:table-cell>
          <table:table-cell office:value-type="float" office:value="-80.0024" calcext:value-type="float">
            <text:p>-80.0024</text:p>
          </table:table-cell>
          <table:table-cell office:value-type="float" office:value="-582.6555" calcext:value-type="float">
            <text:p>-582.6555</text:p>
          </table:table-cell>
          <table:table-cell office:value-type="float" office:value="267.6997" calcext:value-type="float">
            <text:p>267.6997</text:p>
          </table:table-cell>
          <table:table-cell office:value-type="float" office:value="-950.0098" calcext:value-type="float">
            <text:p>-950.0098</text:p>
          </table:table-cell>
          <table:table-cell office:value-type="float" office:value="51011899" calcext:value-type="float">
            <text:p>5101189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2.1349" calcext:value-type="float">
            <text:p>-2.1349</text:p>
          </table:table-cell>
          <table:table-cell office:value-type="float" office:value="-0.9078" calcext:value-type="float">
            <text:p>-0.9078</text:p>
          </table:table-cell>
          <table:table-cell office:value-type="float" office:value="-8.722" calcext:value-type="float">
            <text:p>-8.722</text:p>
          </table:table-cell>
          <table:table-cell office:value-type="float" office:value="-13.6835" calcext:value-type="float">
            <text:p>-13.6835</text:p>
          </table:table-cell>
          <table:table-cell office:value-type="float" office:value="-5.7733" calcext:value-type="float">
            <text:p>-5.7733</text:p>
          </table:table-cell>
          <table:table-cell office:value-type="float" office:value="-75.108" calcext:value-type="float">
            <text:p>-75.108</text:p>
          </table:table-cell>
          <table:table-cell office:value-type="float" office:value="201.394" calcext:value-type="float">
            <text:p>201.394</text:p>
          </table:table-cell>
          <table:table-cell office:value-type="float" office:value="-9.5812" calcext:value-type="float">
            <text:p>-9.5812</text:p>
          </table:table-cell>
          <table:table-cell office:value-type="float" office:value="-930.4321" calcext:value-type="float">
            <text:p>-930.4321</text:p>
          </table:table-cell>
          <table:table-cell office:value-type="float" office:value="51216274" calcext:value-type="float">
            <text:p>5121627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2.6947" calcext:value-type="float">
            <text:p>-2.6947</text:p>
          </table:table-cell>
          <table:table-cell office:value-type="float" office:value="-0.9349" calcext:value-type="float">
            <text:p>-0.9349</text:p>
          </table:table-cell>
          <table:table-cell office:value-type="float" office:value="-6.7561" calcext:value-type="float">
            <text:p>-6.7561</text:p>
          </table:table-cell>
          <table:table-cell office:value-type="float" office:value="-21.5607" calcext:value-type="float">
            <text:p>-21.5607</text:p>
          </table:table-cell>
          <table:table-cell office:value-type="float" office:value="-7.3224" calcext:value-type="float">
            <text:p>-7.3224</text:p>
          </table:table-cell>
          <table:table-cell office:value-type="float" office:value="-67.121" calcext:value-type="float">
            <text:p>-67.121</text:p>
          </table:table-cell>
          <table:table-cell office:value-type="float" office:value="89.2683" calcext:value-type="float">
            <text:p>89.2683</text:p>
          </table:table-cell>
          <table:table-cell office:value-type="float" office:value="-48.4233" calcext:value-type="float">
            <text:p>-48.4233</text:p>
          </table:table-cell>
          <table:table-cell office:value-type="float" office:value="-898.4839" calcext:value-type="float">
            <text:p>-898.4839</text:p>
          </table:table-cell>
          <table:table-cell office:value-type="float" office:value="51228930" calcext:value-type="float">
            <text:p>5122893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4.132" calcext:value-type="float">
            <text:p>-4.132</text:p>
          </table:table-cell>
          <table:table-cell office:value-type="float" office:value="-0.4802" calcext:value-type="float">
            <text:p>-0.4802</text:p>
          </table:table-cell>
          <table:table-cell office:value-type="float" office:value="-8.1909" calcext:value-type="float">
            <text:p>-8.1909</text:p>
          </table:table-cell>
          <table:table-cell office:value-type="float" office:value="-26.7297" calcext:value-type="float">
            <text:p>-26.7297</text:p>
          </table:table-cell>
          <table:table-cell office:value-type="float" office:value="-2.9993" calcext:value-type="float">
            <text:p>-2.9993</text:p>
          </table:table-cell>
          <table:table-cell office:value-type="float" office:value="-63.0835" calcext:value-type="float">
            <text:p>-63.0835</text:p>
          </table:table-cell>
          <table:table-cell office:value-type="float" office:value="-41.6599" calcext:value-type="float">
            <text:p>-41.6599</text:p>
          </table:table-cell>
          <table:table-cell office:value-type="float" office:value="-54.2137" calcext:value-type="float">
            <text:p>-54.2137</text:p>
          </table:table-cell>
          <table:table-cell office:value-type="float" office:value="-882.334" calcext:value-type="float">
            <text:p>-882.334</text:p>
          </table:table-cell>
          <table:table-cell office:value-type="float" office:value="51241586" calcext:value-type="float">
            <text:p>5124158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5.8491" calcext:value-type="float">
            <text:p>-5.8491</text:p>
          </table:table-cell>
          <table:table-cell office:value-type="float" office:value="0.2906" calcext:value-type="float">
            <text:p>0.2906</text:p>
          </table:table-cell>
          <table:table-cell office:value-type="float" office:value="-9.2514" calcext:value-type="float">
            <text:p>-9.2514</text:p>
          </table:table-cell>
          <table:table-cell office:value-type="float" office:value="-32.2943" calcext:value-type="float">
            <text:p>-32.2943</text:p>
          </table:table-cell>
          <table:table-cell office:value-type="float" office:value="1.5216" calcext:value-type="float">
            <text:p>1.5216</text:p>
          </table:table-cell>
          <table:table-cell office:value-type="float" office:value="-57.6672" calcext:value-type="float">
            <text:p>-57.6672</text:p>
          </table:table-cell>
          <table:table-cell office:value-type="float" office:value="-201.4404" calcext:value-type="float">
            <text:p>-201.4404</text:p>
          </table:table-cell>
          <table:table-cell office:value-type="float" office:value="-38.4258" calcext:value-type="float">
            <text:p>-38.4258</text:p>
          </table:table-cell>
          <table:table-cell office:value-type="float" office:value="-860.6689" calcext:value-type="float">
            <text:p>-860.6689</text:p>
          </table:table-cell>
          <table:table-cell office:value-type="float" office:value="51254243" calcext:value-type="float">
            <text:p>512542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937" calcext:value-type="float">
            <text:p>-1.3937</text:p>
          </table:table-cell>
          <table:table-cell office:value-type="float" office:value="0.2947" calcext:value-type="float">
            <text:p>0.2947</text:p>
          </table:table-cell>
          <table:table-cell office:value-type="float" office:value="-9.7423" calcext:value-type="float">
            <text:p>-9.7423</text:p>
          </table:table-cell>
          <table:table-cell office:value-type="float" office:value="-8.1354" calcext:value-type="float">
            <text:p>-8.1354</text:p>
          </table:table-cell>
          <table:table-cell office:value-type="float" office:value="1.7139" calcext:value-type="float">
            <text:p>1.7139</text:p>
          </table:table-cell>
          <table:table-cell office:value-type="float" office:value="-81.6888" calcext:value-type="float">
            <text:p>-81.6888</text:p>
          </table:table-cell>
          <table:table-cell office:value-type="float" office:value="-662.5415" calcext:value-type="float">
            <text:p>-662.5415</text:p>
          </table:table-cell>
          <table:table-cell office:value-type="float" office:value="-133.466" calcext:value-type="float">
            <text:p>-133.466</text:p>
          </table:table-cell>
          <table:table-cell office:value-type="float" office:value="-956.7554" calcext:value-type="float">
            <text:p>-956.7554</text:p>
          </table:table-cell>
          <table:table-cell office:value-type="float" office:value="51458618" calcext:value-type="float">
            <text:p>514586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814" calcext:value-type="float">
            <text:p>-1.3814</text:p>
          </table:table-cell>
          <table:table-cell office:value-type="float" office:value="0.3735" calcext:value-type="float">
            <text:p>0.3735</text:p>
          </table:table-cell>
          <table:table-cell office:value-type="float" office:value="-9.73" calcext:value-type="float">
            <text:p>-9.73</text:p>
          </table:table-cell>
          <table:table-cell office:value-type="float" office:value="-8.075" calcext:value-type="float">
            <text:p>-8.075</text:p>
          </table:table-cell>
          <table:table-cell office:value-type="float" office:value="2.1753" calcext:value-type="float">
            <text:p>2.1753</text:p>
          </table:table-cell>
          <table:table-cell office:value-type="float" office:value="-81.6339" calcext:value-type="float">
            <text:p>-81.6339</text:p>
          </table:table-cell>
          <table:table-cell office:value-type="float" office:value="-662.2998" calcext:value-type="float">
            <text:p>-662.2998</text:p>
          </table:table-cell>
          <table:table-cell office:value-type="float" office:value="-120.3961" calcext:value-type="float">
            <text:p>-120.3961</text:p>
          </table:table-cell>
          <table:table-cell office:value-type="float" office:value="-956.5356" calcext:value-type="float">
            <text:p>-956.5356</text:p>
          </table:table-cell>
          <table:table-cell office:value-type="float" office:value="51471274" calcext:value-type="float">
            <text:p>5147127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782" calcext:value-type="float">
            <text:p>-1.3782</text:p>
          </table:table-cell>
          <table:table-cell office:value-type="float" office:value="0.426" calcext:value-type="float">
            <text:p>0.426</text:p>
          </table:table-cell>
          <table:table-cell office:value-type="float" office:value="-9.7259" calcext:value-type="float">
            <text:p>-9.7259</text:p>
          </table:table-cell>
          <table:table-cell office:value-type="float" office:value="-8.0585" calcext:value-type="float">
            <text:p>-8.0585</text:p>
          </table:table-cell>
          <table:table-cell office:value-type="float" office:value="2.4829" calcext:value-type="float">
            <text:p>2.4829</text:p>
          </table:table-cell>
          <table:table-cell office:value-type="float" office:value="-81.568" calcext:value-type="float">
            <text:p>-81.568</text:p>
          </table:table-cell>
          <table:table-cell office:value-type="float" office:value="-662.2339" calcext:value-type="float">
            <text:p>-662.2339</text:p>
          </table:table-cell>
          <table:table-cell office:value-type="float" office:value="-108.4721" calcext:value-type="float">
            <text:p>-108.4721</text:p>
          </table:table-cell>
          <table:table-cell office:value-type="float" office:value="-956.272" calcext:value-type="float">
            <text:p>-956.272</text:p>
          </table:table-cell>
          <table:table-cell office:value-type="float" office:value="51483930" calcext:value-type="float">
            <text:p>5148393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765" calcext:value-type="float">
            <text:p>-1.3765</text:p>
          </table:table-cell>
          <table:table-cell office:value-type="float" office:value="0.4383" calcext:value-type="float">
            <text:p>0.4383</text:p>
          </table:table-cell>
          <table:table-cell office:value-type="float" office:value="-9.7185" calcext:value-type="float">
            <text:p>-9.7185</text:p>
          </table:table-cell>
          <table:table-cell office:value-type="float" office:value="-8.0585" calcext:value-type="float">
            <text:p>-8.0585</text:p>
          </table:table-cell>
          <table:table-cell office:value-type="float" office:value="2.5543" calcext:value-type="float">
            <text:p>2.5543</text:p>
          </table:table-cell>
          <table:table-cell office:value-type="float" office:value="-81.5515" calcext:value-type="float">
            <text:p>-81.5515</text:p>
          </table:table-cell>
          <table:table-cell office:value-type="float" office:value="-662.2339" calcext:value-type="float">
            <text:p>-662.2339</text:p>
          </table:table-cell>
          <table:table-cell office:value-type="float" office:value="-97.4641" calcext:value-type="float">
            <text:p>-97.4641</text:p>
          </table:table-cell>
          <table:table-cell office:value-type="float" office:value="-956.2061" calcext:value-type="float">
            <text:p>-956.2061</text:p>
          </table:table-cell>
          <table:table-cell office:value-type="float" office:value="51496586" calcext:value-type="float">
            <text:p>5149658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683" calcext:value-type="float">
            <text:p>-1.3683</text:p>
          </table:table-cell>
          <table:table-cell office:value-type="float" office:value="0.4769" calcext:value-type="float">
            <text:p>0.4769</text:p>
          </table:table-cell>
          <table:table-cell office:value-type="float" office:value="-9.7283" calcext:value-type="float">
            <text:p>-9.7283</text:p>
          </table:table-cell>
          <table:table-cell office:value-type="float" office:value="-7.998" calcext:value-type="float">
            <text:p>-7.998</text:p>
          </table:table-cell>
          <table:table-cell office:value-type="float" office:value="2.7795" calcext:value-type="float">
            <text:p>2.7795</text:p>
          </table:table-cell>
          <table:table-cell office:value-type="float" office:value="-81.5295" calcext:value-type="float">
            <text:p>-81.5295</text:p>
          </table:table-cell>
          <table:table-cell office:value-type="float" office:value="-661.9922" calcext:value-type="float">
            <text:p>-661.9922</text:p>
          </table:table-cell>
          <table:table-cell office:value-type="float" office:value="83.7966" calcext:value-type="float">
            <text:p>83.7966</text:p>
          </table:table-cell>
          <table:table-cell office:value-type="float" office:value="-956.1182" calcext:value-type="float">
            <text:p>-956.1182</text:p>
          </table:table-cell>
          <table:table-cell office:value-type="float" office:value="51700961" calcext:value-type="float">
            <text:p>5170096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699" calcext:value-type="float">
            <text:p>-1.3699</text:p>
          </table:table-cell>
          <table:table-cell office:value-type="float" office:value="0.4785" calcext:value-type="float">
            <text:p>0.4785</text:p>
          </table:table-cell>
          <table:table-cell office:value-type="float" office:value="-9.725" calcext:value-type="float">
            <text:p>-9.725</text:p>
          </table:table-cell>
          <table:table-cell office:value-type="float" office:value="-8.009" calcext:value-type="float">
            <text:p>-8.009</text:p>
          </table:table-cell>
          <table:table-cell office:value-type="float" office:value="2.7905" calcext:value-type="float">
            <text:p>2.7905</text:p>
          </table:table-cell>
          <table:table-cell office:value-type="float" office:value="-81.5186" calcext:value-type="float">
            <text:p>-81.5186</text:p>
          </table:table-cell>
          <table:table-cell office:value-type="float" office:value="-662.0361" calcext:value-type="float">
            <text:p>-662.0361</text:p>
          </table:table-cell>
          <table:table-cell office:value-type="float" office:value="95.5665" calcext:value-type="float">
            <text:p>95.5665</text:p>
          </table:table-cell>
          <table:table-cell office:value-type="float" office:value="-956.0742" calcext:value-type="float">
            <text:p>-956.0742</text:p>
          </table:table-cell>
          <table:table-cell office:value-type="float" office:value="51713618" calcext:value-type="float">
            <text:p>517136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691" calcext:value-type="float">
            <text:p>-1.3691</text:p>
          </table:table-cell>
          <table:table-cell office:value-type="float" office:value="0.4818" calcext:value-type="float">
            <text:p>0.4818</text:p>
          </table:table-cell>
          <table:table-cell office:value-type="float" office:value="-9.7218" calcext:value-type="float">
            <text:p>-9.7218</text:p>
          </table:table-cell>
          <table:table-cell office:value-type="float" office:value="-8.009" calcext:value-type="float">
            <text:p>-8.009</text:p>
          </table:table-cell>
          <table:table-cell office:value-type="float" office:value="2.8125" calcext:value-type="float">
            <text:p>2.8125</text:p>
          </table:table-cell>
          <table:table-cell office:value-type="float" office:value="-81.5131" calcext:value-type="float">
            <text:p>-81.5131</text:p>
          </table:table-cell>
          <table:table-cell office:value-type="float" office:value="-662.0361" calcext:value-type="float">
            <text:p>-662.0361</text:p>
          </table:table-cell>
          <table:table-cell office:value-type="float" office:value="107.438" calcext:value-type="float">
            <text:p>107.438</text:p>
          </table:table-cell>
          <table:table-cell office:value-type="float" office:value="-956.0522" calcext:value-type="float">
            <text:p>-956.0522</text:p>
          </table:table-cell>
          <table:table-cell office:value-type="float" office:value="51726274" calcext:value-type="float">
            <text:p>5172627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691" calcext:value-type="float">
            <text:p>-1.3691</text:p>
          </table:table-cell>
          <table:table-cell office:value-type="float" office:value="0.4826" calcext:value-type="float">
            <text:p>0.4826</text:p>
          </table:table-cell>
          <table:table-cell office:value-type="float" office:value="-9.73" calcext:value-type="float">
            <text:p>-9.73</text:p>
          </table:table-cell>
          <table:table-cell office:value-type="float" office:value="-8.0035" calcext:value-type="float">
            <text:p>-8.0035</text:p>
          </table:table-cell>
          <table:table-cell office:value-type="float" office:value="2.8125" calcext:value-type="float">
            <text:p>2.8125</text:p>
          </table:table-cell>
          <table:table-cell office:value-type="float" office:value="-81.5131" calcext:value-type="float">
            <text:p>-81.5131</text:p>
          </table:table-cell>
          <table:table-cell office:value-type="float" office:value="-662.0142" calcext:value-type="float">
            <text:p>-662.0142</text:p>
          </table:table-cell>
          <table:table-cell office:value-type="float" office:value="119.2044" calcext:value-type="float">
            <text:p>119.2044</text:p>
          </table:table-cell>
          <table:table-cell office:value-type="float" office:value="-956.0522" calcext:value-type="float">
            <text:p>-956.0522</text:p>
          </table:table-cell>
          <table:table-cell office:value-type="float" office:value="51738930" calcext:value-type="float">
            <text:p>5173893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626" calcext:value-type="float">
            <text:p>-1.3626</text:p>
          </table:table-cell>
          <table:table-cell office:value-type="float" office:value="0.5064" calcext:value-type="float">
            <text:p>0.5064</text:p>
          </table:table-cell>
          <table:table-cell office:value-type="float" office:value="-9.7242" calcext:value-type="float">
            <text:p>-9.7242</text:p>
          </table:table-cell>
          <table:table-cell office:value-type="float" office:value="-7.9706" calcext:value-type="float">
            <text:p>-7.9706</text:p>
          </table:table-cell>
          <table:table-cell office:value-type="float" office:value="2.9498" calcext:value-type="float">
            <text:p>2.9498</text:p>
          </table:table-cell>
          <table:table-cell office:value-type="float" office:value="-81.5021" calcext:value-type="float">
            <text:p>-81.5021</text:p>
          </table:table-cell>
          <table:table-cell office:value-type="float" office:value="-661.8823" calcext:value-type="float">
            <text:p>-661.8823</text:p>
          </table:table-cell>
          <table:table-cell office:value-type="float" office:value="313.5006" calcext:value-type="float">
            <text:p>313.5006</text:p>
          </table:table-cell>
          <table:table-cell office:value-type="float" office:value="-956.0083" calcext:value-type="float">
            <text:p>-956.0083</text:p>
          </table:table-cell>
          <table:table-cell office:value-type="float" office:value="51943305" calcext:value-type="float">
            <text:p>5194330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658" calcext:value-type="float">
            <text:p>-1.3658</text:p>
          </table:table-cell>
          <table:table-cell office:value-type="float" office:value="0.5073" calcext:value-type="float">
            <text:p>0.5073</text:p>
          </table:table-cell>
          <table:table-cell office:value-type="float" office:value="-9.7259" calcext:value-type="float">
            <text:p>-9.7259</text:p>
          </table:table-cell>
          <table:table-cell office:value-type="float" office:value="-7.9816" calcext:value-type="float">
            <text:p>-7.9816</text:p>
          </table:table-cell>
          <table:table-cell office:value-type="float" office:value="2.9553" calcext:value-type="float">
            <text:p>2.9553</text:p>
          </table:table-cell>
          <table:table-cell office:value-type="float" office:value="-81.4856" calcext:value-type="float">
            <text:p>-81.4856</text:p>
          </table:table-cell>
          <table:table-cell office:value-type="float" office:value="-661.9263" calcext:value-type="float">
            <text:p>-661.9263</text:p>
          </table:table-cell>
          <table:table-cell office:value-type="float" office:value="325.8831" calcext:value-type="float">
            <text:p>325.8831</text:p>
          </table:table-cell>
          <table:table-cell office:value-type="float" office:value="-955.9424" calcext:value-type="float">
            <text:p>-955.9424</text:p>
          </table:table-cell>
          <table:table-cell office:value-type="float" office:value="51955961" calcext:value-type="float">
            <text:p>5195596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626" calcext:value-type="float">
            <text:p>-1.3626</text:p>
          </table:table-cell>
          <table:table-cell office:value-type="float" office:value="0.5073" calcext:value-type="float">
            <text:p>0.5073</text:p>
          </table:table-cell>
          <table:table-cell office:value-type="float" office:value="-9.7275" calcext:value-type="float">
            <text:p>-9.7275</text:p>
          </table:table-cell>
          <table:table-cell office:value-type="float" office:value="-7.9651" calcext:value-type="float">
            <text:p>-7.9651</text:p>
          </table:table-cell>
          <table:table-cell office:value-type="float" office:value="2.9553" calcext:value-type="float">
            <text:p>2.9553</text:p>
          </table:table-cell>
          <table:table-cell office:value-type="float" office:value="-81.5021" calcext:value-type="float">
            <text:p>-81.5021</text:p>
          </table:table-cell>
          <table:table-cell office:value-type="float" office:value="-661.8604" calcext:value-type="float">
            <text:p>-661.8604</text:p>
          </table:table-cell>
          <table:table-cell office:value-type="float" office:value="338.255" calcext:value-type="float">
            <text:p>338.255</text:p>
          </table:table-cell>
          <table:table-cell office:value-type="float" office:value="-956.0083" calcext:value-type="float">
            <text:p>-956.0083</text:p>
          </table:table-cell>
          <table:table-cell office:value-type="float" office:value="51968618" calcext:value-type="float">
            <text:p>519686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609" calcext:value-type="float">
            <text:p>-1.3609</text:p>
          </table:table-cell>
          <table:table-cell office:value-type="float" office:value="0.5064" calcext:value-type="float">
            <text:p>0.5064</text:p>
          </table:table-cell>
          <table:table-cell office:value-type="float" office:value="-9.7259" calcext:value-type="float">
            <text:p>-9.7259</text:p>
          </table:table-cell>
          <table:table-cell office:value-type="float" office:value="-7.9541" calcext:value-type="float">
            <text:p>-7.9541</text:p>
          </table:table-cell>
          <table:table-cell office:value-type="float" office:value="2.9498" calcext:value-type="float">
            <text:p>2.9498</text:p>
          </table:table-cell>
          <table:table-cell office:value-type="float" office:value="-81.5131" calcext:value-type="float">
            <text:p>-81.5131</text:p>
          </table:table-cell>
          <table:table-cell office:value-type="float" office:value="-661.8164" calcext:value-type="float">
            <text:p>-661.8164</text:p>
          </table:table-cell>
          <table:table-cell office:value-type="float" office:value="350.5993" calcext:value-type="float">
            <text:p>350.5993</text:p>
          </table:table-cell>
          <table:table-cell office:value-type="float" office:value="-956.0522" calcext:value-type="float">
            <text:p>-956.0522</text:p>
          </table:table-cell>
          <table:table-cell office:value-type="float" office:value="51981274" calcext:value-type="float">
            <text:p>5198127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585" calcext:value-type="float">
            <text:p>-1.3585</text:p>
          </table:table-cell>
          <table:table-cell office:value-type="float" office:value="0.5376" calcext:value-type="float">
            <text:p>0.5376</text:p>
          </table:table-cell>
          <table:table-cell office:value-type="float" office:value="-9.7242" calcext:value-type="float">
            <text:p>-9.7242</text:p>
          </table:table-cell>
          <table:table-cell office:value-type="float" office:value="-7.9376" calcext:value-type="float">
            <text:p>-7.9376</text:p>
          </table:table-cell>
          <table:table-cell office:value-type="float" office:value="3.1366" calcext:value-type="float">
            <text:p>3.1366</text:p>
          </table:table-cell>
          <table:table-cell office:value-type="float" office:value="-81.4581" calcext:value-type="float">
            <text:p>-81.4581</text:p>
          </table:table-cell>
          <table:table-cell office:value-type="float" office:value="-661.7505" calcext:value-type="float">
            <text:p>-661.7505</text:p>
          </table:table-cell>
          <table:table-cell office:value-type="float" office:value="642.5464" calcext:value-type="float">
            <text:p>642.5464</text:p>
          </table:table-cell>
          <table:table-cell office:value-type="float" office:value="-955.8325" calcext:value-type="float">
            <text:p>-955.8325</text:p>
          </table:table-cell>
          <table:table-cell office:value-type="float" office:value="52785180" calcext:value-type="float">
            <text:p>5278518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585" calcext:value-type="float">
            <text:p>-1.3585</text:p>
          </table:table-cell>
          <table:table-cell office:value-type="float" office:value="0.5565" calcext:value-type="float">
            <text:p>0.5565</text:p>
          </table:table-cell>
          <table:table-cell office:value-type="float" office:value="-9.7259" calcext:value-type="float">
            <text:p>-9.7259</text:p>
          </table:table-cell>
          <table:table-cell office:value-type="float" office:value="-7.9376" calcext:value-type="float">
            <text:p>-7.9376</text:p>
          </table:table-cell>
          <table:table-cell office:value-type="float" office:value="3.2465" calcext:value-type="float">
            <text:p>3.2465</text:p>
          </table:table-cell>
          <table:table-cell office:value-type="float" office:value="-81.4197" calcext:value-type="float">
            <text:p>-81.4197</text:p>
          </table:table-cell>
          <table:table-cell office:value-type="float" office:value="-661.7505" calcext:value-type="float">
            <text:p>-661.7505</text:p>
          </table:table-cell>
          <table:table-cell office:value-type="float" office:value="642.9858" calcext:value-type="float">
            <text:p>642.9858</text:p>
          </table:table-cell>
          <table:table-cell office:value-type="float" office:value="-955.6787" calcext:value-type="float">
            <text:p>-955.6787</text:p>
          </table:table-cell>
          <table:table-cell office:value-type="float" office:value="53563305" calcext:value-type="float">
            <text:p>5356330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494" calcext:value-type="float">
            <text:p>-1.3494</text:p>
          </table:table-cell>
          <table:table-cell office:value-type="float" office:value="0.5655" calcext:value-type="float">
            <text:p>0.5655</text:p>
          </table:table-cell>
          <table:table-cell office:value-type="float" office:value="-9.7242" calcext:value-type="float">
            <text:p>-9.7242</text:p>
          </table:table-cell>
          <table:table-cell office:value-type="float" office:value="-7.8882" calcext:value-type="float">
            <text:p>-7.8882</text:p>
          </table:table-cell>
          <table:table-cell office:value-type="float" office:value="3.2959" calcext:value-type="float">
            <text:p>3.2959</text:p>
          </table:table-cell>
          <table:table-cell office:value-type="float" office:value="-81.4471" calcext:value-type="float">
            <text:p>-81.4471</text:p>
          </table:table-cell>
          <table:table-cell office:value-type="float" office:value="-661.5527" calcext:value-type="float">
            <text:p>-661.5527</text:p>
          </table:table-cell>
          <table:table-cell office:value-type="float" office:value="643.1836" calcext:value-type="float">
            <text:p>643.1836</text:p>
          </table:table-cell>
          <table:table-cell office:value-type="float" office:value="-955.7886" calcext:value-type="float">
            <text:p>-955.7886</text:p>
          </table:table-cell>
          <table:table-cell office:value-type="float" office:value="56662680" calcext:value-type="float">
            <text:p>5666268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461" calcext:value-type="float">
            <text:p>-1.3461</text:p>
          </table:table-cell>
          <table:table-cell office:value-type="float" office:value="0.5836" calcext:value-type="float">
            <text:p>0.5836</text:p>
          </table:table-cell>
          <table:table-cell office:value-type="float" office:value="-9.7209" calcext:value-type="float">
            <text:p>-9.7209</text:p>
          </table:table-cell>
          <table:table-cell office:value-type="float" office:value="-7.8717" calcext:value-type="float">
            <text:p>-7.8717</text:p>
          </table:table-cell>
          <table:table-cell office:value-type="float" office:value="3.4058" calcext:value-type="float">
            <text:p>3.4058</text:p>
          </table:table-cell>
          <table:table-cell office:value-type="float" office:value="-81.4197" calcext:value-type="float">
            <text:p>-81.4197</text:p>
          </table:table-cell>
          <table:table-cell office:value-type="float" office:value="-661.4868" calcext:value-type="float">
            <text:p>-661.4868</text:p>
          </table:table-cell>
          <table:table-cell office:value-type="float" office:value="643.623" calcext:value-type="float">
            <text:p>643.623</text:p>
          </table:table-cell>
          <table:table-cell office:value-type="float" office:value="-955.6787" calcext:value-type="float">
            <text:p>-955.6787</text:p>
          </table:table-cell>
          <table:table-cell office:value-type="float" office:value="65183618" calcext:value-type="float">
            <text:p>651836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486" calcext:value-type="float">
            <text:p>-1.3486</text:p>
          </table:table-cell>
          <table:table-cell office:value-type="float" office:value="0.5869" calcext:value-type="float">
            <text:p>0.5869</text:p>
          </table:table-cell>
          <table:table-cell office:value-type="float" office:value="-9.725" calcext:value-type="float">
            <text:p>-9.725</text:p>
          </table:table-cell>
          <table:table-cell office:value-type="float" office:value="-7.8827" calcext:value-type="float">
            <text:p>-7.8827</text:p>
          </table:table-cell>
          <table:table-cell office:value-type="float" office:value="3.4222" calcext:value-type="float">
            <text:p>3.4222</text:p>
          </table:table-cell>
          <table:table-cell office:value-type="float" office:value="-81.4032" calcext:value-type="float">
            <text:p>-81.4032</text:p>
          </table:table-cell>
          <table:table-cell office:value-type="float" office:value="-661.5308" calcext:value-type="float">
            <text:p>-661.5308</text:p>
          </table:table-cell>
          <table:table-cell office:value-type="float" office:value="643.689" calcext:value-type="float">
            <text:p>643.689</text:p>
          </table:table-cell>
          <table:table-cell office:value-type="float" office:value="-955.6128" calcext:value-type="float">
            <text:p>-955.6128</text:p>
          </table:table-cell>
          <table:table-cell office:value-type="float" office:value="65961743" calcext:value-type="float">
            <text:p>659617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2.1407" calcext:value-type="float">
            <text:p>2.1407</text:p>
          </table:table-cell>
          <table:table-cell office:value-type="float" office:value="0.559" calcext:value-type="float">
            <text:p>0.559</text:p>
          </table:table-cell>
          <table:table-cell office:value-type="float" office:value="-11.5965" calcext:value-type="float">
            <text:p>-11.5965</text:p>
          </table:table-cell>
          <table:table-cell office:value-type="float" office:value="10.448" calcext:value-type="float">
            <text:p>10.448</text:p>
          </table:table-cell>
          <table:table-cell office:value-type="float" office:value="2.7136" calcext:value-type="float">
            <text:p>2.7136</text:p>
          </table:table-cell>
          <table:table-cell office:value-type="float" office:value="-79.2004" calcext:value-type="float">
            <text:p>-79.2004</text:p>
          </table:table-cell>
          <table:table-cell office:value-type="float" office:value="-294.7989" calcext:value-type="float">
            <text:p>-294.7989</text:p>
          </table:table-cell>
          <table:table-cell office:value-type="float" office:value="640.8545" calcext:value-type="float">
            <text:p>640.8545</text:p>
          </table:table-cell>
          <table:table-cell office:value-type="float" office:value="-946.8018" calcext:value-type="float">
            <text:p>-946.8018</text:p>
          </table:table-cell>
          <table:table-cell office:value-type="float" office:value="74291430" calcext:value-type="float">
            <text:p>7429143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1.8797" calcext:value-type="float">
            <text:p>1.8797</text:p>
          </table:table-cell>
          <table:table-cell office:value-type="float" office:value="1.0096" calcext:value-type="float">
            <text:p>1.0096</text:p>
          </table:table-cell>
          <table:table-cell office:value-type="float" office:value="-10.8701" calcext:value-type="float">
            <text:p>-10.8701</text:p>
          </table:table-cell>
          <table:table-cell office:value-type="float" office:value="9.7668" calcext:value-type="float">
            <text:p>9.7668</text:p>
          </table:table-cell>
          <table:table-cell office:value-type="float" office:value="5.2295" calcext:value-type="float">
            <text:p>5.2295</text:p>
          </table:table-cell>
          <table:table-cell office:value-type="float" office:value="-78.8983" calcext:value-type="float">
            <text:p>-78.8983</text:p>
          </table:table-cell>
          <table:table-cell office:value-type="float" office:value="-258.3369" calcext:value-type="float">
            <text:p>-258.3369</text:p>
          </table:table-cell>
          <table:table-cell office:value-type="float" office:value="650.918" calcext:value-type="float">
            <text:p>650.918</text:p>
          </table:table-cell>
          <table:table-cell office:value-type="float" office:value="-945.5933" calcext:value-type="float">
            <text:p>-945.5933</text:p>
          </table:table-cell>
          <table:table-cell office:value-type="float" office:value="74304086" calcext:value-type="float">
            <text:p>7430408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0.7018" calcext:value-type="float">
            <text:p>0.7018</text:p>
          </table:table-cell>
          <table:table-cell office:value-type="float" office:value="1.7804" calcext:value-type="float">
            <text:p>1.7804</text:p>
          </table:table-cell>
          <table:table-cell office:value-type="float" office:value="-10.3012" calcext:value-type="float">
            <text:p>-10.3012</text:p>
          </table:table-cell>
          <table:table-cell office:value-type="float" office:value="3.8287" calcext:value-type="float">
            <text:p>3.8287</text:p>
          </table:table-cell>
          <table:table-cell office:value-type="float" office:value="9.7394" calcext:value-type="float">
            <text:p>9.7394</text:p>
          </table:table-cell>
          <table:table-cell office:value-type="float" office:value="-79.4806" calcext:value-type="float">
            <text:p>-79.4806</text:p>
          </table:table-cell>
          <table:table-cell office:value-type="float" office:value="-259.6987" calcext:value-type="float">
            <text:p>-259.6987</text:p>
          </table:table-cell>
          <table:table-cell office:value-type="float" office:value="668.9575" calcext:value-type="float">
            <text:p>668.9575</text:p>
          </table:table-cell>
          <table:table-cell office:value-type="float" office:value="-947.9224" calcext:value-type="float">
            <text:p>-947.9224</text:p>
          </table:table-cell>
          <table:table-cell office:value-type="float" office:value="74316743" calcext:value-type="float">
            <text:p>743167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0.5976" calcext:value-type="float">
            <text:p>0.5976</text:p>
          </table:table-cell>
          <table:table-cell office:value-type="float" office:value="1.901" calcext:value-type="float">
            <text:p>1.901</text:p>
          </table:table-cell>
          <table:table-cell office:value-type="float" office:value="-7.4908" calcext:value-type="float">
            <text:p>-7.4908</text:p>
          </table:table-cell>
          <table:table-cell office:value-type="float" office:value="4.4275" calcext:value-type="float">
            <text:p>4.4275</text:p>
          </table:table-cell>
          <table:table-cell office:value-type="float" office:value="14.1998" calcext:value-type="float">
            <text:p>14.1998</text:p>
          </table:table-cell>
          <table:table-cell office:value-type="float" office:value="-75.097" calcext:value-type="float">
            <text:p>-75.097</text:p>
          </table:table-cell>
          <table:table-cell office:value-type="float" office:value="-236.3088" calcext:value-type="float">
            <text:p>-236.3088</text:p>
          </table:table-cell>
          <table:table-cell office:value-type="float" office:value="686.7993" calcext:value-type="float">
            <text:p>686.7993</text:p>
          </table:table-cell>
          <table:table-cell office:value-type="float" office:value="-930.3882" calcext:value-type="float">
            <text:p>-930.3882</text:p>
          </table:table-cell>
          <table:table-cell office:value-type="float" office:value="74329399" calcext:value-type="float">
            <text:p>7432939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4963" calcext:value-type="float">
            <text:p>-1.4963</text:p>
          </table:table-cell>
          <table:table-cell office:value-type="float" office:value="0.394" calcext:value-type="float">
            <text:p>0.394</text:p>
          </table:table-cell>
          <table:table-cell office:value-type="float" office:value="-11.1689" calcext:value-type="float">
            <text:p>-11.1689</text:p>
          </table:table-cell>
          <table:table-cell office:value-type="float" office:value="-7.4982" calcext:value-type="float">
            <text:p>-7.4982</text:p>
          </table:table-cell>
          <table:table-cell office:value-type="float" office:value="2.005" calcext:value-type="float">
            <text:p>2.005</text:p>
          </table:table-cell>
          <table:table-cell office:value-type="float" office:value="-82.1173" calcext:value-type="float">
            <text:p>-82.1173</text:p>
          </table:table-cell>
          <table:table-cell office:value-type="float" office:value="-659.9927" calcext:value-type="float">
            <text:p>-659.9927</text:p>
          </table:table-cell>
          <table:table-cell office:value-type="float" office:value="638.02" calcext:value-type="float">
            <text:p>638.02</text:p>
          </table:table-cell>
          <table:table-cell office:value-type="float" office:value="-958.4692" calcext:value-type="float">
            <text:p>-958.4692</text:p>
          </table:table-cell>
          <table:table-cell office:value-type="float" office:value="74495336" calcext:value-type="float">
            <text:p>7449533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0.3817" calcext:value-type="float">
            <text:p>0.3817</text:p>
          </table:table-cell>
          <table:table-cell office:value-type="float" office:value="2.2507" calcext:value-type="float">
            <text:p>2.2507</text:p>
          </table:table-cell>
          <table:table-cell office:value-type="float" office:value="-8.1721" calcext:value-type="float">
            <text:p>-8.1721</text:p>
          </table:table-cell>
          <table:table-cell office:value-type="float" office:value="2.5818" calcext:value-type="float">
            <text:p>2.5818</text:p>
          </table:table-cell>
          <table:table-cell office:value-type="float" office:value="15.3864" calcext:value-type="float">
            <text:p>15.3864</text:p>
          </table:table-cell>
          <table:table-cell office:value-type="float" office:value="-74.3884" calcext:value-type="float">
            <text:p>-74.3884</text:p>
          </table:table-cell>
          <table:table-cell office:value-type="float" office:value="-606.949" calcext:value-type="float">
            <text:p>-606.949</text:p>
          </table:table-cell>
          <table:table-cell office:value-type="float" office:value="691.5454" calcext:value-type="float">
            <text:p>691.5454</text:p>
          </table:table-cell>
          <table:table-cell office:value-type="float" office:value="-927.5537" calcext:value-type="float">
            <text:p>-927.5537</text:p>
          </table:table-cell>
          <table:table-cell office:value-type="float" office:value="74533774" calcext:value-type="float">
            <text:p>7453377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1.8509" calcext:value-type="float">
            <text:p>1.8509</text:p>
          </table:table-cell>
          <table:table-cell office:value-type="float" office:value="0.8824" calcext:value-type="float">
            <text:p>0.8824</text:p>
          </table:table-cell>
          <table:table-cell office:value-type="float" office:value="-9.8063" calcext:value-type="float">
            <text:p>-9.8063</text:p>
          </table:table-cell>
          <table:table-cell office:value-type="float" office:value="10.6458" calcext:value-type="float">
            <text:p>10.6458</text:p>
          </table:table-cell>
          <table:table-cell office:value-type="float" office:value="5.0537" calcext:value-type="float">
            <text:p>5.0537</text:p>
          </table:table-cell>
          <table:table-cell office:value-type="float" office:value="-78.1897" calcext:value-type="float">
            <text:p>-78.1897</text:p>
          </table:table-cell>
          <table:table-cell office:value-type="float" office:value="-564.2822" calcext:value-type="float">
            <text:p>-564.2822</text:p>
          </table:table-cell>
          <table:table-cell office:value-type="float" office:value="650.2148" calcext:value-type="float">
            <text:p>650.2148</text:p>
          </table:table-cell>
          <table:table-cell office:value-type="float" office:value="-942.7588" calcext:value-type="float">
            <text:p>-942.7588</text:p>
          </table:table-cell>
          <table:table-cell office:value-type="float" office:value="74546430" calcext:value-type="float">
            <text:p>7454643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7625" calcext:value-type="float">
            <text:p>0.7625</text:p>
          </table:table-cell>
          <table:table-cell office:value-type="float" office:value="-11.86" calcext:value-type="float">
            <text:p>-11.86</text:p>
          </table:table-cell>
          <table:table-cell office:value-type="float" office:value="0.0989" calcext:value-type="float">
            <text:p>0.0989</text:p>
          </table:table-cell>
          <table:table-cell office:value-type="float" office:value="3.6749" calcext:value-type="float">
            <text:p>3.6749</text:p>
          </table:table-cell>
          <table:table-cell office:value-type="float" office:value="-86.3251" calcext:value-type="float">
            <text:p>-86.3251</text:p>
          </table:table-cell>
          <table:table-cell office:value-type="float" office:value="-585.3192" calcext:value-type="float">
            <text:p>-585.3192</text:p>
          </table:table-cell>
          <table:table-cell office:value-type="float" office:value="644.6997" calcext:value-type="float">
            <text:p>644.6997</text:p>
          </table:table-cell>
          <table:table-cell office:value-type="float" office:value="-975.3003" calcext:value-type="float">
            <text:p>-975.3003</text:p>
          </table:table-cell>
          <table:table-cell office:value-type="float" office:value="74559086" calcext:value-type="float">
            <text:p>7455908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0.1346" calcext:value-type="float">
            <text:p>0.1346</text:p>
          </table:table-cell>
          <table:table-cell office:value-type="float" office:value="2.2146" calcext:value-type="float">
            <text:p>2.2146</text:p>
          </table:table-cell>
          <table:table-cell office:value-type="float" office:value="-7.8454" calcext:value-type="float">
            <text:p>-7.8454</text:p>
          </table:table-cell>
          <table:table-cell office:value-type="float" office:value="0.9503" calcext:value-type="float">
            <text:p>0.9503</text:p>
          </table:table-cell>
          <table:table-cell office:value-type="float" office:value="15.7654" calcext:value-type="float">
            <text:p>15.7654</text:p>
          </table:table-cell>
          <table:table-cell office:value-type="float" office:value="-74.2072" calcext:value-type="float">
            <text:p>-74.2072</text:p>
          </table:table-cell>
          <table:table-cell office:value-type="float" office:value="-584.6935" calcext:value-type="float">
            <text:p>-584.6935</text:p>
          </table:table-cell>
          <table:table-cell office:value-type="float" office:value="693.0615" calcext:value-type="float">
            <text:p>693.0615</text:p>
          </table:table-cell>
          <table:table-cell office:value-type="float" office:value="-926.8286" calcext:value-type="float">
            <text:p>-926.8286</text:p>
          </table:table-cell>
          <table:table-cell office:value-type="float" office:value="74571743" calcext:value-type="float">
            <text:p>745717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248" calcext:value-type="float">
            <text:p>-1.3248</text:p>
          </table:table-cell>
          <table:table-cell office:value-type="float" office:value="0.6443" calcext:value-type="float">
            <text:p>0.6443</text:p>
          </table:table-cell>
          <table:table-cell office:value-type="float" office:value="-9.7324" calcext:value-type="float">
            <text:p>-9.7324</text:p>
          </table:table-cell>
          <table:table-cell office:value-type="float" office:value="-7.7344" calcext:value-type="float">
            <text:p>-7.7344</text:p>
          </table:table-cell>
          <table:table-cell office:value-type="float" office:value="3.7518" calcext:value-type="float">
            <text:p>3.7518</text:p>
          </table:table-cell>
          <table:table-cell office:value-type="float" office:value="-81.3977" calcext:value-type="float">
            <text:p>-81.3977</text:p>
          </table:table-cell>
          <table:table-cell office:value-type="float" office:value="-660.9375" calcext:value-type="float">
            <text:p>-660.9375</text:p>
          </table:table-cell>
          <table:table-cell office:value-type="float" office:value="645.0073" calcext:value-type="float">
            <text:p>645.0073</text:p>
          </table:table-cell>
          <table:table-cell office:value-type="float" office:value="-955.5908" calcext:value-type="float">
            <text:p>-955.5908</text:p>
          </table:table-cell>
          <table:table-cell office:value-type="float" office:value="74776118" calcext:value-type="float">
            <text:p>747761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256" calcext:value-type="float">
            <text:p>-1.3256</text:p>
          </table:table-cell>
          <table:table-cell office:value-type="float" office:value="0.6624" calcext:value-type="float">
            <text:p>0.6624</text:p>
          </table:table-cell>
          <table:table-cell office:value-type="float" office:value="-9.7094" calcext:value-type="float">
            <text:p>-9.7094</text:p>
          </table:table-cell>
          <table:table-cell office:value-type="float" office:value="-7.7618" calcext:value-type="float">
            <text:p>-7.7618</text:p>
          </table:table-cell>
          <table:table-cell office:value-type="float" office:value="3.8672" calcext:value-type="float">
            <text:p>3.8672</text:p>
          </table:table-cell>
          <table:table-cell office:value-type="float" office:value="-81.3208" calcext:value-type="float">
            <text:p>-81.3208</text:p>
          </table:table-cell>
          <table:table-cell office:value-type="float" office:value="-661.0474" calcext:value-type="float">
            <text:p>-661.0474</text:p>
          </table:table-cell>
          <table:table-cell office:value-type="float" office:value="645.4687" calcext:value-type="float">
            <text:p>645.4687</text:p>
          </table:table-cell>
          <table:table-cell office:value-type="float" office:value="-955.2832" calcext:value-type="float">
            <text:p>-955.2832</text:p>
          </table:table-cell>
          <table:table-cell office:value-type="float" office:value="74788774" calcext:value-type="float">
            <text:p>7478877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289" calcext:value-type="float">
            <text:p>-1.3289</text:p>
          </table:table-cell>
          <table:table-cell office:value-type="float" office:value="0.6468" calcext:value-type="float">
            <text:p>0.6468</text:p>
          </table:table-cell>
          <table:table-cell office:value-type="float" office:value="-9.7234" calcext:value-type="float">
            <text:p>-9.7234</text:p>
          </table:table-cell>
          <table:table-cell office:value-type="float" office:value="-7.7618" calcext:value-type="float">
            <text:p>-7.7618</text:p>
          </table:table-cell>
          <table:table-cell office:value-type="float" office:value="3.7738" calcext:value-type="float">
            <text:p>3.7738</text:p>
          </table:table-cell>
          <table:table-cell office:value-type="float" office:value="-81.3593" calcext:value-type="float">
            <text:p>-81.3593</text:p>
          </table:table-cell>
          <table:table-cell office:value-type="float" office:value="-661.0474" calcext:value-type="float">
            <text:p>-661.0474</text:p>
          </table:table-cell>
          <table:table-cell office:value-type="float" office:value="645.0952" calcext:value-type="float">
            <text:p>645.0952</text:p>
          </table:table-cell>
          <table:table-cell office:value-type="float" office:value="-955.437" calcext:value-type="float">
            <text:p>-955.437</text:p>
          </table:table-cell>
          <table:table-cell office:value-type="float" office:value="74801430" calcext:value-type="float">
            <text:p>7480143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289" calcext:value-type="float">
            <text:p>-1.3289</text:p>
          </table:table-cell>
          <table:table-cell office:value-type="float" office:value="0.6419" calcext:value-type="float">
            <text:p>0.6419</text:p>
          </table:table-cell>
          <table:table-cell office:value-type="float" office:value="-9.7176" calcext:value-type="float">
            <text:p>-9.7176</text:p>
          </table:table-cell>
          <table:table-cell office:value-type="float" office:value="-7.7728" calcext:value-type="float">
            <text:p>-7.7728</text:p>
          </table:table-cell>
          <table:table-cell office:value-type="float" office:value="3.7463" calcext:value-type="float">
            <text:p>3.7463</text:p>
          </table:table-cell>
          <table:table-cell office:value-type="float" office:value="-81.3702" calcext:value-type="float">
            <text:p>-81.3702</text:p>
          </table:table-cell>
          <table:table-cell office:value-type="float" office:value="-661.0913" calcext:value-type="float">
            <text:p>-661.0913</text:p>
          </table:table-cell>
          <table:table-cell office:value-type="float" office:value="644.9854" calcext:value-type="float">
            <text:p>644.9854</text:p>
          </table:table-cell>
          <table:table-cell office:value-type="float" office:value="-955.481" calcext:value-type="float">
            <text:p>-955.481</text:p>
          </table:table-cell>
          <table:table-cell office:value-type="float" office:value="75005805" calcext:value-type="float">
            <text:p>7500580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297" calcext:value-type="float">
            <text:p>-1.3297</text:p>
          </table:table-cell>
          <table:table-cell office:value-type="float" office:value="0.6386" calcext:value-type="float">
            <text:p>0.6386</text:p>
          </table:table-cell>
          <table:table-cell office:value-type="float" office:value="-9.7226" calcext:value-type="float">
            <text:p>-9.7226</text:p>
          </table:table-cell>
          <table:table-cell office:value-type="float" office:value="-7.7728" calcext:value-type="float">
            <text:p>-7.7728</text:p>
          </table:table-cell>
          <table:table-cell office:value-type="float" office:value="3.7244" calcext:value-type="float">
            <text:p>3.7244</text:p>
          </table:table-cell>
          <table:table-cell office:value-type="float" office:value="-81.3757" calcext:value-type="float">
            <text:p>-81.3757</text:p>
          </table:table-cell>
          <table:table-cell office:value-type="float" office:value="-661.0913" calcext:value-type="float">
            <text:p>-661.0913</text:p>
          </table:table-cell>
          <table:table-cell office:value-type="float" office:value="644.8975" calcext:value-type="float">
            <text:p>644.8975</text:p>
          </table:table-cell>
          <table:table-cell office:value-type="float" office:value="-955.5029" calcext:value-type="float">
            <text:p>-955.5029</text:p>
          </table:table-cell>
          <table:table-cell office:value-type="float" office:value="75018461" calcext:value-type="float">
            <text:p>7501846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264" calcext:value-type="float">
            <text:p>-1.3264</text:p>
          </table:table-cell>
          <table:table-cell office:value-type="float" office:value="0.637" calcext:value-type="float">
            <text:p>0.637</text:p>
          </table:table-cell>
          <table:table-cell office:value-type="float" office:value="-9.7234" calcext:value-type="float">
            <text:p>-9.7234</text:p>
          </table:table-cell>
          <table:table-cell office:value-type="float" office:value="-7.7509" calcext:value-type="float">
            <text:p>-7.7509</text:p>
          </table:table-cell>
          <table:table-cell office:value-type="float" office:value="3.7134" calcext:value-type="float">
            <text:p>3.7134</text:p>
          </table:table-cell>
          <table:table-cell office:value-type="float" office:value="-81.3977" calcext:value-type="float">
            <text:p>-81.3977</text:p>
          </table:table-cell>
          <table:table-cell office:value-type="float" office:value="-661.0034" calcext:value-type="float">
            <text:p>-661.0034</text:p>
          </table:table-cell>
          <table:table-cell office:value-type="float" office:value="644.8535" calcext:value-type="float">
            <text:p>644.8535</text:p>
          </table:table-cell>
          <table:table-cell office:value-type="float" office:value="-955.5908" calcext:value-type="float">
            <text:p>-955.5908</text:p>
          </table:table-cell>
          <table:table-cell office:value-type="float" office:value="75031118" calcext:value-type="float">
            <text:p>750311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24" calcext:value-type="float">
            <text:p>-1.324</text:p>
          </table:table-cell>
          <table:table-cell office:value-type="float" office:value="0.6411" calcext:value-type="float">
            <text:p>0.6411</text:p>
          </table:table-cell>
          <table:table-cell office:value-type="float" office:value="-9.7127" calcext:value-type="float">
            <text:p>-9.7127</text:p>
          </table:table-cell>
          <table:table-cell office:value-type="float" office:value="-7.7509" calcext:value-type="float">
            <text:p>-7.7509</text:p>
          </table:table-cell>
          <table:table-cell office:value-type="float" office:value="3.7463" calcext:value-type="float">
            <text:p>3.7463</text:p>
          </table:table-cell>
          <table:table-cell office:value-type="float" office:value="-81.3922" calcext:value-type="float">
            <text:p>-81.3922</text:p>
          </table:table-cell>
          <table:table-cell office:value-type="float" office:value="-661.0034" calcext:value-type="float">
            <text:p>-661.0034</text:p>
          </table:table-cell>
          <table:table-cell office:value-type="float" office:value="644.9854" calcext:value-type="float">
            <text:p>644.9854</text:p>
          </table:table-cell>
          <table:table-cell office:value-type="float" office:value="-955.5688" calcext:value-type="float">
            <text:p>-955.5688</text:p>
          </table:table-cell>
          <table:table-cell office:value-type="float" office:value="75043774" calcext:value-type="float">
            <text:p>7504377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33" calcext:value-type="float">
            <text:p>-1.333</text:p>
          </table:table-cell>
          <table:table-cell office:value-type="float" office:value="0.5992" calcext:value-type="float">
            <text:p>0.5992</text:p>
          </table:table-cell>
          <table:table-cell office:value-type="float" office:value="-9.73" calcext:value-type="float">
            <text:p>-9.73</text:p>
          </table:table-cell>
          <table:table-cell office:value-type="float" office:value="-7.7893" calcext:value-type="float">
            <text:p>-7.7893</text:p>
          </table:table-cell>
          <table:table-cell office:value-type="float" office:value="3.4937" calcext:value-type="float">
            <text:p>3.4937</text:p>
          </table:table-cell>
          <table:table-cell office:value-type="float" office:value="-81.4636" calcext:value-type="float">
            <text:p>-81.4636</text:p>
          </table:table-cell>
          <table:table-cell office:value-type="float" office:value="-661.1572" calcext:value-type="float">
            <text:p>-661.1572</text:p>
          </table:table-cell>
          <table:table-cell office:value-type="float" office:value="643.9746" calcext:value-type="float">
            <text:p>643.9746</text:p>
          </table:table-cell>
          <table:table-cell office:value-type="float" office:value="-955.8545" calcext:value-type="float">
            <text:p>-955.8545</text:p>
          </table:table-cell>
          <table:table-cell office:value-type="float" office:value="75375649" calcext:value-type="float">
            <text:p>7537564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76" calcext:value-type="float">
            <text:p>-1.3076</text:p>
          </table:table-cell>
          <table:table-cell office:value-type="float" office:value="0.6197" calcext:value-type="float">
            <text:p>0.6197</text:p>
          </table:table-cell>
          <table:table-cell office:value-type="float" office:value="-9.7406" calcext:value-type="float">
            <text:p>-9.7406</text:p>
          </table:table-cell>
          <table:table-cell office:value-type="float" office:value="-7.63" calcext:value-type="float">
            <text:p>-7.63</text:p>
          </table:table-cell>
          <table:table-cell office:value-type="float" office:value="3.609" calcext:value-type="float">
            <text:p>3.609</text:p>
          </table:table-cell>
          <table:table-cell office:value-type="float" office:value="-81.5515" calcext:value-type="float">
            <text:p>-81.5515</text:p>
          </table:table-cell>
          <table:table-cell office:value-type="float" office:value="-660.52" calcext:value-type="float">
            <text:p>-660.52</text:p>
          </table:table-cell>
          <table:table-cell office:value-type="float" office:value="644.436" calcext:value-type="float">
            <text:p>644.436</text:p>
          </table:table-cell>
          <table:table-cell office:value-type="float" office:value="-956.2061" calcext:value-type="float">
            <text:p>-956.2061</text:p>
          </table:table-cell>
          <table:table-cell office:value-type="float" office:value="75400961" calcext:value-type="float">
            <text:p>7540096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08" calcext:value-type="float">
            <text:p>-1.3108</text:p>
          </table:table-cell>
          <table:table-cell office:value-type="float" office:value="0.6345" calcext:value-type="float">
            <text:p>0.6345</text:p>
          </table:table-cell>
          <table:table-cell office:value-type="float" office:value="-9.7324" calcext:value-type="float">
            <text:p>-9.7324</text:p>
          </table:table-cell>
          <table:table-cell office:value-type="float" office:value="-7.6575" calcext:value-type="float">
            <text:p>-7.6575</text:p>
          </table:table-cell>
          <table:table-cell office:value-type="float" office:value="3.6969" calcext:value-type="float">
            <text:p>3.6969</text:p>
          </table:table-cell>
          <table:table-cell office:value-type="float" office:value="-81.4911" calcext:value-type="float">
            <text:p>-81.4911</text:p>
          </table:table-cell>
          <table:table-cell office:value-type="float" office:value="-660.6299" calcext:value-type="float">
            <text:p>-660.6299</text:p>
          </table:table-cell>
          <table:table-cell office:value-type="float" office:value="644.7876" calcext:value-type="float">
            <text:p>644.7876</text:p>
          </table:table-cell>
          <table:table-cell office:value-type="float" office:value="-955.9644" calcext:value-type="float">
            <text:p>-955.9644</text:p>
          </table:table-cell>
          <table:table-cell office:value-type="float" office:value="75413618" calcext:value-type="float">
            <text:p>754136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35" calcext:value-type="float">
            <text:p>-1.3035</text:p>
          </table:table-cell>
          <table:table-cell office:value-type="float" office:value="0.6197" calcext:value-type="float">
            <text:p>0.6197</text:p>
          </table:table-cell>
          <table:table-cell office:value-type="float" office:value="-9.6988" calcext:value-type="float">
            <text:p>-9.6988</text:p>
          </table:table-cell>
          <table:table-cell office:value-type="float" office:value="-7.641" calcext:value-type="float">
            <text:p>-7.641</text:p>
          </table:table-cell>
          <table:table-cell office:value-type="float" office:value="3.6255" calcext:value-type="float">
            <text:p>3.6255</text:p>
          </table:table-cell>
          <table:table-cell office:value-type="float" office:value="-81.535" calcext:value-type="float">
            <text:p>-81.535</text:p>
          </table:table-cell>
          <table:table-cell office:value-type="float" office:value="-660.564" calcext:value-type="float">
            <text:p>-660.564</text:p>
          </table:table-cell>
          <table:table-cell office:value-type="float" office:value="644.502" calcext:value-type="float">
            <text:p>644.502</text:p>
          </table:table-cell>
          <table:table-cell office:value-type="float" office:value="-956.1401" calcext:value-type="float">
            <text:p>-956.1401</text:p>
          </table:table-cell>
          <table:table-cell office:value-type="float" office:value="75426274" calcext:value-type="float">
            <text:p>7542627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82" calcext:value-type="float">
            <text:p>-1.3182</text:p>
          </table:table-cell>
          <table:table-cell office:value-type="float" office:value="0.6082" calcext:value-type="float">
            <text:p>0.6082</text:p>
          </table:table-cell>
          <table:table-cell office:value-type="float" office:value="-9.7365" calcext:value-type="float">
            <text:p>-9.7365</text:p>
          </table:table-cell>
          <table:table-cell office:value-type="float" office:value="-7.6959" calcext:value-type="float">
            <text:p>-7.6959</text:p>
          </table:table-cell>
          <table:table-cell office:value-type="float" office:value="3.5431" calcext:value-type="float">
            <text:p>3.5431</text:p>
          </table:table-cell>
          <table:table-cell office:value-type="float" office:value="-81.524" calcext:value-type="float">
            <text:p>-81.524</text:p>
          </table:table-cell>
          <table:table-cell office:value-type="float" office:value="-660.7837" calcext:value-type="float">
            <text:p>-660.7837</text:p>
          </table:table-cell>
          <table:table-cell office:value-type="float" office:value="644.1724" calcext:value-type="float">
            <text:p>644.1724</text:p>
          </table:table-cell>
          <table:table-cell office:value-type="float" office:value="-956.0962" calcext:value-type="float">
            <text:p>-956.0962</text:p>
          </table:table-cell>
          <table:table-cell office:value-type="float" office:value="75439399" calcext:value-type="float">
            <text:p>7543939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35" calcext:value-type="float">
            <text:p>-1.3035</text:p>
          </table:table-cell>
          <table:table-cell office:value-type="float" office:value="0.6443" calcext:value-type="float">
            <text:p>0.6443</text:p>
          </table:table-cell>
          <table:table-cell office:value-type="float" office:value="-9.7185" calcext:value-type="float">
            <text:p>-9.7185</text:p>
          </table:table-cell>
          <table:table-cell office:value-type="float" office:value="-7.6245" calcext:value-type="float">
            <text:p>-7.6245</text:p>
          </table:table-cell>
          <table:table-cell office:value-type="float" office:value="3.7628" calcext:value-type="float">
            <text:p>3.7628</text:p>
          </table:table-cell>
          <table:table-cell office:value-type="float" office:value="-81.4966" calcext:value-type="float">
            <text:p>-81.4966</text:p>
          </table:table-cell>
          <table:table-cell office:value-type="float" office:value="-660.498" calcext:value-type="float">
            <text:p>-660.498</text:p>
          </table:table-cell>
          <table:table-cell office:value-type="float" office:value="645.0513" calcext:value-type="float">
            <text:p>645.0513</text:p>
          </table:table-cell>
          <table:table-cell office:value-type="float" office:value="-955.9863" calcext:value-type="float">
            <text:p>-955.9863</text:p>
          </table:table-cell>
          <table:table-cell office:value-type="float" office:value="75452055" calcext:value-type="float">
            <text:p>7545205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59" calcext:value-type="float">
            <text:p>-1.3059</text:p>
          </table:table-cell>
          <table:table-cell office:value-type="float" office:value="0.6484" calcext:value-type="float">
            <text:p>0.6484</text:p>
          </table:table-cell>
          <table:table-cell office:value-type="float" office:value="-9.73" calcext:value-type="float">
            <text:p>-9.73</text:p>
          </table:table-cell>
          <table:table-cell office:value-type="float" office:value="-7.63" calcext:value-type="float">
            <text:p>-7.63</text:p>
          </table:table-cell>
          <table:table-cell office:value-type="float" office:value="3.7793" calcext:value-type="float">
            <text:p>3.7793</text:p>
          </table:table-cell>
          <table:table-cell office:value-type="float" office:value="-81.4801" calcext:value-type="float">
            <text:p>-81.4801</text:p>
          </table:table-cell>
          <table:table-cell office:value-type="float" office:value="-660.52" calcext:value-type="float">
            <text:p>-660.52</text:p>
          </table:table-cell>
          <table:table-cell office:value-type="float" office:value="645.1172" calcext:value-type="float">
            <text:p>645.1172</text:p>
          </table:table-cell>
          <table:table-cell office:value-type="float" office:value="-955.9204" calcext:value-type="float">
            <text:p>-955.9204</text:p>
          </table:table-cell>
          <table:table-cell office:value-type="float" office:value="75464711" calcext:value-type="float">
            <text:p>7546471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49" calcext:value-type="float">
            <text:p>-1.3149</text:p>
          </table:table-cell>
          <table:table-cell office:value-type="float" office:value="0.6378" calcext:value-type="float">
            <text:p>0.6378</text:p>
          </table:table-cell>
          <table:table-cell office:value-type="float" office:value="-9.73" calcext:value-type="float">
            <text:p>-9.73</text:p>
          </table:table-cell>
          <table:table-cell office:value-type="float" office:value="-7.6794" calcext:value-type="float">
            <text:p>-7.6794</text:p>
          </table:table-cell>
          <table:table-cell office:value-type="float" office:value="3.7134" calcext:value-type="float">
            <text:p>3.7134</text:p>
          </table:table-cell>
          <table:table-cell office:value-type="float" office:value="-81.4636" calcext:value-type="float">
            <text:p>-81.4636</text:p>
          </table:table-cell>
          <table:table-cell office:value-type="float" office:value="-660.7178" calcext:value-type="float">
            <text:p>-660.7178</text:p>
          </table:table-cell>
          <table:table-cell office:value-type="float" office:value="644.8535" calcext:value-type="float">
            <text:p>644.8535</text:p>
          </table:table-cell>
          <table:table-cell office:value-type="float" office:value="-955.8545" calcext:value-type="float">
            <text:p>-955.8545</text:p>
          </table:table-cell>
          <table:table-cell office:value-type="float" office:value="75477368" calcext:value-type="float">
            <text:p>754773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207" calcext:value-type="float">
            <text:p>-1.3207</text:p>
          </table:table-cell>
          <table:table-cell office:value-type="float" office:value="0.6214" calcext:value-type="float">
            <text:p>0.6214</text:p>
          </table:table-cell>
          <table:table-cell office:value-type="float" office:value="-9.725" calcext:value-type="float">
            <text:p>-9.725</text:p>
          </table:table-cell>
          <table:table-cell office:value-type="float" office:value="-7.7234" calcext:value-type="float">
            <text:p>-7.7234</text:p>
          </table:table-cell>
          <table:table-cell office:value-type="float" office:value="3.6255" calcext:value-type="float">
            <text:p>3.6255</text:p>
          </table:table-cell>
          <table:table-cell office:value-type="float" office:value="-81.4691" calcext:value-type="float">
            <text:p>-81.4691</text:p>
          </table:table-cell>
          <table:table-cell office:value-type="float" office:value="-660.8936" calcext:value-type="float">
            <text:p>-660.8936</text:p>
          </table:table-cell>
          <table:table-cell office:value-type="float" office:value="644.502" calcext:value-type="float">
            <text:p>644.502</text:p>
          </table:table-cell>
          <table:table-cell office:value-type="float" office:value="-955.8765" calcext:value-type="float">
            <text:p>-955.8765</text:p>
          </table:table-cell>
          <table:table-cell office:value-type="float" office:value="75541118" calcext:value-type="float">
            <text:p>7554111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59" calcext:value-type="float">
            <text:p>-1.3059</text:p>
          </table:table-cell>
          <table:table-cell office:value-type="float" office:value="0.6271" calcext:value-type="float">
            <text:p>0.6271</text:p>
          </table:table-cell>
          <table:table-cell office:value-type="float" office:value="-9.7398" calcext:value-type="float">
            <text:p>-9.7398</text:p>
          </table:table-cell>
          <table:table-cell office:value-type="float" office:value="-7.619" calcext:value-type="float">
            <text:p>-7.619</text:p>
          </table:table-cell>
          <table:table-cell office:value-type="float" office:value="3.6475" calcext:value-type="float">
            <text:p>3.6475</text:p>
          </table:table-cell>
          <table:table-cell office:value-type="float" office:value="-81.546" calcext:value-type="float">
            <text:p>-81.546</text:p>
          </table:table-cell>
          <table:table-cell office:value-type="float" office:value="-660.4761" calcext:value-type="float">
            <text:p>-660.4761</text:p>
          </table:table-cell>
          <table:table-cell office:value-type="float" office:value="644.5898" calcext:value-type="float">
            <text:p>644.5898</text:p>
          </table:table-cell>
          <table:table-cell office:value-type="float" office:value="-956.1841" calcext:value-type="float">
            <text:p>-956.1841</text:p>
          </table:table-cell>
          <table:table-cell office:value-type="float" office:value="75554243" calcext:value-type="float">
            <text:p>755542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99" calcext:value-type="float">
            <text:p>-1.3199</text:p>
          </table:table-cell>
          <table:table-cell office:value-type="float" office:value="0.5984" calcext:value-type="float">
            <text:p>0.5984</text:p>
          </table:table-cell>
          <table:table-cell office:value-type="float" office:value="-9.7464" calcext:value-type="float">
            <text:p>-9.7464</text:p>
          </table:table-cell>
          <table:table-cell office:value-type="float" office:value="-7.6959" calcext:value-type="float">
            <text:p>-7.6959</text:p>
          </table:table-cell>
          <table:table-cell office:value-type="float" office:value="3.4827" calcext:value-type="float">
            <text:p>3.4827</text:p>
          </table:table-cell>
          <table:table-cell office:value-type="float" office:value="-81.546" calcext:value-type="float">
            <text:p>-81.546</text:p>
          </table:table-cell>
          <table:table-cell office:value-type="float" office:value="-660.7837" calcext:value-type="float">
            <text:p>-660.7837</text:p>
          </table:table-cell>
          <table:table-cell office:value-type="float" office:value="643.9307" calcext:value-type="float">
            <text:p>643.9307</text:p>
          </table:table-cell>
          <table:table-cell office:value-type="float" office:value="-956.1841" calcext:value-type="float">
            <text:p>-956.1841</text:p>
          </table:table-cell>
          <table:table-cell office:value-type="float" office:value="75566899" calcext:value-type="float">
            <text:p>7556689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51" calcext:value-type="float">
            <text:p>-1.3051</text:p>
          </table:table-cell>
          <table:table-cell office:value-type="float" office:value="0.6082" calcext:value-type="float">
            <text:p>0.6082</text:p>
          </table:table-cell>
          <table:table-cell office:value-type="float" office:value="-9.7004" calcext:value-type="float">
            <text:p>-9.7004</text:p>
          </table:table-cell>
          <table:table-cell office:value-type="float" office:value="-7.6465" calcext:value-type="float">
            <text:p>-7.6465</text:p>
          </table:table-cell>
          <table:table-cell office:value-type="float" office:value="3.5596" calcext:value-type="float">
            <text:p>3.5596</text:p>
          </table:table-cell>
          <table:table-cell office:value-type="float" office:value="-81.5625" calcext:value-type="float">
            <text:p>-81.5625</text:p>
          </table:table-cell>
          <table:table-cell office:value-type="float" office:value="-660.5859" calcext:value-type="float">
            <text:p>-660.5859</text:p>
          </table:table-cell>
          <table:table-cell office:value-type="float" office:value="644.2383" calcext:value-type="float">
            <text:p>644.2383</text:p>
          </table:table-cell>
          <table:table-cell office:value-type="float" office:value="-956.25" calcext:value-type="float">
            <text:p>-956.25</text:p>
          </table:table-cell>
          <table:table-cell office:value-type="float" office:value="75579555" calcext:value-type="float">
            <text:p>7557955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215" calcext:value-type="float">
            <text:p>-1.3215</text:p>
          </table:table-cell>
          <table:table-cell office:value-type="float" office:value="0.5984" calcext:value-type="float">
            <text:p>0.5984</text:p>
          </table:table-cell>
          <table:table-cell office:value-type="float" office:value="-9.7357" calcext:value-type="float">
            <text:p>-9.7357</text:p>
          </table:table-cell>
          <table:table-cell office:value-type="float" office:value="-7.7124" calcext:value-type="float">
            <text:p>-7.7124</text:p>
          </table:table-cell>
          <table:table-cell office:value-type="float" office:value="3.4882" calcext:value-type="float">
            <text:p>3.4882</text:p>
          </table:table-cell>
          <table:table-cell office:value-type="float" office:value="-81.5295" calcext:value-type="float">
            <text:p>-81.5295</text:p>
          </table:table-cell>
          <table:table-cell office:value-type="float" office:value="-660.8496" calcext:value-type="float">
            <text:p>-660.8496</text:p>
          </table:table-cell>
          <table:table-cell office:value-type="float" office:value="643.9526" calcext:value-type="float">
            <text:p>643.9526</text:p>
          </table:table-cell>
          <table:table-cell office:value-type="float" office:value="-956.1182" calcext:value-type="float">
            <text:p>-956.1182</text:p>
          </table:table-cell>
          <table:table-cell office:value-type="float" office:value="75592211" calcext:value-type="float">
            <text:p>7559221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264" calcext:value-type="float">
            <text:p>-1.3264</text:p>
          </table:table-cell>
          <table:table-cell office:value-type="float" office:value="0.6066" calcext:value-type="float">
            <text:p>0.6066</text:p>
          </table:table-cell>
          <table:table-cell office:value-type="float" office:value="-9.7529" calcext:value-type="float">
            <text:p>-9.7529</text:p>
          </table:table-cell>
          <table:table-cell office:value-type="float" office:value="-7.7344" calcext:value-type="float">
            <text:p>-7.7344</text:p>
          </table:table-cell>
          <table:table-cell office:value-type="float" office:value="3.5266" calcext:value-type="float">
            <text:p>3.5266</text:p>
          </table:table-cell>
          <table:table-cell office:value-type="float" office:value="-81.4966" calcext:value-type="float">
            <text:p>-81.4966</text:p>
          </table:table-cell>
          <table:table-cell office:value-type="float" office:value="-660.9375" calcext:value-type="float">
            <text:p>-660.9375</text:p>
          </table:table-cell>
          <table:table-cell office:value-type="float" office:value="644.1064" calcext:value-type="float">
            <text:p>644.1064</text:p>
          </table:table-cell>
          <table:table-cell office:value-type="float" office:value="-955.9863" calcext:value-type="float">
            <text:p>-955.9863</text:p>
          </table:table-cell>
          <table:table-cell office:value-type="float" office:value="75604868" calcext:value-type="float">
            <text:p>75604868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41" calcext:value-type="float">
            <text:p>-1.3141</text:p>
          </table:table-cell>
          <table:table-cell office:value-type="float" office:value="0.5967" calcext:value-type="float">
            <text:p>0.5967</text:p>
          </table:table-cell>
          <table:table-cell office:value-type="float" office:value="-9.7176" calcext:value-type="float">
            <text:p>-9.7176</text:p>
          </table:table-cell>
          <table:table-cell office:value-type="float" office:value="-7.6849" calcext:value-type="float">
            <text:p>-7.6849</text:p>
          </table:table-cell>
          <table:table-cell office:value-type="float" office:value="3.4882" calcext:value-type="float">
            <text:p>3.4882</text:p>
          </table:table-cell>
          <table:table-cell office:value-type="float" office:value="-81.5515" calcext:value-type="float">
            <text:p>-81.5515</text:p>
          </table:table-cell>
          <table:table-cell office:value-type="float" office:value="-660.7397" calcext:value-type="float">
            <text:p>-660.7397</text:p>
          </table:table-cell>
          <table:table-cell office:value-type="float" office:value="643.9526" calcext:value-type="float">
            <text:p>643.9526</text:p>
          </table:table-cell>
          <table:table-cell office:value-type="float" office:value="-956.2061" calcext:value-type="float">
            <text:p>-956.2061</text:p>
          </table:table-cell>
          <table:table-cell office:value-type="float" office:value="75617993" calcext:value-type="float">
            <text:p>756179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25" calcext:value-type="float">
            <text:p>-1.3125</text:p>
          </table:table-cell>
          <table:table-cell office:value-type="float" office:value="0.6017" calcext:value-type="float">
            <text:p>0.6017</text:p>
          </table:table-cell>
          <table:table-cell office:value-type="float" office:value="-9.7406" calcext:value-type="float">
            <text:p>-9.7406</text:p>
          </table:table-cell>
          <table:table-cell office:value-type="float" office:value="-7.6575" calcext:value-type="float">
            <text:p>-7.6575</text:p>
          </table:table-cell>
          <table:table-cell office:value-type="float" office:value="3.4991" calcext:value-type="float">
            <text:p>3.4991</text:p>
          </table:table-cell>
          <table:table-cell office:value-type="float" office:value="-81.5735" calcext:value-type="float">
            <text:p>-81.5735</text:p>
          </table:table-cell>
          <table:table-cell office:value-type="float" office:value="-660.6299" calcext:value-type="float">
            <text:p>-660.6299</text:p>
          </table:table-cell>
          <table:table-cell office:value-type="float" office:value="643.9966" calcext:value-type="float">
            <text:p>643.9966</text:p>
          </table:table-cell>
          <table:table-cell office:value-type="float" office:value="-956.2939" calcext:value-type="float">
            <text:p>-956.2939</text:p>
          </table:table-cell>
          <table:table-cell office:value-type="float" office:value="75630649" calcext:value-type="float">
            <text:p>7563064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59" calcext:value-type="float">
            <text:p>-1.3059</text:p>
          </table:table-cell>
          <table:table-cell office:value-type="float" office:value="0.6263" calcext:value-type="float">
            <text:p>0.6263</text:p>
          </table:table-cell>
          <table:table-cell office:value-type="float" office:value="-9.7226" calcext:value-type="float">
            <text:p>-9.7226</text:p>
          </table:table-cell>
          <table:table-cell office:value-type="float" office:value="-7.6355" calcext:value-type="float">
            <text:p>-7.6355</text:p>
          </table:table-cell>
          <table:table-cell office:value-type="float" office:value="3.653" calcext:value-type="float">
            <text:p>3.653</text:p>
          </table:table-cell>
          <table:table-cell office:value-type="float" office:value="-81.535" calcext:value-type="float">
            <text:p>-81.535</text:p>
          </table:table-cell>
          <table:table-cell office:value-type="float" office:value="-660.542" calcext:value-type="float">
            <text:p>-660.542</text:p>
          </table:table-cell>
          <table:table-cell office:value-type="float" office:value="644.6118" calcext:value-type="float">
            <text:p>644.6118</text:p>
          </table:table-cell>
          <table:table-cell office:value-type="float" office:value="-956.1401" calcext:value-type="float">
            <text:p>-956.1401</text:p>
          </table:table-cell>
          <table:table-cell office:value-type="float" office:value="75643305" calcext:value-type="float">
            <text:p>7564330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49" calcext:value-type="float">
            <text:p>-1.3149</text:p>
          </table:table-cell>
          <table:table-cell office:value-type="float" office:value="0.6132" calcext:value-type="float">
            <text:p>0.6132</text:p>
          </table:table-cell>
          <table:table-cell office:value-type="float" office:value="-9.7308" calcext:value-type="float">
            <text:p>-9.7308</text:p>
          </table:table-cell>
          <table:table-cell office:value-type="float" office:value="-7.6849" calcext:value-type="float">
            <text:p>-7.6849</text:p>
          </table:table-cell>
          <table:table-cell office:value-type="float" office:value="3.576" calcext:value-type="float">
            <text:p>3.576</text:p>
          </table:table-cell>
          <table:table-cell office:value-type="float" office:value="-81.524" calcext:value-type="float">
            <text:p>-81.524</text:p>
          </table:table-cell>
          <table:table-cell office:value-type="float" office:value="-660.7397" calcext:value-type="float">
            <text:p>-660.7397</text:p>
          </table:table-cell>
          <table:table-cell office:value-type="float" office:value="644.3042" calcext:value-type="float">
            <text:p>644.3042</text:p>
          </table:table-cell>
          <table:table-cell office:value-type="float" office:value="-956.0962" calcext:value-type="float">
            <text:p>-956.0962</text:p>
          </table:table-cell>
          <table:table-cell office:value-type="float" office:value="75655961" calcext:value-type="float">
            <text:p>7565596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17" calcext:value-type="float">
            <text:p>-1.3117</text:p>
          </table:table-cell>
          <table:table-cell office:value-type="float" office:value="0.6255" calcext:value-type="float">
            <text:p>0.6255</text:p>
          </table:table-cell>
          <table:table-cell office:value-type="float" office:value="-9.7209" calcext:value-type="float">
            <text:p>-9.7209</text:p>
          </table:table-cell>
          <table:table-cell office:value-type="float" office:value="-7.6685" calcext:value-type="float">
            <text:p>-7.6685</text:p>
          </table:table-cell>
          <table:table-cell office:value-type="float" office:value="3.6475" calcext:value-type="float">
            <text:p>3.6475</text:p>
          </table:table-cell>
          <table:table-cell office:value-type="float" office:value="-81.5021" calcext:value-type="float">
            <text:p>-81.5021</text:p>
          </table:table-cell>
          <table:table-cell office:value-type="float" office:value="-660.6738" calcext:value-type="float">
            <text:p>-660.6738</text:p>
          </table:table-cell>
          <table:table-cell office:value-type="float" office:value="644.5898" calcext:value-type="float">
            <text:p>644.5898</text:p>
          </table:table-cell>
          <table:table-cell office:value-type="float" office:value="-956.0083" calcext:value-type="float">
            <text:p>-956.0083</text:p>
          </table:table-cell>
          <table:table-cell office:value-type="float" office:value="75669086" calcext:value-type="float">
            <text:p>7566908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49" calcext:value-type="float">
            <text:p>-1.3149</text:p>
          </table:table-cell>
          <table:table-cell office:value-type="float" office:value="0.6263" calcext:value-type="float">
            <text:p>0.6263</text:p>
          </table:table-cell>
          <table:table-cell office:value-type="float" office:value="-9.7218" calcext:value-type="float">
            <text:p>-9.7218</text:p>
          </table:table-cell>
          <table:table-cell office:value-type="float" office:value="-7.6849" calcext:value-type="float">
            <text:p>-7.6849</text:p>
          </table:table-cell>
          <table:table-cell office:value-type="float" office:value="3.6475" calcext:value-type="float">
            <text:p>3.6475</text:p>
          </table:table-cell>
          <table:table-cell office:value-type="float" office:value="-81.4856" calcext:value-type="float">
            <text:p>-81.4856</text:p>
          </table:table-cell>
          <table:table-cell office:value-type="float" office:value="-660.7397" calcext:value-type="float">
            <text:p>-660.7397</text:p>
          </table:table-cell>
          <table:table-cell office:value-type="float" office:value="644.5898" calcext:value-type="float">
            <text:p>644.5898</text:p>
          </table:table-cell>
          <table:table-cell office:value-type="float" office:value="-955.9424" calcext:value-type="float">
            <text:p>-955.9424</text:p>
          </table:table-cell>
          <table:table-cell office:value-type="float" office:value="75681743" calcext:value-type="float">
            <text:p>756817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17" calcext:value-type="float">
            <text:p>-1.3117</text:p>
          </table:table-cell>
          <table:table-cell office:value-type="float" office:value="0.6181" calcext:value-type="float">
            <text:p>0.6181</text:p>
          </table:table-cell>
          <table:table-cell office:value-type="float" office:value="-9.7275" calcext:value-type="float">
            <text:p>-9.7275</text:p>
          </table:table-cell>
          <table:table-cell office:value-type="float" office:value="-7.663" calcext:value-type="float">
            <text:p>-7.663</text:p>
          </table:table-cell>
          <table:table-cell office:value-type="float" office:value="3.6035" calcext:value-type="float">
            <text:p>3.6035</text:p>
          </table:table-cell>
          <table:table-cell office:value-type="float" office:value="-81.524" calcext:value-type="float">
            <text:p>-81.524</text:p>
          </table:table-cell>
          <table:table-cell office:value-type="float" office:value="-660.6519" calcext:value-type="float">
            <text:p>-660.6519</text:p>
          </table:table-cell>
          <table:table-cell office:value-type="float" office:value="644.4141" calcext:value-type="float">
            <text:p>644.4141</text:p>
          </table:table-cell>
          <table:table-cell office:value-type="float" office:value="-956.0962" calcext:value-type="float">
            <text:p>-956.0962</text:p>
          </table:table-cell>
          <table:table-cell office:value-type="float" office:value="75694399" calcext:value-type="float">
            <text:p>7569439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51" calcext:value-type="float">
            <text:p>-1.3051</text:p>
          </table:table-cell>
          <table:table-cell office:value-type="float" office:value="0.623" calcext:value-type="float">
            <text:p>0.623</text:p>
          </table:table-cell>
          <table:table-cell office:value-type="float" office:value="-9.7201" calcext:value-type="float">
            <text:p>-9.7201</text:p>
          </table:table-cell>
          <table:table-cell office:value-type="float" office:value="-7.63" calcext:value-type="float">
            <text:p>-7.63</text:p>
          </table:table-cell>
          <table:table-cell office:value-type="float" office:value="3.631" calcext:value-type="float">
            <text:p>3.631</text:p>
          </table:table-cell>
          <table:table-cell office:value-type="float" office:value="-81.546" calcext:value-type="float">
            <text:p>-81.546</text:p>
          </table:table-cell>
          <table:table-cell office:value-type="float" office:value="-660.52" calcext:value-type="float">
            <text:p>-660.52</text:p>
          </table:table-cell>
          <table:table-cell office:value-type="float" office:value="644.5239" calcext:value-type="float">
            <text:p>644.5239</text:p>
          </table:table-cell>
          <table:table-cell office:value-type="float" office:value="-956.1841" calcext:value-type="float">
            <text:p>-956.1841</text:p>
          </table:table-cell>
          <table:table-cell office:value-type="float" office:value="75707055" calcext:value-type="float">
            <text:p>7570705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49" calcext:value-type="float">
            <text:p>-1.3149</text:p>
          </table:table-cell>
          <table:table-cell office:value-type="float" office:value="0.6148" calcext:value-type="float">
            <text:p>0.6148</text:p>
          </table:table-cell>
          <table:table-cell office:value-type="float" office:value="-9.7324" calcext:value-type="float">
            <text:p>-9.7324</text:p>
          </table:table-cell>
          <table:table-cell office:value-type="float" office:value="-7.6794" calcext:value-type="float">
            <text:p>-7.6794</text:p>
          </table:table-cell>
          <table:table-cell office:value-type="float" office:value="3.5815" calcext:value-type="float">
            <text:p>3.5815</text:p>
          </table:table-cell>
          <table:table-cell office:value-type="float" office:value="-81.524" calcext:value-type="float">
            <text:p>-81.524</text:p>
          </table:table-cell>
          <table:table-cell office:value-type="float" office:value="-660.7178" calcext:value-type="float">
            <text:p>-660.7178</text:p>
          </table:table-cell>
          <table:table-cell office:value-type="float" office:value="644.3262" calcext:value-type="float">
            <text:p>644.3262</text:p>
          </table:table-cell>
          <table:table-cell office:value-type="float" office:value="-956.0962" calcext:value-type="float">
            <text:p>-956.0962</text:p>
          </table:table-cell>
          <table:table-cell office:value-type="float" office:value="75719711" calcext:value-type="float">
            <text:p>75719711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33" calcext:value-type="float">
            <text:p>-1.3133</text:p>
          </table:table-cell>
          <table:table-cell office:value-type="float" office:value="0.614" calcext:value-type="float">
            <text:p>0.614</text:p>
          </table:table-cell>
          <table:table-cell office:value-type="float" office:value="-9.7316" calcext:value-type="float">
            <text:p>-9.7316</text:p>
          </table:table-cell>
          <table:table-cell office:value-type="float" office:value="-7.674" calcext:value-type="float">
            <text:p>-7.674</text:p>
          </table:table-cell>
          <table:table-cell office:value-type="float" office:value="3.5815" calcext:value-type="float">
            <text:p>3.5815</text:p>
          </table:table-cell>
          <table:table-cell office:value-type="float" office:value="-81.524" calcext:value-type="float">
            <text:p>-81.524</text:p>
          </table:table-cell>
          <table:table-cell office:value-type="float" office:value="-660.6958" calcext:value-type="float">
            <text:p>-660.6958</text:p>
          </table:table-cell>
          <table:table-cell office:value-type="float" office:value="644.3262" calcext:value-type="float">
            <text:p>644.3262</text:p>
          </table:table-cell>
          <table:table-cell office:value-type="float" office:value="-956.0962" calcext:value-type="float">
            <text:p>-956.0962</text:p>
          </table:table-cell>
          <table:table-cell office:value-type="float" office:value="75783462" calcext:value-type="float">
            <text:p>75783462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59" calcext:value-type="float">
            <text:p>-1.3059</text:p>
          </table:table-cell>
          <table:table-cell office:value-type="float" office:value="0.6189" calcext:value-type="float">
            <text:p>0.6189</text:p>
          </table:table-cell>
          <table:table-cell office:value-type="float" office:value="-9.7218" calcext:value-type="float">
            <text:p>-9.7218</text:p>
          </table:table-cell>
          <table:table-cell office:value-type="float" office:value="-7.6355" calcext:value-type="float">
            <text:p>-7.6355</text:p>
          </table:table-cell>
          <table:table-cell office:value-type="float" office:value="3.609" calcext:value-type="float">
            <text:p>3.609</text:p>
          </table:table-cell>
          <table:table-cell office:value-type="float" office:value="-81.546" calcext:value-type="float">
            <text:p>-81.546</text:p>
          </table:table-cell>
          <table:table-cell office:value-type="float" office:value="-660.542" calcext:value-type="float">
            <text:p>-660.542</text:p>
          </table:table-cell>
          <table:table-cell office:value-type="float" office:value="644.436" calcext:value-type="float">
            <text:p>644.436</text:p>
          </table:table-cell>
          <table:table-cell office:value-type="float" office:value="-956.1841" calcext:value-type="float">
            <text:p>-956.1841</text:p>
          </table:table-cell>
          <table:table-cell office:value-type="float" office:value="75796586" calcext:value-type="float">
            <text:p>7579658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17" calcext:value-type="float">
            <text:p>-1.3117</text:p>
          </table:table-cell>
          <table:table-cell office:value-type="float" office:value="0.6214" calcext:value-type="float">
            <text:p>0.6214</text:p>
          </table:table-cell>
          <table:table-cell office:value-type="float" office:value="-9.7242" calcext:value-type="float">
            <text:p>-9.7242</text:p>
          </table:table-cell>
          <table:table-cell office:value-type="float" office:value="-7.6685" calcext:value-type="float">
            <text:p>-7.6685</text:p>
          </table:table-cell>
          <table:table-cell office:value-type="float" office:value="3.6255" calcext:value-type="float">
            <text:p>3.6255</text:p>
          </table:table-cell>
          <table:table-cell office:value-type="float" office:value="-81.5131" calcext:value-type="float">
            <text:p>-81.5131</text:p>
          </table:table-cell>
          <table:table-cell office:value-type="float" office:value="-660.6738" calcext:value-type="float">
            <text:p>-660.6738</text:p>
          </table:table-cell>
          <table:table-cell office:value-type="float" office:value="644.502" calcext:value-type="float">
            <text:p>644.502</text:p>
          </table:table-cell>
          <table:table-cell office:value-type="float" office:value="-956.0522" calcext:value-type="float">
            <text:p>-956.0522</text:p>
          </table:table-cell>
          <table:table-cell office:value-type="float" office:value="75809243" calcext:value-type="float">
            <text:p>758092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41" calcext:value-type="float">
            <text:p>-1.3141</text:p>
          </table:table-cell>
          <table:table-cell office:value-type="float" office:value="0.6181" calcext:value-type="float">
            <text:p>0.6181</text:p>
          </table:table-cell>
          <table:table-cell office:value-type="float" office:value="-9.73" calcext:value-type="float">
            <text:p>-9.73</text:p>
          </table:table-cell>
          <table:table-cell office:value-type="float" office:value="-7.674" calcext:value-type="float">
            <text:p>-7.674</text:p>
          </table:table-cell>
          <table:table-cell office:value-type="float" office:value="3.598" calcext:value-type="float">
            <text:p>3.598</text:p>
          </table:table-cell>
          <table:table-cell office:value-type="float" office:value="-81.5131" calcext:value-type="float">
            <text:p>-81.5131</text:p>
          </table:table-cell>
          <table:table-cell office:value-type="float" office:value="-660.6958" calcext:value-type="float">
            <text:p>-660.6958</text:p>
          </table:table-cell>
          <table:table-cell office:value-type="float" office:value="644.3921" calcext:value-type="float">
            <text:p>644.3921</text:p>
          </table:table-cell>
          <table:table-cell office:value-type="float" office:value="-956.0522" calcext:value-type="float">
            <text:p>-956.0522</text:p>
          </table:table-cell>
          <table:table-cell office:value-type="float" office:value="75821899" calcext:value-type="float">
            <text:p>7582189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59" calcext:value-type="float">
            <text:p>-1.3059</text:p>
          </table:table-cell>
          <table:table-cell office:value-type="float" office:value="0.6197" calcext:value-type="float">
            <text:p>0.6197</text:p>
          </table:table-cell>
          <table:table-cell office:value-type="float" office:value="-9.7209" calcext:value-type="float">
            <text:p>-9.7209</text:p>
          </table:table-cell>
          <table:table-cell office:value-type="float" office:value="-7.6355" calcext:value-type="float">
            <text:p>-7.6355</text:p>
          </table:table-cell>
          <table:table-cell office:value-type="float" office:value="3.6145" calcext:value-type="float">
            <text:p>3.6145</text:p>
          </table:table-cell>
          <table:table-cell office:value-type="float" office:value="-81.546" calcext:value-type="float">
            <text:p>-81.546</text:p>
          </table:table-cell>
          <table:table-cell office:value-type="float" office:value="-660.542" calcext:value-type="float">
            <text:p>-660.542</text:p>
          </table:table-cell>
          <table:table-cell office:value-type="float" office:value="644.458" calcext:value-type="float">
            <text:p>644.458</text:p>
          </table:table-cell>
          <table:table-cell office:value-type="float" office:value="-956.1841" calcext:value-type="float">
            <text:p>-956.1841</text:p>
          </table:table-cell>
          <table:table-cell office:value-type="float" office:value="75834555" calcext:value-type="float">
            <text:p>7583455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17" calcext:value-type="float">
            <text:p>-1.3117</text:p>
          </table:table-cell>
          <table:table-cell office:value-type="float" office:value="0.6156" calcext:value-type="float">
            <text:p>0.6156</text:p>
          </table:table-cell>
          <table:table-cell office:value-type="float" office:value="-9.73" calcext:value-type="float">
            <text:p>-9.73</text:p>
          </table:table-cell>
          <table:table-cell office:value-type="float" office:value="-7.663" calcext:value-type="float">
            <text:p>-7.663</text:p>
          </table:table-cell>
          <table:table-cell office:value-type="float" office:value="3.587" calcext:value-type="float">
            <text:p>3.587</text:p>
          </table:table-cell>
          <table:table-cell office:value-type="float" office:value="-81.535" calcext:value-type="float">
            <text:p>-81.535</text:p>
          </table:table-cell>
          <table:table-cell office:value-type="float" office:value="-660.6519" calcext:value-type="float">
            <text:p>-660.6519</text:p>
          </table:table-cell>
          <table:table-cell office:value-type="float" office:value="644.3481" calcext:value-type="float">
            <text:p>644.3481</text:p>
          </table:table-cell>
          <table:table-cell office:value-type="float" office:value="-956.1401" calcext:value-type="float">
            <text:p>-956.1401</text:p>
          </table:table-cell>
          <table:table-cell office:value-type="float" office:value="75847680" calcext:value-type="float">
            <text:p>7584768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08" calcext:value-type="float">
            <text:p>-1.3108</text:p>
          </table:table-cell>
          <table:table-cell office:value-type="float" office:value="0.6214" calcext:value-type="float">
            <text:p>0.6214</text:p>
          </table:table-cell>
          <table:table-cell office:value-type="float" office:value="-9.725" calcext:value-type="float">
            <text:p>-9.725</text:p>
          </table:table-cell>
          <table:table-cell office:value-type="float" office:value="-7.663" calcext:value-type="float">
            <text:p>-7.663</text:p>
          </table:table-cell>
          <table:table-cell office:value-type="float" office:value="3.6255" calcext:value-type="float">
            <text:p>3.6255</text:p>
          </table:table-cell>
          <table:table-cell office:value-type="float" office:value="-81.5186" calcext:value-type="float">
            <text:p>-81.5186</text:p>
          </table:table-cell>
          <table:table-cell office:value-type="float" office:value="-660.6519" calcext:value-type="float">
            <text:p>-660.6519</text:p>
          </table:table-cell>
          <table:table-cell office:value-type="float" office:value="644.502" calcext:value-type="float">
            <text:p>644.502</text:p>
          </table:table-cell>
          <table:table-cell office:value-type="float" office:value="-956.0742" calcext:value-type="float">
            <text:p>-956.0742</text:p>
          </table:table-cell>
          <table:table-cell office:value-type="float" office:value="75860336" calcext:value-type="float">
            <text:p>7586033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17" calcext:value-type="float">
            <text:p>-1.3117</text:p>
          </table:table-cell>
          <table:table-cell office:value-type="float" office:value="0.6181" calcext:value-type="float">
            <text:p>0.6181</text:p>
          </table:table-cell>
          <table:table-cell office:value-type="float" office:value="-9.7267" calcext:value-type="float">
            <text:p>-9.7267</text:p>
          </table:table-cell>
          <table:table-cell office:value-type="float" office:value="-7.663" calcext:value-type="float">
            <text:p>-7.663</text:p>
          </table:table-cell>
          <table:table-cell office:value-type="float" office:value="3.6035" calcext:value-type="float">
            <text:p>3.6035</text:p>
          </table:table-cell>
          <table:table-cell office:value-type="float" office:value="-81.524" calcext:value-type="float">
            <text:p>-81.524</text:p>
          </table:table-cell>
          <table:table-cell office:value-type="float" office:value="-660.6519" calcext:value-type="float">
            <text:p>-660.6519</text:p>
          </table:table-cell>
          <table:table-cell office:value-type="float" office:value="644.4141" calcext:value-type="float">
            <text:p>644.4141</text:p>
          </table:table-cell>
          <table:table-cell office:value-type="float" office:value="-956.0962" calcext:value-type="float">
            <text:p>-956.0962</text:p>
          </table:table-cell>
          <table:table-cell office:value-type="float" office:value="75872993" calcext:value-type="float">
            <text:p>758729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33" calcext:value-type="float">
            <text:p>-1.3133</text:p>
          </table:table-cell>
          <table:table-cell office:value-type="float" office:value="0.6156" calcext:value-type="float">
            <text:p>0.6156</text:p>
          </table:table-cell>
          <table:table-cell office:value-type="float" office:value="-9.73" calcext:value-type="float">
            <text:p>-9.73</text:p>
          </table:table-cell>
          <table:table-cell office:value-type="float" office:value="-7.674" calcext:value-type="float">
            <text:p>-7.674</text:p>
          </table:table-cell>
          <table:table-cell office:value-type="float" office:value="3.587" calcext:value-type="float">
            <text:p>3.587</text:p>
          </table:table-cell>
          <table:table-cell office:value-type="float" office:value="-81.524" calcext:value-type="float">
            <text:p>-81.524</text:p>
          </table:table-cell>
          <table:table-cell office:value-type="float" office:value="-660.6958" calcext:value-type="float">
            <text:p>-660.6958</text:p>
          </table:table-cell>
          <table:table-cell office:value-type="float" office:value="644.3481" calcext:value-type="float">
            <text:p>644.3481</text:p>
          </table:table-cell>
          <table:table-cell office:value-type="float" office:value="-956.0962" calcext:value-type="float">
            <text:p>-956.0962</text:p>
          </table:table-cell>
          <table:table-cell office:value-type="float" office:value="75885649" calcext:value-type="float">
            <text:p>7588564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92" calcext:value-type="float">
            <text:p>-1.3092</text:p>
          </table:table-cell>
          <table:table-cell office:value-type="float" office:value="0.623" calcext:value-type="float">
            <text:p>0.623</text:p>
          </table:table-cell>
          <table:table-cell office:value-type="float" office:value="-9.7201" calcext:value-type="float">
            <text:p>-9.7201</text:p>
          </table:table-cell>
          <table:table-cell office:value-type="float" office:value="-7.6575" calcext:value-type="float">
            <text:p>-7.6575</text:p>
          </table:table-cell>
          <table:table-cell office:value-type="float" office:value="3.631" calcext:value-type="float">
            <text:p>3.631</text:p>
          </table:table-cell>
          <table:table-cell office:value-type="float" office:value="-81.524" calcext:value-type="float">
            <text:p>-81.524</text:p>
          </table:table-cell>
          <table:table-cell office:value-type="float" office:value="-660.6299" calcext:value-type="float">
            <text:p>-660.6299</text:p>
          </table:table-cell>
          <table:table-cell office:value-type="float" office:value="644.5239" calcext:value-type="float">
            <text:p>644.5239</text:p>
          </table:table-cell>
          <table:table-cell office:value-type="float" office:value="-956.0962" calcext:value-type="float">
            <text:p>-956.0962</text:p>
          </table:table-cell>
          <table:table-cell office:value-type="float" office:value="75898305" calcext:value-type="float">
            <text:p>7589830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58" calcext:value-type="float">
            <text:p>-1.3158</text:p>
          </table:table-cell>
          <table:table-cell office:value-type="float" office:value="0.6214" calcext:value-type="float">
            <text:p>0.6214</text:p>
          </table:table-cell>
          <table:table-cell office:value-type="float" office:value="-9.7316" calcext:value-type="float">
            <text:p>-9.7316</text:p>
          </table:table-cell>
          <table:table-cell office:value-type="float" office:value="-7.6849" calcext:value-type="float">
            <text:p>-7.6849</text:p>
          </table:table-cell>
          <table:table-cell office:value-type="float" office:value="3.62" calcext:value-type="float">
            <text:p>3.62</text:p>
          </table:table-cell>
          <table:table-cell office:value-type="float" office:value="-81.4966" calcext:value-type="float">
            <text:p>-81.4966</text:p>
          </table:table-cell>
          <table:table-cell office:value-type="float" office:value="-660.7397" calcext:value-type="float">
            <text:p>-660.7397</text:p>
          </table:table-cell>
          <table:table-cell office:value-type="float" office:value="644.48" calcext:value-type="float">
            <text:p>644.48</text:p>
          </table:table-cell>
          <table:table-cell office:value-type="float" office:value="-955.9863" calcext:value-type="float">
            <text:p>-955.9863</text:p>
          </table:table-cell>
          <table:table-cell office:value-type="float" office:value="75911430" calcext:value-type="float">
            <text:p>7591143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92" calcext:value-type="float">
            <text:p>-1.3092</text:p>
          </table:table-cell>
          <table:table-cell office:value-type="float" office:value="0.6214" calcext:value-type="float">
            <text:p>0.6214</text:p>
          </table:table-cell>
          <table:table-cell office:value-type="float" office:value="-9.7234" calcext:value-type="float">
            <text:p>-9.7234</text:p>
          </table:table-cell>
          <table:table-cell office:value-type="float" office:value="-7.652" calcext:value-type="float">
            <text:p>-7.652</text:p>
          </table:table-cell>
          <table:table-cell office:value-type="float" office:value="3.62" calcext:value-type="float">
            <text:p>3.62</text:p>
          </table:table-cell>
          <table:table-cell office:value-type="float" office:value="-81.5295" calcext:value-type="float">
            <text:p>-81.5295</text:p>
          </table:table-cell>
          <table:table-cell office:value-type="float" office:value="-660.6079" calcext:value-type="float">
            <text:p>-660.6079</text:p>
          </table:table-cell>
          <table:table-cell office:value-type="float" office:value="644.48" calcext:value-type="float">
            <text:p>644.48</text:p>
          </table:table-cell>
          <table:table-cell office:value-type="float" office:value="-956.1182" calcext:value-type="float">
            <text:p>-956.1182</text:p>
          </table:table-cell>
          <table:table-cell office:value-type="float" office:value="75924086" calcext:value-type="float">
            <text:p>7592408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" calcext:value-type="float">
            <text:p>-1.31</text:p>
          </table:table-cell>
          <table:table-cell office:value-type="float" office:value="0.6214" calcext:value-type="float">
            <text:p>0.6214</text:p>
          </table:table-cell>
          <table:table-cell office:value-type="float" office:value="-9.7267" calcext:value-type="float">
            <text:p>-9.7267</text:p>
          </table:table-cell>
          <table:table-cell office:value-type="float" office:value="-7.6575" calcext:value-type="float">
            <text:p>-7.6575</text:p>
          </table:table-cell>
          <table:table-cell office:value-type="float" office:value="3.62" calcext:value-type="float">
            <text:p>3.62</text:p>
          </table:table-cell>
          <table:table-cell office:value-type="float" office:value="-81.524" calcext:value-type="float">
            <text:p>-81.524</text:p>
          </table:table-cell>
          <table:table-cell office:value-type="float" office:value="-660.6299" calcext:value-type="float">
            <text:p>-660.6299</text:p>
          </table:table-cell>
          <table:table-cell office:value-type="float" office:value="644.48" calcext:value-type="float">
            <text:p>644.48</text:p>
          </table:table-cell>
          <table:table-cell office:value-type="float" office:value="-956.0962" calcext:value-type="float">
            <text:p>-956.0962</text:p>
          </table:table-cell>
          <table:table-cell office:value-type="float" office:value="75936743" calcext:value-type="float">
            <text:p>759367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49" calcext:value-type="float">
            <text:p>-1.3149</text:p>
          </table:table-cell>
          <table:table-cell office:value-type="float" office:value="0.6238" calcext:value-type="float">
            <text:p>0.6238</text:p>
          </table:table-cell>
          <table:table-cell office:value-type="float" office:value="-9.7308" calcext:value-type="float">
            <text:p>-9.7308</text:p>
          </table:table-cell>
          <table:table-cell office:value-type="float" office:value="-7.6794" calcext:value-type="float">
            <text:p>-7.6794</text:p>
          </table:table-cell>
          <table:table-cell office:value-type="float" office:value="3.631" calcext:value-type="float">
            <text:p>3.631</text:p>
          </table:table-cell>
          <table:table-cell office:value-type="float" office:value="-81.4966" calcext:value-type="float">
            <text:p>-81.4966</text:p>
          </table:table-cell>
          <table:table-cell office:value-type="float" office:value="-660.7178" calcext:value-type="float">
            <text:p>-660.7178</text:p>
          </table:table-cell>
          <table:table-cell office:value-type="float" office:value="644.5239" calcext:value-type="float">
            <text:p>644.5239</text:p>
          </table:table-cell>
          <table:table-cell office:value-type="float" office:value="-955.9863" calcext:value-type="float">
            <text:p>-955.9863</text:p>
          </table:table-cell>
          <table:table-cell office:value-type="float" office:value="75949399" calcext:value-type="float">
            <text:p>7594939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" calcext:value-type="float">
            <text:p>-1.31</text:p>
          </table:table-cell>
          <table:table-cell office:value-type="float" office:value="0.6197" calcext:value-type="float">
            <text:p>0.6197</text:p>
          </table:table-cell>
          <table:table-cell office:value-type="float" office:value="-9.7209" calcext:value-type="float">
            <text:p>-9.7209</text:p>
          </table:table-cell>
          <table:table-cell office:value-type="float" office:value="-7.6575" calcext:value-type="float">
            <text:p>-7.6575</text:p>
          </table:table-cell>
          <table:table-cell office:value-type="float" office:value="3.6145" calcext:value-type="float">
            <text:p>3.6145</text:p>
          </table:table-cell>
          <table:table-cell office:value-type="float" office:value="-81.524" calcext:value-type="float">
            <text:p>-81.524</text:p>
          </table:table-cell>
          <table:table-cell office:value-type="float" office:value="-660.6299" calcext:value-type="float">
            <text:p>-660.6299</text:p>
          </table:table-cell>
          <table:table-cell office:value-type="float" office:value="644.458" calcext:value-type="float">
            <text:p>644.458</text:p>
          </table:table-cell>
          <table:table-cell office:value-type="float" office:value="-956.0962" calcext:value-type="float">
            <text:p>-956.0962</text:p>
          </table:table-cell>
          <table:table-cell office:value-type="float" office:value="75962055" calcext:value-type="float">
            <text:p>75962055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92" calcext:value-type="float">
            <text:p>-1.3092</text:p>
          </table:table-cell>
          <table:table-cell office:value-type="float" office:value="0.6214" calcext:value-type="float">
            <text:p>0.6214</text:p>
          </table:table-cell>
          <table:table-cell office:value-type="float" office:value="-9.7209" calcext:value-type="float">
            <text:p>-9.7209</text:p>
          </table:table-cell>
          <table:table-cell office:value-type="float" office:value="-7.6575" calcext:value-type="float">
            <text:p>-7.6575</text:p>
          </table:table-cell>
          <table:table-cell office:value-type="float" office:value="3.6255" calcext:value-type="float">
            <text:p>3.6255</text:p>
          </table:table-cell>
          <table:table-cell office:value-type="float" office:value="-81.524" calcext:value-type="float">
            <text:p>-81.524</text:p>
          </table:table-cell>
          <table:table-cell office:value-type="float" office:value="-660.6299" calcext:value-type="float">
            <text:p>-660.6299</text:p>
          </table:table-cell>
          <table:table-cell office:value-type="float" office:value="644.502" calcext:value-type="float">
            <text:p>644.502</text:p>
          </table:table-cell>
          <table:table-cell office:value-type="float" office:value="-956.0962" calcext:value-type="float">
            <text:p>-956.0962</text:p>
          </table:table-cell>
          <table:table-cell office:value-type="float" office:value="76026274" calcext:value-type="float">
            <text:p>7602627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08" calcext:value-type="float">
            <text:p>-1.3108</text:p>
          </table:table-cell>
          <table:table-cell office:value-type="float" office:value="0.6205" calcext:value-type="float">
            <text:p>0.6205</text:p>
          </table:table-cell>
          <table:table-cell office:value-type="float" office:value="-9.7291" calcext:value-type="float">
            <text:p>-9.7291</text:p>
          </table:table-cell>
          <table:table-cell office:value-type="float" office:value="-7.6575" calcext:value-type="float">
            <text:p>-7.6575</text:p>
          </table:table-cell>
          <table:table-cell office:value-type="float" office:value="3.6145" calcext:value-type="float">
            <text:p>3.6145</text:p>
          </table:table-cell>
          <table:table-cell office:value-type="float" office:value="-81.524" calcext:value-type="float">
            <text:p>-81.524</text:p>
          </table:table-cell>
          <table:table-cell office:value-type="float" office:value="-660.6299" calcext:value-type="float">
            <text:p>-660.6299</text:p>
          </table:table-cell>
          <table:table-cell office:value-type="float" office:value="644.458" calcext:value-type="float">
            <text:p>644.458</text:p>
          </table:table-cell>
          <table:table-cell office:value-type="float" office:value="-956.0962" calcext:value-type="float">
            <text:p>-956.0962</text:p>
          </table:table-cell>
          <table:table-cell office:value-type="float" office:value="76038930" calcext:value-type="float">
            <text:p>7603893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84" calcext:value-type="float">
            <text:p>-1.3084</text:p>
          </table:table-cell>
          <table:table-cell office:value-type="float" office:value="0.6246" calcext:value-type="float">
            <text:p>0.6246</text:p>
          </table:table-cell>
          <table:table-cell office:value-type="float" office:value="-9.7267" calcext:value-type="float">
            <text:p>-9.7267</text:p>
          </table:table-cell>
          <table:table-cell office:value-type="float" office:value="-7.6465" calcext:value-type="float">
            <text:p>-7.6465</text:p>
          </table:table-cell>
          <table:table-cell office:value-type="float" office:value="3.642" calcext:value-type="float">
            <text:p>3.642</text:p>
          </table:table-cell>
          <table:table-cell office:value-type="float" office:value="-81.524" calcext:value-type="float">
            <text:p>-81.524</text:p>
          </table:table-cell>
          <table:table-cell office:value-type="float" office:value="-660.5859" calcext:value-type="float">
            <text:p>-660.5859</text:p>
          </table:table-cell>
          <table:table-cell office:value-type="float" office:value="644.5679" calcext:value-type="float">
            <text:p>644.5679</text:p>
          </table:table-cell>
          <table:table-cell office:value-type="float" office:value="-956.0962" calcext:value-type="float">
            <text:p>-956.0962</text:p>
          </table:table-cell>
          <table:table-cell office:value-type="float" office:value="76051586" calcext:value-type="float">
            <text:p>7605158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08" calcext:value-type="float">
            <text:p>-1.3108</text:p>
          </table:table-cell>
          <table:table-cell office:value-type="float" office:value="0.6205" calcext:value-type="float">
            <text:p>0.6205</text:p>
          </table:table-cell>
          <table:table-cell office:value-type="float" office:value="-9.7291" calcext:value-type="float">
            <text:p>-9.7291</text:p>
          </table:table-cell>
          <table:table-cell office:value-type="float" office:value="-7.6575" calcext:value-type="float">
            <text:p>-7.6575</text:p>
          </table:table-cell>
          <table:table-cell office:value-type="float" office:value="3.62" calcext:value-type="float">
            <text:p>3.62</text:p>
          </table:table-cell>
          <table:table-cell office:value-type="float" office:value="-81.524" calcext:value-type="float">
            <text:p>-81.524</text:p>
          </table:table-cell>
          <table:table-cell office:value-type="float" office:value="-660.6299" calcext:value-type="float">
            <text:p>-660.6299</text:p>
          </table:table-cell>
          <table:table-cell office:value-type="float" office:value="644.48" calcext:value-type="float">
            <text:p>644.48</text:p>
          </table:table-cell>
          <table:table-cell office:value-type="float" office:value="-956.0962" calcext:value-type="float">
            <text:p>-956.0962</text:p>
          </table:table-cell>
          <table:table-cell office:value-type="float" office:value="76064243" calcext:value-type="float">
            <text:p>760642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33" calcext:value-type="float">
            <text:p>-1.3133</text:p>
          </table:table-cell>
          <table:table-cell office:value-type="float" office:value="0.623" calcext:value-type="float">
            <text:p>0.623</text:p>
          </table:table-cell>
          <table:table-cell office:value-type="float" office:value="-9.7267" calcext:value-type="float">
            <text:p>-9.7267</text:p>
          </table:table-cell>
          <table:table-cell office:value-type="float" office:value="-7.674" calcext:value-type="float">
            <text:p>-7.674</text:p>
          </table:table-cell>
          <table:table-cell office:value-type="float" office:value="3.631" calcext:value-type="float">
            <text:p>3.631</text:p>
          </table:table-cell>
          <table:table-cell office:value-type="float" office:value="-81.5076" calcext:value-type="float">
            <text:p>-81.5076</text:p>
          </table:table-cell>
          <table:table-cell office:value-type="float" office:value="-660.6958" calcext:value-type="float">
            <text:p>-660.6958</text:p>
          </table:table-cell>
          <table:table-cell office:value-type="float" office:value="644.5239" calcext:value-type="float">
            <text:p>644.5239</text:p>
          </table:table-cell>
          <table:table-cell office:value-type="float" office:value="-956.0303" calcext:value-type="float">
            <text:p>-956.0303</text:p>
          </table:table-cell>
          <table:table-cell office:value-type="float" office:value="76076899" calcext:value-type="float">
            <text:p>7607689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" calcext:value-type="float">
            <text:p>-1.31</text:p>
          </table:table-cell>
          <table:table-cell office:value-type="float" office:value="0.6197" calcext:value-type="float">
            <text:p>0.6197</text:p>
          </table:table-cell>
          <table:table-cell office:value-type="float" office:value="-9.7201" calcext:value-type="float">
            <text:p>-9.7201</text:p>
          </table:table-cell>
          <table:table-cell office:value-type="float" office:value="-7.6575" calcext:value-type="float">
            <text:p>-7.6575</text:p>
          </table:table-cell>
          <table:table-cell office:value-type="float" office:value="3.6145" calcext:value-type="float">
            <text:p>3.6145</text:p>
          </table:table-cell>
          <table:table-cell office:value-type="float" office:value="-81.524" calcext:value-type="float">
            <text:p>-81.524</text:p>
          </table:table-cell>
          <table:table-cell office:value-type="float" office:value="-660.6299" calcext:value-type="float">
            <text:p>-660.6299</text:p>
          </table:table-cell>
          <table:table-cell office:value-type="float" office:value="644.458" calcext:value-type="float">
            <text:p>644.458</text:p>
          </table:table-cell>
          <table:table-cell office:value-type="float" office:value="-956.0962" calcext:value-type="float">
            <text:p>-956.0962</text:p>
          </table:table-cell>
          <table:table-cell office:value-type="float" office:value="76090024" calcext:value-type="float">
            <text:p>7609002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08" calcext:value-type="float">
            <text:p>-1.3108</text:p>
          </table:table-cell>
          <table:table-cell office:value-type="float" office:value="0.6197" calcext:value-type="float">
            <text:p>0.6197</text:p>
          </table:table-cell>
          <table:table-cell office:value-type="float" office:value="-9.7308" calcext:value-type="float">
            <text:p>-9.7308</text:p>
          </table:table-cell>
          <table:table-cell office:value-type="float" office:value="-7.6575" calcext:value-type="float">
            <text:p>-7.6575</text:p>
          </table:table-cell>
          <table:table-cell office:value-type="float" office:value="3.609" calcext:value-type="float">
            <text:p>3.609</text:p>
          </table:table-cell>
          <table:table-cell office:value-type="float" office:value="-81.5295" calcext:value-type="float">
            <text:p>-81.5295</text:p>
          </table:table-cell>
          <table:table-cell office:value-type="float" office:value="-660.6299" calcext:value-type="float">
            <text:p>-660.6299</text:p>
          </table:table-cell>
          <table:table-cell office:value-type="float" office:value="644.436" calcext:value-type="float">
            <text:p>644.436</text:p>
          </table:table-cell>
          <table:table-cell office:value-type="float" office:value="-956.1182" calcext:value-type="float">
            <text:p>-956.1182</text:p>
          </table:table-cell>
          <table:table-cell office:value-type="float" office:value="76102680" calcext:value-type="float">
            <text:p>7610268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84" calcext:value-type="float">
            <text:p>-1.3084</text:p>
          </table:table-cell>
          <table:table-cell office:value-type="float" office:value="0.6222" calcext:value-type="float">
            <text:p>0.6222</text:p>
          </table:table-cell>
          <table:table-cell office:value-type="float" office:value="-9.7201" calcext:value-type="float">
            <text:p>-9.7201</text:p>
          </table:table-cell>
          <table:table-cell office:value-type="float" office:value="-7.652" calcext:value-type="float">
            <text:p>-7.652</text:p>
          </table:table-cell>
          <table:table-cell office:value-type="float" office:value="3.631" calcext:value-type="float">
            <text:p>3.631</text:p>
          </table:table-cell>
          <table:table-cell office:value-type="float" office:value="-81.524" calcext:value-type="float">
            <text:p>-81.524</text:p>
          </table:table-cell>
          <table:table-cell office:value-type="float" office:value="-660.6079" calcext:value-type="float">
            <text:p>-660.6079</text:p>
          </table:table-cell>
          <table:table-cell office:value-type="float" office:value="644.5239" calcext:value-type="float">
            <text:p>644.5239</text:p>
          </table:table-cell>
          <table:table-cell office:value-type="float" office:value="-956.0962" calcext:value-type="float">
            <text:p>-956.0962</text:p>
          </table:table-cell>
          <table:table-cell office:value-type="float" office:value="76115336" calcext:value-type="float">
            <text:p>7611533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08" calcext:value-type="float">
            <text:p>-1.3108</text:p>
          </table:table-cell>
          <table:table-cell office:value-type="float" office:value="0.6214" calcext:value-type="float">
            <text:p>0.6214</text:p>
          </table:table-cell>
          <table:table-cell office:value-type="float" office:value="-9.7283" calcext:value-type="float">
            <text:p>-9.7283</text:p>
          </table:table-cell>
          <table:table-cell office:value-type="float" office:value="-7.6575" calcext:value-type="float">
            <text:p>-7.6575</text:p>
          </table:table-cell>
          <table:table-cell office:value-type="float" office:value="3.62" calcext:value-type="float">
            <text:p>3.62</text:p>
          </table:table-cell>
          <table:table-cell office:value-type="float" office:value="-81.524" calcext:value-type="float">
            <text:p>-81.524</text:p>
          </table:table-cell>
          <table:table-cell office:value-type="float" office:value="-660.6299" calcext:value-type="float">
            <text:p>-660.6299</text:p>
          </table:table-cell>
          <table:table-cell office:value-type="float" office:value="644.48" calcext:value-type="float">
            <text:p>644.48</text:p>
          </table:table-cell>
          <table:table-cell office:value-type="float" office:value="-956.0962" calcext:value-type="float">
            <text:p>-956.0962</text:p>
          </table:table-cell>
          <table:table-cell office:value-type="float" office:value="76127993" calcext:value-type="float">
            <text:p>7612799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08" calcext:value-type="float">
            <text:p>-1.3108</text:p>
          </table:table-cell>
          <table:table-cell office:value-type="float" office:value="0.6197" calcext:value-type="float">
            <text:p>0.6197</text:p>
          </table:table-cell>
          <table:table-cell office:value-type="float" office:value="-9.7234" calcext:value-type="float">
            <text:p>-9.7234</text:p>
          </table:table-cell>
          <table:table-cell office:value-type="float" office:value="-7.663" calcext:value-type="float">
            <text:p>-7.663</text:p>
          </table:table-cell>
          <table:table-cell office:value-type="float" office:value="3.609" calcext:value-type="float">
            <text:p>3.609</text:p>
          </table:table-cell>
          <table:table-cell office:value-type="float" office:value="-81.524" calcext:value-type="float">
            <text:p>-81.524</text:p>
          </table:table-cell>
          <table:table-cell office:value-type="float" office:value="-660.6519" calcext:value-type="float">
            <text:p>-660.6519</text:p>
          </table:table-cell>
          <table:table-cell office:value-type="float" office:value="644.436" calcext:value-type="float">
            <text:p>644.436</text:p>
          </table:table-cell>
          <table:table-cell office:value-type="float" office:value="-956.0962" calcext:value-type="float">
            <text:p>-956.0962</text:p>
          </table:table-cell>
          <table:table-cell office:value-type="float" office:value="76140649" calcext:value-type="float">
            <text:p>76140649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" calcext:value-type="float">
            <text:p>-1.31</text:p>
          </table:table-cell>
          <table:table-cell office:value-type="float" office:value="0.6197" calcext:value-type="float">
            <text:p>0.6197</text:p>
          </table:table-cell>
          <table:table-cell office:value-type="float" office:value="-9.7201" calcext:value-type="float">
            <text:p>-9.7201</text:p>
          </table:table-cell>
          <table:table-cell office:value-type="float" office:value="-7.663" calcext:value-type="float">
            <text:p>-7.663</text:p>
          </table:table-cell>
          <table:table-cell office:value-type="float" office:value="3.6145" calcext:value-type="float">
            <text:p>3.6145</text:p>
          </table:table-cell>
          <table:table-cell office:value-type="float" office:value="-81.524" calcext:value-type="float">
            <text:p>-81.524</text:p>
          </table:table-cell>
          <table:table-cell office:value-type="float" office:value="-660.6519" calcext:value-type="float">
            <text:p>-660.6519</text:p>
          </table:table-cell>
          <table:table-cell office:value-type="float" office:value="644.458" calcext:value-type="float">
            <text:p>644.458</text:p>
          </table:table-cell>
          <table:table-cell office:value-type="float" office:value="-956.0962" calcext:value-type="float">
            <text:p>-956.0962</text:p>
          </table:table-cell>
          <table:table-cell office:value-type="float" office:value="76153774" calcext:value-type="float">
            <text:p>76153774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17" calcext:value-type="float">
            <text:p>-1.3117</text:p>
          </table:table-cell>
          <table:table-cell office:value-type="float" office:value="0.6205" calcext:value-type="float">
            <text:p>0.6205</text:p>
          </table:table-cell>
          <table:table-cell office:value-type="float" office:value="-9.7259" calcext:value-type="float">
            <text:p>-9.7259</text:p>
          </table:table-cell>
          <table:table-cell office:value-type="float" office:value="-7.663" calcext:value-type="float">
            <text:p>-7.663</text:p>
          </table:table-cell>
          <table:table-cell office:value-type="float" office:value="3.62" calcext:value-type="float">
            <text:p>3.62</text:p>
          </table:table-cell>
          <table:table-cell office:value-type="float" office:value="-81.5186" calcext:value-type="float">
            <text:p>-81.5186</text:p>
          </table:table-cell>
          <table:table-cell office:value-type="float" office:value="-660.6519" calcext:value-type="float">
            <text:p>-660.6519</text:p>
          </table:table-cell>
          <table:table-cell office:value-type="float" office:value="644.48" calcext:value-type="float">
            <text:p>644.48</text:p>
          </table:table-cell>
          <table:table-cell office:value-type="float" office:value="-956.0742" calcext:value-type="float">
            <text:p>-956.0742</text:p>
          </table:table-cell>
          <table:table-cell office:value-type="float" office:value="76166430" calcext:value-type="float">
            <text:p>76166430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117" calcext:value-type="float">
            <text:p>-1.3117</text:p>
          </table:table-cell>
          <table:table-cell office:value-type="float" office:value="0.6197" calcext:value-type="float">
            <text:p>0.6197</text:p>
          </table:table-cell>
          <table:table-cell office:value-type="float" office:value="-9.7234" calcext:value-type="float">
            <text:p>-9.7234</text:p>
          </table:table-cell>
          <table:table-cell office:value-type="float" office:value="-7.663" calcext:value-type="float">
            <text:p>-7.663</text:p>
          </table:table-cell>
          <table:table-cell office:value-type="float" office:value="3.609" calcext:value-type="float">
            <text:p>3.609</text:p>
          </table:table-cell>
          <table:table-cell office:value-type="float" office:value="-81.5186" calcext:value-type="float">
            <text:p>-81.5186</text:p>
          </table:table-cell>
          <table:table-cell office:value-type="float" office:value="-660.6519" calcext:value-type="float">
            <text:p>-660.6519</text:p>
          </table:table-cell>
          <table:table-cell office:value-type="float" office:value="644.436" calcext:value-type="float">
            <text:p>644.436</text:p>
          </table:table-cell>
          <table:table-cell office:value-type="float" office:value="-956.0742" calcext:value-type="float">
            <text:p>-956.0742</text:p>
          </table:table-cell>
          <table:table-cell office:value-type="float" office:value="76179086" calcext:value-type="float">
            <text:p>76179086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92" calcext:value-type="float">
            <text:p>-1.3092</text:p>
          </table:table-cell>
          <table:table-cell office:value-type="float" office:value="0.6181" calcext:value-type="float">
            <text:p>0.6181</text:p>
          </table:table-cell>
          <table:table-cell office:value-type="float" office:value="-9.7226" calcext:value-type="float">
            <text:p>-9.7226</text:p>
          </table:table-cell>
          <table:table-cell office:value-type="float" office:value="-7.6575" calcext:value-type="float">
            <text:p>-7.6575</text:p>
          </table:table-cell>
          <table:table-cell office:value-type="float" office:value="3.609" calcext:value-type="float">
            <text:p>3.609</text:p>
          </table:table-cell>
          <table:table-cell office:value-type="float" office:value="-81.535" calcext:value-type="float">
            <text:p>-81.535</text:p>
          </table:table-cell>
          <table:table-cell office:value-type="float" office:value="-660.6299" calcext:value-type="float">
            <text:p>-660.6299</text:p>
          </table:table-cell>
          <table:table-cell office:value-type="float" office:value="644.436" calcext:value-type="float">
            <text:p>644.436</text:p>
          </table:table-cell>
          <table:table-cell office:value-type="float" office:value="-956.1401" calcext:value-type="float">
            <text:p>-956.1401</text:p>
          </table:table-cell>
          <table:table-cell office:value-type="float" office:value="76191743" calcext:value-type="float">
            <text:p>76191743</text:p>
          </table:table-cell>
          <table:table-cell office:value-type="string" calcext:value-type="string">
            <text:p>I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6FEE52</text:p>
          </table:table-cell>
          <table:table-cell office:value-type="float" office:value="-1.3084" calcext:value-type="float">
            <text:p>-1.3084</text:p>
          </table:table-cell>
          <table:table-cell office:value-type="float" office:value="0.6181" calcext:value-type="float">
            <text:p>0.6181</text:p>
          </table:table-cell>
          <table:table-cell office:value-type="float" office:value="-9.7226" calcext:value-type="float">
            <text:p>-9.7226</text:p>
          </table:table-cell>
          <table:table-cell office:value-type="float" office:value="-7.652" calcext:value-type="float">
            <text:p>-7.652</text:p>
          </table:table-cell>
          <table:table-cell office:value-type="float" office:value="3.6035" calcext:value-type="float">
            <text:p>3.6035</text:p>
          </table:table-cell>
          <table:table-cell office:value-type="float" office:value="-81.535" calcext:value-type="float">
            <text:p>-81.535</text:p>
          </table:table-cell>
          <table:table-cell office:value-type="float" office:value="-660.6079" calcext:value-type="float">
            <text:p>-660.6079</text:p>
          </table:table-cell>
          <table:table-cell office:value-type="float" office:value="644.4141" calcext:value-type="float">
            <text:p>644.4141</text:p>
          </table:table-cell>
          <table:table-cell office:value-type="float" office:value="-956.1401" calcext:value-type="float">
            <text:p>-956.1401</text:p>
          </table:table-cell>
          <table:table-cell office:value-type="float" office:value="76204868" calcext:value-type="float">
            <text:p>76204868</text:p>
          </table:table-cell>
          <table:table-cell office:value-type="string" calcext:value-type="string">
            <text:p>IMU</text:p>
          </table:table-cell>
        </table:table-row>
      </table:table>
      <table:table table:name="Sheet1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Untitled 1'.A1:'Untitled 1'.M4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7:43:26.116677578</meta:creation-date>
    <dc:date>2022-12-19T17:49:23.472274233</dc:date>
    <meta:editing-duration>PT5M58S</meta:editing-duration>
    <meta:editing-cycles>1</meta:editing-cycles>
    <meta:document-statistic meta:table-count="2" meta:cell-count="5473" meta:object-count="1"/>
    <meta:generator>LibreOffice/7.4.3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761cm" svg:height="19.949cm" xlink:href=".." xlink:type="simple" chart:class="chart:line" chart:style-name="ch1">
        <chart:legend chart:legend-position="end" svg:x="33.909cm" svg:y="9.177cm" style:legend-expansion="high" chart:style-name="ch2"/>
        <chart:plot-area chart:style-name="ch3" table:cell-range-address="'Untitled 1'.C1:'Untitled 1'.E421" svg:x="0.735cm" svg:y="0.398cm" svg:width="32.439cm" svg:height="19.153cm">
          <chart:coordinate-region svg:x="1.462cm" svg:y="0.597cm" svg:width="31.712cm" svg:height="18.7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Untitled 1'.C1:'Untitled 1'.C421" chart:class="chart:line">
            <chart:data-point chart:repeated="421"/>
          </chart:series>
          <chart:series chart:style-name="ch7" chart:values-cell-range-address="'Untitled 1'.D1:'Untitled 1'.D421" chart:class="chart:line">
            <chart:data-point chart:repeated="421"/>
          </chart:series>
          <chart:series chart:style-name="ch8" chart:values-cell-range-address="'Untitled 1'.E1:'Untitled 1'.E421" chart:class="chart:line">
            <chart:data-point chart:repeated="4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.347">
                <text:p>-5.347</text:p>
                <draw:g>
                  <svg:desc>'Untitled 1'.C1:'Untitled 1'.C421</svg:desc>
                </draw:g>
              </table:table-cell>
              <table:table-cell office:value-type="float" office:value="-1.1307">
                <text:p>-1.1307</text:p>
                <draw:g>
                  <svg:desc>'Untitled 1'.D1:'Untitled 1'.D421</svg:desc>
                </draw:g>
              </table:table-cell>
              <table:table-cell office:value-type="float" office:value="-6.8085">
                <text:p>-6.8085</text:p>
                <draw:g>
                  <svg:desc>'Untitled 1'.E1:'Untitled 1'.E4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.5743">
                <text:p>-5.5743</text:p>
              </table:table-cell>
              <table:table-cell office:value-type="float" office:value="-0.5785">
                <text:p>-0.5785</text:p>
              </table:table-cell>
              <table:table-cell office:value-type="float" office:value="-7.2754">
                <text:p>-7.2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.8783">
                <text:p>-7.8783</text:p>
              </table:table-cell>
              <table:table-cell office:value-type="float" office:value="-0.203">
                <text:p>-0.203</text:p>
              </table:table-cell>
              <table:table-cell office:value-type="float" office:value="-9.0923">
                <text:p>-9.0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1369">
                <text:p>-9.1369</text:p>
              </table:table-cell>
              <table:table-cell office:value-type="float" office:value="0.1299">
                <text:p>0.1299</text:p>
              </table:table-cell>
              <table:table-cell office:value-type="float" office:value="-8.6132">
                <text:p>-8.6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.0838">
                <text:p>-6.0838</text:p>
              </table:table-cell>
              <table:table-cell office:value-type="float" office:value="0.4689">
                <text:p>0.4689</text:p>
              </table:table-cell>
              <table:table-cell office:value-type="float" office:value="-7.6388">
                <text:p>-7.63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856">
                <text:p>0.7856</text:p>
              </table:table-cell>
              <table:table-cell office:value-type="float" office:value="-1.2545">
                <text:p>-1.2545</text:p>
              </table:table-cell>
              <table:table-cell office:value-type="float" office:value="-11.6176">
                <text:p>-11.61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739">
                <text:p>1.0739</text:p>
              </table:table-cell>
              <table:table-cell office:value-type="float" office:value="-1.352">
                <text:p>-1.352</text:p>
              </table:table-cell>
              <table:table-cell office:value-type="float" office:value="-11.8165">
                <text:p>-11.81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215">
                <text:p>1.3215</text:p>
              </table:table-cell>
              <table:table-cell office:value-type="float" office:value="-1.3134">
                <text:p>-1.3134</text:p>
              </table:table-cell>
              <table:table-cell office:value-type="float" office:value="-10.6472">
                <text:p>-10.6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758">
                <text:p>1.4758</text:p>
              </table:table-cell>
              <table:table-cell office:value-type="float" office:value="-1.1408">
                <text:p>-1.1408</text:p>
              </table:table-cell>
              <table:table-cell office:value-type="float" office:value="-7.5698">
                <text:p>-7.5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484">
                <text:p>1.2484</text:p>
              </table:table-cell>
              <table:table-cell office:value-type="float" office:value="-0.9886">
                <text:p>-0.9886</text:p>
              </table:table-cell>
              <table:table-cell office:value-type="float" office:value="-7.6652">
                <text:p>-7.66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001">
                <text:p>1.9001</text:p>
              </table:table-cell>
              <table:table-cell office:value-type="float" office:value="-1.4514">
                <text:p>-1.4514</text:p>
              </table:table-cell>
              <table:table-cell office:value-type="float" office:value="-8.7837">
                <text:p>-8.78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.6952">
                <text:p>-9.6952</text:p>
              </table:table-cell>
              <table:table-cell office:value-type="float" office:value="-0.1583">
                <text:p>-0.1583</text:p>
              </table:table-cell>
              <table:table-cell office:value-type="float" office:value="-7.0988">
                <text:p>-7.09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3128">
                <text:p>-8.3128</text:p>
              </table:table-cell>
              <table:table-cell office:value-type="float" office:value="-0.3674">
                <text:p>-0.3674</text:p>
              </table:table-cell>
              <table:table-cell office:value-type="float" office:value="-5.5946">
                <text:p>-5.59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.8601">
                <text:p>-7.8601</text:p>
              </table:table-cell>
              <table:table-cell office:value-type="float" office:value="-0.1969">
                <text:p>-0.1969</text:p>
              </table:table-cell>
              <table:table-cell office:value-type="float" office:value="-4.0904">
                <text:p>-4.09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.597">
                <text:p>-8.597</text:p>
              </table:table-cell>
              <table:table-cell office:value-type="float" office:value="-0.2131">
                <text:p>-0.2131</text:p>
              </table:table-cell>
              <table:table-cell office:value-type="float" office:value="-3.9848">
                <text:p>-3.98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0.292">
                <text:p>-10.292</text:p>
              </table:table-cell>
              <table:table-cell office:value-type="float" office:value="0.1421">
                <text:p>0.1421</text:p>
              </table:table-cell>
              <table:table-cell office:value-type="float" office:value="-5.1155">
                <text:p>-5.11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9.3846">
                <text:p>-9.3846</text:p>
              </table:table-cell>
              <table:table-cell office:value-type="float" office:value="0.0223">
                <text:p>0.0223</text:p>
              </table:table-cell>
              <table:table-cell office:value-type="float" office:value="-4.5289">
                <text:p>-4.52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5679">
                <text:p>-2.5679</text:p>
              </table:table-cell>
              <table:table-cell office:value-type="float" office:value="-1.691">
                <text:p>-1.691</text:p>
              </table:table-cell>
              <table:table-cell office:value-type="float" office:value="-12.6508">
                <text:p>-12.65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2228">
                <text:p>-2.2228</text:p>
              </table:table-cell>
              <table:table-cell office:value-type="float" office:value="-1.5103">
                <text:p>-1.5103</text:p>
              </table:table-cell>
              <table:table-cell office:value-type="float" office:value="-10.1073">
                <text:p>-10.10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4453">
                <text:p>-1.4453</text:p>
              </table:table-cell>
              <table:table-cell office:value-type="float" office:value="-1.421">
                <text:p>-1.421</text:p>
              </table:table-cell>
              <table:table-cell office:value-type="float" office:value="-7.4744">
                <text:p>-7.47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5387">
                <text:p>-1.5387</text:p>
              </table:table-cell>
              <table:table-cell office:value-type="float" office:value="-1.3987">
                <text:p>-1.3987</text:p>
              </table:table-cell>
              <table:table-cell office:value-type="float" office:value="-7.5414">
                <text:p>-7.54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6179">
                <text:p>-1.6179</text:p>
              </table:table-cell>
              <table:table-cell office:value-type="float" office:value="-1.9833">
                <text:p>-1.9833</text:p>
              </table:table-cell>
              <table:table-cell office:value-type="float" office:value="-8.9339">
                <text:p>-8.93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3873">
                <text:p>-2.3873</text:p>
              </table:table-cell>
              <table:table-cell office:value-type="float" office:value="-1.1977">
                <text:p>-1.1977</text:p>
              </table:table-cell>
              <table:table-cell office:value-type="float" office:value="-12.2326">
                <text:p>-12.23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9833">
                <text:p>1.9833</text:p>
              </table:table-cell>
              <table:table-cell office:value-type="float" office:value="-2.0685">
                <text:p>-2.0685</text:p>
              </table:table-cell>
              <table:table-cell office:value-type="float" office:value="-10.2778">
                <text:p>-10.27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105">
                <text:p>0.7105</text:p>
              </table:table-cell>
              <table:table-cell office:value-type="float" office:value="-2.0137">
                <text:p>-2.0137</text:p>
              </table:table-cell>
              <table:table-cell office:value-type="float" office:value="-7.5921">
                <text:p>-7.59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34">
                <text:p>0.0934</text:p>
              </table:table-cell>
              <table:table-cell office:value-type="float" office:value="-2.3629">
                <text:p>-2.3629</text:p>
              </table:table-cell>
              <table:table-cell office:value-type="float" office:value="-7.5312">
                <text:p>-7.53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0231">
                <text:p>-1.0231</text:p>
              </table:table-cell>
              <table:table-cell office:value-type="float" office:value="-2.3852">
                <text:p>-2.3852</text:p>
              </table:table-cell>
              <table:table-cell office:value-type="float" office:value="-10.1154">
                <text:p>-10.11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562">
                <text:p>0.5562</text:p>
              </table:table-cell>
              <table:table-cell office:value-type="float" office:value="1.9569">
                <text:p>1.9569</text:p>
              </table:table-cell>
              <table:table-cell office:value-type="float" office:value="-13.5704">
                <text:p>-13.57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1835">
                <text:p>-1.1835</text:p>
              </table:table-cell>
              <table:table-cell office:value-type="float" office:value="-0.5968">
                <text:p>-0.5968</text:p>
              </table:table-cell>
              <table:table-cell office:value-type="float" office:value="-10.0788">
                <text:p>-10.07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2322">
                <text:p>-1.2322</text:p>
              </table:table-cell>
              <table:table-cell office:value-type="float" office:value="-0.6882">
                <text:p>-0.6882</text:p>
              </table:table-cell>
              <table:table-cell office:value-type="float" office:value="-9.9205">
                <text:p>-9.92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287">
                <text:p>-1.287</text:p>
              </table:table-cell>
              <table:table-cell office:value-type="float" office:value="-0.611">
                <text:p>-0.611</text:p>
              </table:table-cell>
              <table:table-cell office:value-type="float" office:value="-10.1296">
                <text:p>-10.12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1794">
                <text:p>-1.1794</text:p>
              </table:table-cell>
              <table:table-cell office:value-type="float" office:value="-0.2334">
                <text:p>-0.2334</text:p>
              </table:table-cell>
              <table:table-cell office:value-type="float" office:value="-9.9997">
                <text:p>-9.99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3601">
                <text:p>-1.3601</text:p>
              </table:table-cell>
              <table:table-cell office:value-type="float" office:value="-1.3256">
                <text:p>-1.3256</text:p>
              </table:table-cell>
              <table:table-cell office:value-type="float" office:value="-10.1438">
                <text:p>-10.14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2972">
                <text:p>-1.2972</text:p>
              </table:table-cell>
              <table:table-cell office:value-type="float" office:value="-0.5481">
                <text:p>-0.5481</text:p>
              </table:table-cell>
              <table:table-cell office:value-type="float" office:value="-10.087">
                <text:p>-10.0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3662">
                <text:p>-1.3662</text:p>
              </table:table-cell>
              <table:table-cell office:value-type="float" office:value="-0.3979">
                <text:p>-0.3979</text:p>
              </table:table-cell>
              <table:table-cell office:value-type="float" office:value="-9.9712">
                <text:p>-9.97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354">
                <text:p>-1.354</text:p>
              </table:table-cell>
              <table:table-cell office:value-type="float" office:value="-0.8851">
                <text:p>-0.8851</text:p>
              </table:table-cell>
              <table:table-cell office:value-type="float" office:value="-10.0443">
                <text:p>-10.04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3093">
                <text:p>-1.3093</text:p>
              </table:table-cell>
              <table:table-cell office:value-type="float" office:value="-0.5968">
                <text:p>-0.5968</text:p>
              </table:table-cell>
              <table:table-cell office:value-type="float" office:value="-10.0321">
                <text:p>-10.03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844">
                <text:p>-1.3844</text:p>
              </table:table-cell>
              <table:table-cell office:value-type="float" office:value="-0.6049">
                <text:p>-0.6049</text:p>
              </table:table-cell>
              <table:table-cell office:value-type="float" office:value="-10.0585">
                <text:p>-10.05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3256">
                <text:p>-1.3256</text:p>
              </table:table-cell>
              <table:table-cell office:value-type="float" office:value="-0.5907">
                <text:p>-0.5907</text:p>
              </table:table-cell>
              <table:table-cell office:value-type="float" office:value="-10.1539">
                <text:p>-10.15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3743">
                <text:p>-1.3743</text:p>
              </table:table-cell>
              <table:table-cell office:value-type="float" office:value="-0.5806">
                <text:p>-0.5806</text:p>
              </table:table-cell>
              <table:table-cell office:value-type="float" office:value="-9.9997">
                <text:p>-9.99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4047">
                <text:p>-1.4047</text:p>
              </table:table-cell>
              <table:table-cell office:value-type="float" office:value="-0.607">
                <text:p>-0.607</text:p>
              </table:table-cell>
              <table:table-cell office:value-type="float" office:value="-9.9997">
                <text:p>-9.99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3499">
                <text:p>-1.3499</text:p>
              </table:table-cell>
              <table:table-cell office:value-type="float" office:value="-0.6374">
                <text:p>-0.6374</text:p>
              </table:table-cell>
              <table:table-cell office:value-type="float" office:value="-9.9773">
                <text:p>-9.97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4332">
                <text:p>-1.4332</text:p>
              </table:table-cell>
              <table:table-cell office:value-type="float" office:value="-0.6273">
                <text:p>-0.6273</text:p>
              </table:table-cell>
              <table:table-cell office:value-type="float" office:value="-10.1174">
                <text:p>-10.11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2626">
                <text:p>-1.2626</text:p>
              </table:table-cell>
              <table:table-cell office:value-type="float" office:value="-0.5907">
                <text:p>-0.5907</text:p>
              </table:table-cell>
              <table:table-cell office:value-type="float" office:value="-10.1438">
                <text:p>-10.14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354">
                <text:p>-1.354</text:p>
              </table:table-cell>
              <table:table-cell office:value-type="float" office:value="-0.5684">
                <text:p>-0.5684</text:p>
              </table:table-cell>
              <table:table-cell office:value-type="float" office:value="-10.1296">
                <text:p>-10.12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2931">
                <text:p>-1.2931</text:p>
              </table:table-cell>
              <table:table-cell office:value-type="float" office:value="-0.6009">
                <text:p>-0.6009</text:p>
              </table:table-cell>
              <table:table-cell office:value-type="float" office:value="-10.0646">
                <text:p>-10.06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2444">
                <text:p>-1.2444</text:p>
              </table:table-cell>
              <table:table-cell office:value-type="float" office:value="-0.475">
                <text:p>-0.475</text:p>
              </table:table-cell>
              <table:table-cell office:value-type="float" office:value="-9.9449">
                <text:p>-9.94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3885">
                <text:p>-1.3885</text:p>
              </table:table-cell>
              <table:table-cell office:value-type="float" office:value="-0.814">
                <text:p>-0.814</text:p>
              </table:table-cell>
              <table:table-cell office:value-type="float" office:value="-10.1052">
                <text:p>-10.10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3459">
                <text:p>-1.3459</text:p>
              </table:table-cell>
              <table:table-cell office:value-type="float" office:value="-0.6131">
                <text:p>-0.6131</text:p>
              </table:table-cell>
              <table:table-cell office:value-type="float" office:value="-10.1235">
                <text:p>-10.12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354">
                <text:p>-1.354</text:p>
              </table:table-cell>
              <table:table-cell office:value-type="float" office:value="-0.5258">
                <text:p>-0.5258</text:p>
              </table:table-cell>
              <table:table-cell office:value-type="float" office:value="-10.0788">
                <text:p>-10.07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3438">
                <text:p>-1.3438</text:p>
              </table:table-cell>
              <table:table-cell office:value-type="float" office:value="-0.6597">
                <text:p>-0.6597</text:p>
              </table:table-cell>
              <table:table-cell office:value-type="float" office:value="-10.0058">
                <text:p>-10.00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2687">
                <text:p>-1.2687</text:p>
              </table:table-cell>
              <table:table-cell office:value-type="float" office:value="-0.6191">
                <text:p>-0.6191</text:p>
              </table:table-cell>
              <table:table-cell office:value-type="float" office:value="-10.0524">
                <text:p>-10.05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3114">
                <text:p>-1.3114</text:p>
              </table:table-cell>
              <table:table-cell office:value-type="float" office:value="-0.5725">
                <text:p>-0.5725</text:p>
              </table:table-cell>
              <table:table-cell office:value-type="float" office:value="-10.1844">
                <text:p>-10.18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3134">
                <text:p>-1.3134</text:p>
              </table:table-cell>
              <table:table-cell office:value-type="float" office:value="-0.5379">
                <text:p>-0.5379</text:p>
              </table:table-cell>
              <table:table-cell office:value-type="float" office:value="-9.9063">
                <text:p>-9.90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3134">
                <text:p>-1.3134</text:p>
              </table:table-cell>
              <table:table-cell office:value-type="float" office:value="-0.5664">
                <text:p>-0.5664</text:p>
              </table:table-cell>
              <table:table-cell office:value-type="float" office:value="-9.9103">
                <text:p>-9.91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3032">
                <text:p>-1.3032</text:p>
              </table:table-cell>
              <table:table-cell office:value-type="float" office:value="-0.1746">
                <text:p>-0.1746</text:p>
              </table:table-cell>
              <table:table-cell office:value-type="float" office:value="-10.0261">
                <text:p>-10.02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1551">
                <text:p>-1.1551</text:p>
              </table:table-cell>
              <table:table-cell office:value-type="float" office:value="-0.4608">
                <text:p>-0.4608</text:p>
              </table:table-cell>
              <table:table-cell office:value-type="float" office:value="-10.0362">
                <text:p>-10.03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3256">
                <text:p>-1.3256</text:p>
              </table:table-cell>
              <table:table-cell office:value-type="float" office:value="-0.5867">
                <text:p>-0.5867</text:p>
              </table:table-cell>
              <table:table-cell office:value-type="float" office:value="-10.1154">
                <text:p>-10.11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3012">
                <text:p>-1.3012</text:p>
              </table:table-cell>
              <table:table-cell office:value-type="float" office:value="-0.5684">
                <text:p>-0.5684</text:p>
              </table:table-cell>
              <table:table-cell office:value-type="float" office:value="-9.955">
                <text:p>-9.9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3499">
                <text:p>-1.3499</text:p>
              </table:table-cell>
              <table:table-cell office:value-type="float" office:value="-0.6638">
                <text:p>-0.6638</text:p>
              </table:table-cell>
              <table:table-cell office:value-type="float" office:value="-9.9895">
                <text:p>-9.98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352">
                <text:p>-1.352</text:p>
              </table:table-cell>
              <table:table-cell office:value-type="float" office:value="-0.5785">
                <text:p>-0.5785</text:p>
              </table:table-cell>
              <table:table-cell office:value-type="float" office:value="-9.8921">
                <text:p>-9.89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3053">
                <text:p>-1.3053</text:p>
              </table:table-cell>
              <table:table-cell office:value-type="float" office:value="-0.5481">
                <text:p>-0.5481</text:p>
              </table:table-cell>
              <table:table-cell office:value-type="float" office:value="-10.0951">
                <text:p>-10.09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2748">
                <text:p>-1.2748</text:p>
              </table:table-cell>
              <table:table-cell office:value-type="float" office:value="-0.6273">
                <text:p>-0.6273</text:p>
              </table:table-cell>
              <table:table-cell office:value-type="float" office:value="-10.1539">
                <text:p>-10.15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4027">
                <text:p>-1.4027</text:p>
              </table:table-cell>
              <table:table-cell office:value-type="float" office:value="-0.6394">
                <text:p>-0.6394</text:p>
              </table:table-cell>
              <table:table-cell office:value-type="float" office:value="-9.9773">
                <text:p>-9.97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3905">
                <text:p>-1.3905</text:p>
              </table:table-cell>
              <table:table-cell office:value-type="float" office:value="-0.6658">
                <text:p>-0.6658</text:p>
              </table:table-cell>
              <table:table-cell office:value-type="float" office:value="-9.8779">
                <text:p>-9.87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3398">
                <text:p>-1.3398</text:p>
              </table:table-cell>
              <table:table-cell office:value-type="float" office:value="-0.7024">
                <text:p>-0.7024</text:p>
              </table:table-cell>
              <table:table-cell office:value-type="float" office:value="-10.0971">
                <text:p>-10.09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3601">
                <text:p>-1.3601</text:p>
              </table:table-cell>
              <table:table-cell office:value-type="float" office:value="-0.5867">
                <text:p>-0.5867</text:p>
              </table:table-cell>
              <table:table-cell office:value-type="float" office:value="-10.1377">
                <text:p>-10.13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3418">
                <text:p>-1.3418</text:p>
              </table:table-cell>
              <table:table-cell office:value-type="float" office:value="-0.544">
                <text:p>-0.544</text:p>
              </table:table-cell>
              <table:table-cell office:value-type="float" office:value="-10.0159">
                <text:p>-10.01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2809">
                <text:p>-1.2809</text:p>
              </table:table-cell>
              <table:table-cell office:value-type="float" office:value="-0.5075">
                <text:p>-0.5075</text:p>
              </table:table-cell>
              <table:table-cell office:value-type="float" office:value="-9.9489">
                <text:p>-9.94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3053">
                <text:p>-1.3053</text:p>
              </table:table-cell>
              <table:table-cell office:value-type="float" office:value="-0.5765">
                <text:p>-0.5765</text:p>
              </table:table-cell>
              <table:table-cell office:value-type="float" office:value="-10.089">
                <text:p>-10.0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356">
                <text:p>-1.356</text:p>
              </table:table-cell>
              <table:table-cell office:value-type="float" office:value="-0.6191">
                <text:p>-0.6191</text:p>
              </table:table-cell>
              <table:table-cell office:value-type="float" office:value="-10.1377">
                <text:p>-10.13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423">
                <text:p>-1.423</text:p>
              </table:table-cell>
              <table:table-cell office:value-type="float" office:value="-0.5704">
                <text:p>-0.5704</text:p>
              </table:table-cell>
              <table:table-cell office:value-type="float" office:value="-10.089">
                <text:p>-10.0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3012">
                <text:p>-1.3012</text:p>
              </table:table-cell>
              <table:table-cell office:value-type="float" office:value="-0.4953">
                <text:p>-0.4953</text:p>
              </table:table-cell>
              <table:table-cell office:value-type="float" office:value="-10.0748">
                <text:p>-10.07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2261">
                <text:p>-1.2261</text:p>
              </table:table-cell>
              <table:table-cell office:value-type="float" office:value="-0.5765">
                <text:p>-0.5765</text:p>
              </table:table-cell>
              <table:table-cell office:value-type="float" office:value="-10.0464">
                <text:p>-10.04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3662">
                <text:p>-1.3662</text:p>
              </table:table-cell>
              <table:table-cell office:value-type="float" office:value="-0.5237">
                <text:p>-0.5237</text:p>
              </table:table-cell>
              <table:table-cell office:value-type="float" office:value="-9.8738">
                <text:p>-9.87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3093">
                <text:p>-1.3093</text:p>
              </table:table-cell>
              <table:table-cell office:value-type="float" office:value="-0.6049">
                <text:p>-0.6049</text:p>
              </table:table-cell>
              <table:table-cell office:value-type="float" office:value="-9.9956">
                <text:p>-9.99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3804">
                <text:p>-1.3804</text:p>
              </table:table-cell>
              <table:table-cell office:value-type="float" office:value="-0.5887">
                <text:p>-0.5887</text:p>
              </table:table-cell>
              <table:table-cell office:value-type="float" office:value="-10.1174">
                <text:p>-10.11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3093">
                <text:p>-1.3093</text:p>
              </table:table-cell>
              <table:table-cell office:value-type="float" office:value="-0.6009">
                <text:p>-0.6009</text:p>
              </table:table-cell>
              <table:table-cell office:value-type="float" office:value="-10.0464">
                <text:p>-10.04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2444">
                <text:p>-1.2444</text:p>
              </table:table-cell>
              <table:table-cell office:value-type="float" office:value="-0.5928">
                <text:p>-0.5928</text:p>
              </table:table-cell>
              <table:table-cell office:value-type="float" office:value="-9.9185">
                <text:p>-9.91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2809">
                <text:p>-1.2809</text:p>
              </table:table-cell>
              <table:table-cell office:value-type="float" office:value="-0.5745">
                <text:p>-0.5745</text:p>
              </table:table-cell>
              <table:table-cell office:value-type="float" office:value="-9.9834">
                <text:p>-9.98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3215">
                <text:p>-1.3215</text:p>
              </table:table-cell>
              <table:table-cell office:value-type="float" office:value="-0.5116">
                <text:p>-0.5116</text:p>
              </table:table-cell>
              <table:table-cell office:value-type="float" office:value="-9.9489">
                <text:p>-9.94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2769">
                <text:p>-1.2769</text:p>
              </table:table-cell>
              <table:table-cell office:value-type="float" office:value="-0.5887">
                <text:p>-0.5887</text:p>
              </table:table-cell>
              <table:table-cell office:value-type="float" office:value="-9.9997">
                <text:p>-9.99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4839">
                <text:p>-1.4839</text:p>
              </table:table-cell>
              <table:table-cell office:value-type="float" office:value="-0.6597">
                <text:p>-0.6597</text:p>
              </table:table-cell>
              <table:table-cell office:value-type="float" office:value="-9.957">
                <text:p>-9.9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3763">
                <text:p>-1.3763</text:p>
              </table:table-cell>
              <table:table-cell office:value-type="float" office:value="-0.6577">
                <text:p>-0.6577</text:p>
              </table:table-cell>
              <table:table-cell office:value-type="float" office:value="-9.9976">
                <text:p>-9.99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2647">
                <text:p>-1.2647</text:p>
              </table:table-cell>
              <table:table-cell office:value-type="float" office:value="-0.2964">
                <text:p>-0.2964</text:p>
              </table:table-cell>
              <table:table-cell office:value-type="float" office:value="-10.0403">
                <text:p>-10.04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2038">
                <text:p>-1.2038</text:p>
              </table:table-cell>
              <table:table-cell office:value-type="float" office:value="-0.544">
                <text:p>-0.544</text:p>
              </table:table-cell>
              <table:table-cell office:value-type="float" office:value="-10.16">
                <text:p>-10.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3784">
                <text:p>-1.3784</text:p>
              </table:table-cell>
              <table:table-cell office:value-type="float" office:value="-0.4872">
                <text:p>-0.4872</text:p>
              </table:table-cell>
              <table:table-cell office:value-type="float" office:value="-10.0524">
                <text:p>-10.05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3804">
                <text:p>-1.3804</text:p>
              </table:table-cell>
              <table:table-cell office:value-type="float" office:value="-0.5217">
                <text:p>-0.5217</text:p>
              </table:table-cell>
              <table:table-cell office:value-type="float" office:value="-10.0017">
                <text:p>-10.00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3276">
                <text:p>-1.3276</text:p>
              </table:table-cell>
              <table:table-cell office:value-type="float" office:value="-0.5501">
                <text:p>-0.5501</text:p>
              </table:table-cell>
              <table:table-cell office:value-type="float" office:value="-9.9246">
                <text:p>-9.92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4596">
                <text:p>-1.4596</text:p>
              </table:table-cell>
              <table:table-cell office:value-type="float" office:value="-0.6131">
                <text:p>-0.6131</text:p>
              </table:table-cell>
              <table:table-cell office:value-type="float" office:value="-10.093">
                <text:p>-10.0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3905">
                <text:p>-1.3905</text:p>
              </table:table-cell>
              <table:table-cell office:value-type="float" office:value="-0.5725">
                <text:p>-0.5725</text:p>
              </table:table-cell>
              <table:table-cell office:value-type="float" office:value="-10.1377">
                <text:p>-10.13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4819">
                <text:p>-1.4819</text:p>
              </table:table-cell>
              <table:table-cell office:value-type="float" office:value="-0.5095">
                <text:p>-0.5095</text:p>
              </table:table-cell>
              <table:table-cell office:value-type="float" office:value="-10.0301">
                <text:p>-10.03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.4027">
                <text:p>-1.4027</text:p>
              </table:table-cell>
              <table:table-cell office:value-type="float" office:value="-0.542">
                <text:p>-0.542</text:p>
              </table:table-cell>
              <table:table-cell office:value-type="float" office:value="-9.9144">
                <text:p>-9.91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.3926">
                <text:p>-1.3926</text:p>
              </table:table-cell>
              <table:table-cell office:value-type="float" office:value="-0.5095">
                <text:p>-0.5095</text:p>
              </table:table-cell>
              <table:table-cell office:value-type="float" office:value="-10.0687">
                <text:p>-10.06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4068">
                <text:p>-1.4068</text:p>
              </table:table-cell>
              <table:table-cell office:value-type="float" office:value="-0.5339">
                <text:p>-0.5339</text:p>
              </table:table-cell>
              <table:table-cell office:value-type="float" office:value="-10.0849">
                <text:p>-10.08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3053">
                <text:p>-1.3053</text:p>
              </table:table-cell>
              <table:table-cell office:value-type="float" office:value="-0.4791">
                <text:p>-0.4791</text:p>
              </table:table-cell>
              <table:table-cell office:value-type="float" office:value="-10.02">
                <text:p>-10.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3459">
                <text:p>-1.3459</text:p>
              </table:table-cell>
              <table:table-cell office:value-type="float" office:value="-0.5582">
                <text:p>-0.5582</text:p>
              </table:table-cell>
              <table:table-cell office:value-type="float" office:value="-9.888">
                <text:p>-9.8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3053">
                <text:p>-1.3053</text:p>
              </table:table-cell>
              <table:table-cell office:value-type="float" office:value="-0.6374">
                <text:p>-0.6374</text:p>
              </table:table-cell>
              <table:table-cell office:value-type="float" office:value="-10.0829">
                <text:p>-10.08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3804">
                <text:p>-1.3804</text:p>
              </table:table-cell>
              <table:table-cell office:value-type="float" office:value="-0.5522">
                <text:p>-0.5522</text:p>
              </table:table-cell>
              <table:table-cell office:value-type="float" office:value="-9.9936">
                <text:p>-9.99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4494">
                <text:p>-1.4494</text:p>
              </table:table-cell>
              <table:table-cell office:value-type="float" office:value="-0.5725">
                <text:p>-0.5725</text:p>
              </table:table-cell>
              <table:table-cell office:value-type="float" office:value="-10.2189">
                <text:p>-10.21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2789">
                <text:p>-1.2789</text:p>
              </table:table-cell>
              <table:table-cell office:value-type="float" office:value="-0.6009">
                <text:p>-0.6009</text:p>
              </table:table-cell>
              <table:table-cell office:value-type="float" office:value="-10.0118">
                <text:p>-10.01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.3276">
                <text:p>-1.3276</text:p>
              </table:table-cell>
              <table:table-cell office:value-type="float" office:value="-0.5623">
                <text:p>-0.5623</text:p>
              </table:table-cell>
              <table:table-cell office:value-type="float" office:value="-10.0179">
                <text:p>-10.01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.3946">
                <text:p>-1.3946</text:p>
              </table:table-cell>
              <table:table-cell office:value-type="float" office:value="-0.4994">
                <text:p>-0.4994</text:p>
              </table:table-cell>
              <table:table-cell office:value-type="float" office:value="-9.9773">
                <text:p>-9.97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287">
                <text:p>-1.287</text:p>
              </table:table-cell>
              <table:table-cell office:value-type="float" office:value="-0.5481">
                <text:p>-0.5481</text:p>
              </table:table-cell>
              <table:table-cell office:value-type="float" office:value="-10.022">
                <text:p>-10.0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3885">
                <text:p>-1.3885</text:p>
              </table:table-cell>
              <table:table-cell office:value-type="float" office:value="-0.5339">
                <text:p>-0.5339</text:p>
              </table:table-cell>
              <table:table-cell office:value-type="float" office:value="-10.0118">
                <text:p>-10.01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3763">
                <text:p>-1.3763</text:p>
              </table:table-cell>
              <table:table-cell office:value-type="float" office:value="-0.4953">
                <text:p>-0.4953</text:p>
              </table:table-cell>
              <table:table-cell office:value-type="float" office:value="-9.9408">
                <text:p>-9.94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4514">
                <text:p>-1.4514</text:p>
              </table:table-cell>
              <table:table-cell office:value-type="float" office:value="-0.54">
                <text:p>-0.54</text:p>
              </table:table-cell>
              <table:table-cell office:value-type="float" office:value="-10.0382">
                <text:p>-10.03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.4575">
                <text:p>-1.4575</text:p>
              </table:table-cell>
              <table:table-cell office:value-type="float" office:value="-0.5522">
                <text:p>-0.5522</text:p>
              </table:table-cell>
              <table:table-cell office:value-type="float" office:value="-9.9875">
                <text:p>-9.98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2525">
                <text:p>-1.2525</text:p>
              </table:table-cell>
              <table:table-cell office:value-type="float" office:value="-0.544">
                <text:p>-0.544</text:p>
              </table:table-cell>
              <table:table-cell office:value-type="float" office:value="-9.9936">
                <text:p>-9.99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.419">
                <text:p>-1.419</text:p>
              </table:table-cell>
              <table:table-cell office:value-type="float" office:value="-0.6293">
                <text:p>-0.6293</text:p>
              </table:table-cell>
              <table:table-cell office:value-type="float" office:value="-10.0139">
                <text:p>-10.01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.2992">
                <text:p>-1.2992</text:p>
              </table:table-cell>
              <table:table-cell office:value-type="float" office:value="-0.5481">
                <text:p>-0.5481</text:p>
              </table:table-cell>
              <table:table-cell office:value-type="float" office:value="-9.9367">
                <text:p>-9.93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.356">
                <text:p>-1.356</text:p>
              </table:table-cell>
              <table:table-cell office:value-type="float" office:value="-0.5359">
                <text:p>-0.5359</text:p>
              </table:table-cell>
              <table:table-cell office:value-type="float" office:value="-9.9652">
                <text:p>-9.96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3824">
                <text:p>-1.3824</text:p>
              </table:table-cell>
              <table:table-cell office:value-type="float" office:value="-0.4953">
                <text:p>-0.4953</text:p>
              </table:table-cell>
              <table:table-cell office:value-type="float" office:value="-9.9692">
                <text:p>-9.96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.3256">
                <text:p>-1.3256</text:p>
              </table:table-cell>
              <table:table-cell office:value-type="float" office:value="-0.5562">
                <text:p>-0.5562</text:p>
              </table:table-cell>
              <table:table-cell office:value-type="float" office:value="-10.1824">
                <text:p>-10.18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.2261">
                <text:p>-1.2261</text:p>
              </table:table-cell>
              <table:table-cell office:value-type="float" office:value="-0.5116">
                <text:p>-0.5116</text:p>
              </table:table-cell>
              <table:table-cell office:value-type="float" office:value="-10.0321">
                <text:p>-10.03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.3966">
                <text:p>-1.3966</text:p>
              </table:table-cell>
              <table:table-cell office:value-type="float" office:value="-0.5745">
                <text:p>-0.5745</text:p>
              </table:table-cell>
              <table:table-cell office:value-type="float" office:value="-9.9611">
                <text:p>-9.96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.2972">
                <text:p>-1.2972</text:p>
              </table:table-cell>
              <table:table-cell office:value-type="float" office:value="-0.5887">
                <text:p>-0.5887</text:p>
              </table:table-cell>
              <table:table-cell office:value-type="float" office:value="-9.9976">
                <text:p>-9.99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3195">
                <text:p>-1.3195</text:p>
              </table:table-cell>
              <table:table-cell office:value-type="float" office:value="-0.5562">
                <text:p>-0.5562</text:p>
              </table:table-cell>
              <table:table-cell office:value-type="float" office:value="-10.0321">
                <text:p>-10.03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3093">
                <text:p>-1.3093</text:p>
              </table:table-cell>
              <table:table-cell office:value-type="float" office:value="-0.5481">
                <text:p>-0.5481</text:p>
              </table:table-cell>
              <table:table-cell office:value-type="float" office:value="-9.9997">
                <text:p>-9.99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.4129">
                <text:p>-1.4129</text:p>
              </table:table-cell>
              <table:table-cell office:value-type="float" office:value="-0.5176">
                <text:p>-0.5176</text:p>
              </table:table-cell>
              <table:table-cell office:value-type="float" office:value="-10.0017">
                <text:p>-10.00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3235">
                <text:p>-1.3235</text:p>
              </table:table-cell>
              <table:table-cell office:value-type="float" office:value="-0.5501">
                <text:p>-0.5501</text:p>
              </table:table-cell>
              <table:table-cell office:value-type="float" office:value="-9.8596">
                <text:p>-9.85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4393">
                <text:p>-1.4393</text:p>
              </table:table-cell>
              <table:table-cell office:value-type="float" office:value="-0.5725">
                <text:p>-0.5725</text:p>
              </table:table-cell>
              <table:table-cell office:value-type="float" office:value="-9.9773">
                <text:p>-9.97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.3073">
                <text:p>-1.3073</text:p>
              </table:table-cell>
              <table:table-cell office:value-type="float" office:value="-0.5582">
                <text:p>-0.5582</text:p>
              </table:table-cell>
              <table:table-cell office:value-type="float" office:value="-10.1722">
                <text:p>-10.17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.3357">
                <text:p>-1.3357</text:p>
              </table:table-cell>
              <table:table-cell office:value-type="float" office:value="-0.5806">
                <text:p>-0.5806</text:p>
              </table:table-cell>
              <table:table-cell office:value-type="float" office:value="-10.0687">
                <text:p>-10.06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3337">
                <text:p>-1.3337</text:p>
              </table:table-cell>
              <table:table-cell office:value-type="float" office:value="-0.5623">
                <text:p>-0.5623</text:p>
              </table:table-cell>
              <table:table-cell office:value-type="float" office:value="-9.9367">
                <text:p>-9.93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2626">
                <text:p>-1.2626</text:p>
              </table:table-cell>
              <table:table-cell office:value-type="float" office:value="-0.477">
                <text:p>-0.477</text:p>
              </table:table-cell>
              <table:table-cell office:value-type="float" office:value="-9.957">
                <text:p>-9.9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354">
                <text:p>-1.354</text:p>
              </table:table-cell>
              <table:table-cell office:value-type="float" office:value="-0.544">
                <text:p>-0.544</text:p>
              </table:table-cell>
              <table:table-cell office:value-type="float" office:value="-10.1052">
                <text:p>-10.10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.3499">
                <text:p>-1.3499</text:p>
              </table:table-cell>
              <table:table-cell office:value-type="float" office:value="-0.607">
                <text:p>-0.607</text:p>
              </table:table-cell>
              <table:table-cell office:value-type="float" office:value="-10.2006">
                <text:p>-10.20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.2667">
                <text:p>-1.2667</text:p>
              </table:table-cell>
              <table:table-cell office:value-type="float" office:value="-0.5379">
                <text:p>-0.5379</text:p>
              </table:table-cell>
              <table:table-cell office:value-type="float" office:value="-9.9976">
                <text:p>-9.99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.4007">
                <text:p>-1.4007</text:p>
              </table:table-cell>
              <table:table-cell office:value-type="float" office:value="-0.5664">
                <text:p>-0.5664</text:p>
              </table:table-cell>
              <table:table-cell office:value-type="float" office:value="-10.0017">
                <text:p>-10.00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2769">
                <text:p>-1.2769</text:p>
              </table:table-cell>
              <table:table-cell office:value-type="float" office:value="-0.5461">
                <text:p>-0.5461</text:p>
              </table:table-cell>
              <table:table-cell office:value-type="float" office:value="-9.9103">
                <text:p>-9.91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.2383">
                <text:p>-1.2383</text:p>
              </table:table-cell>
              <table:table-cell office:value-type="float" office:value="-0.5481">
                <text:p>-0.5481</text:p>
              </table:table-cell>
              <table:table-cell office:value-type="float" office:value="-10.1377">
                <text:p>-10.13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354">
                <text:p>-1.354</text:p>
              </table:table-cell>
              <table:table-cell office:value-type="float" office:value="-0.5075">
                <text:p>-0.5075</text:p>
              </table:table-cell>
              <table:table-cell office:value-type="float" office:value="-10.0667">
                <text:p>-10.06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2911">
                <text:p>-1.2911</text:p>
              </table:table-cell>
              <table:table-cell office:value-type="float" office:value="-0.5359">
                <text:p>-0.5359</text:p>
              </table:table-cell>
              <table:table-cell office:value-type="float" office:value="-9.9712">
                <text:p>-9.97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3601">
                <text:p>-1.3601</text:p>
              </table:table-cell>
              <table:table-cell office:value-type="float" office:value="-0.5562">
                <text:p>-0.5562</text:p>
              </table:table-cell>
              <table:table-cell office:value-type="float" office:value="-9.9652">
                <text:p>-9.96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2931">
                <text:p>-1.2931</text:p>
              </table:table-cell>
              <table:table-cell office:value-type="float" office:value="-0.4405">
                <text:p>-0.4405</text:p>
              </table:table-cell>
              <table:table-cell office:value-type="float" office:value="-9.9509">
                <text:p>-9.95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.3378">
                <text:p>-1.3378</text:p>
              </table:table-cell>
              <table:table-cell office:value-type="float" office:value="-0.5055">
                <text:p>-0.5055</text:p>
              </table:table-cell>
              <table:table-cell office:value-type="float" office:value="-10.0565">
                <text:p>-10.05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2322">
                <text:p>-1.2322</text:p>
              </table:table-cell>
              <table:table-cell office:value-type="float" office:value="-0.5582">
                <text:p>-0.5582</text:p>
              </table:table-cell>
              <table:table-cell office:value-type="float" office:value="-9.9286">
                <text:p>-9.92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2687">
                <text:p>-1.2687</text:p>
              </table:table-cell>
              <table:table-cell office:value-type="float" office:value="-0.5359">
                <text:p>-0.5359</text:p>
              </table:table-cell>
              <table:table-cell office:value-type="float" office:value="-10.0748">
                <text:p>-10.07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2708">
                <text:p>-1.2708</text:p>
              </table:table-cell>
              <table:table-cell office:value-type="float" office:value="-0.5339">
                <text:p>-0.5339</text:p>
              </table:table-cell>
              <table:table-cell office:value-type="float" office:value="-10.1864">
                <text:p>-10.18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.3093">
                <text:p>-1.3093</text:p>
              </table:table-cell>
              <table:table-cell office:value-type="float" office:value="-0.6191">
                <text:p>-0.6191</text:p>
              </table:table-cell>
              <table:table-cell office:value-type="float" office:value="-9.9895">
                <text:p>-9.98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.2687">
                <text:p>-1.2687</text:p>
              </table:table-cell>
              <table:table-cell office:value-type="float" office:value="-0.5319">
                <text:p>-0.5319</text:p>
              </table:table-cell>
              <table:table-cell office:value-type="float" office:value="-10.0545">
                <text:p>-10.05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2647">
                <text:p>-1.2647</text:p>
              </table:table-cell>
              <table:table-cell office:value-type="float" office:value="-0.4872">
                <text:p>-0.4872</text:p>
              </table:table-cell>
              <table:table-cell office:value-type="float" office:value="-9.9631">
                <text:p>-9.96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289">
                <text:p>-1.289</text:p>
              </table:table-cell>
              <table:table-cell office:value-type="float" office:value="-0.5623">
                <text:p>-0.5623</text:p>
              </table:table-cell>
              <table:table-cell office:value-type="float" office:value="-10.022">
                <text:p>-10.0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3032">
                <text:p>-1.3032</text:p>
              </table:table-cell>
              <table:table-cell office:value-type="float" office:value="-0.5095">
                <text:p>-0.5095</text:p>
              </table:table-cell>
              <table:table-cell office:value-type="float" office:value="-10.0037">
                <text:p>-10.00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2525">
                <text:p>-1.2525</text:p>
              </table:table-cell>
              <table:table-cell office:value-type="float" office:value="-0.5643">
                <text:p>-0.5643</text:p>
              </table:table-cell>
              <table:table-cell office:value-type="float" office:value="-10.1377">
                <text:p>-10.13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356">
                <text:p>-1.356</text:p>
              </table:table-cell>
              <table:table-cell office:value-type="float" office:value="-0.5725">
                <text:p>-0.5725</text:p>
              </table:table-cell>
              <table:table-cell office:value-type="float" office:value="-9.9489">
                <text:p>-9.94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3743">
                <text:p>-1.3743</text:p>
              </table:table-cell>
              <table:table-cell office:value-type="float" office:value="-0.5481">
                <text:p>-0.5481</text:p>
              </table:table-cell>
              <table:table-cell office:value-type="float" office:value="-10.0382">
                <text:p>-10.03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1551">
                <text:p>-1.1551</text:p>
              </table:table-cell>
              <table:table-cell office:value-type="float" office:value="-0.4872">
                <text:p>-0.4872</text:p>
              </table:table-cell>
              <table:table-cell office:value-type="float" office:value="-10.1255">
                <text:p>-10.12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3723">
                <text:p>-1.3723</text:p>
              </table:table-cell>
              <table:table-cell office:value-type="float" office:value="-0.5846">
                <text:p>-0.5846</text:p>
              </table:table-cell>
              <table:table-cell office:value-type="float" office:value="-9.9753">
                <text:p>-9.97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3012">
                <text:p>-1.3012</text:p>
              </table:table-cell>
              <table:table-cell office:value-type="float" office:value="-0.5684">
                <text:p>-0.5684</text:p>
              </table:table-cell>
              <table:table-cell office:value-type="float" office:value="-9.9144">
                <text:p>-9.91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.3337">
                <text:p>-1.3337</text:p>
              </table:table-cell>
              <table:table-cell office:value-type="float" office:value="-0.5136">
                <text:p>-0.5136</text:p>
              </table:table-cell>
              <table:table-cell office:value-type="float" office:value="-10.0301">
                <text:p>-10.03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3357">
                <text:p>-1.3357</text:p>
              </table:table-cell>
              <table:table-cell office:value-type="float" office:value="-0.611">
                <text:p>-0.611</text:p>
              </table:table-cell>
              <table:table-cell office:value-type="float" office:value="-10.1133">
                <text:p>-10.11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218">
                <text:p>-1.218</text:p>
              </table:table-cell>
              <table:table-cell office:value-type="float" office:value="-0.5826">
                <text:p>-0.5826</text:p>
              </table:table-cell>
              <table:table-cell office:value-type="float" office:value="-10.0017">
                <text:p>-10.00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.1794">
                <text:p>-1.1794</text:p>
              </table:table-cell>
              <table:table-cell office:value-type="float" office:value="-0.5095">
                <text:p>-0.5095</text:p>
              </table:table-cell>
              <table:table-cell office:value-type="float" office:value="-9.9611">
                <text:p>-9.96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2403">
                <text:p>-1.2403</text:p>
              </table:table-cell>
              <table:table-cell office:value-type="float" office:value="-0.5197">
                <text:p>-0.5197</text:p>
              </table:table-cell>
              <table:table-cell office:value-type="float" office:value="-9.9753">
                <text:p>-9.97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3438">
                <text:p>-1.3438</text:p>
              </table:table-cell>
              <table:table-cell office:value-type="float" office:value="-0.5278">
                <text:p>-0.5278</text:p>
              </table:table-cell>
              <table:table-cell office:value-type="float" office:value="-10.1073">
                <text:p>-10.10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2708">
                <text:p>-1.2708</text:p>
              </table:table-cell>
              <table:table-cell office:value-type="float" office:value="-0.5461">
                <text:p>-0.5461</text:p>
              </table:table-cell>
              <table:table-cell office:value-type="float" office:value="-10.158">
                <text:p>-10.1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3175">
                <text:p>-1.3175</text:p>
              </table:table-cell>
              <table:table-cell office:value-type="float" office:value="-0.5237">
                <text:p>-0.5237</text:p>
              </table:table-cell>
              <table:table-cell office:value-type="float" office:value="-10.0037">
                <text:p>-10.00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1997">
                <text:p>-1.1997</text:p>
              </table:table-cell>
              <table:table-cell office:value-type="float" office:value="-0.4831">
                <text:p>-0.4831</text:p>
              </table:table-cell>
              <table:table-cell office:value-type="float" office:value="-9.955">
                <text:p>-9.9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.1855">
                <text:p>-1.1855</text:p>
              </table:table-cell>
              <table:table-cell office:value-type="float" office:value="-0.4304">
                <text:p>-0.4304</text:p>
              </table:table-cell>
              <table:table-cell office:value-type="float" office:value="-10.0179">
                <text:p>-10.01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.1469">
                <text:p>-1.1469</text:p>
              </table:table-cell>
              <table:table-cell office:value-type="float" office:value="-0.4608">
                <text:p>-0.4608</text:p>
              </table:table-cell>
              <table:table-cell office:value-type="float" office:value="-10.0017">
                <text:p>-10.00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.0759">
                <text:p>-1.0759</text:p>
              </table:table-cell>
              <table:table-cell office:value-type="float" office:value="-0.4527">
                <text:p>-0.4527</text:p>
              </table:table-cell>
              <table:table-cell office:value-type="float" office:value="-10.0667">
                <text:p>-10.06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.2647">
                <text:p>-1.2647</text:p>
              </table:table-cell>
              <table:table-cell office:value-type="float" office:value="-0.4466">
                <text:p>-0.4466</text:p>
              </table:table-cell>
              <table:table-cell office:value-type="float" office:value="-10.0606">
                <text:p>-10.06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1165">
                <text:p>-1.1165</text:p>
              </table:table-cell>
              <table:table-cell office:value-type="float" office:value="-0.5379">
                <text:p>-0.5379</text:p>
              </table:table-cell>
              <table:table-cell office:value-type="float" office:value="-10.0058">
                <text:p>-10.00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.2972">
                <text:p>-1.2972</text:p>
              </table:table-cell>
              <table:table-cell office:value-type="float" office:value="-0.475">
                <text:p>-0.475</text:p>
              </table:table-cell>
              <table:table-cell office:value-type="float" office:value="-10.0585">
                <text:p>-10.05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.1632">
                <text:p>-1.1632</text:p>
              </table:table-cell>
              <table:table-cell office:value-type="float" office:value="-0.5298">
                <text:p>-0.5298</text:p>
              </table:table-cell>
              <table:table-cell office:value-type="float" office:value="-9.9814">
                <text:p>-9.98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.2363">
                <text:p>-1.2363</text:p>
              </table:table-cell>
              <table:table-cell office:value-type="float" office:value="-0.5988">
                <text:p>-0.5988</text:p>
              </table:table-cell>
              <table:table-cell office:value-type="float" office:value="-10.1296">
                <text:p>-10.12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.2058">
                <text:p>-1.2058</text:p>
              </table:table-cell>
              <table:table-cell office:value-type="float" office:value="-0.4892">
                <text:p>-0.4892</text:p>
              </table:table-cell>
              <table:table-cell office:value-type="float" office:value="-10.0727">
                <text:p>-10.07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.3032">
                <text:p>-1.3032</text:p>
              </table:table-cell>
              <table:table-cell office:value-type="float" office:value="-0.5501">
                <text:p>-0.5501</text:p>
              </table:table-cell>
              <table:table-cell office:value-type="float" office:value="-9.9327">
                <text:p>-9.93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2017">
                <text:p>-1.2017</text:p>
              </table:table-cell>
              <table:table-cell office:value-type="float" office:value="-0.5136">
                <text:p>-0.5136</text:p>
              </table:table-cell>
              <table:table-cell office:value-type="float" office:value="-10.0118">
                <text:p>-10.01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.1875">
                <text:p>-1.1875</text:p>
              </table:table-cell>
              <table:table-cell office:value-type="float" office:value="-0.473">
                <text:p>-0.473</text:p>
              </table:table-cell>
              <table:table-cell office:value-type="float" office:value="-10.0118">
                <text:p>-10.01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.2444">
                <text:p>-1.2444</text:p>
              </table:table-cell>
              <table:table-cell office:value-type="float" office:value="-0.4669">
                <text:p>-0.4669</text:p>
              </table:table-cell>
              <table:table-cell office:value-type="float" office:value="-10.0545">
                <text:p>-10.05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.22">
                <text:p>-1.22</text:p>
              </table:table-cell>
              <table:table-cell office:value-type="float" office:value="-0.5217">
                <text:p>-0.5217</text:p>
              </table:table-cell>
              <table:table-cell office:value-type="float" office:value="-10.0159">
                <text:p>-10.01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.2586">
                <text:p>-1.2586</text:p>
              </table:table-cell>
              <table:table-cell office:value-type="float" office:value="-0.5136">
                <text:p>-0.5136</text:p>
              </table:table-cell>
              <table:table-cell office:value-type="float" office:value="-10.0261">
                <text:p>-10.02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.2606">
                <text:p>-1.2606</text:p>
              </table:table-cell>
              <table:table-cell office:value-type="float" office:value="-0.4486">
                <text:p>-0.4486</text:p>
              </table:table-cell>
              <table:table-cell office:value-type="float" office:value="-10.0261">
                <text:p>-10.02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.2606">
                <text:p>-1.2606</text:p>
              </table:table-cell>
              <table:table-cell office:value-type="float" office:value="-0.4243">
                <text:p>-0.4243</text:p>
              </table:table-cell>
              <table:table-cell office:value-type="float" office:value="-10.0829">
                <text:p>-10.08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.2586">
                <text:p>-1.2586</text:p>
              </table:table-cell>
              <table:table-cell office:value-type="float" office:value="-0.4121">
                <text:p>-0.4121</text:p>
              </table:table-cell>
              <table:table-cell office:value-type="float" office:value="-10.1418">
                <text:p>-10.14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.2444">
                <text:p>-1.2444</text:p>
              </table:table-cell>
              <table:table-cell office:value-type="float" office:value="-0.4608">
                <text:p>-0.4608</text:p>
              </table:table-cell>
              <table:table-cell office:value-type="float" office:value="-9.9692">
                <text:p>-9.96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.2078">
                <text:p>-1.2078</text:p>
              </table:table-cell>
              <table:table-cell office:value-type="float" office:value="-0.5359">
                <text:p>-0.5359</text:p>
              </table:table-cell>
              <table:table-cell office:value-type="float" office:value="-10.0159">
                <text:p>-10.01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.2322">
                <text:p>-1.2322</text:p>
              </table:table-cell>
              <table:table-cell office:value-type="float" office:value="-0.4831">
                <text:p>-0.4831</text:p>
              </table:table-cell>
              <table:table-cell office:value-type="float" office:value="-9.9895">
                <text:p>-9.98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2911">
                <text:p>-1.2911</text:p>
              </table:table-cell>
              <table:table-cell office:value-type="float" office:value="-0.4385">
                <text:p>-0.4385</text:p>
              </table:table-cell>
              <table:table-cell office:value-type="float" office:value="-10.1194">
                <text:p>-10.11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2099">
                <text:p>-1.2099</text:p>
              </table:table-cell>
              <table:table-cell office:value-type="float" office:value="-0.473">
                <text:p>-0.473</text:p>
              </table:table-cell>
              <table:table-cell office:value-type="float" office:value="-10.0768">
                <text:p>-10.07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2829">
                <text:p>-1.2829</text:p>
              </table:table-cell>
              <table:table-cell office:value-type="float" office:value="-0.4791">
                <text:p>-0.4791</text:p>
              </table:table-cell>
              <table:table-cell office:value-type="float" office:value="-9.9692">
                <text:p>-9.96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3012">
                <text:p>-1.3012</text:p>
              </table:table-cell>
              <table:table-cell office:value-type="float" office:value="-0.4811">
                <text:p>-0.4811</text:p>
              </table:table-cell>
              <table:table-cell office:value-type="float" office:value="-10.0524">
                <text:p>-10.05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222">
                <text:p>-1.222</text:p>
              </table:table-cell>
              <table:table-cell office:value-type="float" office:value="-0.5197">
                <text:p>-0.5197</text:p>
              </table:table-cell>
              <table:table-cell office:value-type="float" office:value="-9.9652">
                <text:p>-9.96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.2363">
                <text:p>-1.2363</text:p>
              </table:table-cell>
              <table:table-cell office:value-type="float" office:value="-0.5461">
                <text:p>-0.5461</text:p>
              </table:table-cell>
              <table:table-cell office:value-type="float" office:value="-10.0585">
                <text:p>-10.05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1957">
                <text:p>-1.1957</text:p>
              </table:table-cell>
              <table:table-cell office:value-type="float" office:value="-0.4486">
                <text:p>-0.4486</text:p>
              </table:table-cell>
              <table:table-cell office:value-type="float" office:value="-10.0464">
                <text:p>-10.04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1855">
                <text:p>-1.1855</text:p>
              </table:table-cell>
              <table:table-cell office:value-type="float" office:value="-0.5379">
                <text:p>-0.5379</text:p>
              </table:table-cell>
              <table:table-cell office:value-type="float" office:value="-9.9428">
                <text:p>-9.94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2484">
                <text:p>-1.2484</text:p>
              </table:table-cell>
              <table:table-cell office:value-type="float" office:value="-0.5116">
                <text:p>-0.5116</text:p>
              </table:table-cell>
              <table:table-cell office:value-type="float" office:value="-10.1479">
                <text:p>-10.14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.287">
                <text:p>-1.287</text:p>
              </table:table-cell>
              <table:table-cell office:value-type="float" office:value="-0.4588">
                <text:p>-0.4588</text:p>
              </table:table-cell>
              <table:table-cell office:value-type="float" office:value="-10.0464">
                <text:p>-10.04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.2931">
                <text:p>-1.2931</text:p>
              </table:table-cell>
              <table:table-cell office:value-type="float" office:value="-0.5095">
                <text:p>-0.5095</text:p>
              </table:table-cell>
              <table:table-cell office:value-type="float" office:value="-10.0991">
                <text:p>-10.09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.2403">
                <text:p>-1.2403</text:p>
              </table:table-cell>
              <table:table-cell office:value-type="float" office:value="-0.4263">
                <text:p>-0.4263</text:p>
              </table:table-cell>
              <table:table-cell office:value-type="float" office:value="-10.1012">
                <text:p>-10.10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8242">
                <text:p>-0.8242</text:p>
              </table:table-cell>
              <table:table-cell office:value-type="float" office:value="-0.6618">
                <text:p>-0.6618</text:p>
              </table:table-cell>
              <table:table-cell office:value-type="float" office:value="-8.8304">
                <text:p>-8.83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4.7968">
                <text:p>-4.7968</text:p>
              </table:table-cell>
              <table:table-cell office:value-type="float" office:value="0.3573">
                <text:p>0.3573</text:p>
              </table:table-cell>
              <table:table-cell office:value-type="float" office:value="-12.0134">
                <text:p>-12.01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4.5918">
                <text:p>-4.5918</text:p>
              </table:table-cell>
              <table:table-cell office:value-type="float" office:value="-0.9581">
                <text:p>-0.9581</text:p>
              </table:table-cell>
              <table:table-cell office:value-type="float" office:value="-10.9822">
                <text:p>-10.98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7.3018">
                <text:p>-7.3018</text:p>
              </table:table-cell>
              <table:table-cell office:value-type="float" office:value="0.1177">
                <text:p>0.1177</text:p>
              </table:table-cell>
              <table:table-cell office:value-type="float" office:value="-9.139">
                <text:p>-9.1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6.2868">
                <text:p>-6.2868</text:p>
              </table:table-cell>
              <table:table-cell office:value-type="float" office:value="-0.4994">
                <text:p>-0.4994</text:p>
              </table:table-cell>
              <table:table-cell office:value-type="float" office:value="-5.6738">
                <text:p>-5.67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6.6908">
                <text:p>-6.6908</text:p>
              </table:table-cell>
              <table:table-cell office:value-type="float" office:value="-1.1754">
                <text:p>-1.1754</text:p>
              </table:table-cell>
              <table:table-cell office:value-type="float" office:value="-4.5492">
                <text:p>-4.54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.8838">
                <text:p>-1.8838</text:p>
              </table:table-cell>
              <table:table-cell office:value-type="float" office:value="-0.6841">
                <text:p>-0.6841</text:p>
              </table:table-cell>
              <table:table-cell office:value-type="float" office:value="-10.1052">
                <text:p>-10.10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.5671">
                <text:p>-1.5671</text:p>
              </table:table-cell>
              <table:table-cell office:value-type="float" office:value="-0.6577">
                <text:p>-0.6577</text:p>
              </table:table-cell>
              <table:table-cell office:value-type="float" office:value="-9.9712">
                <text:p>-9.97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.5956">
                <text:p>-1.5956</text:p>
              </table:table-cell>
              <table:table-cell office:value-type="float" office:value="-0.6516">
                <text:p>-0.6516</text:p>
              </table:table-cell>
              <table:table-cell office:value-type="float" office:value="-10.0118">
                <text:p>-10.01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.4717">
                <text:p>-1.4717</text:p>
              </table:table-cell>
              <table:table-cell office:value-type="float" office:value="-0.6882">
                <text:p>-0.6882</text:p>
              </table:table-cell>
              <table:table-cell office:value-type="float" office:value="-9.9672">
                <text:p>-9.96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.492">
                <text:p>-1.492</text:p>
              </table:table-cell>
              <table:table-cell office:value-type="float" office:value="-0.6658">
                <text:p>-0.6658</text:p>
              </table:table-cell>
              <table:table-cell office:value-type="float" office:value="-10.0321">
                <text:p>-10.03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.4433">
                <text:p>-1.4433</text:p>
              </table:table-cell>
              <table:table-cell office:value-type="float" office:value="-0.5826">
                <text:p>-0.5826</text:p>
              </table:table-cell>
              <table:table-cell office:value-type="float" office:value="-10.0667">
                <text:p>-10.06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.4088">
                <text:p>-1.4088</text:p>
              </table:table-cell>
              <table:table-cell office:value-type="float" office:value="-0.7714">
                <text:p>-0.7714</text:p>
              </table:table-cell>
              <table:table-cell office:value-type="float" office:value="-9.9611">
                <text:p>-9.96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.3479">
                <text:p>-1.3479</text:p>
              </table:table-cell>
              <table:table-cell office:value-type="float" office:value="-0.747">
                <text:p>-0.747</text:p>
              </table:table-cell>
              <table:table-cell office:value-type="float" office:value="-9.9753">
                <text:p>-9.97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.3337">
                <text:p>-1.3337</text:p>
              </table:table-cell>
              <table:table-cell office:value-type="float" office:value="-0.743">
                <text:p>-0.743</text:p>
              </table:table-cell>
              <table:table-cell office:value-type="float" office:value="-9.9956">
                <text:p>-9.99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.2728">
                <text:p>-1.2728</text:p>
              </table:table-cell>
              <table:table-cell office:value-type="float" office:value="-0.68">
                <text:p>-0.68</text:p>
              </table:table-cell>
              <table:table-cell office:value-type="float" office:value="-10.022">
                <text:p>-10.0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3438">
                <text:p>-1.3438</text:p>
              </table:table-cell>
              <table:table-cell office:value-type="float" office:value="-0.6516">
                <text:p>-0.6516</text:p>
              </table:table-cell>
              <table:table-cell office:value-type="float" office:value="-10.1742">
                <text:p>-10.17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.2829">
                <text:p>-1.2829</text:p>
              </table:table-cell>
              <table:table-cell office:value-type="float" office:value="-0.7247">
                <text:p>-0.7247</text:p>
              </table:table-cell>
              <table:table-cell office:value-type="float" office:value="-9.9692">
                <text:p>-9.96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.354">
                <text:p>-1.354</text:p>
              </table:table-cell>
              <table:table-cell office:value-type="float" office:value="-0.7227">
                <text:p>-0.7227</text:p>
              </table:table-cell>
              <table:table-cell office:value-type="float" office:value="-10.0443">
                <text:p>-10.04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3621">
                <text:p>-1.3621</text:p>
              </table:table-cell>
              <table:table-cell office:value-type="float" office:value="-0.7836">
                <text:p>-0.7836</text:p>
              </table:table-cell>
              <table:table-cell office:value-type="float" office:value="-10.0078">
                <text:p>-10.00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.2403">
                <text:p>-1.2403</text:p>
              </table:table-cell>
              <table:table-cell office:value-type="float" office:value="-0.6821">
                <text:p>-0.6821</text:p>
              </table:table-cell>
              <table:table-cell office:value-type="float" office:value="-9.9794">
                <text:p>-9.97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.3621">
                <text:p>-1.3621</text:p>
              </table:table-cell>
              <table:table-cell office:value-type="float" office:value="-0.7064">
                <text:p>-0.7064</text:p>
              </table:table-cell>
              <table:table-cell office:value-type="float" office:value="-10.0118">
                <text:p>-10.01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.2281">
                <text:p>-1.2281</text:p>
              </table:table-cell>
              <table:table-cell office:value-type="float" office:value="-0.7389">
                <text:p>-0.7389</text:p>
              </table:table-cell>
              <table:table-cell office:value-type="float" office:value="-10.0565">
                <text:p>-10.05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.2667">
                <text:p>-1.2667</text:p>
              </table:table-cell>
              <table:table-cell office:value-type="float" office:value="-0.743">
                <text:p>-0.743</text:p>
              </table:table-cell>
              <table:table-cell office:value-type="float" office:value="-10.0565">
                <text:p>-10.05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.3043">
                <text:p>-1.3043</text:p>
              </table:table-cell>
              <table:table-cell office:value-type="float" office:value="0.8331">
                <text:p>0.8331</text:p>
              </table:table-cell>
              <table:table-cell office:value-type="float" office:value="-9.7144">
                <text:p>-9.71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.3018">
                <text:p>-1.3018</text:p>
              </table:table-cell>
              <table:table-cell office:value-type="float" office:value="0.8331">
                <text:p>0.8331</text:p>
              </table:table-cell>
              <table:table-cell office:value-type="float" office:value="-9.7144">
                <text:p>-9.714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.3092">
                <text:p>-1.3092</text:p>
              </table:table-cell>
              <table:table-cell office:value-type="float" office:value="0.8356">
                <text:p>0.8356</text:p>
              </table:table-cell>
              <table:table-cell office:value-type="float" office:value="-9.7226">
                <text:p>-9.72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.3125">
                <text:p>-1.3125</text:p>
              </table:table-cell>
              <table:table-cell office:value-type="float" office:value="0.8364">
                <text:p>0.8364</text:p>
              </table:table-cell>
              <table:table-cell office:value-type="float" office:value="-9.7094">
                <text:p>-9.70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.2969">
                <text:p>-1.2969</text:p>
              </table:table-cell>
              <table:table-cell office:value-type="float" office:value="0.8397">
                <text:p>0.8397</text:p>
              </table:table-cell>
              <table:table-cell office:value-type="float" office:value="-9.7062">
                <text:p>-9.706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.3035">
                <text:p>-1.3035</text:p>
              </table:table-cell>
              <table:table-cell office:value-type="float" office:value="0.8413">
                <text:p>0.8413</text:p>
              </table:table-cell>
              <table:table-cell office:value-type="float" office:value="-9.6971">
                <text:p>-9.69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.3076">
                <text:p>-1.3076</text:p>
              </table:table-cell>
              <table:table-cell office:value-type="float" office:value="0.8463">
                <text:p>0.8463</text:p>
              </table:table-cell>
              <table:table-cell office:value-type="float" office:value="-9.7152">
                <text:p>-9.71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.2961">
                <text:p>-1.2961</text:p>
              </table:table-cell>
              <table:table-cell office:value-type="float" office:value="0.8372">
                <text:p>0.8372</text:p>
              </table:table-cell>
              <table:table-cell office:value-type="float" office:value="-9.7045">
                <text:p>-9.70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.301">
                <text:p>-1.301</text:p>
              </table:table-cell>
              <table:table-cell office:value-type="float" office:value="0.8225">
                <text:p>0.8225</text:p>
              </table:table-cell>
              <table:table-cell office:value-type="float" office:value="-9.6979">
                <text:p>-9.69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.3158">
                <text:p>-1.3158</text:p>
              </table:table-cell>
              <table:table-cell office:value-type="float" office:value="0.8216">
                <text:p>0.8216</text:p>
              </table:table-cell>
              <table:table-cell office:value-type="float" office:value="-9.7045">
                <text:p>-9.70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.2944">
                <text:p>-1.2944</text:p>
              </table:table-cell>
              <table:table-cell office:value-type="float" office:value="0.82">
                <text:p>0.82</text:p>
              </table:table-cell>
              <table:table-cell office:value-type="float" office:value="-9.6979">
                <text:p>-9.69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.3002">
                <text:p>-1.3002</text:p>
              </table:table-cell>
              <table:table-cell office:value-type="float" office:value="0.8216">
                <text:p>0.8216</text:p>
              </table:table-cell>
              <table:table-cell office:value-type="float" office:value="-9.7103">
                <text:p>-9.71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.3117">
                <text:p>-1.3117</text:p>
              </table:table-cell>
              <table:table-cell office:value-type="float" office:value="0.8381">
                <text:p>0.8381</text:p>
              </table:table-cell>
              <table:table-cell office:value-type="float" office:value="-9.7094">
                <text:p>-9.70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.3035">
                <text:p>-1.3035</text:p>
              </table:table-cell>
              <table:table-cell office:value-type="float" office:value="0.8315">
                <text:p>0.8315</text:p>
              </table:table-cell>
              <table:table-cell office:value-type="float" office:value="-9.7111">
                <text:p>-9.71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.3059">
                <text:p>-1.3059</text:p>
              </table:table-cell>
              <table:table-cell office:value-type="float" office:value="0.8126">
                <text:p>0.8126</text:p>
              </table:table-cell>
              <table:table-cell office:value-type="float" office:value="-9.7135">
                <text:p>-9.71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3059">
                <text:p>-1.3059</text:p>
              </table:table-cell>
              <table:table-cell office:value-type="float" office:value="0.8266">
                <text:p>0.8266</text:p>
              </table:table-cell>
              <table:table-cell office:value-type="float" office:value="-9.7037">
                <text:p>-9.70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.3059">
                <text:p>-1.3059</text:p>
              </table:table-cell>
              <table:table-cell office:value-type="float" office:value="0.8282">
                <text:p>0.8282</text:p>
              </table:table-cell>
              <table:table-cell office:value-type="float" office:value="-9.7127">
                <text:p>-9.71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.3026">
                <text:p>-1.3026</text:p>
              </table:table-cell>
              <table:table-cell office:value-type="float" office:value="0.8315">
                <text:p>0.8315</text:p>
              </table:table-cell>
              <table:table-cell office:value-type="float" office:value="-9.7103">
                <text:p>-9.71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.3002">
                <text:p>-1.3002</text:p>
              </table:table-cell>
              <table:table-cell office:value-type="float" office:value="0.8413">
                <text:p>0.8413</text:p>
              </table:table-cell>
              <table:table-cell office:value-type="float" office:value="-9.7062">
                <text:p>-9.706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.31">
                <text:p>-1.31</text:p>
              </table:table-cell>
              <table:table-cell office:value-type="float" office:value="0.8339">
                <text:p>0.8339</text:p>
              </table:table-cell>
              <table:table-cell office:value-type="float" office:value="-9.7144">
                <text:p>-9.71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.2985">
                <text:p>-1.2985</text:p>
              </table:table-cell>
              <table:table-cell office:value-type="float" office:value="0.8298">
                <text:p>0.8298</text:p>
              </table:table-cell>
              <table:table-cell office:value-type="float" office:value="-9.7127">
                <text:p>-9.712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.3067">
                <text:p>-1.3067</text:p>
              </table:table-cell>
              <table:table-cell office:value-type="float" office:value="0.8454">
                <text:p>0.8454</text:p>
              </table:table-cell>
              <table:table-cell office:value-type="float" office:value="-9.7053">
                <text:p>-9.70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.3035">
                <text:p>-1.3035</text:p>
              </table:table-cell>
              <table:table-cell office:value-type="float" office:value="0.8249">
                <text:p>0.8249</text:p>
              </table:table-cell>
              <table:table-cell office:value-type="float" office:value="-9.7119">
                <text:p>-9.711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.301">
                <text:p>-1.301</text:p>
              </table:table-cell>
              <table:table-cell office:value-type="float" office:value="0.8257">
                <text:p>0.8257</text:p>
              </table:table-cell>
              <table:table-cell office:value-type="float" office:value="-9.707">
                <text:p>-9.70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.3043">
                <text:p>-1.3043</text:p>
              </table:table-cell>
              <table:table-cell office:value-type="float" office:value="0.8339">
                <text:p>0.8339</text:p>
              </table:table-cell>
              <table:table-cell office:value-type="float" office:value="-9.707">
                <text:p>-9.7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.3084">
                <text:p>-1.3084</text:p>
              </table:table-cell>
              <table:table-cell office:value-type="float" office:value="0.8381">
                <text:p>0.8381</text:p>
              </table:table-cell>
              <table:table-cell office:value-type="float" office:value="-9.7144">
                <text:p>-9.71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.2969">
                <text:p>-1.2969</text:p>
              </table:table-cell>
              <table:table-cell office:value-type="float" office:value="0.8397">
                <text:p>0.8397</text:p>
              </table:table-cell>
              <table:table-cell office:value-type="float" office:value="-9.7012">
                <text:p>-9.70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.3035">
                <text:p>-1.3035</text:p>
              </table:table-cell>
              <table:table-cell office:value-type="float" office:value="0.8274">
                <text:p>0.8274</text:p>
              </table:table-cell>
              <table:table-cell office:value-type="float" office:value="-9.7168">
                <text:p>-9.716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3084">
                <text:p>-1.3084</text:p>
              </table:table-cell>
              <table:table-cell office:value-type="float" office:value="0.829">
                <text:p>0.829</text:p>
              </table:table-cell>
              <table:table-cell office:value-type="float" office:value="-9.7127">
                <text:p>-9.71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.3059">
                <text:p>-1.3059</text:p>
              </table:table-cell>
              <table:table-cell office:value-type="float" office:value="0.8323">
                <text:p>0.8323</text:p>
              </table:table-cell>
              <table:table-cell office:value-type="float" office:value="-9.7062">
                <text:p>-9.70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.3035">
                <text:p>-1.3035</text:p>
              </table:table-cell>
              <table:table-cell office:value-type="float" office:value="0.8339">
                <text:p>0.8339</text:p>
              </table:table-cell>
              <table:table-cell office:value-type="float" office:value="-9.7144">
                <text:p>-9.71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.2985">
                <text:p>-1.2985</text:p>
              </table:table-cell>
              <table:table-cell office:value-type="float" office:value="0.8479">
                <text:p>0.8479</text:p>
              </table:table-cell>
              <table:table-cell office:value-type="float" office:value="-9.7103">
                <text:p>-9.71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.3035">
                <text:p>-1.3035</text:p>
              </table:table-cell>
              <table:table-cell office:value-type="float" office:value="0.8487">
                <text:p>0.8487</text:p>
              </table:table-cell>
              <table:table-cell office:value-type="float" office:value="-9.7119">
                <text:p>-9.71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.2977">
                <text:p>-1.2977</text:p>
              </table:table-cell>
              <table:table-cell office:value-type="float" office:value="0.8438">
                <text:p>0.8438</text:p>
              </table:table-cell>
              <table:table-cell office:value-type="float" office:value="-9.7086">
                <text:p>-9.70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.3018">
                <text:p>-1.3018</text:p>
              </table:table-cell>
              <table:table-cell office:value-type="float" office:value="0.8479">
                <text:p>0.8479</text:p>
              </table:table-cell>
              <table:table-cell office:value-type="float" office:value="-9.7078">
                <text:p>-9.70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.301">
                <text:p>-1.301</text:p>
              </table:table-cell>
              <table:table-cell office:value-type="float" office:value="0.8274">
                <text:p>0.8274</text:p>
              </table:table-cell>
              <table:table-cell office:value-type="float" office:value="-9.7144">
                <text:p>-9.71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.3125">
                <text:p>-1.3125</text:p>
              </table:table-cell>
              <table:table-cell office:value-type="float" office:value="0.8298">
                <text:p>0.8298</text:p>
              </table:table-cell>
              <table:table-cell office:value-type="float" office:value="-9.7226">
                <text:p>-9.72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.301">
                <text:p>-1.301</text:p>
              </table:table-cell>
              <table:table-cell office:value-type="float" office:value="0.8274">
                <text:p>0.8274</text:p>
              </table:table-cell>
              <table:table-cell office:value-type="float" office:value="-9.7029">
                <text:p>-9.70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.3149">
                <text:p>-1.3149</text:p>
              </table:table-cell>
              <table:table-cell office:value-type="float" office:value="0.82">
                <text:p>0.82</text:p>
              </table:table-cell>
              <table:table-cell office:value-type="float" office:value="-9.7119">
                <text:p>-9.71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.3051">
                <text:p>-1.3051</text:p>
              </table:table-cell>
              <table:table-cell office:value-type="float" office:value="0.8167">
                <text:p>0.8167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.3018">
                <text:p>-1.3018</text:p>
              </table:table-cell>
              <table:table-cell office:value-type="float" office:value="0.8348">
                <text:p>0.8348</text:p>
              </table:table-cell>
              <table:table-cell office:value-type="float" office:value="-9.7086">
                <text:p>-9.70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.3043">
                <text:p>-1.3043</text:p>
              </table:table-cell>
              <table:table-cell office:value-type="float" office:value="0.8446">
                <text:p>0.8446</text:p>
              </table:table-cell>
              <table:table-cell office:value-type="float" office:value="-9.7176">
                <text:p>-9.717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.2944">
                <text:p>-1.2944</text:p>
              </table:table-cell>
              <table:table-cell office:value-type="float" office:value="0.8438">
                <text:p>0.8438</text:p>
              </table:table-cell>
              <table:table-cell office:value-type="float" office:value="-9.6988">
                <text:p>-9.69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.3051">
                <text:p>-1.3051</text:p>
              </table:table-cell>
              <table:table-cell office:value-type="float" office:value="0.8249">
                <text:p>0.8249</text:p>
              </table:table-cell>
              <table:table-cell office:value-type="float" office:value="-9.7111">
                <text:p>-9.711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.3092">
                <text:p>-1.3092</text:p>
              </table:table-cell>
              <table:table-cell office:value-type="float" office:value="0.8184">
                <text:p>0.8184</text:p>
              </table:table-cell>
              <table:table-cell office:value-type="float" office:value="-9.7193">
                <text:p>-9.719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.301">
                <text:p>-1.301</text:p>
              </table:table-cell>
              <table:table-cell office:value-type="float" office:value="0.8257">
                <text:p>0.8257</text:p>
              </table:table-cell>
              <table:table-cell office:value-type="float" office:value="-9.7094">
                <text:p>-9.70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.3067">
                <text:p>-1.3067</text:p>
              </table:table-cell>
              <table:table-cell office:value-type="float" office:value="0.8348">
                <text:p>0.8348</text:p>
              </table:table-cell>
              <table:table-cell office:value-type="float" office:value="-9.716">
                <text:p>-9.7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.3051">
                <text:p>-1.3051</text:p>
              </table:table-cell>
              <table:table-cell office:value-type="float" office:value="0.8446">
                <text:p>0.8446</text:p>
              </table:table-cell>
              <table:table-cell office:value-type="float" office:value="-9.7053">
                <text:p>-9.705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.301">
                <text:p>-1.301</text:p>
              </table:table-cell>
              <table:table-cell office:value-type="float" office:value="0.8315">
                <text:p>0.8315</text:p>
              </table:table-cell>
              <table:table-cell office:value-type="float" office:value="-9.7152">
                <text:p>-9.71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.3117">
                <text:p>-1.3117</text:p>
              </table:table-cell>
              <table:table-cell office:value-type="float" office:value="0.8225">
                <text:p>0.8225</text:p>
              </table:table-cell>
              <table:table-cell office:value-type="float" office:value="-9.7078">
                <text:p>-9.70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.3043">
                <text:p>-1.3043</text:p>
              </table:table-cell>
              <table:table-cell office:value-type="float" office:value="0.8356">
                <text:p>0.8356</text:p>
              </table:table-cell>
              <table:table-cell office:value-type="float" office:value="-9.7094">
                <text:p>-9.70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3043">
                <text:p>-1.3043</text:p>
              </table:table-cell>
              <table:table-cell office:value-type="float" office:value="0.8208">
                <text:p>0.8208</text:p>
              </table:table-cell>
              <table:table-cell office:value-type="float" office:value="-9.7193">
                <text:p>-9.719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31">
                <text:p>-1.31</text:p>
              </table:table-cell>
              <table:table-cell office:value-type="float" office:value="0.8184">
                <text:p>0.8184</text:p>
              </table:table-cell>
              <table:table-cell office:value-type="float" office:value="-9.716">
                <text:p>-9.7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.31">
                <text:p>-1.31</text:p>
              </table:table-cell>
              <table:table-cell office:value-type="float" office:value="0.8274">
                <text:p>0.8274</text:p>
              </table:table-cell>
              <table:table-cell office:value-type="float" office:value="-9.7094">
                <text:p>-9.70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.3018">
                <text:p>-1.3018</text:p>
              </table:table-cell>
              <table:table-cell office:value-type="float" office:value="0.829">
                <text:p>0.829</text:p>
              </table:table-cell>
              <table:table-cell office:value-type="float" office:value="-9.7094">
                <text:p>-9.709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.3026">
                <text:p>-1.3026</text:p>
              </table:table-cell>
              <table:table-cell office:value-type="float" office:value="0.8389">
                <text:p>0.8389</text:p>
              </table:table-cell>
              <table:table-cell office:value-type="float" office:value="-9.7119">
                <text:p>-9.71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.3076">
                <text:p>-1.3076</text:p>
              </table:table-cell>
              <table:table-cell office:value-type="float" office:value="0.8372">
                <text:p>0.8372</text:p>
              </table:table-cell>
              <table:table-cell office:value-type="float" office:value="-9.7094">
                <text:p>-9.70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.3076">
                <text:p>-1.3076</text:p>
              </table:table-cell>
              <table:table-cell office:value-type="float" office:value="0.8175">
                <text:p>0.8175</text:p>
              </table:table-cell>
              <table:table-cell office:value-type="float" office:value="-9.7242">
                <text:p>-9.724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.3067">
                <text:p>-1.3067</text:p>
              </table:table-cell>
              <table:table-cell office:value-type="float" office:value="0.8233">
                <text:p>0.8233</text:p>
              </table:table-cell>
              <table:table-cell office:value-type="float" office:value="-9.707">
                <text:p>-9.7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.3059">
                <text:p>-1.3059</text:p>
              </table:table-cell>
              <table:table-cell office:value-type="float" office:value="0.8397">
                <text:p>0.8397</text:p>
              </table:table-cell>
              <table:table-cell office:value-type="float" office:value="-9.7103">
                <text:p>-9.71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.2961">
                <text:p>-1.2961</text:p>
              </table:table-cell>
              <table:table-cell office:value-type="float" office:value="0.8487">
                <text:p>0.8487</text:p>
              </table:table-cell>
              <table:table-cell office:value-type="float" office:value="-9.7127">
                <text:p>-9.712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.2994">
                <text:p>-1.2994</text:p>
              </table:table-cell>
              <table:table-cell office:value-type="float" office:value="0.8438">
                <text:p>0.8438</text:p>
              </table:table-cell>
              <table:table-cell office:value-type="float" office:value="-9.7094">
                <text:p>-9.70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.3043">
                <text:p>-1.3043</text:p>
              </table:table-cell>
              <table:table-cell office:value-type="float" office:value="0.8323">
                <text:p>0.8323</text:p>
              </table:table-cell>
              <table:table-cell office:value-type="float" office:value="-9.7119">
                <text:p>-9.71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.3018">
                <text:p>-1.3018</text:p>
              </table:table-cell>
              <table:table-cell office:value-type="float" office:value="0.82">
                <text:p>0.82</text:p>
              </table:table-cell>
              <table:table-cell office:value-type="float" office:value="-9.7045">
                <text:p>-9.70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.3026">
                <text:p>-1.3026</text:p>
              </table:table-cell>
              <table:table-cell office:value-type="float" office:value="0.8339">
                <text:p>0.8339</text:p>
              </table:table-cell>
              <table:table-cell office:value-type="float" office:value="-9.7103">
                <text:p>-9.710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.3076">
                <text:p>-1.3076</text:p>
              </table:table-cell>
              <table:table-cell office:value-type="float" office:value="0.8315">
                <text:p>0.8315</text:p>
              </table:table-cell>
              <table:table-cell office:value-type="float" office:value="-9.7168">
                <text:p>-9.716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.3018">
                <text:p>-1.3018</text:p>
              </table:table-cell>
              <table:table-cell office:value-type="float" office:value="0.8315">
                <text:p>0.8315</text:p>
              </table:table-cell>
              <table:table-cell office:value-type="float" office:value="-9.7086">
                <text:p>-9.70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.3035">
                <text:p>-1.3035</text:p>
              </table:table-cell>
              <table:table-cell office:value-type="float" office:value="0.8298">
                <text:p>0.8298</text:p>
              </table:table-cell>
              <table:table-cell office:value-type="float" office:value="-9.7094">
                <text:p>-9.709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.3059">
                <text:p>-1.3059</text:p>
              </table:table-cell>
              <table:table-cell office:value-type="float" office:value="0.8315">
                <text:p>0.8315</text:p>
              </table:table-cell>
              <table:table-cell office:value-type="float" office:value="-9.7135">
                <text:p>-9.713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.3002">
                <text:p>-1.3002</text:p>
              </table:table-cell>
              <table:table-cell office:value-type="float" office:value="0.8331">
                <text:p>0.8331</text:p>
              </table:table-cell>
              <table:table-cell office:value-type="float" office:value="-9.7086">
                <text:p>-9.708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.3076">
                <text:p>-1.3076</text:p>
              </table:table-cell>
              <table:table-cell office:value-type="float" office:value="0.8323">
                <text:p>0.8323</text:p>
              </table:table-cell>
              <table:table-cell office:value-type="float" office:value="-9.7144">
                <text:p>-9.71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.3035">
                <text:p>-1.3035</text:p>
              </table:table-cell>
              <table:table-cell office:value-type="float" office:value="0.8348">
                <text:p>0.8348</text:p>
              </table:table-cell>
              <table:table-cell office:value-type="float" office:value="-9.7103">
                <text:p>-9.71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.3067">
                <text:p>-1.3067</text:p>
              </table:table-cell>
              <table:table-cell office:value-type="float" office:value="0.8348">
                <text:p>0.8348</text:p>
              </table:table-cell>
              <table:table-cell office:value-type="float" office:value="-9.7127">
                <text:p>-9.712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.3067">
                <text:p>-1.3067</text:p>
              </table:table-cell>
              <table:table-cell office:value-type="float" office:value="0.8339">
                <text:p>0.8339</text:p>
              </table:table-cell>
              <table:table-cell office:value-type="float" office:value="-9.7168">
                <text:p>-9.716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2643">
                <text:p>-0.2643</text:p>
              </table:table-cell>
              <table:table-cell office:value-type="float" office:value="0.3759">
                <text:p>0.3759</text:p>
              </table:table-cell>
              <table:table-cell office:value-type="float" office:value="-9.9762">
                <text:p>-9.976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2.6012">
                <text:p>-2.6012</text:p>
              </table:table-cell>
              <table:table-cell office:value-type="float" office:value="0.4276">
                <text:p>0.4276</text:p>
              </table:table-cell>
              <table:table-cell office:value-type="float" office:value="-9.4394">
                <text:p>-9.439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3.3777">
                <text:p>-3.3777</text:p>
              </table:table-cell>
              <table:table-cell office:value-type="float" office:value="0.8947">
                <text:p>0.8947</text:p>
              </table:table-cell>
              <table:table-cell office:value-type="float" office:value="-11.5448">
                <text:p>-11.544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2.9311">
                <text:p>-2.9311</text:p>
              </table:table-cell>
              <table:table-cell office:value-type="float" office:value="0.5475">
                <text:p>0.5475</text:p>
              </table:table-cell>
              <table:table-cell office:value-type="float" office:value="-9.3721">
                <text:p>-9.37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2.776">
                <text:p>-2.776</text:p>
              </table:table-cell>
              <table:table-cell office:value-type="float" office:value="0.527">
                <text:p>0.527</text:p>
              </table:table-cell>
              <table:table-cell office:value-type="float" office:value="-7.6147">
                <text:p>-7.614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2.7809">
                <text:p>-2.7809</text:p>
              </table:table-cell>
              <table:table-cell office:value-type="float" office:value="-0.44">
                <text:p>-0.44</text:p>
              </table:table-cell>
              <table:table-cell office:value-type="float" office:value="-6.5206">
                <text:p>-6.52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3.0543">
                <text:p>-3.0543</text:p>
              </table:table-cell>
              <table:table-cell office:value-type="float" office:value="0.188">
                <text:p>0.188</text:p>
              </table:table-cell>
              <table:table-cell office:value-type="float" office:value="-8.4544">
                <text:p>-8.45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3.596">
                <text:p>-3.596</text:p>
              </table:table-cell>
              <table:table-cell office:value-type="float" office:value="0.0804">
                <text:p>0.0804</text:p>
              </table:table-cell>
              <table:table-cell office:value-type="float" office:value="-10.7699">
                <text:p>-10.76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2.3787">
                <text:p>-2.3787</text:p>
              </table:table-cell>
              <table:table-cell office:value-type="float" office:value="-0.1092">
                <text:p>-0.1092</text:p>
              </table:table-cell>
              <table:table-cell office:value-type="float" office:value="-11.0876">
                <text:p>-11.087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9563">
                <text:p>-0.9563</text:p>
              </table:table-cell>
              <table:table-cell office:value-type="float" office:value="-0.2405">
                <text:p>-0.2405</text:p>
              </table:table-cell>
              <table:table-cell office:value-type="float" office:value="-9.7078">
                <text:p>-9.707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3874">
                <text:p>-0.3874</text:p>
              </table:table-cell>
              <table:table-cell office:value-type="float" office:value="-0.1765">
                <text:p>-0.1765</text:p>
              </table:table-cell>
              <table:table-cell office:value-type="float" office:value="-8.5168">
                <text:p>-8.516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96">
                <text:p>0.096</text:p>
              </table:table-cell>
              <table:table-cell office:value-type="float" office:value="-0.3973">
                <text:p>-0.3973</text:p>
              </table:table-cell>
              <table:table-cell office:value-type="float" office:value="-8.5143">
                <text:p>-8.51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6665">
                <text:p>0.6665</text:p>
              </table:table-cell>
              <table:table-cell office:value-type="float" office:value="-0.6493">
                <text:p>-0.6493</text:p>
              </table:table-cell>
              <table:table-cell office:value-type="float" office:value="-8.9806">
                <text:p>-8.98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0958">
                <text:p>1.0958</text:p>
              </table:table-cell>
              <table:table-cell office:value-type="float" office:value="0.5081">
                <text:p>0.5081</text:p>
              </table:table-cell>
              <table:table-cell office:value-type="float" office:value="-9.6569">
                <text:p>-9.656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5571">
                <text:p>1.5571</text:p>
              </table:table-cell>
              <table:table-cell office:value-type="float" office:value="-0.0566">
                <text:p>-0.0566</text:p>
              </table:table-cell>
              <table:table-cell office:value-type="float" office:value="-10.1084">
                <text:p>-10.10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7139">
                <text:p>1.7139</text:p>
              </table:table-cell>
              <table:table-cell office:value-type="float" office:value="-0.3735">
                <text:p>-0.3735</text:p>
              </table:table-cell>
              <table:table-cell office:value-type="float" office:value="-9.9918">
                <text:p>-9.991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6597">
                <text:p>1.6597</text:p>
              </table:table-cell>
              <table:table-cell office:value-type="float" office:value="-0.5828">
                <text:p>-0.5828</text:p>
              </table:table-cell>
              <table:table-cell office:value-type="float" office:value="-8.6407">
                <text:p>-8.640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1079">
                <text:p>2.1079</text:p>
              </table:table-cell>
              <table:table-cell office:value-type="float" office:value="-0.7625">
                <text:p>-0.7625</text:p>
              </table:table-cell>
              <table:table-cell office:value-type="float" office:value="-7.9455">
                <text:p>-7.94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9576">
                <text:p>1.9576</text:p>
              </table:table-cell>
              <table:table-cell office:value-type="float" office:value="0.1371">
                <text:p>0.1371</text:p>
              </table:table-cell>
              <table:table-cell office:value-type="float" office:value="-10.2881">
                <text:p>-10.288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5505">
                <text:p>1.5505</text:p>
              </table:table-cell>
              <table:table-cell office:value-type="float" office:value="0.2471">
                <text:p>0.2471</text:p>
              </table:table-cell>
              <table:table-cell office:value-type="float" office:value="-9.6512">
                <text:p>-9.651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1771">
                <text:p>1.1771</text:p>
              </table:table-cell>
              <table:table-cell office:value-type="float" office:value="0.096">
                <text:p>0.096</text:p>
              </table:table-cell>
              <table:table-cell office:value-type="float" office:value="-11.3223">
                <text:p>-11.322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2247">
                <text:p>1.2247</text:p>
              </table:table-cell>
              <table:table-cell office:value-type="float" office:value="-0.4424">
                <text:p>-0.4424</text:p>
              </table:table-cell>
              <table:table-cell office:value-type="float" office:value="-9.2834">
                <text:p>-9.283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5259">
                <text:p>1.5259</text:p>
              </table:table-cell>
              <table:table-cell office:value-type="float" office:value="-0.4334">
                <text:p>-0.4334</text:p>
              </table:table-cell>
              <table:table-cell office:value-type="float" office:value="-8.282">
                <text:p>-8.28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828">
                <text:p>1.828</text:p>
              </table:table-cell>
              <table:table-cell office:value-type="float" office:value="-0.6082">
                <text:p>-0.6082</text:p>
              </table:table-cell>
              <table:table-cell office:value-type="float" office:value="-8.9329">
                <text:p>-8.932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1161">
                <text:p>2.1161</text:p>
              </table:table-cell>
              <table:table-cell office:value-type="float" office:value="-0.3956">
                <text:p>-0.3956</text:p>
              </table:table-cell>
              <table:table-cell office:value-type="float" office:value="-10.8487">
                <text:p>-10.848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8633">
                <text:p>1.8633</text:p>
              </table:table-cell>
              <table:table-cell office:value-type="float" office:value="-0.6805">
                <text:p>-0.6805</text:p>
              </table:table-cell>
              <table:table-cell office:value-type="float" office:value="-10.1272">
                <text:p>-10.127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9691">
                <text:p>1.9691</text:p>
              </table:table-cell>
              <table:table-cell office:value-type="float" office:value="-0.2947">
                <text:p>-0.2947</text:p>
              </table:table-cell>
              <table:table-cell office:value-type="float" office:value="-10.2011">
                <text:p>-10.20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.1571">
                <text:p>2.1571</text:p>
              </table:table-cell>
              <table:table-cell office:value-type="float" office:value="-0.4982">
                <text:p>-0.4982</text:p>
              </table:table-cell>
              <table:table-cell office:value-type="float" office:value="-8.1039">
                <text:p>-8.10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1817">
                <text:p>2.1817</text:p>
              </table:table-cell>
              <table:table-cell office:value-type="float" office:value="-0.3382">
                <text:p>-0.3382</text:p>
              </table:table-cell>
              <table:table-cell office:value-type="float" office:value="-8.0974">
                <text:p>-8.097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8042">
                <text:p>1.8042</text:p>
              </table:table-cell>
              <table:table-cell office:value-type="float" office:value="-0.7634">
                <text:p>-0.7634</text:p>
              </table:table-cell>
              <table:table-cell office:value-type="float" office:value="-9.5469">
                <text:p>-9.546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4635">
                <text:p>1.4635</text:p>
              </table:table-cell>
              <table:table-cell office:value-type="float" office:value="-0.3259">
                <text:p>-0.3259</text:p>
              </table:table-cell>
              <table:table-cell office:value-type="float" office:value="-10.1502">
                <text:p>-10.150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1007">
                <text:p>1.1007</text:p>
              </table:table-cell>
              <table:table-cell office:value-type="float" office:value="-0.4941">
                <text:p>-0.4941</text:p>
              </table:table-cell>
              <table:table-cell office:value-type="float" office:value="-10.3874">
                <text:p>-10.387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3.6173">
                <text:p>-3.6173</text:p>
              </table:table-cell>
              <table:table-cell office:value-type="float" office:value="0.0074">
                <text:p>0.0074</text:p>
              </table:table-cell>
              <table:table-cell office:value-type="float" office:value="-8.1482">
                <text:p>-8.148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4.5473">
                <text:p>-4.5473</text:p>
              </table:table-cell>
              <table:table-cell office:value-type="float" office:value="-0.3792">
                <text:p>-0.3792</text:p>
              </table:table-cell>
              <table:table-cell office:value-type="float" office:value="-7.7247">
                <text:p>-7.724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5.7547">
                <text:p>-5.7547</text:p>
              </table:table-cell>
              <table:table-cell office:value-type="float" office:value="-0.0468">
                <text:p>-0.0468</text:p>
              </table:table-cell>
              <table:table-cell office:value-type="float" office:value="-9.3237">
                <text:p>-9.323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5.6579">
                <text:p>-5.6579</text:p>
              </table:table-cell>
              <table:table-cell office:value-type="float" office:value="-0.2733">
                <text:p>-0.2733</text:p>
              </table:table-cell>
              <table:table-cell office:value-type="float" office:value="-8.7105">
                <text:p>-8.710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2.295">
                <text:p>-2.295</text:p>
              </table:table-cell>
              <table:table-cell office:value-type="float" office:value="0.1716">
                <text:p>0.1716</text:p>
              </table:table-cell>
              <table:table-cell office:value-type="float" office:value="-9.8859">
                <text:p>-9.885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.2723">
                <text:p>-1.2723</text:p>
              </table:table-cell>
              <table:table-cell office:value-type="float" office:value="-0.0123">
                <text:p>-0.0123</text:p>
              </table:table-cell>
              <table:table-cell office:value-type="float" office:value="-9.7521">
                <text:p>-9.752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168">
                <text:p>0.3168</text:p>
              </table:table-cell>
              <table:table-cell office:value-type="float" office:value="-0.1264">
                <text:p>-0.1264</text:p>
              </table:table-cell>
              <table:table-cell office:value-type="float" office:value="-11.5899">
                <text:p>-11.58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072">
                <text:p>1.072</text:p>
              </table:table-cell>
              <table:table-cell office:value-type="float" office:value="-0.9776">
                <text:p>-0.9776</text:p>
              </table:table-cell>
              <table:table-cell office:value-type="float" office:value="-8.2311">
                <text:p>-8.231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2.1349">
                <text:p>-2.1349</text:p>
              </table:table-cell>
              <table:table-cell office:value-type="float" office:value="-0.9078">
                <text:p>-0.9078</text:p>
              </table:table-cell>
              <table:table-cell office:value-type="float" office:value="-8.722">
                <text:p>-8.72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2.6947">
                <text:p>-2.6947</text:p>
              </table:table-cell>
              <table:table-cell office:value-type="float" office:value="-0.9349">
                <text:p>-0.9349</text:p>
              </table:table-cell>
              <table:table-cell office:value-type="float" office:value="-6.7561">
                <text:p>-6.756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4.132">
                <text:p>-4.132</text:p>
              </table:table-cell>
              <table:table-cell office:value-type="float" office:value="-0.4802">
                <text:p>-0.4802</text:p>
              </table:table-cell>
              <table:table-cell office:value-type="float" office:value="-8.1909">
                <text:p>-8.19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5.8491">
                <text:p>-5.8491</text:p>
              </table:table-cell>
              <table:table-cell office:value-type="float" office:value="0.2906">
                <text:p>0.2906</text:p>
              </table:table-cell>
              <table:table-cell office:value-type="float" office:value="-9.2514">
                <text:p>-9.25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.3937">
                <text:p>-1.3937</text:p>
              </table:table-cell>
              <table:table-cell office:value-type="float" office:value="0.2947">
                <text:p>0.2947</text:p>
              </table:table-cell>
              <table:table-cell office:value-type="float" office:value="-9.7423">
                <text:p>-9.742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.3814">
                <text:p>-1.3814</text:p>
              </table:table-cell>
              <table:table-cell office:value-type="float" office:value="0.3735">
                <text:p>0.3735</text:p>
              </table:table-cell>
              <table:table-cell office:value-type="float" office:value="-9.73">
                <text:p>-9.7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.3782">
                <text:p>-1.3782</text:p>
              </table:table-cell>
              <table:table-cell office:value-type="float" office:value="0.426">
                <text:p>0.426</text:p>
              </table:table-cell>
              <table:table-cell office:value-type="float" office:value="-9.7259">
                <text:p>-9.725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.3765">
                <text:p>-1.3765</text:p>
              </table:table-cell>
              <table:table-cell office:value-type="float" office:value="0.4383">
                <text:p>0.4383</text:p>
              </table:table-cell>
              <table:table-cell office:value-type="float" office:value="-9.7185">
                <text:p>-9.718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.3683">
                <text:p>-1.3683</text:p>
              </table:table-cell>
              <table:table-cell office:value-type="float" office:value="0.4769">
                <text:p>0.4769</text:p>
              </table:table-cell>
              <table:table-cell office:value-type="float" office:value="-9.7283">
                <text:p>-9.728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.3699">
                <text:p>-1.3699</text:p>
              </table:table-cell>
              <table:table-cell office:value-type="float" office:value="0.4785">
                <text:p>0.4785</text:p>
              </table:table-cell>
              <table:table-cell office:value-type="float" office:value="-9.725">
                <text:p>-9.7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.3691">
                <text:p>-1.3691</text:p>
              </table:table-cell>
              <table:table-cell office:value-type="float" office:value="0.4818">
                <text:p>0.4818</text:p>
              </table:table-cell>
              <table:table-cell office:value-type="float" office:value="-9.7218">
                <text:p>-9.721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.3691">
                <text:p>-1.3691</text:p>
              </table:table-cell>
              <table:table-cell office:value-type="float" office:value="0.4826">
                <text:p>0.4826</text:p>
              </table:table-cell>
              <table:table-cell office:value-type="float" office:value="-9.73">
                <text:p>-9.7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.3626">
                <text:p>-1.3626</text:p>
              </table:table-cell>
              <table:table-cell office:value-type="float" office:value="0.5064">
                <text:p>0.5064</text:p>
              </table:table-cell>
              <table:table-cell office:value-type="float" office:value="-9.7242">
                <text:p>-9.724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.3658">
                <text:p>-1.3658</text:p>
              </table:table-cell>
              <table:table-cell office:value-type="float" office:value="0.5073">
                <text:p>0.5073</text:p>
              </table:table-cell>
              <table:table-cell office:value-type="float" office:value="-9.7259">
                <text:p>-9.725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.3626">
                <text:p>-1.3626</text:p>
              </table:table-cell>
              <table:table-cell office:value-type="float" office:value="0.5073">
                <text:p>0.5073</text:p>
              </table:table-cell>
              <table:table-cell office:value-type="float" office:value="-9.7275">
                <text:p>-9.72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.3609">
                <text:p>-1.3609</text:p>
              </table:table-cell>
              <table:table-cell office:value-type="float" office:value="0.5064">
                <text:p>0.5064</text:p>
              </table:table-cell>
              <table:table-cell office:value-type="float" office:value="-9.7259">
                <text:p>-9.725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.3585">
                <text:p>-1.3585</text:p>
              </table:table-cell>
              <table:table-cell office:value-type="float" office:value="0.5376">
                <text:p>0.5376</text:p>
              </table:table-cell>
              <table:table-cell office:value-type="float" office:value="-9.7242">
                <text:p>-9.724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3585">
                <text:p>-1.3585</text:p>
              </table:table-cell>
              <table:table-cell office:value-type="float" office:value="0.5565">
                <text:p>0.5565</text:p>
              </table:table-cell>
              <table:table-cell office:value-type="float" office:value="-9.7259">
                <text:p>-9.725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3494">
                <text:p>-1.3494</text:p>
              </table:table-cell>
              <table:table-cell office:value-type="float" office:value="0.5655">
                <text:p>0.5655</text:p>
              </table:table-cell>
              <table:table-cell office:value-type="float" office:value="-9.7242">
                <text:p>-9.724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.3461">
                <text:p>-1.3461</text:p>
              </table:table-cell>
              <table:table-cell office:value-type="float" office:value="0.5836">
                <text:p>0.5836</text:p>
              </table:table-cell>
              <table:table-cell office:value-type="float" office:value="-9.7209">
                <text:p>-9.72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.3486">
                <text:p>-1.3486</text:p>
              </table:table-cell>
              <table:table-cell office:value-type="float" office:value="0.5869">
                <text:p>0.5869</text:p>
              </table:table-cell>
              <table:table-cell office:value-type="float" office:value="-9.725">
                <text:p>-9.7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1407">
                <text:p>2.1407</text:p>
              </table:table-cell>
              <table:table-cell office:value-type="float" office:value="0.559">
                <text:p>0.559</text:p>
              </table:table-cell>
              <table:table-cell office:value-type="float" office:value="-11.5965">
                <text:p>-11.596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8797">
                <text:p>1.8797</text:p>
              </table:table-cell>
              <table:table-cell office:value-type="float" office:value="1.0096">
                <text:p>1.0096</text:p>
              </table:table-cell>
              <table:table-cell office:value-type="float" office:value="-10.8701">
                <text:p>-10.87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018">
                <text:p>0.7018</text:p>
              </table:table-cell>
              <table:table-cell office:value-type="float" office:value="1.7804">
                <text:p>1.7804</text:p>
              </table:table-cell>
              <table:table-cell office:value-type="float" office:value="-10.3012">
                <text:p>-10.30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5976">
                <text:p>0.5976</text:p>
              </table:table-cell>
              <table:table-cell office:value-type="float" office:value="1.901">
                <text:p>1.901</text:p>
              </table:table-cell>
              <table:table-cell office:value-type="float" office:value="-7.4908">
                <text:p>-7.49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.4963">
                <text:p>-1.4963</text:p>
              </table:table-cell>
              <table:table-cell office:value-type="float" office:value="0.394">
                <text:p>0.394</text:p>
              </table:table-cell>
              <table:table-cell office:value-type="float" office:value="-11.1689">
                <text:p>-11.168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817">
                <text:p>0.3817</text:p>
              </table:table-cell>
              <table:table-cell office:value-type="float" office:value="2.2507">
                <text:p>2.2507</text:p>
              </table:table-cell>
              <table:table-cell office:value-type="float" office:value="-8.1721">
                <text:p>-8.17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8509">
                <text:p>1.8509</text:p>
              </table:table-cell>
              <table:table-cell office:value-type="float" office:value="0.8824">
                <text:p>0.8824</text:p>
              </table:table-cell>
              <table:table-cell office:value-type="float" office:value="-9.8063">
                <text:p>-9.80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213">
                <text:p>0.0213</text:p>
              </table:table-cell>
              <table:table-cell office:value-type="float" office:value="0.7625">
                <text:p>0.7625</text:p>
              </table:table-cell>
              <table:table-cell office:value-type="float" office:value="-11.86">
                <text:p>-11.8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346">
                <text:p>0.1346</text:p>
              </table:table-cell>
              <table:table-cell office:value-type="float" office:value="2.2146">
                <text:p>2.2146</text:p>
              </table:table-cell>
              <table:table-cell office:value-type="float" office:value="-7.8454">
                <text:p>-7.845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.3248">
                <text:p>-1.3248</text:p>
              </table:table-cell>
              <table:table-cell office:value-type="float" office:value="0.6443">
                <text:p>0.6443</text:p>
              </table:table-cell>
              <table:table-cell office:value-type="float" office:value="-9.7324">
                <text:p>-9.73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.3256">
                <text:p>-1.3256</text:p>
              </table:table-cell>
              <table:table-cell office:value-type="float" office:value="0.6624">
                <text:p>0.6624</text:p>
              </table:table-cell>
              <table:table-cell office:value-type="float" office:value="-9.7094">
                <text:p>-9.709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.3289">
                <text:p>-1.3289</text:p>
              </table:table-cell>
              <table:table-cell office:value-type="float" office:value="0.6468">
                <text:p>0.6468</text:p>
              </table:table-cell>
              <table:table-cell office:value-type="float" office:value="-9.7234">
                <text:p>-9.723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.3289">
                <text:p>-1.3289</text:p>
              </table:table-cell>
              <table:table-cell office:value-type="float" office:value="0.6419">
                <text:p>0.6419</text:p>
              </table:table-cell>
              <table:table-cell office:value-type="float" office:value="-9.7176">
                <text:p>-9.71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.3297">
                <text:p>-1.3297</text:p>
              </table:table-cell>
              <table:table-cell office:value-type="float" office:value="0.6386">
                <text:p>0.6386</text:p>
              </table:table-cell>
              <table:table-cell office:value-type="float" office:value="-9.7226">
                <text:p>-9.722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.3264">
                <text:p>-1.3264</text:p>
              </table:table-cell>
              <table:table-cell office:value-type="float" office:value="0.637">
                <text:p>0.637</text:p>
              </table:table-cell>
              <table:table-cell office:value-type="float" office:value="-9.7234">
                <text:p>-9.723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.324">
                <text:p>-1.324</text:p>
              </table:table-cell>
              <table:table-cell office:value-type="float" office:value="0.6411">
                <text:p>0.6411</text:p>
              </table:table-cell>
              <table:table-cell office:value-type="float" office:value="-9.7127">
                <text:p>-9.712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.333">
                <text:p>-1.333</text:p>
              </table:table-cell>
              <table:table-cell office:value-type="float" office:value="0.5992">
                <text:p>0.5992</text:p>
              </table:table-cell>
              <table:table-cell office:value-type="float" office:value="-9.73">
                <text:p>-9.7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.3076">
                <text:p>-1.3076</text:p>
              </table:table-cell>
              <table:table-cell office:value-type="float" office:value="0.6197">
                <text:p>0.6197</text:p>
              </table:table-cell>
              <table:table-cell office:value-type="float" office:value="-9.7406">
                <text:p>-9.740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.3108">
                <text:p>-1.3108</text:p>
              </table:table-cell>
              <table:table-cell office:value-type="float" office:value="0.6345">
                <text:p>0.6345</text:p>
              </table:table-cell>
              <table:table-cell office:value-type="float" office:value="-9.7324">
                <text:p>-9.73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.3035">
                <text:p>-1.3035</text:p>
              </table:table-cell>
              <table:table-cell office:value-type="float" office:value="0.6197">
                <text:p>0.6197</text:p>
              </table:table-cell>
              <table:table-cell office:value-type="float" office:value="-9.6988">
                <text:p>-9.69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.3182">
                <text:p>-1.3182</text:p>
              </table:table-cell>
              <table:table-cell office:value-type="float" office:value="0.6082">
                <text:p>0.6082</text:p>
              </table:table-cell>
              <table:table-cell office:value-type="float" office:value="-9.7365">
                <text:p>-9.736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.3035">
                <text:p>-1.3035</text:p>
              </table:table-cell>
              <table:table-cell office:value-type="float" office:value="0.6443">
                <text:p>0.6443</text:p>
              </table:table-cell>
              <table:table-cell office:value-type="float" office:value="-9.7185">
                <text:p>-9.718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.3059">
                <text:p>-1.3059</text:p>
              </table:table-cell>
              <table:table-cell office:value-type="float" office:value="0.6484">
                <text:p>0.6484</text:p>
              </table:table-cell>
              <table:table-cell office:value-type="float" office:value="-9.73">
                <text:p>-9.7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.3149">
                <text:p>-1.3149</text:p>
              </table:table-cell>
              <table:table-cell office:value-type="float" office:value="0.6378">
                <text:p>0.6378</text:p>
              </table:table-cell>
              <table:table-cell office:value-type="float" office:value="-9.73">
                <text:p>-9.7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.3207">
                <text:p>-1.3207</text:p>
              </table:table-cell>
              <table:table-cell office:value-type="float" office:value="0.6214">
                <text:p>0.6214</text:p>
              </table:table-cell>
              <table:table-cell office:value-type="float" office:value="-9.725">
                <text:p>-9.7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.3059">
                <text:p>-1.3059</text:p>
              </table:table-cell>
              <table:table-cell office:value-type="float" office:value="0.6271">
                <text:p>0.6271</text:p>
              </table:table-cell>
              <table:table-cell office:value-type="float" office:value="-9.7398">
                <text:p>-9.739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.3199">
                <text:p>-1.3199</text:p>
              </table:table-cell>
              <table:table-cell office:value-type="float" office:value="0.5984">
                <text:p>0.5984</text:p>
              </table:table-cell>
              <table:table-cell office:value-type="float" office:value="-9.7464">
                <text:p>-9.746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.3051">
                <text:p>-1.3051</text:p>
              </table:table-cell>
              <table:table-cell office:value-type="float" office:value="0.6082">
                <text:p>0.6082</text:p>
              </table:table-cell>
              <table:table-cell office:value-type="float" office:value="-9.7004">
                <text:p>-9.70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.3215">
                <text:p>-1.3215</text:p>
              </table:table-cell>
              <table:table-cell office:value-type="float" office:value="0.5984">
                <text:p>0.5984</text:p>
              </table:table-cell>
              <table:table-cell office:value-type="float" office:value="-9.7357">
                <text:p>-9.735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.3264">
                <text:p>-1.3264</text:p>
              </table:table-cell>
              <table:table-cell office:value-type="float" office:value="0.6066">
                <text:p>0.6066</text:p>
              </table:table-cell>
              <table:table-cell office:value-type="float" office:value="-9.7529">
                <text:p>-9.752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.3141">
                <text:p>-1.3141</text:p>
              </table:table-cell>
              <table:table-cell office:value-type="float" office:value="0.5967">
                <text:p>0.5967</text:p>
              </table:table-cell>
              <table:table-cell office:value-type="float" office:value="-9.7176">
                <text:p>-9.717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.3125">
                <text:p>-1.3125</text:p>
              </table:table-cell>
              <table:table-cell office:value-type="float" office:value="0.6017">
                <text:p>0.6017</text:p>
              </table:table-cell>
              <table:table-cell office:value-type="float" office:value="-9.7406">
                <text:p>-9.740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.3059">
                <text:p>-1.3059</text:p>
              </table:table-cell>
              <table:table-cell office:value-type="float" office:value="0.6263">
                <text:p>0.6263</text:p>
              </table:table-cell>
              <table:table-cell office:value-type="float" office:value="-9.7226">
                <text:p>-9.722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.3149">
                <text:p>-1.3149</text:p>
              </table:table-cell>
              <table:table-cell office:value-type="float" office:value="0.6132">
                <text:p>0.6132</text:p>
              </table:table-cell>
              <table:table-cell office:value-type="float" office:value="-9.7308">
                <text:p>-9.730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.3117">
                <text:p>-1.3117</text:p>
              </table:table-cell>
              <table:table-cell office:value-type="float" office:value="0.6255">
                <text:p>0.6255</text:p>
              </table:table-cell>
              <table:table-cell office:value-type="float" office:value="-9.7209">
                <text:p>-9.720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.3149">
                <text:p>-1.3149</text:p>
              </table:table-cell>
              <table:table-cell office:value-type="float" office:value="0.6263">
                <text:p>0.6263</text:p>
              </table:table-cell>
              <table:table-cell office:value-type="float" office:value="-9.7218">
                <text:p>-9.721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.3117">
                <text:p>-1.3117</text:p>
              </table:table-cell>
              <table:table-cell office:value-type="float" office:value="0.6181">
                <text:p>0.6181</text:p>
              </table:table-cell>
              <table:table-cell office:value-type="float" office:value="-9.7275">
                <text:p>-9.72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.3051">
                <text:p>-1.3051</text:p>
              </table:table-cell>
              <table:table-cell office:value-type="float" office:value="0.623">
                <text:p>0.623</text:p>
              </table:table-cell>
              <table:table-cell office:value-type="float" office:value="-9.7201">
                <text:p>-9.720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.3149">
                <text:p>-1.3149</text:p>
              </table:table-cell>
              <table:table-cell office:value-type="float" office:value="0.6148">
                <text:p>0.6148</text:p>
              </table:table-cell>
              <table:table-cell office:value-type="float" office:value="-9.7324">
                <text:p>-9.732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.3133">
                <text:p>-1.3133</text:p>
              </table:table-cell>
              <table:table-cell office:value-type="float" office:value="0.614">
                <text:p>0.614</text:p>
              </table:table-cell>
              <table:table-cell office:value-type="float" office:value="-9.7316">
                <text:p>-9.73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.3059">
                <text:p>-1.3059</text:p>
              </table:table-cell>
              <table:table-cell office:value-type="float" office:value="0.6189">
                <text:p>0.6189</text:p>
              </table:table-cell>
              <table:table-cell office:value-type="float" office:value="-9.7218">
                <text:p>-9.721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.3117">
                <text:p>-1.3117</text:p>
              </table:table-cell>
              <table:table-cell office:value-type="float" office:value="0.6214">
                <text:p>0.6214</text:p>
              </table:table-cell>
              <table:table-cell office:value-type="float" office:value="-9.7242">
                <text:p>-9.724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.3141">
                <text:p>-1.3141</text:p>
              </table:table-cell>
              <table:table-cell office:value-type="float" office:value="0.6181">
                <text:p>0.6181</text:p>
              </table:table-cell>
              <table:table-cell office:value-type="float" office:value="-9.73">
                <text:p>-9.7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.3059">
                <text:p>-1.3059</text:p>
              </table:table-cell>
              <table:table-cell office:value-type="float" office:value="0.6197">
                <text:p>0.6197</text:p>
              </table:table-cell>
              <table:table-cell office:value-type="float" office:value="-9.7209">
                <text:p>-9.720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.3117">
                <text:p>-1.3117</text:p>
              </table:table-cell>
              <table:table-cell office:value-type="float" office:value="0.6156">
                <text:p>0.6156</text:p>
              </table:table-cell>
              <table:table-cell office:value-type="float" office:value="-9.73">
                <text:p>-9.7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.3108">
                <text:p>-1.3108</text:p>
              </table:table-cell>
              <table:table-cell office:value-type="float" office:value="0.6214">
                <text:p>0.6214</text:p>
              </table:table-cell>
              <table:table-cell office:value-type="float" office:value="-9.725">
                <text:p>-9.7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.3117">
                <text:p>-1.3117</text:p>
              </table:table-cell>
              <table:table-cell office:value-type="float" office:value="0.6181">
                <text:p>0.6181</text:p>
              </table:table-cell>
              <table:table-cell office:value-type="float" office:value="-9.7267">
                <text:p>-9.72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.3133">
                <text:p>-1.3133</text:p>
              </table:table-cell>
              <table:table-cell office:value-type="float" office:value="0.6156">
                <text:p>0.6156</text:p>
              </table:table-cell>
              <table:table-cell office:value-type="float" office:value="-9.73">
                <text:p>-9.7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.3092">
                <text:p>-1.3092</text:p>
              </table:table-cell>
              <table:table-cell office:value-type="float" office:value="0.623">
                <text:p>0.623</text:p>
              </table:table-cell>
              <table:table-cell office:value-type="float" office:value="-9.7201">
                <text:p>-9.72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.3158">
                <text:p>-1.3158</text:p>
              </table:table-cell>
              <table:table-cell office:value-type="float" office:value="0.6214">
                <text:p>0.6214</text:p>
              </table:table-cell>
              <table:table-cell office:value-type="float" office:value="-9.7316">
                <text:p>-9.731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.3092">
                <text:p>-1.3092</text:p>
              </table:table-cell>
              <table:table-cell office:value-type="float" office:value="0.6214">
                <text:p>0.6214</text:p>
              </table:table-cell>
              <table:table-cell office:value-type="float" office:value="-9.7234">
                <text:p>-9.723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.31">
                <text:p>-1.31</text:p>
              </table:table-cell>
              <table:table-cell office:value-type="float" office:value="0.6214">
                <text:p>0.6214</text:p>
              </table:table-cell>
              <table:table-cell office:value-type="float" office:value="-9.7267">
                <text:p>-9.726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.3149">
                <text:p>-1.3149</text:p>
              </table:table-cell>
              <table:table-cell office:value-type="float" office:value="0.6238">
                <text:p>0.6238</text:p>
              </table:table-cell>
              <table:table-cell office:value-type="float" office:value="-9.7308">
                <text:p>-9.730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.31">
                <text:p>-1.31</text:p>
              </table:table-cell>
              <table:table-cell office:value-type="float" office:value="0.6197">
                <text:p>0.6197</text:p>
              </table:table-cell>
              <table:table-cell office:value-type="float" office:value="-9.7209">
                <text:p>-9.720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.3092">
                <text:p>-1.3092</text:p>
              </table:table-cell>
              <table:table-cell office:value-type="float" office:value="0.6214">
                <text:p>0.6214</text:p>
              </table:table-cell>
              <table:table-cell office:value-type="float" office:value="-9.7209">
                <text:p>-9.720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1.3108">
                <text:p>-1.3108</text:p>
              </table:table-cell>
              <table:table-cell office:value-type="float" office:value="0.6205">
                <text:p>0.6205</text:p>
              </table:table-cell>
              <table:table-cell office:value-type="float" office:value="-9.7291">
                <text:p>-9.729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.3084">
                <text:p>-1.3084</text:p>
              </table:table-cell>
              <table:table-cell office:value-type="float" office:value="0.6246">
                <text:p>0.6246</text:p>
              </table:table-cell>
              <table:table-cell office:value-type="float" office:value="-9.7267">
                <text:p>-9.726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1.3108">
                <text:p>-1.3108</text:p>
              </table:table-cell>
              <table:table-cell office:value-type="float" office:value="0.6205">
                <text:p>0.6205</text:p>
              </table:table-cell>
              <table:table-cell office:value-type="float" office:value="-9.7291">
                <text:p>-9.729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.3133">
                <text:p>-1.3133</text:p>
              </table:table-cell>
              <table:table-cell office:value-type="float" office:value="0.623">
                <text:p>0.623</text:p>
              </table:table-cell>
              <table:table-cell office:value-type="float" office:value="-9.7267">
                <text:p>-9.72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.31">
                <text:p>-1.31</text:p>
              </table:table-cell>
              <table:table-cell office:value-type="float" office:value="0.6197">
                <text:p>0.6197</text:p>
              </table:table-cell>
              <table:table-cell office:value-type="float" office:value="-9.7201">
                <text:p>-9.72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.3108">
                <text:p>-1.3108</text:p>
              </table:table-cell>
              <table:table-cell office:value-type="float" office:value="0.6197">
                <text:p>0.6197</text:p>
              </table:table-cell>
              <table:table-cell office:value-type="float" office:value="-9.7308">
                <text:p>-9.730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1.3084">
                <text:p>-1.3084</text:p>
              </table:table-cell>
              <table:table-cell office:value-type="float" office:value="0.6222">
                <text:p>0.6222</text:p>
              </table:table-cell>
              <table:table-cell office:value-type="float" office:value="-9.7201">
                <text:p>-9.720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1.3108">
                <text:p>-1.3108</text:p>
              </table:table-cell>
              <table:table-cell office:value-type="float" office:value="0.6214">
                <text:p>0.6214</text:p>
              </table:table-cell>
              <table:table-cell office:value-type="float" office:value="-9.7283">
                <text:p>-9.728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1.3108">
                <text:p>-1.3108</text:p>
              </table:table-cell>
              <table:table-cell office:value-type="float" office:value="0.6197">
                <text:p>0.6197</text:p>
              </table:table-cell>
              <table:table-cell office:value-type="float" office:value="-9.7234">
                <text:p>-9.723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1.31">
                <text:p>-1.31</text:p>
              </table:table-cell>
              <table:table-cell office:value-type="float" office:value="0.6197">
                <text:p>0.6197</text:p>
              </table:table-cell>
              <table:table-cell office:value-type="float" office:value="-9.7201">
                <text:p>-9.720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.3117">
                <text:p>-1.3117</text:p>
              </table:table-cell>
              <table:table-cell office:value-type="float" office:value="0.6205">
                <text:p>0.6205</text:p>
              </table:table-cell>
              <table:table-cell office:value-type="float" office:value="-9.7259">
                <text:p>-9.725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.3117">
                <text:p>-1.3117</text:p>
              </table:table-cell>
              <table:table-cell office:value-type="float" office:value="0.6197">
                <text:p>0.6197</text:p>
              </table:table-cell>
              <table:table-cell office:value-type="float" office:value="-9.7234">
                <text:p>-9.723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.3092">
                <text:p>-1.3092</text:p>
              </table:table-cell>
              <table:table-cell office:value-type="float" office:value="0.6181">
                <text:p>0.6181</text:p>
              </table:table-cell>
              <table:table-cell office:value-type="float" office:value="-9.7226">
                <text:p>-9.722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.3084">
                <text:p>-1.3084</text:p>
              </table:table-cell>
              <table:table-cell office:value-type="float" office:value="0.6181">
                <text:p>0.6181</text:p>
              </table:table-cell>
              <table:table-cell office:value-type="float" office:value="-9.7226">
                <text:p>-9.72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